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7.891cm" fo:break-before="auto" fo:break-after="auto" table:align="margins" fo:keep-with-next="auto" style:may-break-between-rows="true" table:border-model="collapsing"/>
    </style:style>
    <style:style style:name="Table113.A" style:family="table-column">
      <style:table-column-properties style:column-width="2.898cm" style:rel-column-width="10615*"/>
    </style:style>
    <style:style style:name="Table113.B" style:family="table-column">
      <style:table-column-properties style:column-width="14.993cm" style:rel-column-width="54920*"/>
    </style:style>
    <style:style style:name="Table113.1" style:family="table-row">
      <style:table-row-properties fo:keep-together="always"/>
    </style:style>
    <style:style style:name="Table1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3.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text-properties officeooo:rsid="002b60a2" officeooo:paragraph-rsid="002b60a2"/>
    </style:style>
    <style:style style:name="P3" style:family="paragraph" style:parent-style-name="Text_20_body">
      <style:paragraph-properties fo:margin-top="0cm" fo:margin-bottom="0cm" loext:contextual-spacing="false" fo:text-align="start" style:justify-single-word="false"/>
    </style:style>
    <style:style style:name="P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3">
      <style:paragraph-properties fo:text-align="start" style:justify-single-word="false"/>
      <style:text-properties fo:font-weight="bold"/>
    </style:style>
    <style:style style:name="P6" style:family="paragraph" style:parent-style-name="Heading_20_3">
      <style:paragraph-properties fo:text-align="start" style:justify-single-word="false"/>
    </style:style>
    <style:style style:name="P7" style:family="paragraph" style:parent-style-name="Heading_20_3">
      <style:paragraph-properties fo:text-align="start" style:justify-single-word="false"/>
      <style:text-properties officeooo:paragraph-rsid="00114c5d"/>
    </style:style>
    <style:style style:name="P8" style:family="paragraph" style:parent-style-name="Heading_20_3">
      <style:paragraph-properties fo:text-align="start" style:justify-single-word="false"/>
      <style:text-properties officeooo:paragraph-rsid="002dca26"/>
    </style:style>
    <style:style style:name="P9" style:family="paragraph" style:parent-style-name="Heading_20_3">
      <style:paragraph-properties fo:text-align="start" style:justify-single-word="false"/>
      <style:text-properties officeooo:paragraph-rsid="002f0c65"/>
    </style:style>
    <style:style style:name="P10" style:family="paragraph" style:parent-style-name="Heading_20_3">
      <style:paragraph-properties fo:text-align="start" style:justify-single-word="false"/>
      <style:text-properties officeooo:paragraph-rsid="003629b1"/>
    </style:style>
    <style:style style:name="P11" style:family="paragraph" style:parent-style-name="Heading_20_3">
      <style:paragraph-properties fo:text-align="start" style:justify-single-word="false"/>
      <style:text-properties officeooo:paragraph-rsid="00419186"/>
    </style:style>
    <style:style style:name="P12" style:family="paragraph" style:parent-style-name="Heading_20_3">
      <style:paragraph-properties fo:text-align="start" style:justify-single-word="false"/>
      <style:text-properties officeooo:paragraph-rsid="004a6eb7"/>
    </style:style>
    <style:style style:name="P13" style:family="paragraph" style:parent-style-name="Heading_20_3">
      <style:paragraph-properties fo:text-align="start" style:justify-single-word="false"/>
      <style:text-properties officeooo:paragraph-rsid="005177a4"/>
    </style:style>
    <style:style style:name="P14" style:family="paragraph" style:parent-style-name="Heading_20_3">
      <style:paragraph-properties fo:text-align="start" style:justify-single-word="false"/>
      <style:text-properties officeooo:paragraph-rsid="00534b5d"/>
    </style:style>
    <style:style style:name="P15" style:family="paragraph" style:parent-style-name="Heading_20_3">
      <style:paragraph-properties fo:text-align="start" style:justify-single-word="false"/>
      <style:text-properties officeooo:rsid="000f35bb" officeooo:paragraph-rsid="000f35bb"/>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fo:font-weight="bold"/>
    </style:style>
    <style:style style:name="P19"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71" style:family="paragraph" style:parent-style-name="Table_20_Contents">
      <style:text-properties officeooo:rsid="004d2a79" officeooo:paragraph-rsid="004d2a79"/>
    </style:style>
    <style:style style:name="P72" style:family="paragraph" style:parent-style-name="Heading_20_2">
      <style:paragraph-properties fo:text-align="start" style:justify-single-word="false"/>
    </style:style>
    <style:style style:name="P73" style:family="paragraph" style:parent-style-name="Preformatted_20_Text">
      <style:paragraph-properties fo:text-align="center" style:justify-single-word="false"/>
    </style:style>
    <style:style style:name="P74" style:family="paragraph" style:parent-style-name="Preformatted_20_Text">
      <style:paragraph-properties fo:text-align="start" style:justify-single-word="false"/>
    </style:style>
    <style:style style:name="P75"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84ca1"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556a7" officeooo:paragraph-rsid="005556a7"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84ca1" officeooo:paragraph-rsid="00584ca1"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Preformatted_20_Text">
      <style:paragraph-properties fo:margin-left="1.058cm" fo:margin-right="0cm" fo:text-align="start" style:justify-single-word="false" fo:text-indent="0cm" style:auto-text-indent="false"/>
    </style:style>
    <style:style style:name="P102"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103" style:family="paragraph" style:parent-style-name="Table_20_Heading">
      <style:paragraph-properties fo:text-align="end" style:justify-single-word="false"/>
      <style:text-properties fo:font-weight="bold"/>
    </style:style>
    <style:style style:name="P104" style:family="paragraph" style:parent-style-name="Table_20_Heading">
      <style:paragraph-properties fo:text-align="end" style:justify-single-word="false"/>
      <style:text-properties fo:font-weight="bold" officeooo:rsid="004d2a79" officeooo:paragraph-rsid="004d2a79"/>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start" style:justify-single-word="false"/>
    </style:style>
    <style:style style:name="P107"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Heading_20_4">
      <style:paragraph-properties fo:text-align="start" style:justify-single-word="false"/>
    </style:style>
    <style:style style:name="P115" style:family="paragraph" style:parent-style-name="sample">
      <style:text-properties officeooo:paragraph-rsid="003b1816"/>
    </style:style>
    <style:style style:name="P116" style:family="paragraph" style:parent-style-name="sample">
      <style:text-properties officeooo:rsid="003b1816" officeooo:paragraph-rsid="003b1816"/>
    </style:style>
    <style:style style:name="P117" style:family="paragraph" style:parent-style-name="sample">
      <style:text-properties officeooo:rsid="003b1816" officeooo:paragraph-rsid="003c67e7"/>
    </style:style>
    <style:style style:name="P118" style:family="paragraph" style:parent-style-name="sample">
      <style:text-properties officeooo:rsid="003c67e7" officeooo:paragraph-rsid="003c67e7"/>
    </style:style>
    <style:style style:name="P119" style:family="paragraph" style:parent-style-name="sample">
      <style:text-properties officeooo:rsid="003fd026" officeooo:paragraph-rsid="003fd026"/>
    </style:style>
    <style:style style:name="P120" style:family="paragraph" style:parent-style-name="sample">
      <style:text-properties officeooo:rsid="003a930b" officeooo:paragraph-rsid="003a930b"/>
    </style:style>
    <style:style style:name="P121" style:family="paragraph" style:parent-style-name="sample">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sample">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23" style:family="paragraph" style:parent-style-name="Footnote">
      <style:text-properties officeooo:rsid="00579fa3" officeooo:paragraph-rsid="00579fa3"/>
    </style:style>
    <style:style style:name="P124" style:family="paragraph" style:list-style-name="L5"/>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60385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b429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361e" officeooo:paragraph-rsid="0063361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Preformatted_20_Text">
      <style:paragraph-properties fo:text-align="start" style:justify-single-word="false"/>
      <style:text-properties officeooo:paragraph-rsid="005b5fb5"/>
    </style:style>
    <style:style style:name="P156" style:family="paragraph" style:parent-style-name="Preformatted_20_Text">
      <style:paragraph-properties fo:text-align="start" style:justify-single-word="false"/>
      <style:text-properties officeooo:paragraph-rsid="005da16f"/>
    </style:style>
    <style:style style:name="P15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ebe23"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603855" officeooo:paragraph-rsid="00603855"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Preformatted_20_Text">
      <style:paragraph-properties fo:margin-left="1.058cm" fo:margin-right="0cm" fo:text-align="start" style:justify-single-word="false" fo:text-indent="0cm" style:auto-text-indent="false"/>
      <style:text-properties officeooo:paragraph-rsid="005da16f"/>
    </style:style>
    <style:style style:name="P160" style:family="paragraph" style:parent-style-name="Preformatted_20_Text">
      <style:paragraph-properties fo:margin-left="1.058cm" fo:margin-right="0cm" fo:text-align="start" style:justify-single-word="false" fo:text-indent="0cm" style:auto-text-indent="false"/>
      <style:text-properties officeooo:paragraph-rsid="005e8d40"/>
    </style:style>
    <style:style style:name="P161" style:family="paragraph" style:parent-style-name="Preformatted_20_Text">
      <style:paragraph-properties fo:margin-left="1.058cm" fo:margin-right="0cm" fo:text-align="start" style:justify-single-word="false" fo:text-indent="0cm" style:auto-text-indent="false"/>
      <style:text-properties officeooo:paragraph-rsid="005ebe23"/>
    </style:style>
    <style:style style:name="P162" style:family="paragraph" style:parent-style-name="Heading_20_1" style:master-page-name="Standard">
      <style:paragraph-properties fo:text-align="center" style:justify-single-word="false" style:page-number="auto"/>
      <style:text-properties fo:font-weight="bold"/>
    </style:style>
    <style:style style:name="P163" style:family="paragraph" style:parent-style-name="Heading_20_3">
      <style:paragraph-properties fo:text-align="start" style:justify-single-word="false"/>
      <style:text-properties officeooo:paragraph-rsid="005da16f"/>
    </style:style>
    <style:style style:name="P164" style:family="paragraph" style:parent-style-name="Heading_20_3">
      <style:paragraph-properties fo:text-align="start" style:justify-single-word="false"/>
      <style:text-properties officeooo:paragraph-rsid="003629b1"/>
    </style:style>
    <style:style style:name="P165" style:family="paragraph" style:parent-style-name="Heading_20_3">
      <style:paragraph-properties fo:text-align="start" style:justify-single-word="false"/>
      <style:text-properties officeooo:rsid="005ebe23" officeooo:paragraph-rsid="005ebe23"/>
    </style:style>
    <style:style style:name="P166"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ebe23"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Heading_20_4">
      <style:paragraph-properties fo:text-align="start" style:justify-single-word="false"/>
      <style:text-properties officeooo:paragraph-rsid="005c0cdb"/>
    </style:style>
    <style:style style:name="P168" style:family="paragraph" style:parent-style-name="Text_20_body" style:list-style-name="L1">
      <style:paragraph-properties fo:text-align="start" style:justify-single-word="false"/>
    </style:style>
    <style:style style:name="P169" style:family="paragraph" style:parent-style-name="Text_20_body" style:list-style-name="L2">
      <style:paragraph-properties fo:text-align="start" style:justify-single-word="false"/>
    </style:style>
    <style:style style:name="P170" style:family="paragraph" style:parent-style-name="Text_20_body" style:list-style-name="L3">
      <style:paragraph-properties fo:text-align="start" style:justify-single-word="false"/>
    </style:style>
    <style:style style:name="P171" style:family="paragraph" style:parent-style-name="Text_20_body" style:list-style-name="L4">
      <style:paragraph-properties fo:text-align="start" style:justify-single-word="false"/>
    </style:style>
    <style:style style:name="P172" style:family="paragraph" style:parent-style-name="Text_20_body" style:list-style-name="L5">
      <style:paragraph-properties fo:text-align="start" style:justify-single-word="false"/>
    </style:style>
    <style:style style:name="P173" style:family="paragraph" style:parent-style-name="Text_20_body" style:list-style-name="L17">
      <style:paragraph-properties fo:text-align="start" style:justify-single-word="false"/>
      <style:text-properties officeooo:paragraph-rsid="005b5fb5"/>
    </style:style>
    <style:style style:name="P174" style:family="paragraph" style:parent-style-name="Text_20_body">
      <style:paragraph-properties fo:text-align="start" style:justify-single-word="false"/>
      <style:text-properties officeooo:paragraph-rsid="005c0cdb"/>
    </style:style>
    <style:style style:name="P175" style:family="paragraph" style:parent-style-name="Text_20_body" style:list-style-name="L17">
      <style:paragraph-properties fo:text-align="start" style:justify-single-word="false"/>
      <style:text-properties officeooo:rsid="005b5fb5" officeooo:paragraph-rsid="005c0cdb"/>
    </style:style>
    <style:style style:name="P176" style:family="paragraph" style:parent-style-name="Text_20_body">
      <style:paragraph-properties fo:text-align="start" style:justify-single-word="false"/>
      <style:text-properties officeooo:rsid="005da16f" officeooo:paragraph-rsid="005da16f"/>
    </style:style>
    <style:style style:name="P177" style:family="paragraph" style:parent-style-name="Text_20_body">
      <style:paragraph-properties fo:text-align="start" style:justify-single-word="false"/>
      <style:text-properties officeooo:rsid="005e8d40" officeooo:paragraph-rsid="005e8d40"/>
    </style:style>
    <style:style style:name="P178" style:family="paragraph" style:parent-style-name="Text_20_body" style:list-style-name="L1">
      <style:paragraph-properties fo:margin-top="0cm" fo:margin-bottom="0cm" loext:contextual-spacing="false" fo:text-align="start" style:justify-single-word="false"/>
    </style:style>
    <style:style style:name="P179" style:family="paragraph" style:parent-style-name="Text_20_body" style:list-style-name="L3">
      <style:paragraph-properties fo:margin-top="0cm" fo:margin-bottom="0cm" loext:contextual-spacing="false" fo:text-align="start" style:justify-single-word="false"/>
    </style:style>
    <style:style style:name="P180" style:family="paragraph" style:parent-style-name="Text_20_body" style:list-style-name="L5">
      <style:paragraph-properties fo:margin-top="0cm" fo:margin-bottom="0cm" loext:contextual-spacing="false" fo:text-align="start" style:justify-single-word="false"/>
    </style:style>
    <style:style style:name="P181" style:family="paragraph" style:parent-style-name="Text_20_body" style:list-style-name="L5">
      <style:paragraph-properties fo:margin-top="0cm" fo:margin-bottom="0cm" loext:contextual-spacing="false" fo:text-align="start" style:justify-single-word="false"/>
      <style:text-properties officeooo:paragraph-rsid="00419186"/>
    </style:style>
    <style:style style:name="P182"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183" style:family="paragraph" style:parent-style-name="Text_20_body" style:list-style-name="L5">
      <style:paragraph-properties fo:margin-top="0cm" fo:margin-bottom="0cm" loext:contextual-spacing="false" fo:text-align="start" style:justify-single-word="false"/>
      <style:text-properties officeooo:rsid="00114c70" officeooo:paragraph-rsid="00419186"/>
    </style:style>
    <style:style style:name="P184"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185" style:family="paragraph" style:parent-style-name="Text_20_body" style:list-style-name="L5">
      <style:paragraph-properties fo:margin-top="0cm" fo:margin-bottom="0cm" loext:contextual-spacing="false" fo:text-align="start" style:justify-single-word="false"/>
      <style:text-properties officeooo:rsid="00304279" officeooo:paragraph-rsid="00304279"/>
    </style:style>
    <style:style style:name="P186"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style:font-name="monospace" officeooo:rsid="005c0cdb"/>
    </style:style>
    <style:style style:name="T14" style:family="text">
      <style:text-properties fo:font-style="italic"/>
    </style:style>
    <style:style style:name="T15" style:family="text">
      <style:text-properties style:text-underline-style="solid" style:text-underline-width="auto" style:text-underline-color="font-color"/>
    </style:style>
    <style:style style:name="T16" style:family="text">
      <style:text-properties officeooo:rsid="0003fc68"/>
    </style:style>
    <style:style style:name="T17" style:family="text">
      <style:text-properties officeooo:rsid="00091e5f"/>
    </style:style>
    <style:style style:name="T18" style:family="text">
      <style:text-properties officeooo:rsid="000a10f6"/>
    </style:style>
    <style:style style:name="T19" style:family="text">
      <style:text-properties officeooo:rsid="000e8640"/>
    </style:style>
    <style:style style:name="T20" style:family="text">
      <style:text-properties officeooo:rsid="00114c5d"/>
    </style:style>
    <style:style style:name="T21" style:family="text">
      <style:text-properties officeooo:rsid="00114c70"/>
    </style:style>
    <style:style style:name="T22" style:family="text">
      <style:text-properties officeooo:rsid="00141aef"/>
    </style:style>
    <style:style style:name="T23" style:family="text">
      <style:text-properties officeooo:rsid="0016ea83"/>
    </style:style>
    <style:style style:name="T24" style:family="text">
      <style:text-properties officeooo:rsid="001732ed"/>
    </style:style>
    <style:style style:name="T25" style:family="text">
      <style:text-properties officeooo:rsid="002bdbc9"/>
    </style:style>
    <style:style style:name="T26" style:family="text">
      <style:text-properties officeooo:rsid="002dca26"/>
    </style:style>
    <style:style style:name="T27" style:family="text">
      <style:text-properties officeooo:rsid="002f0c65"/>
    </style:style>
    <style:style style:name="T28" style:family="text">
      <style:text-properties officeooo:rsid="003629b1"/>
    </style:style>
    <style:style style:name="T29" style:family="text">
      <style:text-properties officeooo:rsid="00373e67"/>
    </style:style>
    <style:style style:name="T30" style:family="text">
      <style:text-properties officeooo:rsid="0037ba1e"/>
    </style:style>
    <style:style style:name="T31" style:family="text">
      <style:text-properties officeooo:rsid="003b1816"/>
    </style:style>
    <style:style style:name="T32" style:family="text">
      <style:text-properties officeooo:rsid="003c67e7"/>
    </style:style>
    <style:style style:name="T33" style:family="text">
      <style:text-properties officeooo:rsid="00419186"/>
    </style:style>
    <style:style style:name="T34" style:family="text">
      <style:text-properties officeooo:rsid="00437c3a"/>
    </style:style>
    <style:style style:name="T35" style:family="text">
      <style:text-properties officeooo:rsid="0046330f"/>
    </style:style>
    <style:style style:name="T36" style:family="text">
      <style:text-properties officeooo:rsid="0047e371"/>
    </style:style>
    <style:style style:name="T37" style:family="text">
      <style:text-properties officeooo:rsid="004a6eb7"/>
    </style:style>
    <style:style style:name="T38" style:family="text">
      <style:text-properties officeooo:rsid="004d2a79"/>
    </style:style>
    <style:style style:name="T39" style:family="text">
      <style:text-properties officeooo:rsid="004ee386"/>
    </style:style>
    <style:style style:name="T40" style:family="text">
      <style:text-properties officeooo:rsid="00501388"/>
    </style:style>
    <style:style style:name="T41" style:family="text">
      <style:text-properties officeooo:rsid="005177a4"/>
    </style:style>
    <style:style style:name="T42" style:family="text">
      <style:text-properties officeooo:rsid="00534b5d"/>
    </style:style>
    <style:style style:name="T43" style:family="text">
      <style:text-properties officeooo:rsid="00543239"/>
    </style:style>
    <style:style style:name="T44" style:family="text">
      <style:text-properties officeooo:rsid="00584ca1"/>
    </style:style>
    <style:style style:name="T45" style:family="text">
      <style:text-properties officeooo:rsid="005b4297"/>
    </style:style>
    <style:style style:name="T46" style:family="text">
      <style:text-properties fo:color="#cccccc" style:font-name="Consolas" fo:font-size="12pt" style:font-size-asian="12pt" fo:background-color="#0c0c0c"/>
    </style:style>
    <style:style style:name="T47" style:family="text">
      <style:text-properties officeooo:rsid="005b5fb5"/>
    </style:style>
    <style:style style:name="T48" style:family="text">
      <style:text-properties officeooo:rsid="005c0cdb"/>
    </style:style>
    <style:style style:name="T49" style:family="text">
      <style:text-properties officeooo:rsid="005ccc8a"/>
    </style:style>
    <style:style style:name="T50" style:family="text">
      <style:text-properties officeooo:rsid="005da16f"/>
    </style:style>
    <style:style style:name="T51" style:family="text">
      <style:text-properties officeooo:rsid="005e8d40"/>
    </style:style>
    <style:style style:name="T52" style:family="text">
      <style:text-properties officeooo:rsid="005ebe23"/>
    </style:style>
    <style:style style:name="T53" style:family="text">
      <style:text-properties officeooo:rsid="0060385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FTL User's Guide</text:p>
      <text:h text:style-name="P72" text:outline-level="2">Introduction</text:h>
      <text:h text:style-name="P5" text:outline-level="3">Version</text:h>
      <text:p text:style-name="P1">This guide applies to the FTL run-time library with version 1.<text:span text:style-name="T45">23</text:span>. </text:p>
      <text:h text:style-name="P6" text:outline-level="3">Command File Syntax</text:h>
      <text:p text:style-name="P1">Command lines are extracted from a command file after </text:p>
      <text:list xml:id="list1499032430" text:style-name="L1">
        <text:list-item>
          <text:p text:style-name="P178">discard of commented-out lines (those beginning '<text:span text:style-name="T1">#</text:span>') </text:p>
        </text:list-item>
        <text:list-item>
          <text:p text:style-name="P178">concatenation of lines ending with an escape ('<text:span text:style-name="T1">\'</text:span>) </text:p>
        </text:list-item>
        <text:list-item>
          <text:p text:style-name="P168">expansion of textual substitutions introduced with an expansion escape ('<text:span text:style-name="T1">$</text:span>') </text:p>
        </text:list-item>
      </text:list>
      <text:p text:style-name="P1">The characters '#', '\' and '$' are not used as part of FTL expression syntax. </text:p>
      <text:h text:style-name="P6"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3942465235" text:style-name="L2">
        <text:list-item>
          <text:p text:style-name="P169">As a command - one of the initial elements on an interpreted command line </text:p>
        </text:list-item>
      </text:list>
      <text:list xml:id="list2424273168" text:style-name="L3">
        <text:list-item>
          <text:list>
            <text:list-item>
              <text:p text:style-name="P179">When a <text:span text:style-name="T14">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179">When a <text:span text:style-name="T14">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179"><text:soft-page-break/>When an <text:span text:style-name="T14">environment</text:span> name is used as the first element in the line that environment is pushed on to the environment stack and the rest of the line is reparsed as a command in that environment (as above). </text:p>
            </text:list-item>
            <text:list-item>
              <text:p text:style-name="P170">A <text:span text:style-name="T14">variable</text:span> name, which does not refer to any of the above types of value can not be used. </text:p>
            </text:list-item>
          </text:list>
        </text:list-item>
      </text:list>
      <text:list xml:id="list123131754050524" text:continue-list="list3942465235" text:style-name="L2">
        <text:list-item>
          <text:p text:style-name="P169">As an FTL expression </text:p>
        </text:list-item>
      </text:list>
      <text:list xml:id="list1163424532" text:style-name="L4">
        <text:list-item>
          <text:list>
            <text:list-item>
              <text:p text:style-name="P171">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6" text:outline-level="3">FTL Expression Syntax</text:h>
      <text:p text:style-name="P74">&lt;expression&gt; ::= (&lt;index&gt; '=')* &lt;invocation&gt;</text:p>
      <text:p text:style-name="P74">&lt;invocation&gt; ::= (&lt;substitution&gt; ['!']*)+ </text:p>
      <text:p text:style-name="P155">&lt;substitution&gt; ::= <text:span text:style-name="T47">['&amp;'] </text:span>&lt;operation&gt;+</text:p>
      <text:p text:style-name="P74">&lt;operation&gt; ::= user_operator_parse(&lt;retrieval&gt; | &lt;reference&gt;)</text:p>
      <text:p text:style-name="P74">&lt;reference&gt; ::= '@' &lt;retrieval&gt;</text:p>
      <text:p text:style-name="P74">&lt;retrieval&gt; ::= [&lt;closure&gt;]['.' &lt;fieldsindex&gt;]*</text:p>
      <text:p text:style-name="P74">&lt;fieldsindex&gt; ::= '(' &lt;expression&gt; ')' |</text:p>
      <text:p text:style-name="P74"><text:s text:c="18"/>&lt;index&gt; |</text:p>
      <text:p text:style-name="P74"><text:s text:c="18"/>&lt;vector&gt; |</text:p>
      <text:p text:style-name="P74"><text:s text:c="18"/>&lt;id_environment&gt;</text:p>
      <text:p text:style-name="P74">&lt;closure&gt; ::= (&lt;base&gt; [':' | '::'])* &lt;base&gt;</text:p>
      <text:p text:style-name="P74">&lt;base&gt; ::= '(' &lt;expression&gt; ')' |</text:p>
      <text:p text:style-name="P74"><text:s text:c="11"/>&lt;code&gt; |</text:p>
      <text:p text:style-name="P74"><text:s text:c="11"/>&lt;id_environment&gt; |</text:p>
      <text:p text:style-name="P74"><text:s text:c="11"/>&lt;identifier&gt; |</text:p>
      <text:p text:style-name="P74"><text:s text:c="11"/>&lt;vector&gt; |</text:p>
      <text:p text:style-name="P74"><text:s text:c="11"/>&lt;type_literal&gt;</text:p>
      <text:p text:style-name="P74">&lt;code&gt; ::= '{' &lt;expression_list&gt; '}'</text:p>
      <text:p text:style-name="P74">&lt;expression_list&gt; ::= &lt;expression&gt; (';' &lt;expression&gt;)* [';']</text:p>
      <text:p text:style-name="P74">&lt;id_environment&gt; ::= '[' [&lt;binding_list&gt; | &lt;binding_list&gt; ',' &lt;unbound_list&gt; | &lt;unbound_list&gt;] ']' </text:p>
      <text:p text:style-name="P74">&lt;binding_list&gt; ::= [&lt;binding&gt; (',' &lt;binding&gt;)*] <text:s/></text:p>
      <text:p text:style-name="P74">&lt;unbound_list&gt; ::= &lt;index&gt; (',' &lt;index&gt;)*</text:p>
      <text:p text:style-name="P74">&lt;binding&gt; ::= &lt;index&gt; '=' &lt;invocation&gt;</text:p>
      <text:p text:style-name="P74">&lt;vector&gt; ::= '&lt;' &lt;implied_series&gt; | &lt;series&gt; '&gt;'</text:p>
      <text:p text:style-name="P74">&lt;index&gt; ::= &lt;identifier&gt; | &lt;type_literal&gt;</text:p>
      <text:p text:style-name="P74">&lt;type_literal&gt; ::= &lt;integer&gt; |</text:p>
      <text:p text:style-name="P74"><text:s text:c="19"/>&lt;string&gt; </text:p>
      <text:p text:style-name="P74">&lt;series&gt; ::= [&lt;series_binding&gt; (',' &lt;seres_binding&gt;)*]</text:p>
      <text:p text:style-name="P74">&lt;implied_series&gt; ::= [&lt;series_binding&gt; [',' &lt;series_binding&gt;]] '..' [&lt;series_binding&gt;]</text:p>
      <text:p text:style-name="P74">&lt;series_binding&gt; ::= [&lt;invocation&gt; '='] &lt;invocation&gt;</text:p>
      <text:h text:style-name="P6" text:outline-level="3"><text:soft-page-break/>FTL Expression evaluation</text:h>
      <text:h text:style-name="P114"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114"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16">0</text:p>
          </table:table-cell>
          <table:table-cell table:style-name="Table2.A2" office:value-type="string">
            <text:p text:style-name="P16">_or_</text:p>
          </table:table-cell>
          <table:table-cell table:style-name="Table2.A2" office:value-type="string">
            <text:p text:style-name="Table_20_Contents">logor</text:p>
          </table:table-cell>
          <table:table-cell table:style-name="Table2.D2" office:value-type="string">
            <text:p text:style-name="P16">xfy</text:p>
          </table:table-cell>
        </table:table-row>
        <table:table-row table:style-name="Table2.1">
          <table:table-cell table:style-name="Table2.A2" office:value-type="string">
            <text:p text:style-name="P16">1</text:p>
          </table:table-cell>
          <table:table-cell table:style-name="Table2.A2" office:value-type="string">
            <text:p text:style-name="P16">_and_</text:p>
          </table:table-cell>
          <table:table-cell table:style-name="Table2.A2" office:value-type="string">
            <text:p text:style-name="Table_20_Contents">logand</text:p>
          </table:table-cell>
          <table:table-cell table:style-name="Table2.D2" office:value-type="string">
            <text:p text:style-name="P16">xfy</text:p>
          </table:table-cell>
        </table:table-row>
        <table:table-row table:style-name="Table2.1">
          <table:table-cell table:style-name="Table2.A2" office:value-type="string">
            <text:p text:style-name="P16">2</text:p>
          </table:table-cell>
          <table:table-cell table:style-name="Table2.A2" office:value-type="string">
            <text:p text:style-name="P16">_not_</text:p>
          </table:table-cell>
          <table:table-cell table:style-name="Table2.A2" office:value-type="string">
            <text:p text:style-name="Table_20_Contents">invert</text:p>
          </table:table-cell>
          <table:table-cell table:style-name="Table2.D2" office:value-type="string">
            <text:p text:style-name="P16">fy</text:p>
          </table:table-cell>
        </table:table-row>
        <table:table-row table:style-name="Table2.1">
          <table:table-cell table:style-name="Table2.A2" office:value-type="string">
            <text:p text:style-name="P16">3</text:p>
          </table:table-cell>
          <table:table-cell table:style-name="Table2.A2" office:value-type="string">
            <text:p text:style-name="P16">_bitor_</text:p>
          </table:table-cell>
          <table:table-cell table:style-name="Table2.A2" office:value-type="string">
            <text:p text:style-name="Table_20_Contents">bitor</text:p>
          </table:table-cell>
          <table:table-cell table:style-name="Table2.D2" office:value-type="string">
            <text:p text:style-name="P16">xfy</text:p>
          </table:table-cell>
        </table:table-row>
        <table:table-row table:style-name="Table2.1">
          <table:table-cell table:style-name="Table2.A2" office:value-type="string">
            <text:p text:style-name="P16">4</text:p>
          </table:table-cell>
          <table:table-cell table:style-name="Table2.A2" office:value-type="string">
            <text:p text:style-name="P16">_bitxor_</text:p>
          </table:table-cell>
          <table:table-cell table:style-name="Table2.A2" office:value-type="string">
            <text:p text:style-name="Table_20_Contents">bitxor</text:p>
          </table:table-cell>
          <table:table-cell table:style-name="Table2.D2" office:value-type="string">
            <text:p text:style-name="P16">xfy</text:p>
          </table:table-cell>
        </table:table-row>
        <table:table-row table:style-name="Table2.1">
          <table:table-cell table:style-name="Table2.A2" office:value-type="string">
            <text:p text:style-name="P16">5</text:p>
          </table:table-cell>
          <table:table-cell table:style-name="Table2.A2" office:value-type="string">
            <text:p text:style-name="P16">_bitand_</text:p>
          </table:table-cell>
          <table:table-cell table:style-name="Table2.A2" office:value-type="string">
            <text:p text:style-name="Table_20_Contents">bitand</text:p>
          </table:table-cell>
          <table:table-cell table:style-name="Table2.D2" office:value-type="string">
            <text:p text:style-name="P16">xfy</text:p>
          </table:table-cell>
        </table:table-row>
        <table:table-row table:style-name="Table2.1">
          <table:table-cell table:style-name="Table2.A2" office:value-type="string">
            <text:p text:style-name="P16">6</text:p>
          </table:table-cell>
          <table:table-cell table:style-name="Table2.A2" office:value-type="string">
            <text:p text:style-name="P16">_bitnot_</text:p>
          </table:table-cell>
          <table:table-cell table:style-name="Table2.A2" office:value-type="string">
            <text:p text:style-name="Table_20_Contents">bitnot</text:p>
          </table:table-cell>
          <table:table-cell table:style-name="Table2.D2" office:value-type="string">
            <text:p text:style-name="P16">fy</text:p>
          </table:table-cell>
        </table:table-row>
        <table:table-row table:style-name="Table2.1">
          <table:table-cell table:style-name="Table2.A2" table:number-rows-spanned="6" office:value-type="string">
            <text:p text:style-name="P16">7</text:p>
          </table:table-cell>
          <table:table-cell table:style-name="Table2.A2" office:value-type="string">
            <text:p text:style-name="P16">==</text:p>
          </table:table-cell>
          <table:table-cell table:style-name="Table2.A2" office:value-type="string">
            <text:p text:style-name="Table_20_Contents">equal</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text:p>
          </table:table-cell>
          <table:table-cell table:style-name="Table2.A2" office:value-type="string">
            <text:p text:style-name="Table_20_Contents">notequal</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lt_</text:p>
          </table:table-cell>
          <table:table-cell table:style-name="Table2.A2" office:value-type="string">
            <text:p text:style-name="Table_20_Contents">less</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le_</text:p>
          </table:table-cell>
          <table:table-cell table:style-name="Table2.A2" office:value-type="string">
            <text:p text:style-name="Table_20_Contents">lesseq</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gt_</text:p>
          </table:table-cell>
          <table:table-cell table:style-name="Table2.A2" office:value-type="string">
            <text:p text:style-name="Table_20_Contents">more</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ge_</text:p>
          </table:table-cell>
          <table:table-cell table:style-name="Table2.A2" office:value-type="string">
            <text:p text:style-name="Table_20_Contents">moreeq</text:p>
          </table:table-cell>
          <table:table-cell table:style-name="Table2.D2" office:value-type="string">
            <text:p text:style-name="P16">xfx</text:p>
          </table:table-cell>
        </table:table-row>
        <table:table-row table:style-name="Table2.1">
          <table:table-cell table:style-name="Table2.A2" table:number-rows-spanned="2" office:value-type="string">
            <text:p text:style-name="P16">8</text:p>
          </table:table-cell>
          <table:table-cell table:style-name="Table2.A2" office:value-type="string">
            <text:p text:style-name="P16">_shl_</text:p>
          </table:table-cell>
          <table:table-cell table:style-name="Table2.A2" office:value-type="string">
            <text:p text:style-name="Table_20_Contents">shiftl</text:p>
          </table:table-cell>
          <table:table-cell table:style-name="Table2.D2" office:value-type="string">
            <text:p text:style-name="P16">xfy</text:p>
          </table:table-cell>
        </table:table-row>
        <table:table-row table:style-name="Table2.1">
          <table:covered-table-cell/>
          <table:table-cell table:style-name="Table2.A2" office:value-type="string">
            <text:p text:style-name="P16">_shr_</text:p>
          </table:table-cell>
          <table:table-cell table:style-name="Table2.A2" office:value-type="string">
            <text:p text:style-name="Table_20_Contents">shiftr</text:p>
          </table:table-cell>
          <table:table-cell table:style-name="Table2.D2" office:value-type="string">
            <text:p text:style-name="P16">xfy</text:p>
          </table:table-cell>
        </table:table-row>
        <text:soft-page-break/>
        <table:table-row table:style-name="Table2.1">
          <table:table-cell table:style-name="Table2.A2" office:value-type="string">
            <text:p text:style-name="P16">9</text:p>
          </table:table-cell>
          <table:table-cell table:style-name="Table2.A2" office:value-type="string">
            <text:p text:style-name="P16">-</text:p>
          </table:table-cell>
          <table:table-cell table:style-name="Table2.A2" office:value-type="string">
            <text:p text:style-name="Table_20_Contents">neg</text:p>
          </table:table-cell>
          <table:table-cell table:style-name="Table2.D2" office:value-type="string">
            <text:p text:style-name="P16">fy</text:p>
          </table:table-cell>
        </table:table-row>
        <table:table-row table:style-name="Table2.1">
          <table:table-cell table:style-name="Table2.A2" table:number-rows-spanned="2" office:value-type="string">
            <text:p text:style-name="P16">10</text:p>
          </table:table-cell>
          <table:table-cell table:style-name="Table2.A2" office:value-type="string">
            <text:p text:style-name="P16">+</text:p>
          </table:table-cell>
          <table:table-cell table:style-name="Table2.A2" office:value-type="string">
            <text:p text:style-name="Table_20_Contents">add</text:p>
          </table:table-cell>
          <table:table-cell table:style-name="Table2.D2" office:value-type="string">
            <text:p text:style-name="P16">xfy</text:p>
          </table:table-cell>
        </table:table-row>
        <table:table-row table:style-name="Table2.1">
          <table:covered-table-cell/>
          <table:table-cell table:style-name="Table2.A2" office:value-type="string">
            <text:p text:style-name="P16">-</text:p>
          </table:table-cell>
          <table:table-cell table:style-name="Table2.A2" office:value-type="string">
            <text:p text:style-name="Table_20_Contents">sub</text:p>
          </table:table-cell>
          <table:table-cell table:style-name="Table2.D2" office:value-type="string">
            <text:p text:style-name="P16">xfy</text:p>
          </table:table-cell>
        </table:table-row>
        <table:table-row table:style-name="Table2.1">
          <table:table-cell table:style-name="Table2.A2" table:number-rows-spanned="2" office:value-type="string">
            <text:p text:style-name="P16">11</text:p>
          </table:table-cell>
          <table:table-cell table:style-name="Table2.A2" office:value-type="string">
            <text:p text:style-name="P16">*</text:p>
          </table:table-cell>
          <table:table-cell table:style-name="Table2.A2" office:value-type="string">
            <text:p text:style-name="Table_20_Contents">mul</text:p>
          </table:table-cell>
          <table:table-cell table:style-name="Table2.D2" office:value-type="string">
            <text:p text:style-name="P16">xfy</text:p>
          </table:table-cell>
        </table:table-row>
        <table:table-row table:style-name="Table2.1">
          <table:covered-table-cell/>
          <table:table-cell table:style-name="Table2.A2" office:value-type="string">
            <text:p text:style-name="P16">/</text:p>
          </table:table-cell>
          <table:table-cell table:style-name="Table2.A2" office:value-type="string">
            <text:p text:style-name="Table_20_Contents">div</text:p>
          </table:table-cell>
          <table:table-cell table:style-name="Table2.D2" office:value-type="string">
            <text:p text:style-name="P16">xfy</text:p>
          </table:table-cell>
        </table:table-row>
      </table:table>
      <text:p text:style-name="P1"/>
      <text:p text:style-name="P1">Note that the priorities refer to the relative position in the vector parse.op - their absolute value is not relevant.</text:p>
      <text:h text:style-name="P167" text:outline-level="4">Default Parsing</text:h>
      <text:p text:style-name="Text_20_body">After parsing user-operators all evaluation in FTL occurs in an <text:span text:style-name="T1">&lt;invocation&gt;</text:span> </text:p>
      <text:list xml:id="list2687302733" text:style-name="L17">
        <text:list-item>
          <text:p text:style-name="P173">where <text:span text:style-name="T47">a final </text:span>'<text:span text:style-name="T1">!</text:span>' has been used.  In an invocation a <text:span text:style-name="T1">&lt;code&gt;</text:span> value or a <text:span text:style-name="T1">&lt;closure&gt;</text:span> is executed; <text:span text:style-name="T47">or,</text:span></text:p>
        </text:list-item>
        <text:list-item>
          <text:p text:style-name="P175">where <text:span text:style-name="T48">the </text:span><text:span text:style-name="T13">&lt;invocation&gt;</text:span><text:span text:style-name="T48"> is marked for automatic execution (e.g. using the </text:span><text:span text:style-name="name"><text:span text:style-name="T48">func</text:span></text:span><text:span text:style-name="T48"> command) and the </text:span><text:span text:style-name="T13">&lt;invocation&gt;</text:span><text:span text:style-name="T48"> has no unbound variables.</text:span></text:p>
        </text:list-item>
      </text:list>
      <text:p text:style-name="P174">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p>
      <text:p text:style-name="P174">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p>
      <text:p text:style-name="Text_20_body">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p>
      <text:p text:style-name="P174">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6" text:outline-level="3">FTL Variable Scope</text:h>
      <text:p text:style-name="P174">At any given time the currently accessible scope is defined as an environment that is normally itself constructed as a stack of other environments or simple directories.  Within a directory some name bindings are constant - which means that the value associated with the name can <text:soft-page-break/>not be changed,  Also, some stack environments may be "locked" - which means that they can not be extended with new values, and names can not be removed from them.</text:p>
      <text:p text:style-name="P174">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p>
      <text:p text:style-name="P174">The only visible value for 'a' in this environment</text:p>
      <text:p text:style-name="P73">[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6" text:outline-level="3">FTL Indexing</text:h>
      <text:p text:style-name="P1">The dot ('<text:span text:style-name="T1">.</text:span>') provides a couple of syntactical short-cuts.  Normally</text:p>
      <text:p text:style-name="P73">X.Y</text:p>
      <text:p text:style-name="P1">is equivalent to</text:p>
      <text:p text:style-name="P73">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15">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he syntax </text:p>
      <text:p text:style-name="P73">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soft-page-break/><text:line-break/>Examples:<text:bookmark text:name="Unknown"/></text:p>
      <text:p text:style-name="P101">&gt; set vec &lt;2,6,9&gt;</text:p>
      <text:p text:style-name="P101">&gt; set ids [a=6,b=2,h=9]</text:p>
      <text:p text:style-name="P101">&gt; eval vec.0</text:p>
      <text:p text:style-name="P101">2</text:p>
      <text:p text:style-name="P101">&gt; eval ids.h</text:p>
      <text:p text:style-name="P101">9</text:p>
      <text:p text:style-name="P101">&gt; eval ids."h"</text:p>
      <text:p text:style-name="P101">9</text:p>
      <text:p text:style-name="P101">&gt; eval vec.(ids.b)</text:p>
      <text:p text:style-name="P101">9</text:p>
      <text:p text:style-name="P101">&gt; eval vec.&lt;2,1,2&gt;</text:p>
      <text:p text:style-name="P101">&lt;9, 6, 9&gt;</text:p>
      <text:p text:style-name="P101">&gt; eval vec.[f=2,g=1,h=2]</text:p>
      <text:p text:style-name="P102">[f=9, g=6, h=9]</text:p>
      <text:p text:style-name="P101">&gt; eval ids.&lt;"b","a"&gt;</text:p>
      <text:p text:style-name="P101">&lt;2, 6&gt;</text:p>
      <text:p text:style-name="P101">&gt; eval ids.[q="h", l="a"]</text:p>
      <text:p text:style-name="P101">[q=9, l=6]</text:p>
      <text:p text:style-name="P101">&gt; eval vec.&lt;4&gt;</text:p>
      <text:p text:style-name="P101">&lt;&gt;</text:p>
      <text:p text:style-name="P101">&gt; eval vec.&lt;4,0,1&gt;</text:p>
      <text:p text:style-name="P101">&lt;1=2, 6&gt;</text:p>
      <text:p text:style-name="P101">&gt; eval vec.(ids)</text:p>
      <text:p text:style-name="P101">[a=, b=9, h=]</text:p>
      <text:p text:style-name="P101">&gt; eval ids.[x="i", y="b"]</text:p>
      <text:p text:style-name="P101">[x=, y=2]</text:p>
      <text:p text:style-name="P101">&gt; inenv ids.[x="i", y="b"] "x"</text:p>
      <text:p text:style-name="P101">FALSE</text:p>
      <text:p text:style-name="P101">&gt; inenv ids.[x="i", y="b"] "y"</text:p>
      <text:p text:style-name="P101">TRUE</text:p>
      <text:h text:style-name="P6"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73">@a 20!</text:p>
      <text:p text:style-name="P1">and</text:p>
      <text:p text:style-name="P73">a = 20</text:p>
      <text:h text:style-name="P6" text:outline-level="3"><text:soft-page-break/>FTL Values</text:h>
      <text:p text:style-name="P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106">Values</text:p>
          </table:table-cell>
        </table:table-row>
        <table:table-row table:style-name="Table3.1">
          <table:table-cell table:style-name="Table3.A2" office:value-type="string">
            <text:p text:style-name="P17">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7">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7">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7">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7">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7">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7">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able:table-row table:style-name="Table3.1">
          <table:table-cell table:style-name="Table3.A2" office:value-type="string">
            <text:p text:style-name="P17">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line-break/><text:span text:style-name="T49">Closures can be marked for automatic execution. <text:s/>If they are not marked for automatic execution, execution requires an explicit “!”. <text:s/>Otherwise execution will occur automatically when the closure has no unbound names.</text:span></text:p>
          </table:table-cell>
        </table:table-row>
        <table:table-row table:style-name="Table3.1">
          <table:table-cell table:style-name="Table3.A2" office:value-type="string">
            <text:p text:style-name="P17">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ext:soft-page-break/>
        <table:table-row table:style-name="Table3.1">
          <table:table-cell table:style-name="Table3.A2" office:value-type="string">
            <text:p text:style-name="P17">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7">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7">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7">macad<text:span text:style-name="T16">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6" text:outline-level="3">Boolean Values</text:h>
      <text:p text:style-name="P1">In this version of FTL the values of TRUE and FALSE are:</text:p>
      <text:p text:style-name="P156">TRUE = [val]::{val!}</text:p>
      <text:p text:style-name="P156">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74">&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74">&lt;true_or_false&gt; {&lt;boolean_expression&gt;}! {&lt;boolean_expression&gt;}! ... {&lt;boolean_expression&gt;}!</text:p>
      <text:p text:style-name="P1">Thus this construct can be used as a conditionally executed "and".</text:p>
      <text:h text:style-name="P163" text:outline-level="3"><text:span text:style-name="T50">Automatic Execution of Closures</text:span></text:h>
      <text:p text:style-name="P176">The most explicit form of FTL does not use automatic execution of closures: a “!” is always required to indicate when a closure is to be executed, even if it has no unbound variables. <text:s/>For example the built in function <text:span text:style-name="name">add</text:span> has two unbound variables:</text:p>
      <text:p text:style-name="P159">&gt; eval add</text:p>
      <text:p text:style-name="P159">[_1, _2]::&lt;func:0x7fe091a2856b,2&gt;</text:p>
      <text:p text:style-name="P159">&gt; eval add 1</text:p>
      <text:p text:style-name="P159">[_2]::&lt;func:0x7fe091a2856b,2&gt;</text:p>
      <text:p text:style-name="P159">&gt; eval add 1 2</text:p>
      <text:p text:style-name="P159">[]::&lt;func:0x7fe091a2856b,2&gt;</text:p>
      <text:p text:style-name="P159">&gt; eval add 1 2 !</text:p>
      <text:p text:style-name="P159">3</text:p>
      <text:p text:style-name="P176">While this makes the meaning of code very clear the “!” is nearly redundant – in the sense that, once an argument has been applied that assigns the last unbound variable, it is almost always <text:soft-page-break/>then executed. For this reason, for convenience, a closure can be marked for automatic execution, whereby such closures are executed <text:span text:style-name="T51">automatically if they occur with no bound variables.</text:span></text:p>
      <text:p text:style-name="P176">None of the built-in functions have closure values values marked for automatic execution.</text:p>
      <text:p text:style-name="P177">The <text:span text:style-name="name">func</text:span> command is provided to mark a normal closure as one for automatic execution. <text:s/>One closure created from another by substituting a value for an unbound variable will inherit the marking. <text:s/>For example</text:p>
      <text:p text:style-name="P160">&gt; func fnadd[a,b]:{add a b!}</text:p>
      <text:p text:style-name="P160">&gt; eval fnadd</text:p>
      <text:p text:style-name="P160">[a, b]:{add a b!}</text:p>
      <text:p text:style-name="P160">&gt; eval fnadd 1</text:p>
      <text:p text:style-name="P160">[b]:{add a b!}</text:p>
      <text:p text:style-name="P160">&gt; eval fnadd 1 2</text:p>
      <text:p text:style-name="P160">3</text:p>
      <text:p text:style-name="P177">Because a closure with no unbound variables <text:span text:style-name="T52">can be useful </text:span>as a value, there is an operator ‘&amp;’ <text:span text:style-name="T52">that</text:span> can be used to return a closure w<text:span text:style-name="T52">hich is</text:span> not <text:span text:style-name="T52">marked for </text:span>automatic execution. <text:span text:style-name="T52">For example:</text:span></text:p>
      <text:p text:style-name="P161">&gt; eval &amp;fnadd 1</text:p>
      <text:p text:style-name="P161">[b]:{add a b!}</text:p>
      <text:p text:style-name="P161">&gt; eval &amp;fnadd 1 2</text:p>
      <text:p text:style-name="P161">[]:{add a b!}</text:p>
      <text:p text:style-name="P161">&gt; eval &amp;fnadd 1 2 !</text:p>
      <text:p text:style-name="P161">3</text:p>
      <text:h text:style-name="P163" text:outline-level="3">Run-time library overview</text:h>
      <text:p text:style-name="P1">The values available in the run time library include those in the following categories. </text:p>
      <text:list xml:id="list1218131058" text:style-name="L5">
        <text:list-item>
          <text:p text:style-name="P180">Program control </text:p>
          <text:list>
            <text:list-item>
              <text:p text:style-name="P183">catch &lt;excep&gt; &lt;do&gt; - run &lt;do&gt; executing &lt;excep&gt; &lt;ex&gt; on an exception</text:p>
            </text:list-item>
            <text:list-item>
              <text:p text:style-name="P181">do &lt;do&gt; &lt;test&gt; - execute &lt;do&gt; while &lt;test&gt; evaluates non-zero </text:p>
            </text:list-item>
            <text:list-item>
              <text:p text:style-name="P180">every &lt;n&gt; &lt;command&gt; - repeat command every &lt;n&gt; ms</text:p>
            </text:list-item>
            <text:list-item>
              <text:p text:style-name="P180">exit - abandon all command inputs</text:p>
            </text:list-item>
            <text:list-item>
              <text:p text:style-name="P180">for &lt;env&gt; &lt;binding&gt; - execute &lt;binding&gt; for all &lt;env&gt; values</text:p>
            </text:list-item>
            <text:list-item>
              <text:p text:style-name="P185">forall &lt;env&gt; &lt;binding&gt; - execute &lt;binding&gt; &lt;val&gt; &lt;name&gt; for all entries in &lt;env&gt;</text:p>
            </text:list-item>
            <text:list-item>
              <text:p text:style-name="P185">forwhile &lt;env&gt; &lt;binding&gt; - for &lt;binding&gt; while it is not FALSE <text:s text:c="17"/></text:p>
            </text:list-item>
            <text:list-item>
              <text:p text:style-name="P185">forallwhile &lt;env&gt; &lt;binding&gt; - forall &lt;binding&gt; while it is not FALSE <text:s/></text:p>
            </text:list-item>
            <text:list-item>
              <text:p text:style-name="P180">if &lt;n&gt; &lt;then-code&gt; &lt;else-code&gt; - execute &lt;then-code&gt; if &lt;n&gt;!=0</text:p>
            </text:list-item>
            <text:list-item>
              <text:p text:style-name="P180">return &lt;rc&gt; - abandon current command input returning &lt;rc&gt;</text:p>
            </text:list-item>
            <text:list-item>
              <text:p text:style-name="P180">source &lt;filename&gt; - read from file &lt;filename&gt;</text:p>
            </text:list-item>
            <text:list-item>
              <text:p text:style-name="P180">sourcetext &lt;stringexpr&gt; - read characters from string</text:p>
            </text:list-item>
            <text:list-item>
              <text:p text:style-name="P183">throw &lt;value&gt; - signal an exception with &lt;value&gt;, exit outer 'catch'</text:p>
            </text:list-item>
            <text:list-item>
              <text:p text:style-name="P180">while &lt;test&gt; &lt;do&gt; - while &lt;test&gt; evaluates non-zero execute &lt;do&gt; </text:p>
            </text:list-item>
          </text:list>
        </text:list-item>
        <text:list-item>
          <text:p text:style-name="P180">General </text:p>
          <text:list>
            <text:list-item>
              <text:p text:style-name="P180">cmd &lt;function&gt; &lt;help&gt; - create a command from a function </text:p>
            </text:list-item>
            <text:list-item>
              <text:p text:style-name="P180">cmp &lt;expr&gt; &lt;expr&gt; - returns integer comparing its arguments </text:p>
            </text:list-item>
            <text:list-item>
              <text:p text:style-name="P180">echo &lt;whole line&gt; - prints the line out </text:p>
            </text:list-item>
            <text:list-item>
              <text:p text:style-name="P180">eval &lt;expr&gt; - evaluate expression </text:p>
            </text:list-item>
            <text:list-item>
              <text:p text:style-name="P180">help - prints command information</text:p>
            </text:list-item>
            <text:list-item>
              <text:p text:style-name="P180"><text:soft-page-break/>set &lt;name&gt; &lt;expr&gt; - set value in environment</text:p>
            </text:list-item>
            <text:list-item>
              <text:p text:style-name="P180">sleep &lt;n&gt; - sleep for &lt;n&gt; milliseconds</text:p>
            </text:list-item>
          </text:list>
        </text:list-item>
        <text:list-item>
          <text:p text:style-name="P180">Types </text:p>
          <text:list>
            <text:list-item>
              <text:p text:style-name="P186">basetype - directory of built in type values</text:p>
            </text:list-item>
            <text:list-item>
              <text:p text:style-name="P182">NULL - nul value </text:p>
            </text:list-item>
            <text:list-item>
              <text:p text:style-name="P180">type &lt;typename&gt; - return the type with the given name </text:p>
            </text:list-item>
            <text:list-item>
              <text:p text:style-name="P180">typeof &lt;expr&gt; - returns the type of &lt;expr&gt; </text:p>
            </text:list-item>
            <text:list-item>
              <text:p text:style-name="P180">typename &lt;expr&gt; - returns the name of the type of &lt;expr&gt;</text:p>
            </text:list-item>
          </text:list>
        </text:list-item>
        <text:list-item>
          <text:p text:style-name="P180">Booleans </text:p>
          <text:list>
            <text:list-item>
              <text:p text:style-name="P180">TRUE - the TRUE value </text:p>
            </text:list-item>
            <text:list-item>
              <text:p text:style-name="P180">FALSE - an un-TRUE value </text:p>
            </text:list-item>
            <text:list-item>
              <text:p text:style-name="P180">moreeq &lt;val&gt; &lt;val&gt; - TRUE if first &lt;val&gt; more than or equal to second </text:p>
            </text:list-item>
            <text:list-item>
              <text:p text:style-name="P180">more &lt;val&gt; &lt;val&gt; - TRUE if first &lt;val&gt; more than second </text:p>
            </text:list-item>
            <text:list-item>
              <text:p text:style-name="P180">lesseq &lt;val&gt; &lt;val&gt; - TRUE if first &lt;val&gt; less than or equal to second </text:p>
            </text:list-item>
            <text:list-item>
              <text:p text:style-name="P180">less &lt;val&gt; &lt;val&gt; - TRUE if first &lt;val&gt; less than second </text:p>
            </text:list-item>
            <text:list-item>
              <text:p text:style-name="P180">notequal &lt;val&gt; &lt;val&gt; - TRUE if first &lt;val&gt; not equal to second </text:p>
            </text:list-item>
            <text:list-item>
              <text:p text:style-name="P180">equal &lt;val&gt; &lt;val&gt; - TRUE if first &lt;val&gt; equal to second </text:p>
            </text:list-item>
            <text:list-item>
              <text:p text:style-name="P180">invert &lt;val&gt; - TRUE if &lt;val&gt; is FALSE, FALSE otherwise</text:p>
            </text:list-item>
            <text:list-item>
              <text:p text:style-name="P180">logand &lt;val1&gt; &lt;val2&gt; - FALSE if &lt;val1&gt; is FALSE, &lt;val2&gt; otherwise </text:p>
            </text:list-item>
            <text:list-item>
              <text:p text:style-name="P180">logor &lt;val1&gt; &lt;val2&gt; - TRUE if &lt;val1&gt; is TRUE, &lt;val2&gt; otherwise </text:p>
            </text:list-item>
          </text:list>
        </text:list-item>
        <text:list-item>
          <text:p text:style-name="P180">Integers </text:p>
          <text:list>
            <text:list-item>
              <text:p text:style-name="P180">bitor &lt;n1&gt; &lt;n2&gt; - return n1 "or"ed with n2 </text:p>
            </text:list-item>
            <text:list-item>
              <text:p text:style-name="P180">bitxor &lt;n1&gt; &lt;n2&gt; - return n1 exclusive "or"ed with n2 </text:p>
            </text:list-item>
            <text:list-item>
              <text:p text:style-name="P180">bitand &lt;n1&gt; &lt;n2&gt; - return n1 "and"ed with n2 </text:p>
            </text:list-item>
            <text:list-item>
              <text:p text:style-name="P180">bitnot &lt;n&gt; - return the bitwise "not" of n </text:p>
            </text:list-item>
            <text:list-item>
              <text:p text:style-name="P180">shiftl &lt;n1&gt; &lt;n2&gt; - return n1 left shifted by n2 bits</text:p>
            </text:list-item>
            <text:list-item>
              <text:p text:style-name="P180">shiftr &lt;n1&gt; &lt;n2&gt; - return n1 right shifted by n2 bits</text:p>
            </text:list-item>
            <text:list-item>
              <text:p text:style-name="P180">add &lt;n1&gt; &lt;n2&gt; - return n1 with n2 added</text:p>
            </text:list-item>
            <text:list-item>
              <text:p text:style-name="P180">sub &lt;n1&gt; &lt;n2&gt; - return n1 with n2 subtracted</text:p>
            </text:list-item>
            <text:list-item>
              <text:p text:style-name="P180">mul &lt;n1&gt; &lt;n2&gt; - return n1 multiplied by n2</text:p>
            </text:list-item>
            <text:list-item>
              <text:p text:style-name="P180">div &lt;n1&gt; &lt;n2&gt; - return n1 divided by n2</text:p>
            </text:list-item>
            <text:list-item>
              <text:p text:style-name="P180">neg &lt;n&gt; - return negated &lt;n&gt;</text:p>
            </text:list-item>
            <text:list-item>
              <text:p text:style-name="P185">rndseed &lt;n&gt; | &lt;string&gt; - set random seed based on argument</text:p>
            </text:list-item>
            <text:list-item>
              <text:p text:style-name="P180">rnd &lt;n&gt; - return random number less than &lt;n&gt;</text:p>
            </text:list-item>
            <text:list-item>
              <text:p text:style-name="P180">int &lt;integer expr&gt; - numeric value </text:p>
            </text:list-item>
            <text:list-item>
              <text:p text:style-name="P180">intseq &lt;first&gt; &lt;inc&gt; &lt;last&gt; - vector of integers incrementing by &lt;inc&gt; </text:p>
            </text:list-item>
            <text:list-item>
              <text:p text:style-name="P180">rndseq &lt;n&gt; - vector of integers containing 0..&lt;n&gt;-1 in a random order</text:p>
            </text:list-item>
          </text:list>
        </text:list-item>
        <text:list-item>
          <text:p text:style-name="P180">Environments and directories </text:p>
          <text:list>
            <text:list-item>
              <text:p text:style-name="P180">domain &lt;env&gt; - generate vector of names in &lt;env&gt; </text:p>
            </text:list-item>
            <text:list-item>
              <text:p text:style-name="P180">enter &lt;env&gt; - add commands from &lt;env&gt; to current environment</text:p>
            </text:list-item>
            <text:list-item>
              <text:p text:style-name="P180">inenv &lt;env&gt; &lt;name&gt; - returns 0 unless string &lt;name&gt; is in &lt;env&gt;</text:p>
            </text:list-item>
            <text:list-item>
              <text:p text:style-name="P180">len [&lt;env&gt;|&lt;closure&gt;|&lt;string&gt;] - number of elements in object</text:p>
            </text:list-item>
            <text:list-item>
              <text:p text:style-name="P180">lock &lt;env&gt; - prevent new names being added to &lt;env&gt;</text:p>
            </text:list-item>
            <text:list-item>
              <text:p text:style-name="P180">new &lt;env&gt; - copy all &lt;env&gt; values</text:p>
            </text:list-item>
            <text:list-item>
              <text:p text:style-name="P180">range &lt;env&gt; - generate vector of values in &lt;env&gt; </text:p>
            </text:list-item>
            <text:list-item>
              <text:p text:style-name="P180">zip &lt;dom&gt; &lt;range&gt; - generate environment with given domain and range taken from &lt;range&gt;</text:p>
            </text:list-item>
            <text:list-item>
              <text:p text:style-name="P180">restrict &lt;env&gt; - restrict further commands to those in &lt;env&gt; </text:p>
            </text:list-item>
            <text:list-item>
              <text:p text:style-name="P180">select &lt;binding&gt; &lt;env&gt; - subset of &lt;env&gt; for which &lt;binding&gt; returns TRUE</text:p>
            </text:list-item>
            <text:list-item>
              <text:p text:style-name="P180"><text:soft-page-break/>sort &lt;env&gt; - sorted vector of values in &lt;env&gt; </text:p>
            </text:list-item>
            <text:list-item>
              <text:p text:style-name="P180">sortby &lt;cmpfn&gt; &lt;env&gt; - sorted vector of values in &lt;env&gt; using &lt;cmpfn&gt; </text:p>
            </text:list-item>
            <text:list-item>
              <text:p text:style-name="P180">sortdom &lt;env&gt; - sorted vector of names in &lt;env&gt; </text:p>
            </text:list-item>
            <text:list-item>
              <text:p text:style-name="P180">sortdomby &lt;cmpfn&gt; &lt;env&gt; - sorted vector of names in &lt;env&gt; using &lt;cmpfn&gt; </text:p>
            </text:list-item>
          </text:list>
        </text:list-item>
        <text:list-item>
          <text:p text:style-name="P180">Closures</text:p>
          <text:list>
            <text:list-item>
              <text:p text:style-name="P180">func &lt;name&gt; &lt;closure&gt; - set auto exec closure value in environment</text:p>
            </text:list-item>
            <text:list-item>
              <text:p text:style-name="P180">closure &lt;bool&gt; &lt;dir&gt; &lt;code&gt; - create closure from code and dir (inherrit call context if &lt;bool&gt;) </text:p>
            </text:list-item>
            <text:list-item>
              <text:p text:style-name="P180">bind &lt;closure&gt; &lt;arg&gt; - bind argument to unbound closure argument </text:p>
            </text:list-item>
            <text:list-item>
              <text:p text:style-name="P180">code &lt;closure&gt; - return code component of a closure </text:p>
            </text:list-item>
            <text:list-item>
              <text:p text:style-name="P180">context &lt;closure&gt; - return environment component of a closure </text:p>
            </text:list-item>
            <text:list-item>
              <text:p text:style-name="P180">argname &lt;closure&gt; - return name of 1st argument to be bound or NULL </text:p>
            </text:list-item>
            <text:list-item>
              <text:p text:style-name="P180">argnames &lt;closure&gt; - return vector of arguments to be bound</text:p>
            </text:list-item>
          </text:list>
        </text:list-item>
        <text:list-item>
          <text:p text:style-name="P180">Character handling </text:p>
          <text:list>
            <text:list-item>
              <text:p text:style-name="P180">collate &lt;str1&gt; &lt;str2&gt; - compare collating sequence of chars in strings </text:p>
            </text:list-item>
            <text:list-item>
              <text:p text:style-name="P180">len [&lt;env&gt;|&lt;closure&gt;|&lt;string&gt;] - number of elements in object</text:p>
            </text:list-item>
            <text:list-item>
              <text:p text:style-name="P180">joinchr &lt;delim&gt; &lt;str&gt; - join vector of chars and strings separated by &lt;delim&gt;s</text:p>
            </text:list-item>
            <text:list-item>
              <text:p text:style-name="P180">join &lt;delim&gt; &lt;str&gt; - join vector of octets and strings separated by &lt;delim&gt;s</text:p>
            </text:list-item>
            <text:list-item>
              <text:p text:style-name="P180">chr &lt;int&gt; - returns string of (multibyte) char with given ordinal </text:p>
            </text:list-item>
            <text:list-item>
              <text:p text:style-name="P180">octet &lt;int&gt; - returns single byte string containing given octet</text:p>
            </text:list-item>
            <text:list-item>
              <text:p text:style-name="P180">chrcode &lt;string&gt; - returns ordinal of the first character of string </text:p>
            </text:list-item>
            <text:list-item>
              <text:p text:style-name="P180">octetcode &lt;string&gt; - returns ordinal of the first byte of string</text:p>
            </text:list-item>
            <text:list-item>
              <text:p text:style-name="P180">split &lt;delim&gt; &lt;str&gt; - make vector of strings separated by &lt;delim&gt;s </text:p>
            </text:list-item>
            <text:list-item>
              <text:p>binsplit &lt;le?&gt; &lt;signed?&gt; &lt;n&gt; &lt;str&gt; - make vector of &lt;signed&gt;&gt; &lt;n&gt;-byte ints with &lt;le?&gt; endianness</text:p>
            </text:list-item>
            <text:list-item>
              <text:p text:style-name="P180">chop &lt;stride&gt; &lt;str&gt; - make vector of strings each &lt;stride&gt; bytes or less</text:p>
            </text:list-item>
            <text:list-item>
              <text:p text:style-name="P180">chopn &lt;n&gt; &lt;stride&gt; &lt;str&gt; - make vector of &lt;n&gt; strings each &lt;stride&gt; bytes or less</text:p>
            </text:list-item>
            <text:list-item>
              <text:p text:style-name="P180">str &lt;expr&gt; - evaluate expression and return string representation </text:p>
            </text:list-item>
            <text:list-item>
              <text:p text:style-name="P180">strf &lt;fmt&gt; &lt;env&gt; - formatted string from values in &lt;env&gt; </text:p>
            </text:list-item>
            <text:list-item>
              <text:p text:style-name="P180">strcoll &lt;str1&gt; &lt;str2&gt; - compare collating sequence of chars in strings </text:p>
            </text:list-item>
            <text:list-item>
              <text:p text:style-name="P180">strlen [&lt;string&gt;] - number of (possibly multibyte) chars in string </text:p>
            </text:list-item>
            <text:list-item>
              <text:p text:style-name="P180">tolower &lt;str&gt; - lower case version of string </text:p>
            </text:list-item>
            <text:list-item>
              <text:p text:style-name="P180">toupper &lt;str&gt; - upper case version of string </text:p>
            </text:list-item>
          </text:list>
        </text:list-item>
        <text:list-item>
          <text:p text:style-name="P184">Binary data handling</text:p>
          <text:list>
            <text:list-item>
              <text:p text:style-name="P184">binsplit &lt;le?&gt; &lt;signed?&gt; &lt;n&gt; &lt;str&gt; - make vector of &lt;signed&gt;&gt; &lt;n&gt;-byte ints with &lt;le?&gt; endianness</text:p>
            </text:list-item>
            <text:list-item>
              <text:p text:style-name="P184">mem write &lt;mem&gt; &lt;ix&gt; &lt;str&gt; - write binary string at index to memory</text:p>
            </text:list-item>
            <text:list-item>
              <text:p text:style-name="P184">mem read &lt;mem&gt; &lt;ix&gt; &lt;len&gt; - read &lt;len&gt; string at &lt;ix&gt; in memory</text:p>
            </text:list-item>
            <text:list-item>
              <text:p text:style-name="P184">mem get &lt;mem&gt; &lt;ix&gt; &lt;len&gt; - force read &lt;len&gt; string at &lt;ix&gt; in memory</text:p>
            </text:list-item>
            <text:list-item>
              <text:p text:style-name="P184">mem len_can &lt;mem&gt; [rwgc] &lt;ix&gt; - return length of area at &lt;ix&gt; that can do ops</text:p>
            </text:list-item>
            <text:list-item>
              <text:p text:style-name="P184">mem len_cant &lt;mem&gt; [rwgc] &lt;ix&gt; - return length of area at &lt;ix&gt; that can not do ops</text:p>
            </text:list-item>
            <text:list-item>
              <text:p text:style-name="P184">mem base_can &lt;mem&gt; [rwgc] &lt;ix&gt; - return start of area ending at &lt;ix&gt; that can do ops</text:p>
            </text:list-item>
            <text:list-item>
              <text:p text:style-name="P184">mem base_cant &lt;mem&gt; [rwgc] &lt;ix&gt; - return start of area ending at &lt;ix&gt; that can do ops</text:p>
            </text:list-item>
            <text:list-item>
              <text:p text:style-name="P184">mem bin &lt;base&gt; &lt;string&gt; - create mem with base index and read-only string</text:p>
            </text:list-item>
            <text:list-item>
              <text:p text:style-name="P184">mem block &lt;base&gt; &lt;len&gt; - create block of mem with len bytes and base index</text:p>
            </text:list-item>
            <text:list-item>
              <text:p text:style-name="P184">mem rebase &lt;mem&gt; &lt;base&gt; - place &lt;mem&gt; at byte index &lt;base&gt;</text:p>
            </text:list-item>
            <text:list-item>
              <text:p text:style-name="P184"><text:soft-page-break/>mem dump &lt;+char?&gt; &lt;ln2entryb&gt; &lt;mem&gt; &lt;ix&gt; &lt;len&gt; - dump content of memory</text:p>
            </text:list-item>
          </text:list>
        </text:list-item>
        <text:list-item>
          <text:p text:style-name="P180">Input and Output </text:p>
          <text:list>
            <text:list-item>
              <text:p text:style-name="P180">io fmt - updateable directory of formatting functions for io.fprintf </text:p>
            </text:list-item>
            <text:list-item>
              <text:p text:style-name="P180">io close &lt;stream&gt; - close stream</text:p>
            </text:list-item>
            <text:list-item>
              <text:p text:style-name="P180">io err - default error stream</text:p>
            </text:list-item>
            <text:list-item>
              <text:p text:style-name="P180">io file &lt;filename&gt; &lt;rw&gt; - return stream for opened file </text:p>
            </text:list-item>
            <text:list-item>
              <text:p text:style-name="P180">io binfile &lt;filename&gt; &lt;rw&gt; - return stream for opened binary file</text:p>
            </text:list-item>
            <text:list-item>
              <text:p text:style-name="P180">io filetostring &lt;filename&gt; [&lt;outfile&gt;] - write file out as a C string </text:p>
            </text:list-item>
            <text:list-item>
              <text:p text:style-name="P180">io fprintf &lt;stream&gt; &lt;format&gt; &lt;env&gt; - write formatted string to stream </text:p>
            </text:list-item>
            <text:list-item>
              <text:p text:style-name="P180">io getc &lt;stream&gt; - read the next character from the stream </text:p>
            </text:list-item>
            <text:list-item>
              <text:p text:style-name="P180">io in - default input stream </text:p>
            </text:list-item>
            <text:list-item>
              <text:p text:style-name="P180">io instring &lt;string&gt; &lt;rw&gt; - return stream for reading string </text:p>
            </text:list-item>
            <text:list-item>
              <text:p text:style-name="P180">io out - default output stream </text:p>
            </text:list-item>
            <text:list-item>
              <text:p text:style-name="P180">io outstring &lt;closure&gt; - apply output stream to closure and return string </text:p>
            </text:list-item>
            <text:list-item>
              <text:p text:style-name="P180">io pathfile &lt;path&gt; &lt;filename&gt; &lt;rw&gt; - return stream for opened file on path </text:p>
            </text:list-item>
            <text:list-item>
              <text:p text:style-name="P180">io pathbinfile &lt;path&gt; &lt;filename&gt; &lt;rw&gt; - return stream for opened binary file on path</text:p>
            </text:list-item>
            <text:list-item>
              <text:p text:style-name="P180">io read &lt;stream&gt; &lt;size&gt; - read up to &lt;size&gt; bytes from stream </text:p>
            </text:list-item>
            <text:list-item>
              <text:p text:style-name="P180">io stringify &lt;stream&gt; &lt;expr&gt; - write FTL representation to stream </text:p>
            </text:list-item>
            <text:list-item>
              <text:p text:style-name="P180">io write &lt;stream&gt; &lt;string&gt; - write string to stream </text:p>
            </text:list-item>
          </text:list>
        </text:list-item>
        <text:list-item>
          <text:p text:style-name="P180">Parser interface </text:p>
          <text:list>
            <text:list-item>
              <text:p text:style-name="P180">parse argv - directory of command line arguments </text:p>
            </text:list-item>
            <text:list-item>
              <text:p text:style-name="P180">parse assoc - environment containing operator associativity definitions </text:p>
            </text:list-item>
            <text:list-item>
              <text:p text:style-name="P180">parse codeid - name of interpreter</text:p>
            </text:list-item>
            <text:list-item>
              <text:p text:style-name="P180">parse env - return current invocation environment</text:p>
            </text:list-item>
            <text:list-item>
              <text:p text:style-name="P180">parse errors - total number of errors encountered by parser </text:p>
            </text:list-item>
            <text:list-item>
              <text:p text:style-name="P180">parse errors_reset &lt;n&gt; - reset total number of errors to &lt;n&gt; </text:p>
            </text:list-item>
            <text:list-item>
              <text:p text:style-name="P180">parse exec &lt;cmds&gt; &lt;stream&gt; - return value of executing initial &lt;cmds&gt; then stream</text:p>
            </text:list-item>
            <text:list-item>
              <text:p text:style-name="P180">parse line - number of the line in the character source</text:p>
            </text:list-item>
            <text:list-item>
              <text:p text:style-name="P180">parse newerror - register the occurrance of a new error </text:p>
            </text:list-item>
            <text:list-item>
              <text:p text:style-name="P180">parse op - environment containing operation definitions </text:p>
            </text:list-item>
            <text:list-item>
              <text:p text:style-name="P180">parse opeval &lt;opdefs&gt; &lt;code&gt; - execute code according to operator definitions </text:p>
            </text:list-item>
            <text:list-item>
              <text:p text:style-name="P180">parse opset &lt;opdefs&gt; &lt;prec&gt; &lt;assoc&gt; &lt;name&gt; &lt;function&gt; - define an operator in opdefs </text:p>
            </text:list-item>
            <text:list-item>
              <text:p text:style-name="P180">parse readline - read and expand a line from the command input </text:p>
            </text:list-item>
            <text:list-item>
              <text:p text:style-name="P180">parse rdenv &lt;cmds&gt; &lt;stream&gt; - return env made executing initial &lt;cmds&gt; then stream</text:p>
            </text:list-item>
            <text:list-item>
              <text:p text:style-name="P180">parse rdmod &lt;module&gt; - return env made executing module file on path</text:p>
            </text:list-item>
            <text:list-item>
              <text:p text:style-name="P180">parse root - return current root environment </text:p>
            </text:list-item>
            <text:list-item>
              <text:p text:style-name="P180">parse scan &lt;string&gt; - return parse object from string </text:p>
            </text:list-item>
            <text:list-item>
              <text:p text:style-name="P180">parse scanned &lt;parseobj&gt; - return text remaining in parse object </text:p>
            </text:list-item>
            <text:list-item>
              <text:p text:style-name="P180">parse scanempty &lt;parseobj&gt; - parse empty line from string from parse object, update string </text:p>
            </text:list-item>
            <text:list-item>
              <text:p text:style-name="P180">parse scancode &lt;@string&gt; &lt;parseobj&gt; - parse {code} block from parse object</text:p>
            </text:list-item>
            <text:list-item>
              <text:p text:style-name="P180">parse scanwhite &lt;parseobj&gt; - parse white spce from string from parse object, update string</text:p>
            </text:list-item>
            <text:list-item>
              <text:p text:style-name="P180">parse scanspace &lt;parseobj&gt; - parse over white space from string from parse object, update string</text:p>
            </text:list-item>
            <text:list-item>
              <text:p text:style-name="P180"><text:soft-page-break/>parse scanint &lt;@int&gt; &lt;parseobj&gt; - parse integer from string from parse object, update string </text:p>
            </text:list-item>
            <text:list-item>
              <text:p text:style-name="P180">parse scanintval &lt;@int&gt; &lt;parseobj&gt; - parse signed based integer from parse object</text:p>
            </text:list-item>
            <text:list-item>
              <text:p text:style-name="P180">parse scanhex &lt;@int&gt; &lt;parseobj&gt; - parse hex string from parse object, update string</text:p>
            </text:list-item>
            <text:list-item>
              <text:p text:style-name="P180">parse scanhexw &lt;width&gt; &lt;@int&gt; &lt;parseobj&gt; - parse hex in &lt;width&gt; chars from parse object, update string </text:p>
            </text:list-item>
            <text:list-item>
              <text:p text:style-name="P180">parse scanmatch &lt;dir&gt; &lt;@val&gt; &lt;parseobj&gt; - parse prefix in dir from parse object giving matching value</text:p>
            </text:list-item>
            <text:list-item>
              <text:p text:style-name="P180">parse scanstr &lt;@string&gt; &lt;parseobj&gt; - parse item until delimiter, update string</text:p>
            </text:list-item>
            <text:list-item>
              <text:p text:style-name="P180">parse scanid &lt;@string&gt; &lt;parseobj&gt; - parse identifier, update string</text:p>
            </text:list-item>
            <text:list-item>
              <text:p text:style-name="P180">parse scanitemstr &lt;@string&gt; &lt;parseobj&gt; - parse item or string, update string</text:p>
            </text:list-item>
            <text:list-item>
              <text:p text:style-name="P180">parse scanitem &lt;delims&gt; &lt;@string&gt; &lt;parseobj&gt; - parse item until delimiter, update string </text:p>
            </text:list-item>
            <text:list-item>
              <text:p text:style-name="P180">parse scanmatch &lt;dir&gt; &lt;@val&gt; &lt;parseobj&gt; - parse prefix in dir from string in parse object giving matching value, update string </text:p>
            </text:list-item>
            <text:list-item>
              <text:p text:style-name="P180">parse source - name of the source of chars at start of the last line </text:p>
            </text:list-item>
          </text:list>
        </text:list-item>
        <text:list-item>
          <text:p text:style-name="P180">Operating System interface </text:p>
          <text:list>
            <text:list-item>
              <text:p text:style-name="P180">sys env - system environment variable environment </text:p>
            </text:list-item>
            <text:list-item>
              <text:p text:style-name="P180">sys fs casematch - whether case must match in file system file names value </text:p>
            </text:list-item>
            <text:list-item>
              <text:p text:style-name="P180">sys fs absname &lt;file&gt; - TRUE iff file has an absolute path name </text:p>
            </text:list-item>
            <text:list-item>
              <text:p text:style-name="P180">sys fs nowhere - name of file available as empty source or sink</text:p>
            </text:list-item>
            <text:list-item>
              <text:p text:style-name="P180">sys fs sep - string separating path elements in a file name </text:p>
            </text:list-item>
            <text:list-item>
              <text:p text:style-name="P180">sys fs thisdir - name of directory repersenting the current directory</text:p>
            </text:list-item>
            <text:list-item>
              <text:p text:style-name="P180">sys osfamily - name of operating system type</text:p>
            </text:list-item>
            <text:list-item>
              <text:p text:style-name="P180">sys run &lt;line&gt; - execute system &lt;line&gt; </text:p>
            </text:list-item>
            <text:list-item>
              <text:p text:style-name="P180">sys runrc &lt;command&gt; - execute system command &amp; return result code </text:p>
            </text:list-item>
            <text:list-item>
              <text:p text:style-name="P180">sys shell path &lt;path&gt; &lt;file&gt; - return name of file on path </text:p>
            </text:list-item>
            <text:list-item>
              <text:p text:style-name="P180">sys shell pathsep - character value separating directory elements in a path environment</text:p>
            </text:list-item>
            <text:list-item>
              <text:p text:style-name="P180">sys uid &lt;user&gt; - return the UID of the named user </text:p>
            </text:list-item>
            <text:list-item>
              <text:p text:style-name="P180">sys utctime &lt;time&gt; - broken down UTC time </text:p>
            </text:list-item>
            <text:list-item>
              <text:p text:style-name="P180">sys localtime &lt;time&gt; - broken down local time </text:p>
            </text:list-item>
            <text:list-item>
              <text:p text:style-name="P180">sys utctimef &lt;format&gt; &lt;time&gt; - formatted UTC time </text:p>
            </text:list-item>
            <text:list-item>
              <text:p text:style-name="P180">sys localtimef &lt;format&gt; &lt;time&gt; - formatted local time </text:p>
            </text:list-item>
            <text:list-item>
              <text:p text:style-name="P180">sys time - system calendar time in seconds </text:p>
            </text:list-item>
          </text:list>
        </text:list-item>
        <text:list-item>
          <text:p text:style-name="P180">Windows-only interface </text:p>
          <text:list>
            <text:list-item>
              <text:p text:style-name="P180">reg value HKEY_CLASSES_ROOT &lt;key&gt; - open key values in HKEY_CLASSES_ROOT </text:p>
            </text:list-item>
            <text:list-item>
              <text:p text:style-name="P180">reg value HKEY_USERS &lt;key&gt; - open key values in HKEY_USERS </text:p>
            </text:list-item>
            <text:list-item>
              <text:p text:style-name="P180">reg value HKEY_CURRENT_USER &lt;key&gt; - open key values in HKEY_CURRENT_USER </text:p>
            </text:list-item>
            <text:list-item>
              <text:p text:style-name="P180">reg value HKEY_LOCAL_MACHINE &lt;key&gt; - open key values in HKEY_LOCAL_MACHINE </text:p>
            </text:list-item>
            <text:list-item>
              <text:p text:style-name="P180">reg value HKEY_CURRENT_CONFIG &lt;key&gt; - open key values in HKEY_CURRENT_CONFIG</text:p>
            </text:list-item>
            <text:list-item>
              <text:p text:style-name="P180">reg allow_edit &lt;boolean&gt; - enable/disable write to the registry from new keys</text:p>
            </text:list-item>
            <text:list-item>
              <text:p text:style-name="P172">reg key - directory of key value types </text:p>
            </text:list-item>
          </text:list>
        </text:list-item>
      </text:list>
      <text:h text:style-name="P72" text:outline-level="2"><text:soft-page-break/>Run-time Library</text:h>
      <text:p text:style-name="P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103">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103">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8">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103">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105">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105">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103">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103">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104">intordir</text:p>
          </table:table-cell>
          <table:table-cell table:style-name="Table4.A1" office:value-type="string">
            <text:p text:style-name="P71">&lt;int&gt; | &lt;dir&gt;</text:p>
          </table:table-cell>
        </table:table-row>
        <table:table-row table:style-name="Table4.1">
          <table:table-cell table:style-name="Table4.A1" office:value-type="string">
            <text:p text:style-name="P105">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105">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8">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105">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105">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6" text:outline-level="3">add &lt;int&gt; &lt;int&gt; </text:h>
      <table:table table:name="Table5" table:style-name="Table5">
        <table:table-column table:style-name="Table5.A"/>
        <table:table-column table:style-name="Table5.B"/>
        <table:table-row>
          <table:table-cell table:style-name="Table5.A1" office:value-type="string">
            <text:p text:style-name="P19">Name</text:p>
          </table:table-cell>
          <table:table-cell table:style-name="Table5.B1" office:value-type="string">
            <text:p text:style-name="P21">add</text:p>
          </table:table-cell>
        </table:table-row>
        <table:table-row table:style-name="Table5.2">
          <table:table-cell table:style-name="Table5.A1" office:value-type="string">
            <text:p text:style-name="P19">Kind</text:p>
          </table:table-cell>
          <table:table-cell table:style-name="Table5.B1" office:value-type="string">
            <text:p text:style-name="P20">Function</text:p>
          </table:table-cell>
        </table:table-row>
        <table:table-row>
          <table:table-cell table:style-name="Table5.A1" office:value-type="string">
            <text:p text:style-name="P19">Arg syntax</text:p>
          </table:table-cell>
          <table:table-cell table:style-name="Table5.B1" office:value-type="string">
            <text:p text:style-name="P20">&lt;n1:int&gt; &lt;n2:int&gt;</text:p>
          </table:table-cell>
        </table:table-row>
        <table:table-row>
          <table:table-cell table:style-name="Table5.A1" office:value-type="string">
            <text:p text:style-name="P19">Description</text:p>
          </table:table-cell>
          <table:table-cell table:style-name="Table5.B1" office:value-type="string">
            <text:p text:style-name="P20">Takes two integers and adds them together.</text:p>
          </table:table-cell>
        </table:table-row>
        <table:table-row>
          <table:table-cell table:style-name="Table5.A1" office:value-type="string">
            <text:p text:style-name="P19">Returns</text:p>
          </table:table-cell>
          <table:table-cell table:style-name="Table5.B1" office:value-type="string">
            <text:p text:style-name="P20">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9">Example</text:p>
          </table:table-cell>
          <table:table-cell table:style-name="Table5.B1" office:value-type="string">
            <text:p text:style-name="P75">&gt; add 0x100 12</text:p>
            <text:p text:style-name="P75">268</text:p>
            <text:p text:style-name="P75">&gt; sys localtimef "%T" (add (sys.time!) 600!)</text:p>
            <text:p text:style-name="P75">"17:30:14"</text:p>
          </table:table-cell>
        </table:table-row>
      </table:table>
      <text:h text:style-name="P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22">Name</text:p>
          </table:table-cell>
          <table:table-cell table:style-name="Table6.B1" office:value-type="string">
            <text:p text:style-name="P60">argname</text:p>
          </table:table-cell>
        </table:table-row>
        <table:table-row table:style-name="Table6.1">
          <table:table-cell table:style-name="Table6.A1" office:value-type="string">
            <text:p text:style-name="P22">Kind</text:p>
          </table:table-cell>
          <table:table-cell table:style-name="Table6.B1" office:value-type="string">
            <text:p text:style-name="P27">Function</text:p>
          </table:table-cell>
        </table:table-row>
        <text:soft-page-break/>
        <table:table-row table:style-name="Table6.1">
          <table:table-cell table:style-name="Table6.A1" office:value-type="string">
            <text:p text:style-name="P22">Arg syntax</text:p>
          </table:table-cell>
          <table:table-cell table:style-name="Table6.B1" office:value-type="string">
            <text:p text:style-name="P27">&lt;closure&gt;</text:p>
          </table:table-cell>
        </table:table-row>
        <table:table-row table:style-name="Table6.1">
          <table:table-cell table:style-name="Table6.A1" office:value-type="string">
            <text:p text:style-name="P22">Description</text:p>
          </table:table-cell>
          <table:table-cell table:style-name="Table6.B1" office:value-type="string">
            <text:p text:style-name="P27">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22">Returns</text:p>
          </table:table-cell>
          <table:table-cell table:style-name="Table6.B1" office:value-type="string">
            <text:p text:style-name="P27">A string containing the name of the variable next to be bound to an argument.</text:p>
          </table:table-cell>
        </table:table-row>
        <table:table-row table:style-name="Table6.1">
          <table:table-cell table:style-name="Table6.A1" office:value-type="string">
            <text:p text:style-name="P22">Example</text:p>
          </table:table-cell>
          <table:table-cell table:style-name="Table6.B1" office:value-type="string">
            <text:p text:style-name="P76">&gt; argname [b=1,a]::{a+b}</text:p>
            <text:p text:style-name="P76">"a"</text:p>
            <text:p text:style-name="P76">&gt; argname set</text:p>
            <text:p text:style-name="P76">"_1"</text:p>
            <text:p text:style-name="P76">&gt; set needs_argument[fn]:{NULL != (argname fn!)}</text:p>
            <text:p text:style-name="P76">&gt; needs_argument needs_argument</text:p>
            <text:p text:style-name="P76">TRUE</text:p>
            <text:p text:style-name="P76">&gt; needs_argument []:{echo "no"!}</text:p>
            <text:p text:style-name="P76">FALSE</text:p>
          </table:table-cell>
        </table:table-row>
      </table:table>
      <text:h text:style-name="P6" text:outline-level="3">argname<text:span text:style-name="T19">s</text:span> &lt;closure&gt;</text:h>
      <table:table table:name="Table7" table:style-name="Table7">
        <table:table-column table:style-name="Table7.A"/>
        <table:table-column table:style-name="Table7.B"/>
        <table:table-row table:style-name="Table7.1">
          <table:table-cell table:style-name="Table7.A1" office:value-type="string">
            <text:p text:style-name="P19">Name</text:p>
          </table:table-cell>
          <table:table-cell table:style-name="Table7.B1" office:value-type="string">
            <text:p text:style-name="P21">argnames</text:p>
          </table:table-cell>
        </table:table-row>
        <table:table-row table:style-name="Table7.1">
          <table:table-cell table:style-name="Table7.A1" office:value-type="string">
            <text:p text:style-name="P19">Kind</text:p>
          </table:table-cell>
          <table:table-cell table:style-name="Table7.B1" office:value-type="string">
            <text:p text:style-name="P20">Function</text:p>
          </table:table-cell>
        </table:table-row>
        <table:table-row table:style-name="Table7.1">
          <table:table-cell table:style-name="Table7.A1" office:value-type="string">
            <text:p text:style-name="P19">Arg syntax</text:p>
          </table:table-cell>
          <table:table-cell table:style-name="Table7.B1" office:value-type="string">
            <text:p text:style-name="P20">&lt;closure&gt;</text:p>
          </table:table-cell>
        </table:table-row>
        <table:table-row table:style-name="Table7.1">
          <table:table-cell table:style-name="Table7.A1" office:value-type="string">
            <text:p text:style-name="P19">Description</text:p>
          </table:table-cell>
          <table:table-cell table:style-name="Table7.B1" office:value-type="string">
            <text:p text:style-name="P20">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9">Returns</text:p>
          </table:table-cell>
          <table:table-cell table:style-name="Table7.B1" office:value-type="string">
            <text:p text:style-name="P20">A string containing the name of the variable next to be bound to an argument.</text:p>
          </table:table-cell>
        </table:table-row>
        <table:table-row table:style-name="Table7.1">
          <table:table-cell table:style-name="Table7.A1" office:value-type="string">
            <text:p text:style-name="P19">Example</text:p>
          </table:table-cell>
          <table:table-cell table:style-name="Table7.B1" office:value-type="string">
            <text:p text:style-name="P75">&gt; argnames [b=1,a]::{a+b}</text:p>
            <text:p text:style-name="P75">&lt;"a"&gt;</text:p>
            <text:p text:style-name="P75">&gt; argnames add</text:p>
            <text:p text:style-name="P75">&lt;"_1", "_2"&gt;</text:p>
            <text:p text:style-name="P75">&gt; set argument_count[fn]:{len (argnames fn!)!}</text:p>
            <text:p text:style-name="P75">&gt; argument_count add</text:p>
            <text:p text:style-name="P75">2</text:p>
          </table:table-cell>
        </table:table-row>
      </table:table>
      <text:h text:style-name="P15"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23">Name</text:p>
          </table:table-cell>
          <table:table-cell table:style-name="Table134.B1" office:value-type="string">
            <text:p text:style-name="P68">basetype</text:p>
          </table:table-cell>
        </table:table-row>
        <text:soft-page-break/>
        <table:table-row table:style-name="Table134.1">
          <table:table-cell table:style-name="Table134.A1" office:value-type="string">
            <text:p text:style-name="P23">Kind</text:p>
          </table:table-cell>
          <table:table-cell table:style-name="Table134.B1" office:value-type="string">
            <text:p text:style-name="P43">Directory</text:p>
          </table:table-cell>
        </table:table-row>
        <table:table-row table:style-name="Table134.1">
          <table:table-cell table:style-name="Table134.A1" office:value-type="string">
            <text:p text:style-name="P23">Arg syntax</text:p>
          </table:table-cell>
          <table:table-cell table:style-name="Table134.B1" office:value-type="string">
            <text:p text:style-name="P43">Not a function</text:p>
          </table:table-cell>
        </table:table-row>
        <table:table-row table:style-name="Table134.1">
          <table:table-cell table:style-name="Table134.A1" office:value-type="string">
            <text:p text:style-name="P23">Description</text:p>
          </table:table-cell>
          <table:table-cell table:style-name="Table134.B1" office:value-type="string">
            <text:p text:style-name="P43">Contains the values of types built-in to the parser.<text:line-break/><text:span text:style-name="T20">When printed, types contain the names held by this directory.</text:span></text:p>
          </table:table-cell>
        </table:table-row>
        <table:table-row table:style-name="Table134.1">
          <table:table-cell table:style-name="Table134.A1" office:value-type="string">
            <text:p text:style-name="P23">Returns</text:p>
          </table:table-cell>
          <table:table-cell table:style-name="Table134.B1" office:value-type="string">
            <text:p text:style-name="P28"><text:span text:style-name="T20">Not a function.</text:span><text:span text:style-name="T1"><text:line-break/></text:span>See also:<text:span text:style-name="T3">type</text:span>, <text:span text:style-name="T3">typename</text:span>, <text:span text:style-name="T3">typeof</text:span></text:p>
          </table:table-cell>
        </table:table-row>
        <table:table-row table:style-name="Table134.1">
          <table:table-cell table:style-name="Table134.A1" office:value-type="string">
            <text:p text:style-name="P23">Example</text:p>
          </table:table-cell>
          <table:table-cell table:style-name="Table134.B1" office:value-type="string">
            <text:p text:style-name="P77">&gt; <text:span text:style-name="T20">typename “some text”</text:span></text:p>
            <text:p text:style-name="P77">“<text:span text:style-name="T20">string”</text:span></text:p>
            <text:p text:style-name="P87">&gt; typeof "some text"</text:p>
            <text:p text:style-name="P87">$basetype.string</text:p>
            <text:p text:style-name="P87">&gt; eval basetype.string</text:p>
            <text:p text:style-name="P87">$basetype.string</text:p>
            <text:p text:style-name="P77"/>
            <text:p text:style-name="P87">&gt; help all basetype</text:p>
            <text:p text:style-name="P87">all basetype &lt;subcommand&gt; - commands:</text:p>
            <text:p text:style-name="P87"><text:s text:c="4"/>type - type value</text:p>
            <text:p text:style-name="P87"><text:s text:c="4"/>nul - type value</text:p>
            <text:p text:style-name="P87"><text:s text:c="4"/>string - type value</text:p>
            <text:p text:style-name="P87"><text:s text:c="4"/>code - type value</text:p>
            <text:p text:style-name="P87"><text:s text:c="4"/>closure - type value</text:p>
            <text:p text:style-name="P87"><text:s text:c="4"/>int - type value</text:p>
            <text:p text:style-name="P87"><text:s text:c="4"/>dir - type value</text:p>
            <text:p text:style-name="P87"><text:s text:c="4"/>cmd - type value</text:p>
            <text:p text:style-name="P87"><text:s text:c="4"/>fn - type value</text:p>
            <text:p text:style-name="P87"><text:s text:c="4"/>stream - type value</text:p>
            <text:p text:style-name="P87"><text:s text:c="4"/>ip - type value</text:p>
            <text:p text:style-name="P87"><text:s text:c="4"/>mac - type value</text:p>
            <text:p text:style-name="P87"><text:s text:c="4"/>coroutine - type value</text:p>
            <text:p text:style-name="P87"><text:s text:c="4"/>mem - type value</text:p>
          </table:table-cell>
        </table:table-row>
      </table:table>
      <text:h text:style-name="P7" text:outline-level="3"><text:span text:style-name="T20">bind</text:span> &lt;<text:span text:style-name="T21">closure</text:span>&gt; &lt;<text:span text:style-name="T21">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24">Name</text:p>
          </table:table-cell>
          <table:table-cell table:style-name="Table8.B1" office:value-type="string">
            <text:p text:style-name="P61">bind</text:p>
          </table:table-cell>
        </table:table-row>
        <table:table-row table:style-name="Table8.1">
          <table:table-cell table:style-name="Table8.A1" office:value-type="string">
            <text:p text:style-name="P24">Kind</text:p>
          </table:table-cell>
          <table:table-cell table:style-name="Table8.B1" office:value-type="string">
            <text:p text:style-name="P29">Function</text:p>
          </table:table-cell>
        </table:table-row>
        <table:table-row table:style-name="Table8.1">
          <table:table-cell table:style-name="Table8.A1" office:value-type="string">
            <text:p text:style-name="P24">Arg syntax</text:p>
          </table:table-cell>
          <table:table-cell table:style-name="Table8.B1" office:value-type="string">
            <text:p text:style-name="P29">&lt;<text:span text:style-name="T21">fn</text:span>:<text:span text:style-name="T21">closure</text:span>&gt; &lt;<text:span text:style-name="T21">arg</text:span>:<text:span text:style-name="T21">any</text:span>&gt;</text:p>
          </table:table-cell>
        </table:table-row>
        <table:table-row table:style-name="Table8.1">
          <table:table-cell table:style-name="Table8.A1" office:value-type="string">
            <text:p text:style-name="P24">Description</text:p>
          </table:table-cell>
          <table:table-cell table:style-name="Table8.B1" office:value-type="string">
            <text:p text:style-name="P29">Takes <text:span text:style-name="T21">a closure with at least one unbound variable and binds the given value to the next to be bound</text:span>.</text:p>
          </table:table-cell>
        </table:table-row>
        <table:table-row table:style-name="Table8.1">
          <table:table-cell table:style-name="Table8.A1" office:value-type="string">
            <text:p text:style-name="P24">Returns</text:p>
          </table:table-cell>
          <table:table-cell table:style-name="Table8.B1" office:value-type="string">
            <text:p text:style-name="P44">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99">set bind[fn, arg]:{fn arg}</text:p>
            <text:p text:style-name="P30">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24">Example</text:p>
          </table:table-cell>
          <table:table-cell table:style-name="Table8.B1" office:value-type="string">
            <text:p text:style-name="P78">&gt; <text:span text:style-name="T22">set dir bind [a] 33!</text:span></text:p>
            <text:p text:style-name="P88">&gt; eval dir</text:p>
            <text:p text:style-name="P88">[a=33]</text:p>
            <text:p text:style-name="P88"/>
            <text:p text:style-name="P88">&gt; set inc bind add 1!</text:p>
            <text:p text:style-name="P88">&gt; inc 3</text:p>
            <text:p text:style-name="P88">4</text:p>
          </table:table-cell>
        </table:table-row>
      </table:table>
      <text:h text:style-name="P7" text:outline-level="3"><text:span text:style-name="T20">binsplit</text:span> &lt;<text:span text:style-name="T23">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24">Name</text:p>
          </table:table-cell>
          <table:table-cell table:style-name="Table135.B1" office:value-type="string">
            <text:p text:style-name="P61">bi<text:span text:style-name="T22">nsplit</text:span></text:p>
          </table:table-cell>
        </table:table-row>
        <table:table-row table:style-name="Table135.1">
          <table:table-cell table:style-name="Table135.A1" office:value-type="string">
            <text:p text:style-name="P24">Kind</text:p>
          </table:table-cell>
          <table:table-cell table:style-name="Table135.B1" office:value-type="string">
            <text:p text:style-name="P29">Function</text:p>
          </table:table-cell>
        </table:table-row>
        <table:table-row table:style-name="Table135.1">
          <table:table-cell table:style-name="Table135.A1" office:value-type="string">
            <text:p text:style-name="P24">Arg syntax</text:p>
          </table:table-cell>
          <table:table-cell table:style-name="Table135.B1" office:value-type="string">
            <text:p text:style-name="P29">&lt;<text:span text:style-name="T23">le</text:span>:<text:span text:style-name="T23">bool</text:span>&gt; &lt;<text:span text:style-name="T23">signed</text:span>:<text:span text:style-name="T23">bool</text:span>&gt; <text:span text:style-name="T23">&lt;bytes:int&gt; &lt;data:string&gt;</text:span></text:p>
          </table:table-cell>
        </table:table-row>
        <table:table-row table:style-name="Table135.1">
          <table:table-cell table:style-name="Table135.A1" office:value-type="string">
            <text:p text:style-name="P24">Description</text:p>
          </table:table-cell>
          <table:table-cell table:style-name="Table135.B1" office:value-type="string">
            <text:p text:style-name="P45">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24">remainder of the data (that is less than ‘bytes’ in length) is not represented in the resulting vector.</text:span></text:p>
            <text:p text:style-name="P46">This function creates an alternative representation of the data ‘data’ and does not duplicate the memory required to hold it.</text:p>
            <text:p text:style-name="P47">Valid values for ‘bytes’ are only 1, 2, or 4.</text:p>
          </table:table-cell>
        </table:table-row>
        <table:table-row table:style-name="Table135.1">
          <table:table-cell table:style-name="Table135.A1" office:value-type="string">
            <text:p text:style-name="P24">Returns</text:p>
          </table:table-cell>
          <table:table-cell table:style-name="Table135.B1" office:value-type="string">
            <text:p text:style-name="P29">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24">Example</text:p>
          </table:table-cell>
          <table:table-cell table:style-name="Table135.B1" office:value-type="string">
            <text:p text:style-name="P89">&gt; set bin "\xff\xff\xff\xff\x80\x00\x00\x01\x01\x00\x00\xff"</text:p>
            <text:p text:style-name="P89">&gt; int_fmt_hexbits 255</text:p>
            <text:p text:style-name="P89">-1</text:p>
            <text:p text:style-name="P89">&gt; binsplit TRUE TRUE 4 bin</text:p>
            <text:p text:style-name="P89">&lt;-1, 0x1000080, 0xffffffffff000001&gt;</text:p>
            <text:p text:style-name="P89">&gt; binsplit TRUE FALSE 4 bin</text:p>
            <text:p text:style-name="P89">&lt;0xffffffff, 0x1000080, 0xff000001&gt;</text:p>
            <text:p text:style-name="P89">&gt; binsplit FALSE TRUE 4 bin</text:p>
            <text:p text:style-name="P89">&lt;-1, 0xffffffff80000001, 0x10000ff&gt;</text:p>
            <text:p text:style-name="P89">&gt; binsplit FALSE FALSE 4 bin</text:p>
            <text:p text:style-name="P89">&lt;0xffffffff, 0x80000001, 0x10000ff&gt;</text:p>
            <text:p text:style-name="P89">&gt; binsplit TRUE TRUE 2 bin</text:p>
            <text:p text:style-name="P89">&lt;-1, -1, 128, 0x100, 1, 0xffffffffffffff00&gt;</text:p>
            <text:p text:style-name="P89">&gt; binsplit TRUE FALSE 2 bin</text:p>
            <text:p text:style-name="P89">&lt;0xffff, 0xffff, 128, 0x100, 1, 0xff00&gt;</text:p>
            <text:p text:style-name="P89">&gt; binsplit FALSE TRUE 2 bin</text:p>
            <text:p text:style-name="P89">&lt;-1, -1, 0xffffffffffff8000, 1, 0x100, 255&gt;</text:p>
            <text:p text:style-name="P89">&gt; binsplit FALSE FALSE 2 bin</text:p>
            <text:p text:style-name="P89">&lt;0xffff, 0xffff, 0x8000, 1, 0x100, 255&gt;</text:p>
            <text:p text:style-name="P89">&gt; binsplit TRUE TRUE 1 bin</text:p>
            <text:p text:style-name="P89">&lt;-1, -1, -1, -1, -128, 0, 0, 1, 1, 0, 0, -1&gt;</text:p>
            <text:p text:style-name="P89">&gt; binsplit TRUE FALSE 1 bin</text:p>
            <text:p text:style-name="P89">&lt;255, 255, 255, 255, 128, 0, 0, 1, 1, 0, 0, 255&gt;</text:p>
          </table:table-cell>
        </table:table-row>
      </table:table>
      <text:h text:style-name="P12" text:outline-level="3">bit<text:span text:style-name="T37">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25">Name</text:p>
          </table:table-cell>
          <table:table-cell table:style-name="Table141.B1" office:value-type="string">
            <text:p text:style-name="P66">bit<text:span text:style-name="T37">and</text:span></text:p>
          </table:table-cell>
        </table:table-row>
        <table:table-row table:style-name="Table141.1">
          <table:table-cell table:style-name="Table141.A1" office:value-type="string">
            <text:p text:style-name="P25">Kind</text:p>
          </table:table-cell>
          <table:table-cell table:style-name="Table141.B1" office:value-type="string">
            <text:p text:style-name="P40">Function</text:p>
          </table:table-cell>
        </table:table-row>
        <table:table-row table:style-name="Table141.1">
          <table:table-cell table:style-name="Table141.A1" office:value-type="string">
            <text:p text:style-name="P25">Arg syntax</text:p>
          </table:table-cell>
          <table:table-cell table:style-name="Table141.B1" office:value-type="string">
            <text:p text:style-name="P40">&lt;b1:int&gt; &lt;b2:int&gt;</text:p>
          </table:table-cell>
        </table:table-row>
        <table:table-row table:style-name="Table141.1">
          <table:table-cell table:style-name="Table141.A1" office:value-type="string">
            <text:p text:style-name="P25">Description</text:p>
          </table:table-cell>
          <table:table-cell table:style-name="Table141.B1" office:value-type="string">
            <text:p text:style-name="P40">Takes two sets of 64 bits (held in the two integers represented in two's complement arithmetic) and returns the integer representing the "<text:span text:style-name="T37">and</text:span>" of corresponding bits.</text:p>
          </table:table-cell>
        </table:table-row>
        <table:table-row table:style-name="Table141.1">
          <table:table-cell table:style-name="Table141.A1" office:value-type="string">
            <text:p text:style-name="P25">Returns</text:p>
          </table:table-cell>
          <table:table-cell table:style-name="Table141.B1" office:value-type="string">
            <text:p text:style-name="P40">Bitwise "<text:span text:style-name="T37">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25">Example</text:p>
          </table:table-cell>
          <table:table-cell table:style-name="Table141.B1" office:value-type="string">
            <text:p text:style-name="P85">&gt; bitand 1 3</text:p>
            <text:p text:style-name="P92">1</text:p>
            <text:p text:style-name="P85"><text:span text:style-name="T37">&gt; </text:span>bitand 0 0xffff</text:p>
            <text:p text:style-name="P92">0</text:p>
            <text:p text:style-name="P85"><text:span text:style-name="T37">&gt; </text:span>strf "0x%09x" &lt;bitand 0x000fff000 0x123456789!&gt;</text:p>
            <text:p text:style-name="P85">"0x000456000"</text:p>
          </table:table-cell>
        </table:table-row>
      </table:table>
      <text:h text:style-name="P12"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22">Name</text:p>
          </table:table-cell>
          <table:table-cell table:style-name="Table9.B1" office:value-type="string">
            <text:p text:style-name="P60">bitnot</text:p>
          </table:table-cell>
        </table:table-row>
        <table:table-row table:style-name="Table9.1">
          <table:table-cell table:style-name="Table9.A1" office:value-type="string">
            <text:p text:style-name="P22">Kind</text:p>
          </table:table-cell>
          <table:table-cell table:style-name="Table9.B1" office:value-type="string">
            <text:p text:style-name="P27">Function</text:p>
          </table:table-cell>
        </table:table-row>
        <table:table-row table:style-name="Table9.1">
          <table:table-cell table:style-name="Table9.A1" office:value-type="string">
            <text:p text:style-name="P22">Arg syntax</text:p>
          </table:table-cell>
          <table:table-cell table:style-name="Table9.B1" office:value-type="string">
            <text:p text:style-name="P27">&lt;b:int&gt;</text:p>
          </table:table-cell>
        </table:table-row>
        <text:soft-page-break/>
        <table:table-row table:style-name="Table9.1">
          <table:table-cell table:style-name="Table9.A1" office:value-type="string">
            <text:p text:style-name="P22">Description</text:p>
          </table:table-cell>
          <table:table-cell table:style-name="Table9.B1" office:value-type="string">
            <text:p text:style-name="P27">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22">Returns</text:p>
          </table:table-cell>
          <table:table-cell table:style-name="Table9.B1" office:value-type="string">
            <text:p text:style-name="P27">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22">Example</text:p>
          </table:table-cell>
          <table:table-cell table:style-name="Table9.B1" office:value-type="string">
            <text:p text:style-name="P76">&gt; bitnot 0</text:p>
            <text:p text:style-name="P76">-1</text:p>
            <text:p text:style-name="P76">&gt; bitnot 0xffff</text:p>
            <text:p text:style-name="P76">-65536</text:p>
            <text:p text:style-name="P76">&gt; strf "0x%09x" &lt;bitnot 0x000fff000!&gt;</text:p>
            <text:p text:style-name="P76">"0xffffffffff000fff"</text:p>
          </table:table-cell>
        </table:table-row>
      </table:table>
      <text:h text:style-name="P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22">Name</text:p>
          </table:table-cell>
          <table:table-cell table:style-name="Table10.B1" office:value-type="string">
            <text:p text:style-name="P60">bitor</text:p>
          </table:table-cell>
        </table:table-row>
        <table:table-row table:style-name="Table10.1">
          <table:table-cell table:style-name="Table10.A1" office:value-type="string">
            <text:p text:style-name="P22">Kind</text:p>
          </table:table-cell>
          <table:table-cell table:style-name="Table10.B1" office:value-type="string">
            <text:p text:style-name="P27">Function</text:p>
          </table:table-cell>
        </table:table-row>
        <table:table-row table:style-name="Table10.1">
          <table:table-cell table:style-name="Table10.A1" office:value-type="string">
            <text:p text:style-name="P22">Arg syntax</text:p>
          </table:table-cell>
          <table:table-cell table:style-name="Table10.B1" office:value-type="string">
            <text:p text:style-name="P27">&lt;b1:int&gt; &lt;b2:int&gt;</text:p>
          </table:table-cell>
        </table:table-row>
        <table:table-row table:style-name="Table10.1">
          <table:table-cell table:style-name="Table10.A1" office:value-type="string">
            <text:p text:style-name="P22">Description</text:p>
          </table:table-cell>
          <table:table-cell table:style-name="Table10.B1" office:value-type="string">
            <text:p text:style-name="P27">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22">Returns</text:p>
          </table:table-cell>
          <table:table-cell table:style-name="Table10.B1" office:value-type="string">
            <text:p text:style-name="P27">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22">Example</text:p>
          </table:table-cell>
          <table:table-cell table:style-name="Table10.B1" office:value-type="string">
            <text:p text:style-name="P76">&gt; bitor 1 2</text:p>
            <text:p text:style-name="P76">3</text:p>
            <text:p text:style-name="P76">&gt; bitor 0xffff0000 0xffff</text:p>
            <text:p text:style-name="P76">4294967295</text:p>
            <text:p text:style-name="P76">&gt; strf "0x%09x" &lt;bitor 0x000fff000 0x123456789!&gt;</text:p>
            <text:p text:style-name="P76">"0x123fff789"</text:p>
          </table:table-cell>
        </table:table-row>
      </table:table>
      <text:h text:style-name="P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22">Name</text:p>
          </table:table-cell>
          <table:table-cell table:style-name="Table11.B1" office:value-type="string">
            <text:p text:style-name="P60">bitxor</text:p>
          </table:table-cell>
        </table:table-row>
        <table:table-row table:style-name="Table11.1">
          <table:table-cell table:style-name="Table11.A1" office:value-type="string">
            <text:p text:style-name="P22">Kind</text:p>
          </table:table-cell>
          <table:table-cell table:style-name="Table11.B1" office:value-type="string">
            <text:p text:style-name="P27">Function</text:p>
          </table:table-cell>
        </table:table-row>
        <table:table-row table:style-name="Table11.1">
          <table:table-cell table:style-name="Table11.A1" office:value-type="string">
            <text:p text:style-name="P22">Arg syntax</text:p>
          </table:table-cell>
          <table:table-cell table:style-name="Table11.B1" office:value-type="string">
            <text:p text:style-name="P27">&lt;b1:int&gt; &lt;b2:int&gt;</text:p>
          </table:table-cell>
        </table:table-row>
        <table:table-row table:style-name="Table11.1">
          <table:table-cell table:style-name="Table11.A1" office:value-type="string">
            <text:p text:style-name="P22">Description</text:p>
          </table:table-cell>
          <table:table-cell table:style-name="Table11.B1" office:value-type="string">
            <text:p text:style-name="P27">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22">Returns</text:p>
          </table:table-cell>
          <table:table-cell table:style-name="Table11.B1" office:value-type="string">
            <text:p text:style-name="P27">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ext:soft-page-break/>
        <table:table-row table:style-name="Table11.1">
          <table:table-cell table:style-name="Table11.A1" office:value-type="string">
            <text:p text:style-name="P22">Example</text:p>
          </table:table-cell>
          <table:table-cell table:style-name="Table11.B1" office:value-type="string">
            <text:p text:style-name="P76">&gt; bitxor 1 3</text:p>
            <text:p text:style-name="P76">2</text:p>
            <text:p text:style-name="P76">&gt; bitxor 0xffff 0xff00</text:p>
            <text:p text:style-name="P76">255</text:p>
            <text:p text:style-name="P76">&gt; <text:s/>strf "0x%09x" &lt;bitxor 0x000fff000 0x555555555!&gt;</text:p>
            <text:p text:style-name="P76">"0x555aaa555"</text:p>
          </table:table-cell>
        </table:table-row>
      </table:table>
      <text:h text:style-name="P6" text:outline-level="3">chop &lt;int<text:span text:style-name="T41">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22">Name</text:p>
          </table:table-cell>
          <table:table-cell table:style-name="Table12.B1" office:value-type="string">
            <text:p text:style-name="P60">chop</text:p>
          </table:table-cell>
        </table:table-row>
        <table:table-row table:style-name="Table12.1">
          <table:table-cell table:style-name="Table12.A1" office:value-type="string">
            <text:p text:style-name="P22">Kind</text:p>
          </table:table-cell>
          <table:table-cell table:style-name="Table12.B1" office:value-type="string">
            <text:p text:style-name="P27">Function</text:p>
          </table:table-cell>
        </table:table-row>
        <table:table-row table:style-name="Table12.1">
          <table:table-cell table:style-name="Table12.A1" office:value-type="string">
            <text:p text:style-name="P22">Arg syntax</text:p>
          </table:table-cell>
          <table:table-cell table:style-name="Table12.B1" office:value-type="string">
            <text:p text:style-name="P41">&lt;stride:int<text:span text:style-name="T38">ordir</text:span>&gt; &lt;str:string&gt; </text:p>
          </table:table-cell>
        </table:table-row>
        <table:table-row table:style-name="Table12.1">
          <table:table-cell table:style-name="Table12.A1" office:value-type="string">
            <text:p text:style-name="P22">Description</text:p>
          </table:table-cell>
          <table:table-cell table:style-name="Table12.B1" office:value-type="string">
            <text:p text:style-name="P27">Returns a vector of successive substrings from &lt;str&gt; <text:span text:style-name="T38">as determined by stride. When stride is an integer </text:span>each <text:span text:style-name="T38">substring is </text:span>|&lt;stride&gt;| octets long except the <text:s/><text:span text:style-name="T40">l</text:span>ast which may have fewer <text:span text:style-name="T38">(being all that is left)</text:span>.  The substrings are taken <text:s/><text:span text:style-name="T40">s</text:span>equentially from <text:span text:style-name="T38">str with postive values of &lt;stride&gt; being taken from the front of <text:s/>he string and negative ones being taken from the back.</text:span></text:p>
            <text:p text:style-name="P53">When stride is a directory each element in the vector will have the same shape as the directory <text:span text:style-name="T40">(and its subdirectories)</text:span> except that the values are replaced by successive substrings from &lt;str&gt;.</text:p>
          </table:table-cell>
        </table:table-row>
        <table:table-row table:style-name="Table12.1">
          <table:table-cell table:style-name="Table12.A1" office:value-type="string">
            <text:p text:style-name="P22">Returns</text:p>
          </table:table-cell>
          <table:table-cell table:style-name="Table12.B1" office:value-type="string">
            <text:p text:style-name="P27">A vector of successive <text:span text:style-name="T41">substrings</text:span> <text:span text:style-name="T41">or directories of</text:span> substrings taken from the string.<text:span text:style-name="T1"><text:line-break/></text:span>See also: <text:span text:style-name="name"><text:span text:style-name="T41">chopn</text:span></text:span><text:span text:style-name="T41">, </text:span><text:span text:style-name="T1">zip, </text:span><text:span text:style-name="T12">join</text:span></text:p>
          </table:table-cell>
        </table:table-row>
        <table:table-row table:style-name="Table12.1">
          <table:table-cell table:style-name="Table12.A1" office:value-type="string">
            <text:p text:style-name="P22">Example</text:p>
          </table:table-cell>
          <table:table-cell table:style-name="Table12.B1" office:value-type="string">
            <text:p text:style-name="P76">&gt; chop 3 "abcdefghijk"</text:p>
            <text:p text:style-name="P76">&lt;"abc", "def", "ghi", "jk"&gt;</text:p>
            <text:p text:style-name="P76">&gt; chop -3 "abcdefghijk"</text:p>
            <text:p text:style-name="P76">&lt;"ijk", "fgh", "cde", "ab"&gt;</text:p>
            <text:p text:style-name="P76"><text:span text:style-name="T40">&gt; </text:span>set rev[x]:{x.&lt;(len x!)-1..0&gt;}</text:p>
            <text:p text:style-name="P76">&gt; join "," (rev (chop -3 (strf "%d" &lt;10000000&gt;!)!)!)</text:p>
            <text:p text:style-name="P76">"10,000,000"</text:p>
            <text:p text:style-name="P76">&gt; chop [word=-4] "thisand that"</text:p>
            <text:p text:style-name="P76">&lt;[word="that"], [word="and "], [word="this"]&gt;</text:p>
            <text:p text:style-name="P76">&gt; chop <text:span text:style-name="T39">[first=</text:span>&lt;<text:span text:style-name="T39">1,1</text:span>&gt;,<text:span text:style-name="T39">body=6]</text:span> "* <text:span text:style-name="T39">thing1**thing2+*thing3</text:span>"</text:p>
            <text:p text:style-name="P76">&lt;[first=&lt;"*", " "&gt;, body="thing1"], [first=&lt;"*", "*"&gt;, body="thing2"], [first=&lt;"+", "*"&gt;, body="thing3"]&gt;</text:p>
            <text:p text:style-name="P76">&gt; join NULL (chop &lt;-5,-4,-2,-4,-2,-4,-5&gt; "able was I ere I saw elba "!)</text:p>
            <text:p text:style-name="P76">"elba saw I ere I was able "</text:p>
          </table:table-cell>
        </table:table-row>
      </table:table>
      <text:h text:style-name="P13" text:outline-level="3"><text:span text:style-name="T41">c</text:span>hop<text:span text:style-name="T41">n &lt;int&gt;</text:span> &lt;int<text:span text:style-name="T41">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26">Name</text:p>
          </table:table-cell>
          <table:table-cell table:style-name="Table142.B1" office:value-type="string">
            <text:p text:style-name="P67">chop<text:span text:style-name="T41">n</text:span></text:p>
          </table:table-cell>
        </table:table-row>
        <table:table-row table:style-name="Table142.1">
          <table:table-cell table:style-name="Table142.A1" office:value-type="string">
            <text:p text:style-name="P26">Kind</text:p>
          </table:table-cell>
          <table:table-cell table:style-name="Table142.B1" office:value-type="string">
            <text:p text:style-name="P42">Function</text:p>
          </table:table-cell>
        </table:table-row>
        <table:table-row table:style-name="Table142.1">
          <table:table-cell table:style-name="Table142.A1" office:value-type="string">
            <text:p text:style-name="P26">Arg syntax</text:p>
          </table:table-cell>
          <table:table-cell table:style-name="Table142.B1" office:value-type="string">
            <text:p text:style-name="P42"><text:span text:style-name="T41">&lt;items:int&gt; </text:span>&lt;stride:int<text:span text:style-name="T38">ordir</text:span>&gt; &lt;str:string&gt; </text:p>
          </table:table-cell>
        </table:table-row>
        <text:soft-page-break/>
        <table:table-row table:style-name="Table142.1">
          <table:table-cell table:style-name="Table142.A1" office:value-type="string">
            <text:p text:style-name="P26">Description</text:p>
          </table:table-cell>
          <table:table-cell table:style-name="Table142.B1" office:value-type="string">
            <text:p text:style-name="P42">Returns a vector of <text:span text:style-name="T41">two items. <text:s/>The first is similar to that returned by </text:span><text:span text:style-name="name"><text:span text:style-name="T41">chop</text:span></text:span><text:span text:style-name="T41"> with up to &lt;items&gt; </text:span>successive substrings from &lt;str&gt; <text:span text:style-name="T38">as determined by stride. When stride is an integer </text:span>each <text:span text:style-name="T38">substring is </text:span>|&lt;stride&gt;| octets long except the <text:s/><text:span text:style-name="T40">l</text:span>ast which may have fewer <text:span text:style-name="T38">(being all that is left)</text:span>.  The substrings are taken <text:s/><text:span text:style-name="T40">s</text:span>equentially from <text:span text:style-name="T38">str with postive values of &lt;stride&gt; being taken from the front of <text:s/>he string and negative ones being taken from the back.</text:span></text:p>
            <text:p text:style-name="P54">When stride is a directory each element in the vector will have the same shape as the directory <text:span text:style-name="T40">(and its subdirectories)</text:span> except that the values are replaced by successive substrings from &lt;str&gt;.</text:p>
            <text:p text:style-name="P55">The second item in the vector returned is a string containing any remaining characters not removed from the string.</text:p>
          </table:table-cell>
        </table:table-row>
        <table:table-row table:style-name="Table142.1">
          <table:table-cell table:style-name="Table142.A1" office:value-type="string">
            <text:p text:style-name="P26">Returns</text:p>
          </table:table-cell>
          <table:table-cell table:style-name="Table142.B1" office:value-type="string">
            <text:p text:style-name="P42">A vector <text:span text:style-name="T41">of two items. <text:s/>The first a vector</text:span> of successive substrings <text:span text:style-name="T41">or directory of substrings </text:span>taken from the string; <text:span text:style-name="T41">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26">Example</text:p>
          </table:table-cell>
          <table:table-cell table:style-name="Table142.B1" office:value-type="string">
            <text:p text:style-name="P86">&gt; <text:span text:style-name="T41">set first[n,str]:{ (</text:span>chop<text:span text:style-name="T41">n 1</text:span> <text:span text:style-name="T41">n</text:span> <text:span text:style-name="T41">str!).0 }</text:span></text:p>
            <text:p text:style-name="P93">&gt; set last[n,str]:{ (chopn 1 (-n) str!).0 }</text:p>
            <text:p text:style-name="P93">&gt; set allbutfirst[n,str]:{ (chopn 1 n str!).1 }</text:p>
            <text:p text:style-name="P93">&gt; set allbutlast[n,str]:{ (chopn 1 (-n) str!}.1 }</text:p>
            <text:p text:style-name="P93">&gt; first 3 "abcdefghij"</text:p>
            <text:p text:style-name="P93">"abc"</text:p>
            <text:p text:style-name="P93">&gt; last 3 "abcdefghij"</text:p>
            <text:p text:style-name="P93">"hij"</text:p>
            <text:p text:style-name="P93">&gt; allbutfirst 3 "abcdefghij"</text:p>
            <text:p text:style-name="P93">"defghij"</text:p>
            <text:p text:style-name="P93">&gt; allbutlast 3 "abcdefghij"</text:p>
            <text:p text:style-name="P93">"abcdefg"</text:p>
            <text:p text:style-name="P94">&gt; chopn 1 [op=1,header=7] "3headerhpacketcontent"</text:p>
            <text:p text:style-name="P86">&lt;[op="3", header="headerh"], "packetcontent"&gt;</text:p>
          </table:table-cell>
        </table:table-row>
      </table:table>
      <text:h text:style-name="P13"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22">Name</text:p>
          </table:table-cell>
          <table:table-cell table:style-name="Table13.B1" office:value-type="string">
            <text:p text:style-name="P60">chr</text:p>
          </table:table-cell>
        </table:table-row>
        <table:table-row table:style-name="Table13.1">
          <table:table-cell table:style-name="Table13.A1" office:value-type="string">
            <text:p text:style-name="P22">Kind</text:p>
          </table:table-cell>
          <table:table-cell table:style-name="Table13.B1" office:value-type="string">
            <text:p text:style-name="P27">Function</text:p>
          </table:table-cell>
        </table:table-row>
        <table:table-row table:style-name="Table13.1">
          <table:table-cell table:style-name="Table13.A1" office:value-type="string">
            <text:p text:style-name="P22">Arg syntax</text:p>
          </table:table-cell>
          <table:table-cell table:style-name="Table13.B1" office:value-type="string">
            <text:p text:style-name="P27">&lt;widechar:int&gt;</text:p>
          </table:table-cell>
        </table:table-row>
        <table:table-row table:style-name="Table13.1">
          <table:table-cell table:style-name="Table13.A1" office:value-type="string">
            <text:p text:style-name="P22">Description</text:p>
          </table:table-cell>
          <table:table-cell table:style-name="Table13.B1" office:value-type="string">
            <text:p text:style-name="P27">Returns a string containing a single (possibly-multibyte) character with the given position in the current locale's character set.</text:p>
          </table:table-cell>
        </table:table-row>
        <table:table-row table:style-name="Table13.1">
          <table:table-cell table:style-name="Table13.A1" office:value-type="string">
            <text:p text:style-name="P22">Returns</text:p>
          </table:table-cell>
          <table:table-cell table:style-name="Table13.B1" office:value-type="string">
            <text:p text:style-name="P27">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22">Example</text:p>
          </table:table-cell>
          <table:table-cell table:style-name="Table13.B1" office:value-type="string">
            <text:p text:style-name="P76">&gt; echo ${chr 163!}</text:p>
            <text:p text:style-name="P76">£</text:p>
            <text:p text:style-name="P76">&gt; chr 163</text:p>
            <text:p text:style-name="P76">"\xc2\xa3"</text:p>
            <text:p text:style-name="P76">&gt; eval chr 65!</text:p>
            <text:p text:style-name="P76">"A"</text:p>
          </table:table-cell>
        </table:table-row>
      </table:table>
      <text:h text:style-name="P6" text:outline-level="3"><text:soft-page-break/>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22">Name</text:p>
          </table:table-cell>
          <table:table-cell table:style-name="Table14.B1" office:value-type="string">
            <text:p text:style-name="P60">chrcode</text:p>
          </table:table-cell>
        </table:table-row>
        <table:table-row table:style-name="Table14.1">
          <table:table-cell table:style-name="Table14.A1" office:value-type="string">
            <text:p text:style-name="P22">Kind</text:p>
          </table:table-cell>
          <table:table-cell table:style-name="Table14.B1" office:value-type="string">
            <text:p text:style-name="P27">Function</text:p>
          </table:table-cell>
        </table:table-row>
        <table:table-row table:style-name="Table14.1">
          <table:table-cell table:style-name="Table14.A1" office:value-type="string">
            <text:p text:style-name="P22">Arg syntax</text:p>
          </table:table-cell>
          <table:table-cell table:style-name="Table14.B1" office:value-type="string">
            <text:p text:style-name="P27">&lt;char:string&gt;</text:p>
          </table:table-cell>
        </table:table-row>
        <table:table-row table:style-name="Table14.1">
          <table:table-cell table:style-name="Table14.A1" office:value-type="string">
            <text:p text:style-name="P22">Description</text:p>
          </table:table-cell>
          <table:table-cell table:style-name="Table14.B1" office:value-type="string">
            <text:p text:style-name="P27">Returns the ordinal position of the first (possibly-multibyte) character in its argument in the current locale's character set.</text:p>
          </table:table-cell>
        </table:table-row>
        <table:table-row table:style-name="Table14.1">
          <table:table-cell table:style-name="Table14.A1" office:value-type="string">
            <text:p text:style-name="P22">Returns</text:p>
          </table:table-cell>
          <table:table-cell table:style-name="Table14.B1" office:value-type="string">
            <text:p text:style-name="P27">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22">Example</text:p>
          </table:table-cell>
          <table:table-cell table:style-name="Table14.B1" office:value-type="string">
            <text:p text:style-name="P76">&gt; eval "£"</text:p>
            <text:p text:style-name="P76">"\xc2\xa3"</text:p>
            <text:p text:style-name="P76">&gt; chrcode "\xc2\xa3"</text:p>
            <text:p text:style-name="P76">163</text:p>
            <text:p text:style-name="P76">&gt; eval chrcode "€"!</text:p>
            <text:p text:style-name="P76">8364</text:p>
          </table:table-cell>
        </table:table-row>
      </table:table>
      <text:h text:style-name="P6"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22">Name</text:p>
          </table:table-cell>
          <table:table-cell table:style-name="Table15.B1" office:value-type="string">
            <text:p text:style-name="P60">closure</text:p>
          </table:table-cell>
        </table:table-row>
        <table:table-row table:style-name="Table15.1">
          <table:table-cell table:style-name="Table15.A1" office:value-type="string">
            <text:p text:style-name="P22">Kind</text:p>
          </table:table-cell>
          <table:table-cell table:style-name="Table15.B1" office:value-type="string">
            <text:p text:style-name="P27">Function</text:p>
          </table:table-cell>
        </table:table-row>
        <table:table-row table:style-name="Table15.1">
          <table:table-cell table:style-name="Table15.A1" office:value-type="string">
            <text:p text:style-name="P22">Arg syntax</text:p>
          </table:table-cell>
          <table:table-cell table:style-name="Table15.B1" office:value-type="string">
            <text:p text:style-name="P27">&lt;bool&gt; &lt;dir&gt; &lt;code&gt;</text:p>
          </table:table-cell>
        </table:table-row>
        <table:table-row table:style-name="Table15.1">
          <table:table-cell table:style-name="Table15.A1" office:value-type="string">
            <text:p text:style-name="P22">Description</text:p>
          </table:table-cell>
          <table:table-cell table:style-name="Table15.B1" office:value-type="string">
            <text:p text:style-name="P4">Create a closure from the environment &lt;dir&gt; and code &lt;code&gt;.  If &lt;bool&gt; is TRUE the new closure includes the current environment just as </text:p>
            <text:p text:style-name="P4">&lt;dir&gt;:&lt;code&gt;</text:p>
            <text:p text:style-name="P4">would. Otherwise it does not include the current envionment (i.e. the environment is precisely &lt;dir&gt;) just as</text:p>
            <text:p text:style-name="P4">&lt;dir&gt;::&lt;code&gt;</text:p>
            <text:p text:style-name="P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22">Returns</text:p>
          </table:table-cell>
          <table:table-cell table:style-name="Table15.B1" office:value-type="string">
            <text:p text:style-name="P27">A closure with no unbound variables created from &lt;dir&gt; and &lt;code&gt;.</text:p>
          </table:table-cell>
        </table:table-row>
        <table:table-row table:style-name="Table15.1">
          <table:table-cell table:style-name="Table15.A1" office:value-type="string">
            <text:p text:style-name="P22">Example</text:p>
          </table:table-cell>
          <table:table-cell table:style-name="Table15.B1" office:value-type="string">
            <text:p text:style-name="P76">&gt; closure FALSE [inc=3] {&lt;0, inc .. 10&gt;}</text:p>
            <text:p text:style-name="P76">[inc=3]::{&lt;0, inc .. 10&gt;}</text:p>
            <text:p text:style-name="P76">&gt; set key_chooser[vals]:{(closure FALSE vals {key}!)!}</text:p>
            <text:p text:style-name="P76">&gt; key_chooser ["lock"=8,"key"=-9,"bolt"=2]</text:p>
            <text:p text:style-name="P76">-9</text:p>
            <text:p text:style-name="P76">&gt; key_chooser ["lock"=8,"bolt"=2]</text:p>
            <text:p text:style-name="P76">ftl $*console*@26@0: in</text:p>
            <text:p text:style-name="P76">ftl $*console*@26: in</text:p>
            <text:p text:style-name="P76">ftl $*console*:28: undefined symbol 'key'</text:p>
            <text:p text:style-name="P76">ftl $*console*:28: error in closure code body</text:p>
            <text:p text:style-name="P76">&gt; set init_42 closure TRUE [first=42] {[value=first]}!</text:p>
          </table:table-cell>
        </table:table-row>
      </table:table>
      <text:h text:style-name="P6" text:outline-level="3"><text:soft-page-break/>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108">Name</text:p>
          </table:table-cell>
          <table:table-cell table:style-name="Table16.B1" office:value-type="string">
            <text:p text:style-name="P60">cmd</text:p>
          </table:table-cell>
        </table:table-row>
        <table:table-row table:style-name="Table16.1">
          <table:table-cell table:style-name="Table16.A1" office:value-type="string">
            <text:p text:style-name="P108">Kind</text:p>
          </table:table-cell>
          <table:table-cell table:style-name="Table16.B1" office:value-type="string">
            <text:p text:style-name="P27">Function</text:p>
          </table:table-cell>
        </table:table-row>
        <table:table-row table:style-name="Table16.1">
          <table:table-cell table:style-name="Table16.A1" office:value-type="string">
            <text:p text:style-name="P108">Arg syntax</text:p>
          </table:table-cell>
          <table:table-cell table:style-name="Table16.B1" office:value-type="string">
            <text:p text:style-name="P27">&lt;function:closure&gt; &lt;help:string&gt;</text:p>
          </table:table-cell>
        </table:table-row>
        <table:table-row table:style-name="Table16.1">
          <table:table-cell table:style-name="Table16.A1" office:value-type="string">
            <text:p text:style-name="P108">Description</text:p>
          </table:table-cell>
          <table:table-cell table:style-name="Table16.B1" office:value-type="string">
            <text:p text:style-name="P27">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108">Returns</text:p>
          </table:table-cell>
          <table:table-cell table:style-name="Table16.B1" office:value-type="string">
            <text:p text:style-name="P27">A closure embedding the help string and a new command which evaluates the given function. </text:p>
          </table:table-cell>
        </table:table-row>
        <table:table-row table:style-name="Table16.1">
          <table:table-cell table:style-name="Table16.A1" office:value-type="string">
            <text:p text:style-name="P108">Example</text:p>
          </table:table-cell>
          <table:table-cell table:style-name="Table16.B1" office:value-type="string">
            <text:p text:style-name="P76">&gt; set onetwo_fn[s]:{ (split " " s!).&lt;0,1&gt; }</text:p>
            <text:p text:style-name="P76">&gt; set onetwo cmd onetwo_fn "&lt;first&gt; &lt;second&gt; .. return 1st and 2nd items"!</text:p>
            <text:p text:style-name="P76">&gt; help</text:p>
            <text:p text:style-name="P76">...</text:p>
            <text:p text:style-name="P76">onetwo &lt;first&gt; &lt;second&gt; .. return 1st and 2nd items</text:p>
            <text:p text:style-name="P76">...</text:p>
            <text:p text:style-name="P76">&gt; onetwo beaky mick titch</text:p>
            <text:p text:style-name="P76">&lt;"beaky", "mick"&gt;</text:p>
            <text:p text:style-name="P76">&gt; eval onetwo "-o file -- opts"!</text:p>
            <text:p text:style-name="P76">&lt;"-o", "file"&gt;</text:p>
          </table:table-cell>
        </table:table-row>
      </table:table>
      <text:h text:style-name="P6"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108">Name</text:p>
          </table:table-cell>
          <table:table-cell table:style-name="Table17.B1" office:value-type="string">
            <text:p text:style-name="P60">cmp</text:p>
          </table:table-cell>
        </table:table-row>
        <table:table-row table:style-name="Table17.1">
          <table:table-cell table:style-name="Table17.A1" office:value-type="string">
            <text:p text:style-name="P108">Kind</text:p>
          </table:table-cell>
          <table:table-cell table:style-name="Table17.B1" office:value-type="string">
            <text:p text:style-name="P27">Function</text:p>
          </table:table-cell>
        </table:table-row>
        <table:table-row table:style-name="Table17.1">
          <table:table-cell table:style-name="Table17.A1" office:value-type="string">
            <text:p text:style-name="P108">Arg syntax</text:p>
          </table:table-cell>
          <table:table-cell table:style-name="Table17.B1" office:value-type="string">
            <text:p text:style-name="P27">&lt;arg1:any&gt; &lt;arg2:any&gt;</text:p>
          </table:table-cell>
        </table:table-row>
        <text:soft-page-break/>
        <table:table-row table:style-name="Table17.1">
          <table:table-cell table:style-name="Table17.A1" office:value-type="string">
            <text:p text:style-name="P108">Description</text:p>
          </table:table-cell>
          <table:table-cell table:style-name="Table17.B1" office:value-type="string">
            <text:p text:style-name="P27">Compares two values returning an integer as follows:</text:p>
            <text:list xml:id="list796857085" text:style-name="L6">
              <text:list-item>
                <text:p text:style-name="P143">values incomparable: a non-zero value </text:p>
              </text:list-item>
              <text:list-item>
                <text:p text:style-name="P143">arg1 is arg2: zero </text:p>
              </text:list-item>
              <text:list-item>
                <text:p text:style-name="P143">value of arg1 is equivalent to the value of arg2: zero </text:p>
              </text:list-item>
              <text:list-item>
                <text:p text:style-name="P143">value of arg1 is less than the value of arg2: a negative integer </text:p>
              </text:list-item>
              <text:list-item>
                <text:p text:style-name="P126">value of arg1 is greater than the value of arg2: a strictly positive value </text:p>
              </text:list-item>
            </text:list>
            <text:p text:style-name="P27">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108">Returns</text:p>
          </table:table-cell>
          <table:table-cell table:style-name="Table17.B1" office:value-type="string">
            <text:p text:style-name="P27">An integer value comparing its arguments.</text:p>
          </table:table-cell>
        </table:table-row>
        <table:table-row table:style-name="Table17.1">
          <table:table-cell table:style-name="Table17.A1" office:value-type="string">
            <text:p text:style-name="P108">Example</text:p>
          </table:table-cell>
          <table:table-cell table:style-name="Table17.B1" office:value-type="string">
            <text:p text:style-name="P76">&gt; cmp 9 1</text:p>
            <text:p text:style-name="P76">1</text:p>
            <text:p text:style-name="P76">&gt; cmp "Astring" "Bstring"</text:p>
            <text:p text:style-name="P76">-1</text:p>
            <text:p text:style-name="P76">&gt; cmp "string\0_B" "string\0_A"</text:p>
            <text:p text:style-name="P76">1</text:p>
            <text:p text:style-name="P76">&gt; cmp &lt;1&gt; &lt;1&gt;</text:p>
            <text:p text:style-name="P76">-1</text:p>
            <text:p text:style-name="P76">&gt; set dir &lt;1&gt;</text:p>
            <text:p text:style-name="P76">&gt; cmp dir dir</text:p>
            <text:p text:style-name="P76">0</text:p>
            <text:p text:style-name="P76">cmp NULL ({}!)!</text:p>
          </table:table-cell>
        </table:table-row>
      </table:table>
      <text:h text:style-name="P6"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22">Name</text:p>
          </table:table-cell>
          <table:table-cell table:style-name="Table18.B1" office:value-type="string">
            <text:p text:style-name="P60">code</text:p>
          </table:table-cell>
        </table:table-row>
        <table:table-row table:style-name="Table18.1">
          <table:table-cell table:style-name="Table18.A1" office:value-type="string">
            <text:p text:style-name="P22">Kind</text:p>
          </table:table-cell>
          <table:table-cell table:style-name="Table18.B1" office:value-type="string">
            <text:p text:style-name="P27">Function</text:p>
          </table:table-cell>
        </table:table-row>
        <table:table-row table:style-name="Table18.1">
          <table:table-cell table:style-name="Table18.A1" office:value-type="string">
            <text:p text:style-name="P22">Arg syntax</text:p>
          </table:table-cell>
          <table:table-cell table:style-name="Table18.B1" office:value-type="string">
            <text:p text:style-name="P27">&lt;closure&gt;</text:p>
          </table:table-cell>
        </table:table-row>
        <table:table-row table:style-name="Table18.1">
          <table:table-cell table:style-name="Table18.A1" office:value-type="string">
            <text:p text:style-name="P22">Description</text:p>
          </table:table-cell>
          <table:table-cell table:style-name="Table18.B1" office:value-type="string">
            <text:p text:style-name="P27">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22">Returns</text:p>
          </table:table-cell>
          <table:table-cell table:style-name="Table18.B1" office:value-type="string">
            <text:p text:style-name="P27">A code value.</text:p>
          </table:table-cell>
        </table:table-row>
        <table:table-row table:style-name="Table18.1">
          <table:table-cell table:style-name="Table18.A1" office:value-type="string">
            <text:p text:style-name="P22">Example</text:p>
          </table:table-cell>
          <table:table-cell table:style-name="Table18.B1" office:value-type="string">
            <text:p text:style-name="P76">&gt; code [b=1,a]:{a+b}</text:p>
            <text:p text:style-name="P76">{a+b}</text:p>
            <text:p text:style-name="P76">&gt; code set</text:p>
            <text:p text:style-name="P76">&lt;cmd:0x8063679,1&gt;</text:p>
            <text:p text:style-name="P76">&gt; code code</text:p>
            <text:p text:style-name="P76">&lt;func:0x805ac4e,1&gt;</text:p>
          </table:table-cell>
        </table:table-row>
      </table:table>
      <text:h text:style-name="P6"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108">Name</text:p>
          </table:table-cell>
          <table:table-cell table:style-name="Table19.B1" office:value-type="string">
            <text:p text:style-name="P60">collate</text:p>
          </table:table-cell>
        </table:table-row>
        <text:soft-page-break/>
        <table:table-row table:style-name="Table19.1">
          <table:table-cell table:style-name="Table19.A1" office:value-type="string">
            <text:p text:style-name="P108">Kind</text:p>
          </table:table-cell>
          <table:table-cell table:style-name="Table19.B1" office:value-type="string">
            <text:p text:style-name="P27">Function</text:p>
          </table:table-cell>
        </table:table-row>
        <table:table-row table:style-name="Table19.1">
          <table:table-cell table:style-name="Table19.A1" office:value-type="string">
            <text:p text:style-name="P108">Arg syntax</text:p>
          </table:table-cell>
          <table:table-cell table:style-name="Table19.B1" office:value-type="string">
            <text:p text:style-name="P27">&lt;chars1:string&gt; &lt;chars2:string&gt;</text:p>
          </table:table-cell>
        </table:table-row>
        <table:table-row table:style-name="Table19.1">
          <table:table-cell table:style-name="Table19.A1" office:value-type="string">
            <text:p text:style-name="P108">Description</text:p>
          </table:table-cell>
          <table:table-cell table:style-name="Table19.B1" office:value-type="string">
            <text:p text:style-name="P27">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108">Returns</text:p>
          </table:table-cell>
          <table:table-cell table:style-name="Table19.B1" office:value-type="string">
            <text:p text:style-name="P27">An integer comparing the lexicographic collating sequences of the two strings.</text:p>
          </table:table-cell>
        </table:table-row>
        <table:table-row table:style-name="Table19.1">
          <table:table-cell table:style-name="Table19.A1" office:value-type="string">
            <text:p text:style-name="P108">Example</text:p>
          </table:table-cell>
          <table:table-cell table:style-name="Table19.B1" office:value-type="string">
            <text:p text:style-name="P76">&gt; collate "same" "same"</text:p>
            <text:p text:style-name="P76">0</text:p>
            <text:p text:style-name="P76">&gt; collate "early" "late"</text:p>
            <text:p text:style-name="P76">-1</text:p>
            <text:p text:style-name="P76">&gt; sortby collate &lt;"fred", "£", "FORMER", "104"&gt;</text:p>
            <text:p text:style-name="P76">&lt;3, 2, 0, 1&gt;</text:p>
          </table:table-cell>
        </table:table-row>
      </table:table>
      <text:h text:style-name="P6"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22">Name</text:p>
          </table:table-cell>
          <table:table-cell table:style-name="Table20.B1" office:value-type="string">
            <text:p text:style-name="P60">context</text:p>
          </table:table-cell>
        </table:table-row>
        <table:table-row table:style-name="Table20.1">
          <table:table-cell table:style-name="Table20.A1" office:value-type="string">
            <text:p text:style-name="P22">Kind</text:p>
          </table:table-cell>
          <table:table-cell table:style-name="Table20.B1" office:value-type="string">
            <text:p text:style-name="P27">Function</text:p>
          </table:table-cell>
        </table:table-row>
        <table:table-row table:style-name="Table20.1">
          <table:table-cell table:style-name="Table20.A1" office:value-type="string">
            <text:p text:style-name="P22">Arg syntax</text:p>
          </table:table-cell>
          <table:table-cell table:style-name="Table20.B1" office:value-type="string">
            <text:p text:style-name="P27">&lt;closure&gt;</text:p>
          </table:table-cell>
        </table:table-row>
        <table:table-row table:style-name="Table20.1">
          <table:table-cell table:style-name="Table20.A1" office:value-type="string">
            <text:p text:style-name="P22">Description</text:p>
          </table:table-cell>
          <table:table-cell table:style-name="Table20.B1" office:value-type="string">
            <text:p text:style-name="P27">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22">Returns</text:p>
          </table:table-cell>
          <table:table-cell table:style-name="Table20.B1" office:value-type="string">
            <text:p text:style-name="P27">A directory representing the environment in which &lt;closure&gt; will run.</text:p>
          </table:table-cell>
        </table:table-row>
        <table:table-row table:style-name="Table20.1">
          <table:table-cell table:style-name="Table20.A1" office:value-type="string">
            <text:p text:style-name="P22">Example</text:p>
          </table:table-cell>
          <table:table-cell table:style-name="Table20.B1" office:value-type="string">
            <text:p text:style-name="P76">&gt; context [b=1,a]::{a+b}</text:p>
            <text:p text:style-name="P76">[b=1, a]</text:p>
            <text:p text:style-name="P76">&gt; context set</text:p>
            <text:p text:style-name="P76">[_help="&lt;name&gt; &lt;expr&gt; - set value in environment", _1]</text:p>
            <text:p text:style-name="P76">&gt; eval (context [b=1,a]:{a+b}!).b</text:p>
            <text:p text:style-name="P76">1</text:p>
            <text:p text:style-name="P76">&gt; eval (context [b=1,a]:{a+b}!).a</text:p>
            <text:p text:style-name="P76">ftl $*console*:12: index symbol undefined in parent '"a"'</text:p>
            <text:p text:style-name="P76">ftl $*console*:12: failed to evaluate expression</text:p>
          </table:table-cell>
        </table:table-row>
      </table:table>
      <text:h text:style-name="P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22">Name</text:p>
          </table:table-cell>
          <table:table-cell table:style-name="Table21.B1" office:value-type="string">
            <text:p text:style-name="P60">div</text:p>
          </table:table-cell>
        </table:table-row>
        <text:soft-page-break/>
        <table:table-row table:style-name="Table21.1">
          <table:table-cell table:style-name="Table21.A1" office:value-type="string">
            <text:p text:style-name="P22">Kind</text:p>
          </table:table-cell>
          <table:table-cell table:style-name="Table21.B1" office:value-type="string">
            <text:p text:style-name="P27">Function</text:p>
          </table:table-cell>
        </table:table-row>
        <table:table-row table:style-name="Table21.1">
          <table:table-cell table:style-name="Table21.A1" office:value-type="string">
            <text:p text:style-name="P22">Arg syntax</text:p>
          </table:table-cell>
          <table:table-cell table:style-name="Table21.B1" office:value-type="string">
            <text:p text:style-name="P27">&lt;n1:int&gt; &lt;n2:int&gt;</text:p>
          </table:table-cell>
        </table:table-row>
        <table:table-row table:style-name="Table21.1">
          <table:table-cell table:style-name="Table21.A1" office:value-type="string">
            <text:p text:style-name="P22">Description</text:p>
          </table:table-cell>
          <table:table-cell table:style-name="Table21.B1" office:value-type="string">
            <text:p text:style-name="P27">Takes two integers and divides the first by the second returning the integer part of the result.</text:p>
          </table:table-cell>
        </table:table-row>
        <table:table-row table:style-name="Table21.1">
          <table:table-cell table:style-name="Table21.A1" office:value-type="string">
            <text:p text:style-name="P22">Returns</text:p>
          </table:table-cell>
          <table:table-cell table:style-name="Table21.B1" office:value-type="string">
            <text:p text:style-name="P27">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22">Example</text:p>
          </table:table-cell>
          <table:table-cell table:style-name="Table21.B1" office:value-type="string">
            <text:p text:style-name="P76">&gt; div 14 6</text:p>
            <text:p text:style-name="P76">2</text:p>
            <text:p text:style-name="P76">&gt; div -14 6</text:p>
            <text:p text:style-name="P76">-2</text:p>
            <text:p text:style-name="P76">&gt; div 14 (-6)</text:p>
            <text:p text:style-name="P76">-2</text:p>
            <text:p text:style-name="P76">&gt; div -14 (-6)</text:p>
            <text:p text:style-name="P76">2</text:p>
          </table:table-cell>
        </table:table-row>
      </table:table>
      <text:h text:style-name="P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108">Name</text:p>
          </table:table-cell>
          <table:table-cell table:style-name="Table22.B1" office:value-type="string">
            <text:p text:style-name="P60">do</text:p>
          </table:table-cell>
        </table:table-row>
        <table:table-row table:style-name="Table22.1">
          <table:table-cell table:style-name="Table22.A1" office:value-type="string">
            <text:p text:style-name="P108">Kind</text:p>
          </table:table-cell>
          <table:table-cell table:style-name="Table22.B1" office:value-type="string">
            <text:p text:style-name="P27">Function</text:p>
          </table:table-cell>
        </table:table-row>
        <table:table-row table:style-name="Table22.1">
          <table:table-cell table:style-name="Table22.A1" office:value-type="string">
            <text:p text:style-name="P108">Arg syntax</text:p>
          </table:table-cell>
          <table:table-cell table:style-name="Table22.B1" office:value-type="string">
            <text:p text:style-name="P27">&lt;do:code&gt; &lt;test:code&gt;</text:p>
          </table:table-cell>
        </table:table-row>
        <table:table-row table:style-name="Table22.1">
          <table:table-cell table:style-name="Table22.A1" office:value-type="string">
            <text:p text:style-name="P108">Description</text:p>
          </table:table-cell>
          <table:table-cell table:style-name="Table22.B1" office:value-type="string">
            <text:p text:style-name="P27">execute &lt;do&gt; while &lt;test&gt; evaluates to <text:span text:style-name="T1">TRUE</text:span></text:p>
          </table:table-cell>
        </table:table-row>
        <table:table-row table:style-name="Table22.1">
          <table:table-cell table:style-name="Table22.A1" office:value-type="string">
            <text:p text:style-name="P108">Returns</text:p>
          </table:table-cell>
          <table:table-cell table:style-name="Table22.B1" office:value-type="string">
            <text:p text:style-name="P27">Returns the value associated with &lt;code&gt; on its last execution</text:p>
          </table:table-cell>
        </table:table-row>
        <table:table-row table:style-name="Table22.1">
          <table:table-cell table:style-name="Table22.A1" office:value-type="string">
            <text:p text:style-name="P108">Example</text:p>
          </table:table-cell>
          <table:table-cell table:style-name="Table22.B1" office:value-type="string">
            <text:p text:style-name="P76">set nosix_run[]: {</text:p>
            <text:p text:style-name="P76"><text:s text:c="4"/>count = 0;</text:p>
            <text:p text:style-name="P76"><text:s text:c="4"/>do {n = rnd 6!; </text:p>
            <text:p text:style-name="P76"><text:s text:c="8"/>count = 1+(count);</text:p>
            <text:p text:style-name="P76"><text:s text:c="8"/>count </text:p>
            <text:p text:style-name="P76"><text:s text:c="4"/>} { 0 != (n) }!</text:p>
            <text:p text:style-name="P76">}</text:p>
            <text:p text:style-name="P76">&gt; nosix_run</text:p>
            <text:p text:style-name="P76">5</text:p>
            <text:p text:style-name="P76">&gt; nosix_run</text:p>
            <text:p text:style-name="P76">10</text:p>
            <text:p text:style-name="P76">&gt; nosix_run</text:p>
            <text:p text:style-name="P76">1</text:p>
          </table:table-cell>
        </table:table-row>
      </table:table>
      <text:h text:style-name="P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108">Name</text:p>
          </table:table-cell>
          <table:table-cell table:style-name="Table23.B1" office:value-type="string">
            <text:p text:style-name="P60">domain</text:p>
          </table:table-cell>
        </table:table-row>
        <table:table-row table:style-name="Table23.1">
          <table:table-cell table:style-name="Table23.A1" office:value-type="string">
            <text:p text:style-name="P108">Kind</text:p>
          </table:table-cell>
          <table:table-cell table:style-name="Table23.B1" office:value-type="string">
            <text:p text:style-name="P27">Function</text:p>
          </table:table-cell>
        </table:table-row>
        <table:table-row table:style-name="Table23.1">
          <table:table-cell table:style-name="Table23.A1" office:value-type="string">
            <text:p text:style-name="P108">Arg syntax</text:p>
          </table:table-cell>
          <table:table-cell table:style-name="Table23.B1" office:value-type="string">
            <text:p text:style-name="P27">&lt;env:dir&gt;</text:p>
          </table:table-cell>
        </table:table-row>
        <text:soft-page-break/>
        <table:table-row table:style-name="Table23.1">
          <table:table-cell table:style-name="Table23.A1" office:value-type="string">
            <text:p text:style-name="P108">Description</text:p>
          </table:table-cell>
          <table:table-cell table:style-name="Table23.B1" office:value-type="string">
            <text:p text:style-name="P27">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108">Returns</text:p>
          </table:table-cell>
          <table:table-cell table:style-name="Table23.B1" office:value-type="string">
            <text:p text:style-name="P27">a vector of names used in <text:span text:style-name="T1">env,</text:span> in any order</text:p>
          </table:table-cell>
        </table:table-row>
        <table:table-row table:style-name="Table23.1">
          <table:table-cell table:style-name="Table23.A1" office:value-type="string">
            <text:p text:style-name="P108">Example</text:p>
          </table:table-cell>
          <table:table-cell table:style-name="Table23.B1" office:value-type="string">
            <text:p text:style-name="P76">&gt; domain [a=3, b="asdf", "c"=[], d]</text:p>
            <text:p text:style-name="P76">&lt;"a", "b", "c"&gt;</text:p>
            <text:p text:style-name="P76">&gt; join ", " (domain [a=3, b="asdf", "c"=[], d]!)</text:p>
            <text:p text:style-name="P76">"a, b, c"</text:p>
            <text:p text:style-name="P76">&gt; set rndelement[env]: { env.((domain env!).(rnd (len env!)!)) }</text:p>
            <text:p text:style-name="P76">&gt; rndelement [a=3, b="asdf", "c"=[], d]</text:p>
            <text:p text:style-name="P76">"asdf"</text:p>
            <text:p text:style-name="P76">&gt; rndelement [a=3, b="asdf", "c"=[], d]</text:p>
            <text:p text:style-name="P76">3</text:p>
            <text:p text:style-name="P76">&gt; rndelement [a=3, b="asdf", "c"=[], d]</text:p>
            <text:p text:style-name="P76">[]</text:p>
          </table:table-cell>
        </table:table-row>
      </table:table>
      <text:h text:style-name="P6"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108">Name</text:p>
          </table:table-cell>
          <table:table-cell table:style-name="Table24.B1" office:value-type="string">
            <text:p text:style-name="P60">equal</text:p>
          </table:table-cell>
        </table:table-row>
        <table:table-row table:style-name="Table24.1">
          <table:table-cell table:style-name="Table24.A1" office:value-type="string">
            <text:p text:style-name="P108">Kind</text:p>
          </table:table-cell>
          <table:table-cell table:style-name="Table24.B1" office:value-type="string">
            <text:p text:style-name="P27">Function</text:p>
          </table:table-cell>
        </table:table-row>
        <table:table-row table:style-name="Table24.1">
          <table:table-cell table:style-name="Table24.A1" office:value-type="string">
            <text:p text:style-name="P108">Arg syntax</text:p>
          </table:table-cell>
          <table:table-cell table:style-name="Table24.B1" office:value-type="string">
            <text:p text:style-name="P27">&lt;val1:any&gt; &lt;val2:any&gt;</text:p>
          </table:table-cell>
        </table:table-row>
        <table:table-row table:style-name="Table24.1">
          <table:table-cell table:style-name="Table24.A1" office:value-type="string">
            <text:p text:style-name="P108">Description</text:p>
          </table:table-cell>
          <table:table-cell table:style-name="Table24.B1" office:value-type="string">
            <text:p text:style-name="P27">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100">[val1, val2]: { 0 == (cmp val1 val2!) }</text:p>
            <text:p text:style-name="P27">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108">Returns</text:p>
          </table:table-cell>
          <table:table-cell table:style-name="Table24.B1" office:value-type="string">
            <text:p text:style-name="P27">TRUE or FALSE</text:p>
          </table:table-cell>
        </table:table-row>
        <table:table-row table:style-name="Table24.1">
          <table:table-cell table:style-name="Table24.A1" office:value-type="string">
            <text:p text:style-name="P108">Example</text:p>
          </table:table-cell>
          <table:table-cell table:style-name="Table24.B1" office:value-type="string">
            <text:p text:style-name="P76">{ <text:s text:c="2"/>if (equal var NULL!) {</text:p>
            <text:p text:style-name="P76"><text:s text:c="8"/>echo "nothing there"!</text:p>
            <text:p text:style-name="P76"><text:s text:c="4"/>}{ <text:s/>do_something_with var!</text:p>
            <text:p text:style-name="P76"><text:s text:c="4"/>}!</text:p>
            <text:p text:style-name="P76">}</text:p>
            <text:p text:style-name="P76">&gt; eval (3 == 3) {echo "hi"!}!</text:p>
            <text:p text:style-name="P76">hi</text:p>
            <text:p text:style-name="P76">FALSE</text:p>
          </table:table-cell>
        </table:table-row>
      </table:table>
      <text:h text:style-name="P6" text:outline-level="3"><text:soft-page-break/>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108">Name</text:p>
          </table:table-cell>
          <table:table-cell table:style-name="Table25.B1" office:value-type="string">
            <text:p text:style-name="P60">echo</text:p>
          </table:table-cell>
        </table:table-row>
        <table:table-row table:style-name="Table25.1">
          <table:table-cell table:style-name="Table25.A1" office:value-type="string">
            <text:p text:style-name="P108">Kind</text:p>
          </table:table-cell>
          <table:table-cell table:style-name="Table25.B1" office:value-type="string">
            <text:p text:style-name="P27">Command</text:p>
          </table:table-cell>
        </table:table-row>
        <table:table-row table:style-name="Table25.1">
          <table:table-cell table:style-name="Table25.A1" office:value-type="string">
            <text:p text:style-name="P108">Arg syntax</text:p>
          </table:table-cell>
          <table:table-cell table:style-name="Table25.B1" office:value-type="string">
            <text:p text:style-name="P27">&lt;restofline&gt;</text:p>
          </table:table-cell>
        </table:table-row>
        <table:table-row table:style-name="Table25.1">
          <table:table-cell table:style-name="Table25.A1" office:value-type="string">
            <text:p text:style-name="P108">Description</text:p>
          </table:table-cell>
          <table:table-cell table:style-name="Table25.B1" office:value-type="string">
            <text:p text:style-name="P27">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108">Returns</text:p>
          </table:table-cell>
          <table:table-cell table:style-name="Table25.B1" office:value-type="string">
            <text:p text:style-name="P27">NULL</text:p>
          </table:table-cell>
        </table:table-row>
        <table:table-row table:style-name="Table25.1">
          <table:table-cell table:style-name="Table25.A1" office:value-type="string">
            <text:p text:style-name="P108">Example</text:p>
          </table:table-cell>
          <table:table-cell table:style-name="Table25.B1" office:value-type="string">
            <text:p text:style-name="P76">&gt; echo <text:s text:c="2"/>=== STARTING ===</text:p>
            <text:p text:style-name="P76">=== STARTING ===</text:p>
            <text:p text:style-name="P76">&gt; set option "on"</text:p>
            <text:p text:style-name="P76">&gt; echo Option is currently $option</text:p>
            <text:p text:style-name="P76">Option is currently on</text:p>
            <text:p text:style-name="P76">&gt; set roll[]: { die = rnd 6!; echo "Roll \$die"! }</text:p>
            <text:p text:style-name="P76">&gt; roll</text:p>
            <text:p text:style-name="P76">Roll 5</text:p>
          </table:table-cell>
        </table:table-row>
      </table:table>
      <text:h text:style-name="P6"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108">Name</text:p>
          </table:table-cell>
          <table:table-cell table:style-name="Table26.B1" office:value-type="string">
            <text:p text:style-name="P60">enter</text:p>
          </table:table-cell>
        </table:table-row>
        <table:table-row table:style-name="Table26.1">
          <table:table-cell table:style-name="Table26.A1" office:value-type="string">
            <text:p text:style-name="P108">Kind</text:p>
          </table:table-cell>
          <table:table-cell table:style-name="Table26.B1" office:value-type="string">
            <text:p text:style-name="P27">Function</text:p>
          </table:table-cell>
        </table:table-row>
        <table:table-row table:style-name="Table26.1">
          <table:table-cell table:style-name="Table26.A1" office:value-type="string">
            <text:p text:style-name="P108">Arg syntax</text:p>
          </table:table-cell>
          <table:table-cell table:style-name="Table26.B1" office:value-type="string">
            <text:p text:style-name="P27">&lt;env:dir&gt;</text:p>
          </table:table-cell>
        </table:table-row>
        <table:table-row table:style-name="Table26.1">
          <table:table-cell table:style-name="Table26.A1" office:value-type="string">
            <text:p text:style-name="P108">Description</text:p>
          </table:table-cell>
          <table:table-cell table:style-name="Table26.B1" office:value-type="string">
            <text:p text:style-name="P27">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108">Returns</text:p>
          </table:table-cell>
          <table:table-cell table:style-name="Table26.B1" office:value-type="string">
            <text:p text:style-name="P27">NULL</text:p>
          </table:table-cell>
        </table:table-row>
        <text:soft-page-break/>
        <table:table-row table:style-name="Table26.1">
          <table:table-cell table:style-name="Table26.A1" office:value-type="string">
            <text:p text:style-name="P108">Example</text:p>
          </table:table-cell>
          <table:table-cell table:style-name="Table26.B1" office:value-type="string">
            <text:p text:style-name="P76">&gt; enter [h=help, e=echo, ans=42]</text:p>
            <text:p text:style-name="P76">&gt; help</text:p>
            <text:p text:style-name="P76">ans - int value</text:p>
            <text:p text:style-name="P76">e &lt;whole line&gt; - prints the line out</text:p>
            <text:p text:style-name="P76">h - prints command information</text:p>
            <text:p text:style-name="P76">&gt; eval h</text:p>
            <text:p text:style-name="P76">["_help"="- prints command information"]::&lt;func:0x8053dfc,0&gt;</text:p>
            <text:p text:style-name="P76">&gt; eval help</text:p>
            <text:p text:style-name="P76">["_help"="- prints command information"]::&lt;func:0x8053dfc,0&gt;</text:p>
            <text:p text:style-name="P76">&gt; set f [rec]:{ x="original"; enter rec!; echo x!; }</text:p>
            <text:p text:style-name="P76">&gt; f [x="new"]</text:p>
            <text:p text:style-name="P76">new</text:p>
            <text:p text:style-name="P76">&gt; f [y="new"]</text:p>
            <text:p text:style-name="P76">original</text:p>
          </table:table-cell>
        </table:table-row>
      </table:table>
      <text:h text:style-name="P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107">Name</text:p>
          </table:table-cell>
          <table:table-cell table:style-name="Table27.B1" office:value-type="string">
            <text:p text:style-name="P21">eval</text:p>
          </table:table-cell>
        </table:table-row>
        <table:table-row table:style-name="Table27.1">
          <table:table-cell table:style-name="Table27.A1" office:value-type="string">
            <text:p text:style-name="P107">Kind</text:p>
          </table:table-cell>
          <table:table-cell table:style-name="Table27.B1" office:value-type="string">
            <text:p text:style-name="P20">Command</text:p>
          </table:table-cell>
        </table:table-row>
        <table:table-row table:style-name="Table27.1">
          <table:table-cell table:style-name="Table27.A1" office:value-type="string">
            <text:p text:style-name="P107">Arg syntax</text:p>
          </table:table-cell>
          <table:table-cell table:style-name="Table27.B1" office:value-type="string">
            <text:p text:style-name="P20">&lt;expression:any&gt;</text:p>
          </table:table-cell>
        </table:table-row>
        <table:table-row table:style-name="Table27.1">
          <table:table-cell table:style-name="Table27.A1" office:value-type="string">
            <text:p text:style-name="P107">Description</text:p>
          </table:table-cell>
          <table:table-cell table:style-name="Table27.B1" office:value-type="string">
            <text:p text:style-name="P20">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107">Returns</text:p>
          </table:table-cell>
          <table:table-cell table:style-name="Table27.B1" office:value-type="string">
            <text:p text:style-name="P20">The value of the FTL expression</text:p>
          </table:table-cell>
        </table:table-row>
        <table:table-row table:style-name="Table27.1">
          <table:table-cell table:style-name="Table27.A1" office:value-type="string">
            <text:p text:style-name="P107">Example</text:p>
          </table:table-cell>
          <table:table-cell table:style-name="Table27.B1" office:value-type="string">
            <text:p text:style-name="P75">&gt; eval f="foibles"</text:p>
            <text:p text:style-name="P75">"foibles"</text:p>
            <text:p text:style-name="P75">&gt; eval [a]:{echo a!; a} "asparagus"!</text:p>
            <text:p text:style-name="P75">asparagus</text:p>
            <text:p text:style-name="P75">"asparagus"</text:p>
            <text:p text:style-name="P75">&gt; set demo [expr]:{ </text:p>
            <text:p text:style-name="P75">&gt; <text:s text:c="3"/>io.write io.out ""+(expr)+" = "+(str (eval expr!)!)+"\n"! </text:p>
            <text:p text:style-name="P75">&gt; }</text:p>
            <text:p text:style-name="P75">&gt; forall &lt;3..5&gt; [n]:{demo "100/"+(str n!)!}</text:p>
            <text:p text:style-name="P75">100/3 = 33</text:p>
            <text:p text:style-name="P75">100/4 = 25</text:p>
            <text:p text:style-name="P75">100/5 = 20</text:p>
          </table:table-cell>
        </table:table-row>
      </table:table>
      <text:h text:style-name="P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108">Name</text:p>
          </table:table-cell>
          <table:table-cell table:style-name="Table28.B1" office:value-type="string">
            <text:p text:style-name="P60">every</text:p>
          </table:table-cell>
        </table:table-row>
        <table:table-row table:style-name="Table28.1">
          <table:table-cell table:style-name="Table28.A1" office:value-type="string">
            <text:p text:style-name="P108">Kind</text:p>
          </table:table-cell>
          <table:table-cell table:style-name="Table28.B1" office:value-type="string">
            <text:p text:style-name="P27">Command</text:p>
          </table:table-cell>
        </table:table-row>
        <table:table-row table:style-name="Table28.1">
          <table:table-cell table:style-name="Table28.A1" office:value-type="string">
            <text:p text:style-name="P108">Arg syntax</text:p>
          </table:table-cell>
          <table:table-cell table:style-name="Table28.B1" office:value-type="string">
            <text:p text:style-name="P27">&lt;milliseconds:int&gt; &lt;commands:restofline&gt;</text:p>
          </table:table-cell>
        </table:table-row>
        <table:table-row table:style-name="Table28.4">
          <table:table-cell table:style-name="Table28.A1" office:value-type="string">
            <text:p text:style-name="P108">Description</text:p>
          </table:table-cell>
          <table:table-cell table:style-name="Table28.B1" office:value-type="string">
            <text:p text:style-name="P27">Executes the command line &lt;restofline&gt; every <text:span text:style-name="T1">milliseconds</text:span> forever <text:span text:style-name="T45">or until the value returned by the command is first FALSE</text:span>.<text:line-break/>(Note that the command line is not an FTL expression.)<text:line-break/>The function <text:span text:style-name="T1">sleep</text:span> is implicitly invoked by this command.<text:line-break/><text:soft-page-break/>See also: <text:span text:style-name="T1">sleep</text:span></text:p>
            <text:p text:style-name="P140">If the number of milliseconds is negative the sleep function is not invoked. (This may have a different effect to the sleep function being called with the argument zero.)</text:p>
          </table:table-cell>
        </table:table-row>
        <table:table-row table:style-name="Table28.1">
          <table:table-cell table:style-name="Table28.A1" office:value-type="string">
            <text:p text:style-name="P108">Returns</text:p>
          </table:table-cell>
          <table:table-cell table:style-name="Table28.B1" office:value-type="string">
            <text:p text:style-name="P27">Does not return</text:p>
          </table:table-cell>
        </table:table-row>
        <table:table-row table:style-name="Table28.4">
          <table:table-cell table:style-name="Table28.A1" office:value-type="string">
            <text:p text:style-name="P121">Example</text:p>
          </table:table-cell>
          <table:table-cell table:style-name="Table28.B1" office:value-type="string">
            <text:p text:style-name="P122">&gt; every 1000 echo tick</text:p>
            <text:p text:style-name="P122">tick</text:p>
            <text:p text:style-name="P122">tick</text:p>
            <text:p text:style-name="P122">tick</text:p>
            <text:p text:style-name="P122">tick</text:p>
            <text:p text:style-name="P122">tick</text:p>
            <text:p text:style-name="P122">tick</text:p>
            <text:p text:style-name="P122">tick</text:p>
            <text:p text:style-name="P122">tick</text:p>
            <text:p text:style-name="P122">:</text:p>
            <text:p text:style-name="P122"/>
            <text:p text:style-name="P122">&gt; set n 5<text:line-break/>&gt; set f[]:{n=n-1; io.fprintf io.out "%d\n"&lt;n&gt;!; n _gt_ 0}<text:line-break/>&gt; every -1 f<text:line-break/>4<text:line-break/>3<text:line-break/>2<text:line-break/>1<text:line-break/>0<text:line-break/>&gt;</text:p>
          </table:table-cell>
        </table:table-row>
      </table:table>
      <text:h text:style-name="P6"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108">Name</text:p>
          </table:table-cell>
          <table:table-cell table:style-name="Table29.B1" office:value-type="string">
            <text:p text:style-name="P60">exit</text:p>
          </table:table-cell>
        </table:table-row>
        <table:table-row table:style-name="Table29.1">
          <table:table-cell table:style-name="Table29.A1" office:value-type="string">
            <text:p text:style-name="P108">Kind</text:p>
          </table:table-cell>
          <table:table-cell table:style-name="Table29.B1" office:value-type="string">
            <text:p text:style-name="P27">Function</text:p>
          </table:table-cell>
        </table:table-row>
        <table:table-row table:style-name="Table29.1">
          <table:table-cell table:style-name="Table29.A1" office:value-type="string">
            <text:p text:style-name="P108">Arg syntax</text:p>
          </table:table-cell>
          <table:table-cell table:style-name="Table29.B1" office:value-type="string">
            <text:p text:style-name="P27">no argument</text:p>
          </table:table-cell>
        </table:table-row>
        <table:table-row table:style-name="Table29.1">
          <table:table-cell table:style-name="Table29.A1" office:value-type="string">
            <text:p text:style-name="P108">Description</text:p>
          </table:table-cell>
          <table:table-cell table:style-name="Table29.B1" office:value-type="string">
            <text:p text:style-name="P27">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108">Returns</text:p>
          </table:table-cell>
          <table:table-cell table:style-name="Table29.B1" office:value-type="string">
            <text:p text:style-name="P27">Does not return</text:p>
          </table:table-cell>
        </table:table-row>
        <table:table-row table:style-name="Table29.1">
          <table:table-cell table:style-name="Table29.A1" office:value-type="string">
            <text:p text:style-name="P108">Example</text:p>
          </table:table-cell>
          <table:table-cell table:style-name="Table29.B1" office:value-type="string">
            <text:p text:style-name="P76">&gt; exit</text:p>
            <text:p text:style-name="P76">&gt; set error[msg]:{ echo msg!; exit! }</text:p>
          </table:table-cell>
        </table:table-row>
      </table:table>
      <text:h text:style-name="P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22">Name</text:p>
          </table:table-cell>
          <table:table-cell table:style-name="Table30.B1" office:value-type="string">
            <text:p text:style-name="P60">FALSE</text:p>
          </table:table-cell>
        </table:table-row>
        <table:table-row table:style-name="Table30.1">
          <table:table-cell table:style-name="Table30.A1" office:value-type="string">
            <text:p text:style-name="P22">Kind</text:p>
          </table:table-cell>
          <table:table-cell table:style-name="Table30.B1" office:value-type="string">
            <text:p text:style-name="P27">Value</text:p>
          </table:table-cell>
        </table:table-row>
        <table:table-row table:style-name="Table30.1">
          <table:table-cell table:style-name="Table30.A1" office:value-type="string">
            <text:p text:style-name="P22">Arg syntax</text:p>
          </table:table-cell>
          <table:table-cell table:style-name="Table30.B1" office:value-type="string">
            <text:p text:style-name="P27">(no args)</text:p>
          </table:table-cell>
        </table:table-row>
        <text:soft-page-break/>
        <table:table-row table:style-name="Table30.1">
          <table:table-cell table:style-name="Table30.A1" office:value-type="string">
            <text:p text:style-name="P22">Description</text:p>
          </table:table-cell>
          <table:table-cell table:style-name="Table30.B1" office:value-type="string">
            <text:p text:style-name="P27">Provides the <text:span text:style-name="T1">FALSE</text:span> value which can be used in boolean expressions.<text:line-break/>Note that the value used for <text:span text:style-name="T1">FALSE</text:span> behaves as if it were defined as follows:</text:p>
            <text:p text:style-name="P100">[code]:{FALSE}</text:p>
            <text:p text:style-name="P27">See also: <text:span text:style-name="T1">TRUE</text:span>, the section about Boolean Values above.</text:p>
          </table:table-cell>
        </table:table-row>
        <table:table-row table:style-name="Table30.1">
          <table:table-cell table:style-name="Table30.A1" office:value-type="string">
            <text:p text:style-name="P22">Returns</text:p>
          </table:table-cell>
          <table:table-cell table:style-name="Table30.B1" office:value-type="string">
            <text:p text:style-name="P27">A value that is different to the one used for <text:span text:style-name="T1">TRUE.</text:span></text:p>
          </table:table-cell>
        </table:table-row>
        <table:table-row table:style-name="Table30.1">
          <table:table-cell table:style-name="Table30.A1" office:value-type="string">
            <text:p text:style-name="P22">Example</text:p>
          </table:table-cell>
          <table:table-cell table:style-name="Table30.B1" office:value-type="string">
            <text:p text:style-name="P76">&gt; set done FALSE</text:p>
            <text:p text:style-name="P76">&gt; set once[fn]: { if (done) { done=TRUE; fn! } {}! } </text:p>
            <text:p text:style-name="P76">{ <text:s text:c="2"/>rc = fn!;</text:p>
            <text:p text:style-name="P76"><text:s text:c="4"/>if (rc.error_occured) {echo "ERROR"!; FALSE} {TRUE}!</text:p>
            <text:p text:style-name="P76">}</text:p>
            <text:p text:style-name="P76">&gt; eval FALSE {echo "never run"!}!</text:p>
            <text:p text:style-name="P76">FALSE</text:p>
          </table:table-cell>
        </table:table-row>
      </table:table>
      <text:h text:style-name="P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108">Name</text:p>
          </table:table-cell>
          <table:table-cell table:style-name="Table31.B1" office:value-type="string">
            <text:p text:style-name="P60">for</text:p>
          </table:table-cell>
        </table:table-row>
        <table:table-row>
          <table:table-cell table:style-name="Table31.A1" office:value-type="string">
            <text:p text:style-name="P108">Kind</text:p>
          </table:table-cell>
          <table:table-cell table:style-name="Table31.B1" office:value-type="string">
            <text:p text:style-name="P27">Function</text:p>
          </table:table-cell>
        </table:table-row>
        <table:table-row>
          <table:table-cell table:style-name="Table31.A1" office:value-type="string">
            <text:p text:style-name="P108">Arg syntax</text:p>
          </table:table-cell>
          <table:table-cell table:style-name="Table31.B1" office:value-type="string">
            <text:p text:style-name="P27">&lt;set:clodir&gt; &lt;enumerate:clocode&gt;</text:p>
          </table:table-cell>
        </table:table-row>
        <table:table-row>
          <table:table-cell table:style-name="Table31.A1" office:value-type="string">
            <text:p text:style-name="P108">Description</text:p>
          </table:table-cell>
          <table:table-cell table:style-name="Table31.B1" office:value-type="string">
            <text:p text:style-name="P27">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6">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108">Returns</text:p>
          </table:table-cell>
          <table:table-cell table:style-name="Table31.B1" office:value-type="string">
            <text:p text:style-name="P27">NULL</text:p>
          </table:table-cell>
        </table:table-row>
        <table:table-row>
          <table:table-cell table:style-name="Table31.A1" office:value-type="string">
            <text:p text:style-name="P108">Example</text:p>
          </table:table-cell>
          <table:table-cell table:style-name="Table31.B1" office:value-type="string">
            <text:p text:style-name="P76">&gt; for &lt;..3&gt; { echo "next"! }</text:p>
            <text:p text:style-name="P76">next</text:p>
            <text:p text:style-name="P76">next</text:p>
            <text:p text:style-name="P76">next</text:p>
            <text:p text:style-name="P76">&gt; for &lt;"one", "fine", "day"&gt; echo</text:p>
            <text:p text:style-name="P76">one</text:p>
            <text:p text:style-name="P76">fine</text:p>
            <text:p text:style-name="P76">day</text:p>
          </table:table-cell>
        </table:table-row>
      </table:table>
      <text:h text:style-name="P8"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109">Name</text:p>
          </table:table-cell>
          <table:table-cell table:style-name="Table136.B1" office:value-type="string">
            <text:p text:style-name="P62">forall</text:p>
          </table:table-cell>
        </table:table-row>
        <table:table-row>
          <table:table-cell table:style-name="Table136.A1" office:value-type="string">
            <text:p text:style-name="P109">Kind</text:p>
          </table:table-cell>
          <table:table-cell table:style-name="Table136.B1" office:value-type="string">
            <text:p text:style-name="P33">Function</text:p>
          </table:table-cell>
        </table:table-row>
        <table:table-row>
          <table:table-cell table:style-name="Table136.A1" office:value-type="string">
            <text:p text:style-name="P109">Arg syntax</text:p>
          </table:table-cell>
          <table:table-cell table:style-name="Table136.B1" office:value-type="string">
            <text:p text:style-name="P33">&lt;set:clodir&gt; &lt;enumerate:clo<text:span text:style-name="T26">sure</text:span>&gt;</text:p>
          </table:table-cell>
        </table:table-row>
        <table:table-row>
          <table:table-cell table:style-name="Table136.A1" office:value-type="string">
            <text:p text:style-name="P109">Description</text:p>
          </table:table-cell>
          <table:table-cell table:style-name="Table136.B1" office:value-type="string">
            <text:p text:style-name="P33">This function executes <text:span text:style-name="T1">enumerate</text:span> for every name value pair in <text:span text:style-name="T1">set</text:span>.<text:line-break/><text:span text:style-name="T1">enumerate</text:span> <text:span text:style-name="T26">should</text:span> be a closure with two arguments. <text:span text:style-name="T26">T</text:span>he first argument is successively bound to different values, while the second is bound to the <text:soft-page-break/>corresponding name.<text:line-break/>The order of evaluation is defined only for vectors.</text:p>
          </table:table-cell>
        </table:table-row>
        <table:table-row>
          <table:table-cell table:style-name="Table136.A1" office:value-type="string">
            <text:p text:style-name="P109">Returns</text:p>
          </table:table-cell>
          <table:table-cell table:style-name="Table136.B1" office:value-type="string">
            <text:p text:style-name="P33">NULL</text:p>
          </table:table-cell>
        </table:table-row>
        <table:table-row>
          <table:table-cell table:style-name="Table136.A1" office:value-type="string">
            <text:p text:style-name="P109">Example</text:p>
          </table:table-cell>
          <table:table-cell table:style-name="Table136.B1" office:value-type="string">
            <text:p text:style-name="P81">set sieve[n]: { </text:p>
            <text:p text:style-name="P81"><text:s text:c="4"/>forall &lt;0, n .. (len prime!)&gt; [i]:{ </text:p>
            <text:p text:style-name="P81"><text:s text:c="8"/>prime.(i) = NULL </text:p>
            <text:p text:style-name="P81"><text:s text:c="4"/>}! </text:p>
            <text:p text:style-name="P81">}</text:p>
            <text:p text:style-name="P81">&gt; forall [a="ay", b="bee", c="see"] [pron, let]:{</text:p>
            <text:p text:style-name="P81">&gt; <text:s text:c="4"/>echo "\$let is pronounced '\$pron'"!</text:p>
            <text:p text:style-name="P81">&gt; }</text:p>
            <text:p text:style-name="P81">a is pronounced 'ay'</text:p>
            <text:p text:style-name="P81">b is pronounced 'bee'</text:p>
            <text:p text:style-name="P81">c is pronounced 'see'</text:p>
            <text:p text:style-name="P81">&gt; forall ([a,b]::{b=20+(a)} 1 2) [val, name]:{echo "\$name = \$val"!}</text:p>
            <text:p text:style-name="P81">b = 2</text:p>
            <text:p text:style-name="P81">a = 1</text:p>
          </table:table-cell>
        </table:table-row>
      </table:table>
      <text:h text:style-name="P10" text:outline-level="3">for<text:span text:style-name="T28">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111">Name</text:p>
          </table:table-cell>
          <table:table-cell table:style-name="Table138.B1" office:value-type="string">
            <text:p text:style-name="P64">for<text:span text:style-name="T28">allwhile</text:span></text:p>
          </table:table-cell>
        </table:table-row>
        <table:table-row>
          <table:table-cell table:style-name="Table138.A1" office:value-type="string">
            <text:p text:style-name="P111">Kind</text:p>
          </table:table-cell>
          <table:table-cell table:style-name="Table138.B1" office:value-type="string">
            <text:p text:style-name="P35">Function</text:p>
          </table:table-cell>
        </table:table-row>
        <table:table-row>
          <table:table-cell table:style-name="Table138.A1" office:value-type="string">
            <text:p text:style-name="P111">Arg syntax</text:p>
          </table:table-cell>
          <table:table-cell table:style-name="Table138.B1" office:value-type="string">
            <text:p text:style-name="P35">&lt;<text:span text:style-name="T28">vals</text:span>:clodir&gt; &lt;enumerate:clo<text:span text:style-name="T28">sure</text:span>&gt;</text:p>
          </table:table-cell>
        </table:table-row>
        <table:table-row>
          <table:table-cell table:style-name="Table138.A1" office:value-type="string">
            <text:p text:style-name="P111">Description</text:p>
          </table:table-cell>
          <table:table-cell table:style-name="Table138.B1" office:value-type="string">
            <text:p text:style-name="P37">This function executes <text:span text:style-name="T1">enumerate</text:span> for every name value pair, in <text:span text:style-name="T28">order, in</text:span> <text:span text:style-name="T8">vals</text:span> <text:span text:style-name="T28">until the value returned by enumerate is not FALSE.</text:span><text:line-break/><text:span text:style-name="T28">E</text:span>numerate <text:span text:style-name="T28">must be a closure with exactly two unbound variables</text:span>. <text:s/><text:span text:style-name="T26">T</text:span>he first argument is successively bound to different values, while the second is bound to the corresponding name. <text:span text:style-name="T28">If the execution returns NULL (e.g. leaves no value) the enumerations will not stop.</text:span></text:p>
          </table:table-cell>
        </table:table-row>
        <table:table-row>
          <table:table-cell table:style-name="Table138.A1" office:value-type="string">
            <text:p text:style-name="P111">Returns</text:p>
          </table:table-cell>
          <table:table-cell table:style-name="Table138.B1" office:value-type="string">
            <text:p text:style-name="P49">TRUE if <text:span text:style-name="T32">all </text:span>the <text:span text:style-name="T32">values in the sequence were used</text:span> and FALSE otherwise.</text:p>
          </table:table-cell>
        </table:table-row>
        <table:table-row>
          <table:table-cell table:style-name="Table138.A1" office:value-type="string">
            <text:p text:style-name="P111">Example</text:p>
          </table:table-cell>
          <table:table-cell table:style-name="Table138.B1" office:value-type="string">
            <text:p text:style-name="P83">&gt; <text:span text:style-name="T29">set lastlessthan[seq,max]:{</text:span></text:p>
            <text:p text:style-name="P83"><text:s text:c="4"/>.<text:span text:style-name="T30">ix = NULL;</text:span></text:p>
            <text:p text:style-name="P83"><text:s text:c="4"/><text:span text:style-name="T30">forallwhile seq [val,index]:{</text:span></text:p>
            <text:p text:style-name="P83"><text:s text:c="8"/><text:span text:style-name="T30">val _lt_ max {</text:span></text:p>
            <text:p text:style-name="P83"><text:s text:c="12"/><text:span text:style-name="T30">ix = index;</text:span></text:p>
            <text:p text:style-name="P83"><text:s text:c="12"/><text:span text:style-name="T30">TRUE</text:span></text:p>
            <text:p text:style-name="P83"><text:s text:c="8"/><text:span text:style-name="T30">}!</text:span></text:p>
            <text:p text:style-name="P83"><text:s text:c="4"/><text:span text:style-name="T30">}!;</text:span></text:p>
            <text:p text:style-name="P83"><text:s text:c="4"/><text:span text:style-name="T30">ix</text:span></text:p>
            <text:p text:style-name="P91">}</text:p>
            <text:p text:style-name="P83"><text:span text:style-name="T30">&gt; lastlessthan</text:span> &lt;<text:span text:style-name="T29">14,88,142,156,188</text:span>&gt; <text:span text:style-name="T30">150</text:span></text:p>
            <text:p text:style-name="P91">2</text:p>
          </table:table-cell>
        </table:table-row>
      </table:table>
      <text:h text:style-name="P10" text:outline-level="3"><text:soft-page-break/>for<text:span text:style-name="T28">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111">Name</text:p>
          </table:table-cell>
          <table:table-cell table:style-name="Table139.B1" office:value-type="string">
            <text:p text:style-name="P64"><text:span text:style-name="name">for</text:span><text:span text:style-name="name"><text:span text:style-name="T28">allwhile</text:span></text:span></text:p>
          </table:table-cell>
        </table:table-row>
        <table:table-row>
          <table:table-cell table:style-name="Table139.A1" office:value-type="string">
            <text:p text:style-name="P111">Kind</text:p>
          </table:table-cell>
          <table:table-cell table:style-name="Table139.B1" office:value-type="string">
            <text:p text:style-name="P35">Function</text:p>
          </table:table-cell>
        </table:table-row>
        <table:table-row>
          <table:table-cell table:style-name="Table139.A1" office:value-type="string">
            <text:p text:style-name="P111">Arg syntax</text:p>
          </table:table-cell>
          <table:table-cell table:style-name="Table139.B1" office:value-type="string">
            <text:p text:style-name="P35">&lt;<text:span text:style-name="T28">vals</text:span>:clodir&gt; &lt;enumerate:clocode&gt;</text:p>
          </table:table-cell>
        </table:table-row>
        <table:table-row>
          <table:table-cell table:style-name="Table139.A1" office:value-type="string">
            <text:p text:style-name="P111">Description</text:p>
          </table:table-cell>
          <table:table-cell table:style-name="Table139.B1" office:value-type="string">
            <text:p text:style-name="P36">This function executes <text:span text:style-name="T1">enumerate</text:span> for every name value pair, in <text:span text:style-name="T28">order, in</text:span> <text:span text:style-name="T8">vals</text:span> <text:span text:style-name="T28">until the value returned by enumerate is not FALSE. <text:s/>If the execution returns NULL (e.g. leaves no value) the enumerations will not stop.</text:span><text:line-break/><text:span text:style-name="T28">E</text:span>numerate <text:span text:style-name="T28">must be a closure with exactly one unbound variables which</text:span> is successively bound to <text:span text:style-name="T29">each</text:span> value <text:span text:style-name="T29">in </text:span><text:span text:style-name="name"><text:span text:style-name="T29">vals</text:span></text:span>.</text:p>
          </table:table-cell>
        </table:table-row>
        <table:table-row>
          <table:table-cell table:style-name="Table139.A1" office:value-type="string">
            <text:p text:style-name="P111">Returns</text:p>
          </table:table-cell>
          <table:table-cell table:style-name="Table139.B1" office:value-type="string">
            <text:p text:style-name="P48">TRUE if <text:span text:style-name="T32">all </text:span>the <text:span text:style-name="T32">values in the sequence were used</text:span> and FALSE otherwise.</text:p>
          </table:table-cell>
        </table:table-row>
        <table:table-row>
          <table:table-cell table:style-name="Table139.A1" office:value-type="string">
            <text:p text:style-name="P111">Example</text:p>
          </table:table-cell>
          <table:table-cell table:style-name="Table139.B1" office:value-type="string">
            <text:p text:style-name="P115">&gt; <text:span text:style-name="T31">set list [cmds]:{ </text:span></text:p>
            <text:p text:style-name="P117"><text:s text:c="4"/>forwhile cmds [cmd]:{</text:p>
            <text:p text:style-name="P117"><text:s text:c="8"/>if cmd != "stop" {echo cmd!}{FALSE}!</text:p>
            <text:p text:style-name="P117"><text:s text:c="4"/>}!</text:p>
            <text:p text:style-name="P116">}</text:p>
            <text:p text:style-name="P120">&gt; list &lt;&gt;</text:p>
            <text:p text:style-name="P116">&gt; list &lt;<text:span text:style-name="T32">"add","subtract","print"</text:span>&gt;</text:p>
            <text:p text:style-name="P116">add</text:p>
            <text:p text:style-name="P116">subtract</text:p>
            <text:p text:style-name="P116">print</text:p>
            <text:p text:style-name="P119">TRUE</text:p>
            <text:p text:style-name="P118">&gt; <text:span text:style-name="T31">list &lt;</text:span>"add","subtract","stop","ignore","ignore"<text:span text:style-name="T31">&gt;</text:span></text:p>
            <text:p text:style-name="P116">add</text:p>
            <text:p text:style-name="P116">subtract</text:p>
            <text:p text:style-name="P119">FALSE</text:p>
          </table:table-cell>
        </table:table-row>
      </table:table>
      <text:h text:style-name="P165" text:outline-level="3">func</text:h>
      <table:table table:name="Table113" table:style-name="Table113">
        <table:table-column table:style-name="Table113.A"/>
        <table:table-column table:style-name="Table113.B"/>
        <table:table-row table:style-name="Table113.1">
          <table:table-cell table:style-name="Table113.A1" office:value-type="string">
            <text:p text:style-name="P166">Name</text:p>
          </table:table-cell>
          <table:table-cell table:style-name="Table113.B1" office:value-type="string">
            <text:p text:style-name="P142"><text:span text:style-name="T52">func</text:span></text:p>
          </table:table-cell>
        </table:table-row>
        <table:table-row>
          <table:table-cell table:style-name="Table113.A1" office:value-type="string">
            <text:p text:style-name="P166">Kind</text:p>
          </table:table-cell>
          <table:table-cell table:style-name="Table113.B1" office:value-type="string">
            <text:p text:style-name="P138">Command</text:p>
          </table:table-cell>
        </table:table-row>
        <table:table-row>
          <table:table-cell table:style-name="Table113.A1" office:value-type="string">
            <text:p text:style-name="P166">Arg syntax</text:p>
          </table:table-cell>
          <table:table-cell table:style-name="Table113.B1" office:value-type="string">
            <text:p text:style-name="P139">&lt;name:token&gt; &lt;value:<text:span text:style-name="T53">closure</text:span>&gt;</text:p>
          </table:table-cell>
        </table:table-row>
        <table:table-row>
          <table:table-cell table:style-name="Table113.A1" office:value-type="string">
            <text:p text:style-name="P166">Description</text:p>
          </table:table-cell>
          <table:table-cell table:style-name="Table113.B1" office:value-type="string">
            <text:p text:style-name="P139">Provide a name for the given <text:span text:style-name="T53">closure</text:span> in the current environment <text:span text:style-name="T53">and mark it for automatic execution</text:span>.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p>
            <text:p text:style-name="P141">See also: <text:span text:style-name="name">set</text:span></text:p>
          </table:table-cell>
        </table:table-row>
        <table:table-row>
          <table:table-cell table:style-name="Table113.A1" office:value-type="string">
            <text:p text:style-name="P166">Returns</text:p>
          </table:table-cell>
          <table:table-cell table:style-name="Table113.B1" office:value-type="string">
            <text:p text:style-name="P138">NULL</text:p>
          </table:table-cell>
        </table:table-row>
        <table:table-row>
          <table:table-cell table:style-name="Table113.A1" office:value-type="string">
            <text:p text:style-name="P166">Example</text:p>
          </table:table-cell>
          <table:table-cell table:style-name="Table113.B1" office:value-type="string">
            <text:p text:style-name="P158">&gt; set noauto[a,b]:{a+b}</text:p>
            <text:p text:style-name="P158">&gt; func auto[a,b]:{a+b}</text:p>
            <text:p text:style-name="P158">&gt; eval noauto 1</text:p>
            <text:p text:style-name="P158">[b]:{a+b}</text:p>
            <text:p text:style-name="P158">&gt; eval auto 1</text:p>
            <text:p text:style-name="P158"><text:soft-page-break/>[b]:{a+b}</text:p>
            <text:p text:style-name="P158">&gt; eval noauto 1 2</text:p>
            <text:p text:style-name="P158">[]:{a+b}</text:p>
            <text:p text:style-name="P158">&gt; eval auto 1 2</text:p>
            <text:p text:style-name="P158">3</text:p>
            <text:p text:style-name="P158">&gt; eval noauto 1 2 !</text:p>
            <text:p text:style-name="P158">3</text:p>
            <text:p text:style-name="P158">&gt; eval auto 1 2 !</text:p>
            <text:p text:style-name="P158">ftl $*console*:+39 in</text:p>
            <text:p text:style-name="P158">ftl $*console*:40: a int value is not executable:</text:p>
            <text:p text:style-name="P158">3</text:p>
            <text:p text:style-name="P158">ftl $*console*:+39: failed to evaluate expression</text:p>
            <text:p text:style-name="P158">&gt; eval &amp;auto 1 2</text:p>
            <text:p text:style-name="P158">[]:{a+b}</text:p>
            <text:p text:style-name="P158">&gt; eval &amp;auto 1 2 !</text:p>
            <text:p text:style-name="P158">3</text:p>
          </table:table-cell>
        </table:table-row>
      </table:table>
      <text:h text:style-name="P10"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108">Name</text:p>
          </table:table-cell>
          <table:table-cell table:style-name="Table32.B1" office:value-type="string">
            <text:p text:style-name="P60">help [all] [&lt;command&gt;]</text:p>
          </table:table-cell>
        </table:table-row>
        <table:table-row>
          <table:table-cell table:style-name="Table32.A1" office:value-type="string">
            <text:p text:style-name="P108">Kind</text:p>
          </table:table-cell>
          <table:table-cell table:style-name="Table32.B1" office:value-type="string">
            <text:p text:style-name="P27">Command</text:p>
          </table:table-cell>
        </table:table-row>
        <table:table-row>
          <table:table-cell table:style-name="Table32.A1" office:value-type="string">
            <text:p text:style-name="P108">Arg syntax</text:p>
          </table:table-cell>
          <table:table-cell table:style-name="Table32.B1" office:value-type="string">
            <text:p text:style-name="P27">[all] [&lt;command&gt;]</text:p>
          </table:table-cell>
        </table:table-row>
        <table:table-row>
          <table:table-cell table:style-name="Table32.A1" office:value-type="string">
            <text:p text:style-name="P108">Description</text:p>
          </table:table-cell>
          <table:table-cell table:style-name="Table32.B1" office:value-type="string">
            <text:p text:style-name="P27">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108">Returns</text:p>
          </table:table-cell>
          <table:table-cell table:style-name="Table32.B1" office:value-type="string">
            <text:p text:style-name="P27">NULL</text:p>
          </table:table-cell>
        </table:table-row>
        <table:table-row>
          <table:table-cell table:style-name="Table32.A1" office:value-type="string">
            <text:p text:style-name="P108">Example</text:p>
          </table:table-cell>
          <table:table-cell table:style-name="Table32.B1" office:value-type="string">
            <text:p text:style-name="P76">&gt; help</text:p>
            <text:p text:style-name="P76">help [all] - prints command information</text:p>
            <text:p text:style-name="P76">set &lt;name&gt; &lt;expr&gt; - set value in environment</text:p>
            <text:p text:style-name="P76">exit - abandon all command inputs</text:p>
            <text:p text:style-name="P76">:</text:p>
            <text:p text:style-name="P76">sys help - show subcommands</text:p>
            <text:p text:style-name="P76">parse help - show subcommands</text:p>
            <text:p text:style-name="P76">io help - show subcommands</text:p>
            <text:p text:style-name="P76">:</text:p>
            <text:p text:style-name="P76">echo &lt;whole line&gt; - prints the line out</text:p>
            <text:p text:style-name="P76"><text:soft-page-break/>eval &lt;expr&gt; - evaluate expression</text:p>
            <text:p text:style-name="P76">sleep &lt;n&gt; - sleep for &lt;n&gt; milliseconds</text:p>
            <text:p text:style-name="P76">len [&lt;env&gt;|&lt;closure&gt;|&lt;string&gt;] - number of elements in object</text:p>
            <text:p text:style-name="P76">&gt; sys help</text:p>
            <text:p text:style-name="P76">run &lt;line&gt; - execute system &lt;line&gt;</text:p>
            <text:p text:style-name="P76">uid &lt;user&gt; - return the UID of the named user</text:p>
            <text:p text:style-name="P76">time - system calendar time in seconds</text:p>
            <text:p text:style-name="P76">localtime &lt;time&gt; - broken down local time</text:p>
            <text:p text:style-name="P76">utctime &lt;time&gt; - broken down UTC time</text:p>
            <text:p text:style-name="P76">localtimef &lt;format&gt; &lt;time&gt; - formatted local time</text:p>
            <text:p text:style-name="P76">utctimef &lt;format&gt; &lt;time&gt; - formatted UTC time</text:p>
            <text:p text:style-name="P76">&gt; enter [ e=echo, h=help, x=exit, o=1, t=2 ]</text:p>
            <text:p text:style-name="P76">&gt; help</text:p>
            <text:p text:style-name="P76">e &lt;whole line&gt; - prints the line out</text:p>
            <text:p text:style-name="P76">h [all] [&lt;cmd&gt;] - prints information about commands</text:p>
            <text:p text:style-name="P76">x - abandon all command inputs</text:p>
            <text:p text:style-name="P76">&gt; help all</text:p>
            <text:p text:style-name="P76">e &lt;whole line&gt; - prints the line out</text:p>
            <text:p text:style-name="P76">h [all] [&lt;cmd&gt;] - prints information about commands</text:p>
            <text:p text:style-name="P76">x - abandon all command inputs</text:p>
            <text:p text:style-name="P76">o - int value</text:p>
            <text:p text:style-name="P76">t - int value</text:p>
            <text:p text:style-name="P76">&gt; help exit</text:p>
            <text:p text:style-name="P76">exit - abandon all command inputs</text:p>
            <text:p text:style-name="P76">&gt; sys help time</text:p>
            <text:p text:style-name="P76">time - system calendar time in seconds</text:p>
            <text:p text:style-name="P76">&gt; help sys.time</text:p>
            <text:p text:style-name="P76">sys.time - system calendar time in seconds</text:p>
            <text:p text:style-name="P76">&gt; enter [fn = [_help="- my function"]:{echo _help!}, env = [x="variable"], var = "variable" ]</text:p>
            <text:p text:style-name="P76">&gt; help</text:p>
            <text:p text:style-name="P76">fn - my function</text:p>
            <text:p text:style-name="P76">env help - show subcommands</text:p>
            <text:p text:style-name="P76">&gt; help all</text:p>
            <text:p text:style-name="P76">fn - my function</text:p>
            <text:p text:style-name="P76">env &lt;subcommand&gt; - commands:</text:p>
            <text:p text:style-name="P76"><text:s text:c="4"/>x - string value</text:p>
            <text:p text:style-name="P76">var - string value</text:p>
            <text:p text:style-name="P76">&gt; env help</text:p>
            <text:p text:style-name="P76">&gt; env help all</text:p>
            <text:p text:style-name="P76">x - string value</text:p>
          </table:table-cell>
        </table:table-row>
      </table:table>
      <text:h text:style-name="P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108">Name</text:p>
          </table:table-cell>
          <table:table-cell table:style-name="Table33.B1" office:value-type="string">
            <text:p text:style-name="P60">if</text:p>
          </table:table-cell>
        </table:table-row>
        <table:table-row>
          <table:table-cell table:style-name="Table33.A1" office:value-type="string">
            <text:p text:style-name="P108">Kind</text:p>
          </table:table-cell>
          <table:table-cell table:style-name="Table33.B1" office:value-type="string">
            <text:p text:style-name="P27">Function</text:p>
          </table:table-cell>
        </table:table-row>
        <table:table-row>
          <table:table-cell table:style-name="Table33.A1" office:value-type="string">
            <text:p text:style-name="P108">Arg syntax</text:p>
          </table:table-cell>
          <table:table-cell table:style-name="Table33.B1" office:value-type="string">
            <text:p text:style-name="P27">&lt;test:bool&gt; &lt;then:code&gt; &lt;else:code&gt;</text:p>
          </table:table-cell>
        </table:table-row>
        <table:table-row>
          <table:table-cell table:style-name="Table33.A1" office:value-type="string">
            <text:p text:style-name="P108">Description</text:p>
          </table:table-cell>
          <table:table-cell table:style-name="Table33.B1" office:value-type="string">
            <text:p text:style-name="P27">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ext:soft-page-break/>
        <table:table-row>
          <table:table-cell table:style-name="Table33.A1" office:value-type="string">
            <text:p text:style-name="P108">Returns</text:p>
          </table:table-cell>
          <table:table-cell table:style-name="Table33.B1" office:value-type="string">
            <text:p text:style-name="P27">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108">Example</text:p>
          </table:table-cell>
          <table:table-cell table:style-name="Table33.B1" office:value-type="string">
            <text:p text:style-name="P76">&gt; if 3 lt (rnd 6!) { echo "heads"! } { echo "tails"! }</text:p>
            <text:p text:style-name="P76">&gt; eval echo (if 3 lt (rnd 6!) {"heads"}{"tails"}!)!</text:p>
            <text:p text:style-name="P76">set doit[cmd]: {</text:p>
            <text:p text:style-name="P76"><text:s text:c="4"/>if 0 == (cmp cmd "exit"!) {</text:p>
            <text:p text:style-name="P76"><text:s text:c="7"/>FALSE</text:p>
            <text:p text:style-name="P76"><text:s text:c="4"/>}{</text:p>
            <text:p text:style-name="P76"><text:s text:c="7"/>eval cmd!;</text:p>
            <text:p text:style-name="P76"><text:s text:c="7"/>TRUE</text:p>
            <text:p text:style-name="P76"><text:s text:c="4"/>}!</text:p>
            <text:p text:style-name="P76">}</text:p>
            <text:p text:style-name="P76">&gt; if TRUE (echo "this") (echo "that")</text:p>
            <text:p text:style-name="P76">this</text:p>
            <text:p text:style-name="P76">&gt; if FALSE (echo "this") (echo "that")</text:p>
            <text:p text:style-name="P76">that</text:p>
          </table:table-cell>
        </table:table-row>
      </table:table>
      <text:h text:style-name="P6" text:outline-level="3"><text:span text:style-name="T17">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108">Name</text:p>
          </table:table-cell>
          <table:table-cell table:style-name="Table34.B1" office:value-type="string">
            <text:p text:style-name="P60">inenv</text:p>
          </table:table-cell>
        </table:table-row>
        <table:table-row table:style-name="Table34.1">
          <table:table-cell table:style-name="Table34.A1" office:value-type="string">
            <text:p text:style-name="P108">Kind</text:p>
          </table:table-cell>
          <table:table-cell table:style-name="Table34.B1" office:value-type="string">
            <text:p text:style-name="P27">Function</text:p>
          </table:table-cell>
        </table:table-row>
        <table:table-row table:style-name="Table34.1">
          <table:table-cell table:style-name="Table34.A1" office:value-type="string">
            <text:p text:style-name="P108">Arg syntax</text:p>
          </table:table-cell>
          <table:table-cell table:style-name="Table34.B1" office:value-type="string">
            <text:p text:style-name="P27">&lt;env:clodir&gt; &lt;name&gt;</text:p>
          </table:table-cell>
        </table:table-row>
        <table:table-row table:style-name="Table34.1">
          <table:table-cell table:style-name="Table34.A1" office:value-type="string">
            <text:p text:style-name="P108">Description</text:p>
          </table:table-cell>
          <table:table-cell table:style-name="Table34.B1" office:value-type="string">
            <text:p text:style-name="P27">returns 0 unless string &lt;name&gt; has a value in &lt;env&gt;</text:p>
          </table:table-cell>
        </table:table-row>
        <table:table-row table:style-name="Table34.1">
          <table:table-cell table:style-name="Table34.A1" office:value-type="string">
            <text:p text:style-name="P108">Returns</text:p>
          </table:table-cell>
          <table:table-cell table:style-name="Table34.B1" office:value-type="string">
            <text:p text:style-name="P27">NULL</text:p>
          </table:table-cell>
        </table:table-row>
        <table:table-row table:style-name="Table34.1">
          <table:table-cell table:style-name="Table34.A1" office:value-type="string">
            <text:p text:style-name="P108">Example</text:p>
          </table:table-cell>
          <table:table-cell table:style-name="Table34.B1" office:value-type="string">
            <text:p text:style-name="P76">&gt; inenv parse.env "inenv"</text:p>
            <text:p text:style-name="P76">1</text:p>
            <text:p text:style-name="P76">&gt; inenv [a=NULL, b] "a"</text:p>
            <text:p text:style-name="P76">1</text:p>
            <text:p text:style-name="P76">&gt; inenv [a=NULL, b] "b"</text:p>
            <text:p text:style-name="P76">0</text:p>
            <text:p text:style-name="P76">&gt; inenv [a=NULL, b] "c"</text:p>
            <text:p text:style-name="P76">0</text:p>
          </table:table-cell>
        </table:table-row>
      </table:table>
      <text:h text:style-name="P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22">Name</text:p>
          </table:table-cell>
          <table:table-cell table:style-name="Table35.B1" office:value-type="string">
            <text:p text:style-name="P60">invert</text:p>
          </table:table-cell>
        </table:table-row>
        <table:table-row table:style-name="Table35.1">
          <table:table-cell table:style-name="Table35.A1" office:value-type="string">
            <text:p text:style-name="P22">Kind</text:p>
          </table:table-cell>
          <table:table-cell table:style-name="Table35.B1" office:value-type="string">
            <text:p text:style-name="P27">Function</text:p>
          </table:table-cell>
        </table:table-row>
        <table:table-row table:style-name="Table35.1">
          <table:table-cell table:style-name="Table35.A1" office:value-type="string">
            <text:p text:style-name="P22">Arg syntax</text:p>
          </table:table-cell>
          <table:table-cell table:style-name="Table35.B1" office:value-type="string">
            <text:p text:style-name="P27">&lt;b:int&gt; </text:p>
          </table:table-cell>
        </table:table-row>
        <table:table-row table:style-name="Table35.1">
          <table:table-cell table:style-name="Table35.A1" office:value-type="string">
            <text:p text:style-name="P22">Description</text:p>
          </table:table-cell>
          <table:table-cell table:style-name="Table35.B1" office:value-type="string">
            <text:p text:style-name="P27">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22">Returns</text:p>
          </table:table-cell>
          <table:table-cell table:style-name="Table35.B1" office:value-type="string">
            <text:p text:style-name="P27">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ext:soft-page-break/>
        <table:table-row table:style-name="Table35.1">
          <table:table-cell table:style-name="Table35.A1" office:value-type="string">
            <text:p text:style-name="P22">Example</text:p>
          </table:table-cell>
          <table:table-cell table:style-name="Table35.B1" office:value-type="string">
            <text:p text:style-name="P76">&gt; invert TRUE</text:p>
            <text:p text:style-name="P76">FALSE</text:p>
            <text:p text:style-name="P76">&gt; invert FALSE</text:p>
            <text:p text:style-name="P76">TRUE</text:p>
          </table:table-cell>
        </table:table-row>
      </table:table>
      <text:h text:style-name="P9" text:outline-level="3">io <text:span text:style-name="T27">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110">Name</text:p>
          </table:table-cell>
          <table:table-cell table:style-name="Table137.B1" office:value-type="string">
            <text:p text:style-name="P63">io.<text:span text:style-name="T27">bin</text:span>file</text:p>
          </table:table-cell>
        </table:table-row>
        <table:table-row table:style-name="Table137.1">
          <table:table-cell table:style-name="Table137.A1" office:value-type="string">
            <text:p text:style-name="P110">Kind</text:p>
          </table:table-cell>
          <table:table-cell table:style-name="Table137.B1" office:value-type="string">
            <text:p text:style-name="P32">Function</text:p>
          </table:table-cell>
        </table:table-row>
        <table:table-row table:style-name="Table137.1">
          <table:table-cell table:style-name="Table137.A1" office:value-type="string">
            <text:p text:style-name="P110">Arg syntax</text:p>
          </table:table-cell>
          <table:table-cell table:style-name="Table137.B1" office:value-type="string">
            <text:p text:style-name="P32">&lt;filename:string&gt; &lt;access:string&gt;</text:p>
          </table:table-cell>
        </table:table-row>
        <table:table-row table:style-name="Table137.1">
          <table:table-cell table:style-name="Table137.A1" office:value-type="string">
            <text:p text:style-name="P110">Description</text:p>
          </table:table-cell>
          <table:table-cell table:style-name="Table137.B1" office:value-type="string">
            <text:p text:style-name="P32">opens a <text:span text:style-name="T27">binary </text:span>file from the local filing system with name filename to which the requested access is provided.  The access string consists of one or more of the following characters:</text:p>
            <text:list xml:id="list1429628021" text:style-name="L7">
              <text:list-item>
                <text:p text:style-name="P145">"r" - open for read access </text:p>
              </text:list-item>
              <text:list-item>
                <text:p text:style-name="P128">"w" - open for write access </text:p>
              </text:list-item>
            </text:list>
            <text:p text:style-name="P32">Note that the binding "<text:span text:style-name="T6">io.binf</text:span><text:span text:style-name="T1">ile &lt;filename&gt;</text:span>" can be used as a generic object to represent something openable as a stream.</text:p>
            <text:p text:style-name="P32"><text:span text:style-name="T27">On some operating systems this call differs from </text:span><text:span text:style-name="T6">io.file</text:span><text:span text:style-name="T27"> in the handling of certain characters. <text:s/>All of the characters in the file are provided without translation when </text:span><text:span text:style-name="T6">io.binfile</text:span><text:span text:style-name="T27"> is used.</text:span><text:line-break/><text:line-break/>Once opened the resulting stream should eventually be closed using <text:span text:style-name="T1">io.close</text:span>.<text:line-break/><text:line-break/>See also: <text:span text:style-name="T1">i</text:span><text:span text:style-name="T6">o.file</text:span><text:span text:style-name="T27">, </text:span><text:span text:style-name="T6">i</text:span><text:span text:style-name="T1">o.pathfile</text:span>, <text:span text:style-name="T1">io.close</text:span> </text:p>
          </table:table-cell>
        </table:table-row>
        <table:table-row table:style-name="Table137.1">
          <table:table-cell table:style-name="Table137.A1" office:value-type="string">
            <text:p text:style-name="P110">Returns</text:p>
          </table:table-cell>
          <table:table-cell table:style-name="Table137.B1" office:value-type="string">
            <text:p text:style-name="P32"><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110">Example</text:p>
          </table:table-cell>
          <table:table-cell table:style-name="Table137.B1" office:value-type="string">
            <text:p text:style-name="P82">&gt; set exists[f]: { 0 != (cmp NULL (io.<text:span text:style-name="T27">bin</text:span>file f "r"!)!) }</text:p>
            <text:p text:style-name="P82">&gt; exists "/tmp/gone"</text:p>
            <text:p text:style-name="P82">FALSE</text:p>
            <text:p text:style-name="P82">&gt; exists "ftl"</text:p>
            <text:p text:style-name="P82">TRUE</text:p>
            <text:p text:style-name="P82">&gt; parse exec "" (io.<text:span text:style-name="T27">bin</text:span>file "script" "r"!)</text:p>
          </table:table-cell>
        </table:table-row>
      </table:table>
      <text:h text:style-name="P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108">Name</text:p>
          </table:table-cell>
          <table:table-cell table:style-name="Table36.B1" office:value-type="string">
            <text:p text:style-name="P60">io.close</text:p>
          </table:table-cell>
        </table:table-row>
        <table:table-row table:style-name="Table36.1">
          <table:table-cell table:style-name="Table36.A1" office:value-type="string">
            <text:p text:style-name="P108">Kind</text:p>
          </table:table-cell>
          <table:table-cell table:style-name="Table36.B1" office:value-type="string">
            <text:p text:style-name="P27">Function</text:p>
          </table:table-cell>
        </table:table-row>
        <table:table-row table:style-name="Table36.1">
          <table:table-cell table:style-name="Table36.A1" office:value-type="string">
            <text:p text:style-name="P108">Arg syntax</text:p>
          </table:table-cell>
          <table:table-cell table:style-name="Table36.B1" office:value-type="string">
            <text:p text:style-name="P27">&lt;open:stream&gt;</text:p>
          </table:table-cell>
        </table:table-row>
        <table:table-row table:style-name="Table36.1">
          <table:table-cell table:style-name="Table36.A1" office:value-type="string">
            <text:p text:style-name="P108">Description</text:p>
          </table:table-cell>
          <table:table-cell table:style-name="Table36.B1" office:value-type="string">
            <text:p text:style-name="P27">Completes access to the given stream and makes it unavailable for future access </text:p>
          </table:table-cell>
        </table:table-row>
        <table:table-row table:style-name="Table36.1">
          <table:table-cell table:style-name="Table36.A1" office:value-type="string">
            <text:p text:style-name="P108">Returns</text:p>
          </table:table-cell>
          <table:table-cell table:style-name="Table36.B1" office:value-type="string">
            <text:p text:style-name="P27">NULL</text:p>
          </table:table-cell>
        </table:table-row>
        <text:soft-page-break/>
        <table:table-row table:style-name="Table36.1">
          <table:table-cell table:style-name="Table36.A1" office:value-type="string">
            <text:p text:style-name="P108">Example</text:p>
          </table:table-cell>
          <table:table-cell table:style-name="Table36.B1" office:value-type="string">
            <text:p text:style-name="P76">&gt; io close io.file "test" "w"!</text:p>
            <text:p text:style-name="P76">set log[msg]:{</text:p>
            <text:p text:style-name="P76"><text:s text:c="4"/>logstr = io.file "log" "w"!;</text:p>
            <text:p text:style-name="P76"><text:s text:c="4"/>io.write logstr msg!;</text:p>
            <text:p text:style-name="P76"><text:s text:c="4"/>io.write logstr "\n"!;</text:p>
            <text:p text:style-name="P76"><text:s text:c="4"/>io.close logstr!;</text:p>
            <text:p text:style-name="P76">}</text:p>
          </table:table-cell>
        </table:table-row>
      </table:table>
      <text:h text:style-name="P6"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108">Name</text:p>
          </table:table-cell>
          <table:table-cell table:style-name="Table37.B1" office:value-type="string">
            <text:p text:style-name="P60">io.err</text:p>
          </table:table-cell>
        </table:table-row>
        <table:table-row table:style-name="Table37.1">
          <table:table-cell table:style-name="Table37.A1" office:value-type="string">
            <text:p text:style-name="P108">Kind</text:p>
          </table:table-cell>
          <table:table-cell table:style-name="Table37.B1" office:value-type="string">
            <text:p text:style-name="P27">Read only value</text:p>
          </table:table-cell>
        </table:table-row>
        <table:table-row table:style-name="Table37.1">
          <table:table-cell table:style-name="Table37.A1" office:value-type="string">
            <text:p text:style-name="P108">Arg syntax</text:p>
          </table:table-cell>
          <table:table-cell table:style-name="Table37.B1" office:value-type="string">
            <text:p text:style-name="P27">Not a function</text:p>
          </table:table-cell>
        </table:table-row>
        <table:table-row table:style-name="Table37.1">
          <table:table-cell table:style-name="Table37.A1" office:value-type="string">
            <text:p text:style-name="P108">Description</text:p>
          </table:table-cell>
          <table:table-cell table:style-name="Table37.B1" office:value-type="string">
            <text:p text:style-name="P27">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108">Returns</text:p>
          </table:table-cell>
          <table:table-cell table:style-name="Table37.B1" office:value-type="string">
            <text:p text:style-name="P27">Not a function</text:p>
          </table:table-cell>
        </table:table-row>
        <table:table-row table:style-name="Table37.1">
          <table:table-cell table:style-name="Table37.A1" office:value-type="string">
            <text:p text:style-name="P108">Example</text:p>
          </table:table-cell>
          <table:table-cell table:style-name="Table37.B1" office:value-type="string">
            <text:p text:style-name="P76">&gt; io write io.err "Wrong!\n"</text:p>
            <text:p text:style-name="P76">7</text:p>
            <text:p text:style-name="P76">set error[rc, msg]: {</text:p>
            <text:p text:style-name="P76"><text:s text:c="4"/>io.write io.err ""+(str rc!)+" "+(msg)+"\n"!</text:p>
            <text:p text:style-name="P76">}</text:p>
          </table:table-cell>
        </table:table-row>
      </table:table>
      <text:h text:style-name="P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108">Name</text:p>
          </table:table-cell>
          <table:table-cell table:style-name="Table38.B1" office:value-type="string">
            <text:p text:style-name="P60">io.file</text:p>
          </table:table-cell>
        </table:table-row>
        <table:table-row table:style-name="Table38.1">
          <table:table-cell table:style-name="Table38.A1" office:value-type="string">
            <text:p text:style-name="P108">Kind</text:p>
          </table:table-cell>
          <table:table-cell table:style-name="Table38.B1" office:value-type="string">
            <text:p text:style-name="P27">Function</text:p>
          </table:table-cell>
        </table:table-row>
        <table:table-row table:style-name="Table38.1">
          <table:table-cell table:style-name="Table38.A1" office:value-type="string">
            <text:p text:style-name="P108">Arg syntax</text:p>
          </table:table-cell>
          <table:table-cell table:style-name="Table38.B1" office:value-type="string">
            <text:p text:style-name="P27">&lt;filename:string&gt; &lt;access:string&gt;</text:p>
          </table:table-cell>
        </table:table-row>
        <text:soft-page-break/>
        <table:table-row table:style-name="Table38.1">
          <table:table-cell table:style-name="Table38.A1" office:value-type="string">
            <text:p text:style-name="P108">Description</text:p>
          </table:table-cell>
          <table:table-cell table:style-name="Table38.B1" office:value-type="string">
            <text:p text:style-name="P27">opens a file from the local filing system with name filename to which the requested access is provided.  The access string consists of one or more of the following characters:</text:p>
            <text:list xml:id="list123132496304495" text:continue-numbering="true" text:style-name="L7">
              <text:list-item>
                <text:p text:style-name="P144">"r" - open for read access </text:p>
              </text:list-item>
              <text:list-item>
                <text:p text:style-name="P127">"w" - open for write access </text:p>
              </text:list-item>
            </text:list>
            <text:p text:style-name="P34">Note that the binding "<text:span text:style-name="T1">file &lt;filename&gt;</text:span>" can be used as a generic object to represent something openable as a stream.</text:p>
            <text:p text:style-name="P34"><text:span text:style-name="T27">On some operating systems this call differs from </text:span><text:span text:style-name="T6">io.</text:span><text:span text:style-name="T7">bin</text:span><text:span text:style-name="T6">file</text:span><text:span text:style-name="T27"> in the handling of certain characters. <text:s/>For example, on Windows, a control-Z character in the file is treated as an end-of-file character, preventing the reading of subsequent characters.</text:span></text:p>
            <text:p text:style-name="P34">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108">Returns</text:p>
          </table:table-cell>
          <table:table-cell table:style-name="Table38.B1" office:value-type="string">
            <text:p text:style-name="P27"><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108">Example</text:p>
          </table:table-cell>
          <table:table-cell table:style-name="Table38.B1" office:value-type="string">
            <text:p text:style-name="P76">&gt; set exists[f]: { 0 != (cmp NULL (io.file f "r"!)!) }</text:p>
            <text:p text:style-name="P76">&gt; exists "/tmp/gone"</text:p>
            <text:p text:style-name="P76">FALSE</text:p>
            <text:p text:style-name="P76">&gt; exists "ftl"</text:p>
            <text:p text:style-name="P76">TRUE</text:p>
            <text:p text:style-name="P76">&gt; parse exec "" (io.file "script" "r"!)</text:p>
          </table:table-cell>
        </table:table-row>
      </table:table>
      <text:h text:style-name="P6"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108">Name</text:p>
          </table:table-cell>
          <table:table-cell table:style-name="Table39.B1" office:value-type="string">
            <text:p text:style-name="P60">io.fprintf</text:p>
          </table:table-cell>
        </table:table-row>
        <table:table-row table:style-name="Table39.1">
          <table:table-cell table:style-name="Table39.A1" office:value-type="string">
            <text:p text:style-name="P108">Kind</text:p>
          </table:table-cell>
          <table:table-cell table:style-name="Table39.B1" office:value-type="string">
            <text:p text:style-name="P27">Function</text:p>
          </table:table-cell>
        </table:table-row>
        <table:table-row table:style-name="Table39.1">
          <table:table-cell table:style-name="Table39.A1" office:value-type="string">
            <text:p text:style-name="P108">Arg syntax</text:p>
          </table:table-cell>
          <table:table-cell table:style-name="Table39.B1" office:value-type="string">
            <text:p text:style-name="P27">&lt;out:stream&gt; &lt;format:string&gt; &lt;args:clodir&gt;</text:p>
          </table:table-cell>
        </table:table-row>
        <table:table-row table:style-name="Table39.1">
          <table:table-cell table:style-name="Table39.A1" office:value-type="string">
            <text:p text:style-name="P108">Description</text:p>
          </table:table-cell>
          <table:table-cell table:style-name="Table39.B1" office:value-type="string">
            <text:p text:style-name="P27">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108">Returns</text:p>
          </table:table-cell>
          <table:table-cell table:style-name="Table39.B1" office:value-type="string">
            <text:p text:style-name="P27">The number of bytes written to the stream.</text:p>
          </table:table-cell>
        </table:table-row>
        <text:soft-page-break/>
        <table:table-row table:style-name="Table39.1">
          <table:table-cell table:style-name="Table39.A1" office:value-type="string">
            <text:p text:style-name="P108">Example</text:p>
          </table:table-cell>
          <table:table-cell table:style-name="Table39.B1" office:value-type="string">
            <text:p text:style-name="P76">&gt; io fprintf io.out "€1 = £%[pounds]d.%[pennies]02d\n" [pennies=60, pounds=0]</text:p>
            <text:p text:style-name="P76">€1 = £0.60</text:p>
            <text:p text:style-name="P76">14</text:p>
            <text:p text:style-name="P76">&gt; set printf io.fprintf io.out</text:p>
            <text:p text:style-name="P76">&gt; set n printf "sequence %02d %02d %02d %02d\n" &lt;5..8&gt;!</text:p>
            <text:p text:style-name="P76">sequence 05 06 07 08</text:p>
            <text:p text:style-name="P76">&gt; eval n</text:p>
            <text:p text:style-name="P76">21</text:p>
          </table:table-cell>
        </table:table-row>
      </table:table>
      <text:h text:style-name="P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108">Name</text:p>
          </table:table-cell>
          <table:table-cell table:style-name="Table40.B1" office:value-type="string">
            <text:p text:style-name="P60">io.getc</text:p>
          </table:table-cell>
        </table:table-row>
        <table:table-row table:style-name="Table40.1">
          <table:table-cell table:style-name="Table40.A1" office:value-type="string">
            <text:p text:style-name="P108">Kind</text:p>
          </table:table-cell>
          <table:table-cell table:style-name="Table40.B1" office:value-type="string">
            <text:p text:style-name="P27">Function</text:p>
          </table:table-cell>
        </table:table-row>
        <table:table-row table:style-name="Table40.1">
          <table:table-cell table:style-name="Table40.A1" office:value-type="string">
            <text:p text:style-name="P108">Arg syntax</text:p>
          </table:table-cell>
          <table:table-cell table:style-name="Table40.B1" office:value-type="string">
            <text:p text:style-name="P27">&lt;in:stream&gt;</text:p>
          </table:table-cell>
        </table:table-row>
        <table:table-row table:style-name="Table40.1">
          <table:table-cell table:style-name="Table40.A1" office:value-type="string">
            <text:p text:style-name="P108">Description</text:p>
          </table:table-cell>
          <table:table-cell table:style-name="Table40.B1" office:value-type="string">
            <text:p text:style-name="P27">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108">Returns</text:p>
          </table:table-cell>
          <table:table-cell table:style-name="Table40.B1" office:value-type="string">
            <text:p text:style-name="P27">A string containing the next octet read from the given stream.</text:p>
          </table:table-cell>
        </table:table-row>
        <table:table-row table:style-name="Table40.1">
          <table:table-cell table:style-name="Table40.A1" office:value-type="string">
            <text:p text:style-name="P108">Example</text:p>
          </table:table-cell>
          <table:table-cell table:style-name="Table40.B1" office:value-type="string">
            <text:p text:style-name="P76">&gt; set sin io.instring "In" "r"!</text:p>
            <text:p text:style-name="P76">&gt; io getc sin</text:p>
            <text:p text:style-name="P76">"I"</text:p>
            <text:p text:style-name="P76">&gt; io getc sin</text:p>
            <text:p text:style-name="P76">"n"</text:p>
            <text:p text:style-name="P76">&gt; io getc sin</text:p>
            <text:p text:style-name="P76">&gt;</text:p>
            <text:p text:style-name="P76">set rev[st]:{</text:p>
            <text:p text:style-name="P76"><text:s text:c="4"/>.out="";</text:p>
            <text:p text:style-name="P76"><text:s text:c="4"/>.ch=NULL;</text:p>
            <text:p text:style-name="P76"><text:s text:c="4"/>while {NULL != (ch=io.getc st!)} {</text:p>
            <text:p text:style-name="P76"><text:s text:c="8"/>out=""+(ch)+(out);</text:p>
            <text:p text:style-name="P76"><text:s text:c="4"/>}!;</text:p>
            <text:p text:style-name="P76"><text:s text:c="4"/>out</text:p>
            <text:p text:style-name="P76">}</text:p>
            <text:p text:style-name="P76">&gt; set sin io.instring "able was I ere" "r"!</text:p>
            <text:p text:style-name="P76">&gt; rev sin</text:p>
            <text:p text:style-name="P76">"ere I saw elba"</text:p>
          </table:table-cell>
        </table:table-row>
      </table:table>
      <text:h text:style-name="P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108">Name</text:p>
          </table:table-cell>
          <table:table-cell table:style-name="Table41.B1" office:value-type="string">
            <text:p text:style-name="P60">io.in</text:p>
          </table:table-cell>
        </table:table-row>
        <table:table-row table:style-name="Table41.1">
          <table:table-cell table:style-name="Table41.A1" office:value-type="string">
            <text:p text:style-name="P108">Kind</text:p>
          </table:table-cell>
          <table:table-cell table:style-name="Table41.B1" office:value-type="string">
            <text:p text:style-name="P27">Read only value</text:p>
          </table:table-cell>
        </table:table-row>
        <table:table-row table:style-name="Table41.1">
          <table:table-cell table:style-name="Table41.A1" office:value-type="string">
            <text:p text:style-name="P108">Arg syntax</text:p>
          </table:table-cell>
          <table:table-cell table:style-name="Table41.B1" office:value-type="string">
            <text:p text:style-name="P27">Not a function</text:p>
          </table:table-cell>
        </table:table-row>
        <text:soft-page-break/>
        <table:table-row table:style-name="Table41.1">
          <table:table-cell table:style-name="Table41.A1" office:value-type="string">
            <text:p text:style-name="P108">Description</text:p>
          </table:table-cell>
          <table:table-cell table:style-name="Table41.B1" office:value-type="string">
            <text:p text:style-name="P27">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108">Returns</text:p>
          </table:table-cell>
          <table:table-cell table:style-name="Table41.B1" office:value-type="string">
            <text:p text:style-name="P27">Not a function</text:p>
          </table:table-cell>
        </table:table-row>
        <table:table-row table:style-name="Table41.1">
          <table:table-cell table:style-name="Table41.A1" office:value-type="string">
            <text:p text:style-name="P108">Example</text:p>
          </table:table-cell>
          <table:table-cell table:style-name="Table41.B1" office:value-type="string">
            <text:p text:style-name="P76">&gt; io in</text:p>
            <text:p text:style-name="P76">&lt;-'&lt;stdin&gt;'</text:p>
            <text:p text:style-name="P76">set is_stdin[str]: { 0 == (cmp str io.in!) }</text:p>
          </table:table-cell>
        </table:table-row>
      </table:table>
      <text:h text:style-name="P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108">Name</text:p>
          </table:table-cell>
          <table:table-cell table:style-name="Table42.B1" office:value-type="string">
            <text:p text:style-name="P60">io.instring</text:p>
          </table:table-cell>
        </table:table-row>
        <table:table-row table:style-name="Table42.1">
          <table:table-cell table:style-name="Table42.A1" office:value-type="string">
            <text:p text:style-name="P108">Kind</text:p>
          </table:table-cell>
          <table:table-cell table:style-name="Table42.B1" office:value-type="string">
            <text:p text:style-name="P27">Function</text:p>
          </table:table-cell>
        </table:table-row>
        <table:table-row table:style-name="Table42.1">
          <table:table-cell table:style-name="Table42.A1" office:value-type="string">
            <text:p text:style-name="P108">Arg syntax</text:p>
          </table:table-cell>
          <table:table-cell table:style-name="Table42.B1" office:value-type="string">
            <text:p text:style-name="P27">&lt;input:string&gt; &lt;access:string&gt;</text:p>
          </table:table-cell>
        </table:table-row>
        <table:table-row table:style-name="Table42.1">
          <table:table-cell table:style-name="Table42.A1" office:value-type="string">
            <text:p text:style-name="P108">Description</text:p>
          </table:table-cell>
          <table:table-cell table:style-name="Table42.B1" office:value-type="string">
            <text:p text:style-name="P27">creates a stream from a string for reading from.  The access string consists of one or more of the following characters:</text:p>
            <text:list xml:id="list2916814555" text:style-name="L8">
              <text:list-item>
                <text:p text:style-name="P146">"r" - open for read access </text:p>
              </text:list-item>
              <text:list-item>
                <text:p text:style-name="P129">"w" - open for write access </text:p>
              </text:list-item>
            </text:list>
            <text:p text:style-name="P27">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108">Returns</text:p>
          </table:table-cell>
          <table:table-cell table:style-name="Table42.B1" office:value-type="string">
            <text:p text:style-name="P27">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108">Example</text:p>
          </table:table-cell>
          <table:table-cell table:style-name="Table42.B1" office:value-type="string">
            <text:p text:style-name="P76">&gt; parse exec "" (io.instring "echo hi\necho there" "r"!)</text:p>
            <text:p text:style-name="P76">hi</text:p>
            <text:p text:style-name="P76">there</text:p>
            <text:p text:style-name="P76">&gt; set f io.instring "text to read\n" "r"!</text:p>
            <text:p text:style-name="P76">&gt; io read f 4</text:p>
            <text:p text:style-name="P76">"text"</text:p>
            <text:p text:style-name="P76">&gt; io close f</text:p>
          </table:table-cell>
        </table:table-row>
      </table:table>
      <text:h text:style-name="P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108">Name</text:p>
          </table:table-cell>
          <table:table-cell table:style-name="Table43.B1" office:value-type="string">
            <text:p text:style-name="P60">io.out</text:p>
          </table:table-cell>
        </table:table-row>
        <table:table-row table:style-name="Table43.1">
          <table:table-cell table:style-name="Table43.A1" office:value-type="string">
            <text:p text:style-name="P108">Kind</text:p>
          </table:table-cell>
          <table:table-cell table:style-name="Table43.B1" office:value-type="string">
            <text:p text:style-name="P27">Value</text:p>
          </table:table-cell>
        </table:table-row>
        <table:table-row table:style-name="Table43.1">
          <table:table-cell table:style-name="Table43.A1" office:value-type="string">
            <text:p text:style-name="P108">Arg syntax</text:p>
          </table:table-cell>
          <table:table-cell table:style-name="Table43.B1" office:value-type="string">
            <text:p text:style-name="P27">Not a function</text:p>
          </table:table-cell>
        </table:table-row>
        <table:table-row table:style-name="Table43.1">
          <table:table-cell table:style-name="Table43.A1" office:value-type="string">
            <text:p text:style-name="P108">Description</text:p>
          </table:table-cell>
          <table:table-cell table:style-name="Table43.B1" office:value-type="string">
            <text:p text:style-name="P27">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108">Returns</text:p>
          </table:table-cell>
          <table:table-cell table:style-name="Table43.B1" office:value-type="string">
            <text:p text:style-name="P27">Not a function</text:p>
          </table:table-cell>
        </table:table-row>
        <text:soft-page-break/>
        <table:table-row table:style-name="Table43.1">
          <table:table-cell table:style-name="Table43.A1" office:value-type="string">
            <text:p text:style-name="P108">Example</text:p>
          </table:table-cell>
          <table:table-cell table:style-name="Table43.B1" office:value-type="string">
            <text:p text:style-name="P76">&gt; io out</text:p>
            <text:p text:style-name="P76">&lt;-EOF-&gt;</text:p>
            <text:p text:style-name="P76">set myecho[msg]: {</text:p>
            <text:p text:style-name="P76"><text:s text:c="4"/>io.write io.out msg!;</text:p>
            <text:p text:style-name="P76"><text:s text:c="4"/>io.write io.out "\n"!;</text:p>
            <text:p text:style-name="P90">}</text:p>
          </table:table-cell>
        </table:table-row>
      </table:table>
      <text:h text:style-name="P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108">Name</text:p>
          </table:table-cell>
          <table:table-cell table:style-name="Table44.B1" office:value-type="string">
            <text:p text:style-name="P60">io.outstring</text:p>
          </table:table-cell>
        </table:table-row>
        <table:table-row table:style-name="Table44.1">
          <table:table-cell table:style-name="Table44.A1" office:value-type="string">
            <text:p text:style-name="P108">Kind</text:p>
          </table:table-cell>
          <table:table-cell table:style-name="Table44.B1" office:value-type="string">
            <text:p text:style-name="P27">Function</text:p>
          </table:table-cell>
        </table:table-row>
        <table:table-row table:style-name="Table44.1">
          <table:table-cell table:style-name="Table44.A1" office:value-type="string">
            <text:p text:style-name="P108">Arg syntax</text:p>
          </table:table-cell>
          <table:table-cell table:style-name="Table44.B1" office:value-type="string">
            <text:p text:style-name="P27">&lt;code:closure&gt;</text:p>
          </table:table-cell>
        </table:table-row>
        <table:table-row table:style-name="Table44.1">
          <table:table-cell table:style-name="Table44.A1" office:value-type="string">
            <text:p text:style-name="P108">Description</text:p>
          </table:table-cell>
          <table:table-cell table:style-name="Table44.B1" office:value-type="string">
            <text:p text:style-name="P27">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108">Returns</text:p>
          </table:table-cell>
          <table:table-cell table:style-name="Table44.B1" office:value-type="string">
            <text:p text:style-name="P27">The string generated by writes in the closure</text:p>
          </table:table-cell>
        </table:table-row>
        <table:table-row table:style-name="Table44.1">
          <table:table-cell table:style-name="Table44.A1" office:value-type="string">
            <text:p text:style-name="P108">Example</text:p>
          </table:table-cell>
          <table:table-cell table:style-name="Table44.B1" office:value-type="string">
            <text:p text:style-name="P76">&gt; set s io.outstring [out]:{ for &lt;..5&gt; {io.write out "line\n"!}! }!</text:p>
            <text:p text:style-name="P76">&gt; echo $s</text:p>
            <text:p text:style-name="P76">line</text:p>
            <text:p text:style-name="P76">line</text:p>
            <text:p text:style-name="P76">line</text:p>
            <text:p text:style-name="P76">line</text:p>
            <text:p text:style-name="P76">line</text:p>
            <text:p text:style-name="P76">&gt; set mystrf[fmt,args]:{io.outstring [out]:{io.fprintf out fmt args!}!}</text:p>
            <text:p text:style-name="P76">&gt; mystrf "hi - %s" &lt;"you"&gt;</text:p>
            <text:p text:style-name="P76">"hi - you"</text:p>
          </table:table-cell>
        </table:table-row>
      </table:table>
      <text:h text:style-name="P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108">Name</text:p>
          </table:table-cell>
          <table:table-cell table:style-name="Table45.B1" office:value-type="string">
            <text:p text:style-name="P60">io.pathfile</text:p>
          </table:table-cell>
        </table:table-row>
        <table:table-row table:style-name="Table45.1">
          <table:table-cell table:style-name="Table45.A1" office:value-type="string">
            <text:p text:style-name="P108">Kind</text:p>
          </table:table-cell>
          <table:table-cell table:style-name="Table45.B1" office:value-type="string">
            <text:p text:style-name="P27">Function</text:p>
          </table:table-cell>
        </table:table-row>
        <table:table-row table:style-name="Table45.1">
          <table:table-cell table:style-name="Table45.A1" office:value-type="string">
            <text:p text:style-name="P108">Arg syntax</text:p>
          </table:table-cell>
          <table:table-cell table:style-name="Table45.B1" office:value-type="string">
            <text:p text:style-name="P27">&lt;path:string&gt; &lt;filename:string&gt; &lt;access:string&gt;</text:p>
          </table:table-cell>
        </table:table-row>
        <text:soft-page-break/>
        <table:table-row table:style-name="Table45.1">
          <table:table-cell table:style-name="Table45.A1" office:value-type="string">
            <text:p text:style-name="P108">Description</text:p>
          </table:table-cell>
          <table:table-cell table:style-name="Table45.B1" office:value-type="string">
            <text:p text:style-name="P27">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435777516" text:style-name="L9">
              <text:list-item>
                <text:p text:style-name="P147">"r" - open for read access </text:p>
              </text:list-item>
              <text:list-item>
                <text:p text:style-name="P130">"w" - open for write access </text:p>
              </text:list-item>
            </text:list>
            <text:p text:style-name="P27">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108">Returns</text:p>
          </table:table-cell>
          <table:table-cell table:style-name="Table45.B1" office:value-type="string">
            <text:p text:style-name="P27"><text:span text:style-name="T1">NULL</text:span> if the file could not be opened with the requested access in one of the directories given in the path otherwise a stream giving access (via <text:span text:style-name="T1">io.write</text:span> etc.) to a file.</text:p>
          </table:table-cell>
        </table:table-row>
        <table:table-row table:style-name="Table45.1">
          <table:table-cell table:style-name="Table45.A1" office:value-type="string">
            <text:p text:style-name="P108">Example</text:p>
          </table:table-cell>
          <table:table-cell table:style-name="Table45.B1" office:value-type="string">
            <text:p text:style-name="P76">set include [name]:{</text:p>
            <text:p text:style-name="P76"><text:s text:c="4"/>.rdf = NULL;</text:p>
            <text:p text:style-name="P76"><text:s text:c="4"/>if (inenv sys.env "MYPATH"!) {</text:p>
            <text:p text:style-name="P76"><text:s text:c="8"/>rdf = io.pathfile sys.env.MYPATH name "r"!;</text:p>
            <text:p text:style-name="P76"><text:s text:c="4"/>}{ <text:s/>rdf = io.file name "r"!;</text:p>
            <text:p text:style-name="P76"><text:s text:c="4"/>}!;</text:p>
            <text:p text:style-name="P76"><text:s text:c="4"/>if (equal NULL rdf!) { echo "can't read file "+(str name!)!; } {</text:p>
            <text:p text:style-name="P76"><text:s text:c="8"/>.ret = parse.exec "" rdf!;</text:p>
            <text:p text:style-name="P76"><text:s text:c="8"/>io.close rdf!;</text:p>
            <text:p text:style-name="P76"><text:s text:c="8"/>ret</text:p>
            <text:p text:style-name="P76"><text:s text:c="4"/>}!</text:p>
            <text:p text:style-name="P76">}</text:p>
            <text:p text:style-name="P76">&gt; include "hello"</text:p>
            <text:p text:style-name="P76">hello world</text:p>
            <text:p text:style-name="P76">&gt; set sys.env.MYPATH "."</text:p>
            <text:p text:style-name="P76">&gt; include "hello"</text:p>
            <text:p text:style-name="P76">hello world</text:p>
            <text:p text:style-name="P76">&gt; set sys.env.MYPATH ".."</text:p>
            <text:p text:style-name="P76">&gt; include "hello"</text:p>
            <text:p text:style-name="P76">can't read file "hello"</text:p>
          </table:table-cell>
        </table:table-row>
      </table:table>
      <text:h text:style-name="P6"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108">Name</text:p>
          </table:table-cell>
          <table:table-cell table:style-name="Table46.B1" office:value-type="string">
            <text:p text:style-name="P60">io.read</text:p>
          </table:table-cell>
        </table:table-row>
        <text:soft-page-break/>
        <table:table-row table:style-name="Table46.1">
          <table:table-cell table:style-name="Table46.A1" office:value-type="string">
            <text:p text:style-name="P108">Kind</text:p>
          </table:table-cell>
          <table:table-cell table:style-name="Table46.B1" office:value-type="string">
            <text:p text:style-name="P27">Function</text:p>
          </table:table-cell>
        </table:table-row>
        <table:table-row table:style-name="Table46.1">
          <table:table-cell table:style-name="Table46.A1" office:value-type="string">
            <text:p text:style-name="P108">Arg syntax</text:p>
          </table:table-cell>
          <table:table-cell table:style-name="Table46.B1" office:value-type="string">
            <text:p text:style-name="P27">&lt;in:stream&gt; &lt;octets:integer&gt;</text:p>
          </table:table-cell>
        </table:table-row>
        <table:table-row table:style-name="Table46.1">
          <table:table-cell table:style-name="Table46.A1" office:value-type="string">
            <text:p text:style-name="P108">Description</text:p>
          </table:table-cell>
          <table:table-cell table:style-name="Table46.B1" office:value-type="string">
            <text:p text:style-name="P27">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108">Returns</text:p>
          </table:table-cell>
          <table:table-cell table:style-name="Table46.B1" office:value-type="string">
            <text:p text:style-name="P27">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108">Example</text:p>
          </table:table-cell>
          <table:table-cell table:style-name="Table46.B1" office:value-type="string">
            <text:p text:style-name="P76">&gt; set f io.file "/tmp/1" "r"!</text:p>
            <text:p text:style-name="P76">&gt; io read f 50</text:p>
            <text:p text:style-name="P76">" <text:s text:c="4"/>Logs from Test inherited_option\n\n\nTest: inher"</text:p>
          </table:table-cell>
        </table:table-row>
      </table:table>
      <text:h text:style-name="P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108">Name</text:p>
          </table:table-cell>
          <table:table-cell table:style-name="Table47.B1" office:value-type="string">
            <text:p text:style-name="P60">io.stringify</text:p>
          </table:table-cell>
        </table:table-row>
        <table:table-row table:style-name="Table47.1">
          <table:table-cell table:style-name="Table47.A1" office:value-type="string">
            <text:p text:style-name="P108">Kind</text:p>
          </table:table-cell>
          <table:table-cell table:style-name="Table47.B1" office:value-type="string">
            <text:p text:style-name="P27">Function</text:p>
          </table:table-cell>
        </table:table-row>
        <table:table-row table:style-name="Table47.1">
          <table:table-cell table:style-name="Table47.A1" office:value-type="string">
            <text:p text:style-name="P108">Arg syntax</text:p>
          </table:table-cell>
          <table:table-cell table:style-name="Table47.B1" office:value-type="string">
            <text:p text:style-name="P27">&lt;out:stream&gt; &lt;expr:any&gt;</text:p>
          </table:table-cell>
        </table:table-row>
        <table:table-row table:style-name="Table47.1">
          <table:table-cell table:style-name="Table47.A1" office:value-type="string">
            <text:p text:style-name="P108">Description</text:p>
          </table:table-cell>
          <table:table-cell table:style-name="Table47.B1" office:value-type="string">
            <text:p text:style-name="P27">Writes the expression <text:span text:style-name="T1">expr</text:span> to the output stream in a syntax (where possible) that would be parsed to re-create the expression value.<text:line-break/>This function is equivalent to</text:p>
            <text:p text:style-name="P100"><text:s text:c="4"/><text:span text:style-name="T1">[stream, val]:{io.write stream (str val!)!} </text:span></text:p>
            <text:p text:style-name="P27">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108">Returns</text:p>
          </table:table-cell>
          <table:table-cell table:style-name="Table47.B1" office:value-type="string">
            <text:p text:style-name="P27">The number of characters written to the output stream</text:p>
          </table:table-cell>
        </table:table-row>
        <table:table-row table:style-name="Table47.1">
          <table:table-cell table:style-name="Table47.A1" office:value-type="string">
            <text:p text:style-name="P108">Example</text:p>
          </table:table-cell>
          <table:table-cell table:style-name="Table47.B1" office:value-type="string">
            <text:p text:style-name="P76">&gt; set n io.stringify io.out "that's \"£££\"s\n"!</text:p>
            <text:p text:style-name="P76">"that\'s \"\xc2\xa3\xc2\xa3\xc2\xa3\"s\n"&gt;</text:p>
            <text:p text:style-name="P76">&gt; eval n</text:p>
            <text:p text:style-name="P76">41</text:p>
            <text:p text:style-name="P76">&gt; io stringify io.out [a=3, b="this", c=&lt;"one", 2, 3&gt;]</text:p>
            <text:p text:style-name="P76">["a"=3,"b"="this","c"=&lt;"one", 2, 3&gt;]36</text:p>
          </table:table-cell>
        </table:table-row>
      </table:table>
      <text:h text:style-name="P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108">Name</text:p>
          </table:table-cell>
          <table:table-cell table:style-name="Table48.B1" office:value-type="string">
            <text:p text:style-name="P60">io.write</text:p>
          </table:table-cell>
        </table:table-row>
        <table:table-row table:style-name="Table48.1">
          <table:table-cell table:style-name="Table48.A1" office:value-type="string">
            <text:p text:style-name="P108">Kind</text:p>
          </table:table-cell>
          <table:table-cell table:style-name="Table48.B1" office:value-type="string">
            <text:p text:style-name="P27">Function</text:p>
          </table:table-cell>
        </table:table-row>
        <table:table-row table:style-name="Table48.1">
          <table:table-cell table:style-name="Table48.A1" office:value-type="string">
            <text:p text:style-name="P108">Arg syntax</text:p>
          </table:table-cell>
          <table:table-cell table:style-name="Table48.B1" office:value-type="string">
            <text:p text:style-name="P27">&lt;out:stream&gt; &lt;text:string&gt;</text:p>
          </table:table-cell>
        </table:table-row>
        <table:table-row table:style-name="Table48.1">
          <table:table-cell table:style-name="Table48.A1" office:value-type="string">
            <text:p text:style-name="P108">Description</text:p>
          </table:table-cell>
          <table:table-cell table:style-name="Table48.B1" office:value-type="string">
            <text:p text:style-name="P27">Writes the octets (bytes) of the characters in text to the output stream provided.<text:line-break/>The stream must have write access.</text:p>
          </table:table-cell>
        </table:table-row>
        <text:soft-page-break/>
        <table:table-row table:style-name="Table48.1">
          <table:table-cell table:style-name="Table48.A1" office:value-type="string">
            <text:p text:style-name="P108">Returns</text:p>
          </table:table-cell>
          <table:table-cell table:style-name="Table48.B1" office:value-type="string">
            <text:p text:style-name="P27">The number of bytes written to the stream.</text:p>
          </table:table-cell>
        </table:table-row>
        <table:table-row table:style-name="Table48.1">
          <table:table-cell table:style-name="Table48.A1" office:value-type="string">
            <text:p text:style-name="P108">Example</text:p>
          </table:table-cell>
          <table:table-cell table:style-name="Table48.B1" office:value-type="string">
            <text:p text:style-name="P76">&gt;io write io.out "€1 = £0.60\n"</text:p>
            <text:p text:style-name="P76">€1 = £0.60</text:p>
            <text:p text:style-name="P76">14</text:p>
            <text:p text:style-name="P76">&gt; set n io.write io.out "that's \"£££\"s\n"!</text:p>
            <text:p text:style-name="P76">that's "£££"s</text:p>
            <text:p text:style-name="P76">&gt; eval n</text:p>
            <text:p text:style-name="P76">17</text:p>
          </table:table-cell>
        </table:table-row>
      </table:table>
      <text:h text:style-name="P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108">Name</text:p>
          </table:table-cell>
          <table:table-cell table:style-name="Table49.B1" office:value-type="string">
            <text:p text:style-name="P60">joinchr</text:p>
          </table:table-cell>
        </table:table-row>
        <table:table-row table:style-name="Table49.1">
          <table:table-cell table:style-name="Table49.A1" office:value-type="string">
            <text:p text:style-name="P108">Kind</text:p>
          </table:table-cell>
          <table:table-cell table:style-name="Table49.B1" office:value-type="string">
            <text:p text:style-name="P27">Function</text:p>
          </table:table-cell>
        </table:table-row>
        <table:table-row table:style-name="Table49.1">
          <table:table-cell table:style-name="Table49.A1" office:value-type="string">
            <text:p text:style-name="P108">Arg syntax</text:p>
          </table:table-cell>
          <table:table-cell table:style-name="Table49.B1" office:value-type="string">
            <text:p text:style-name="P27">&lt;delim:strintnl&gt; &lt;vec:clodir&gt;</text:p>
          </table:table-cell>
        </table:table-row>
        <table:table-row table:style-name="Table49.1">
          <table:table-cell table:style-name="Table49.A1" office:value-type="string">
            <text:p text:style-name="P108">Description</text:p>
          </table:table-cell>
          <table:table-cell table:style-name="Table49.B1" office:value-type="string">
            <text:p text:style-name="P27">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108">Returns</text:p>
          </table:table-cell>
          <table:table-cell table:style-name="Table49.B1" office:value-type="string">
            <text:p text:style-name="P27">returns a string concatenating the items in the vector separated by the delimiter</text:p>
          </table:table-cell>
        </table:table-row>
        <table:table-row table:style-name="Table49.1">
          <table:table-cell table:style-name="Table49.A1" office:value-type="string">
            <text:p text:style-name="P108">Example</text:p>
          </table:table-cell>
          <table:table-cell table:style-name="Table49.B1" office:value-type="string">
            <text:p text:style-name="P76">&gt; eval echo (joinchr 167 &lt;"para1", "para2", "para3"&gt;!)!</text:p>
            <text:p text:style-name="P76">para1§para2§para3</text:p>
            <text:p text:style-name="P76">&gt; eval echo (joinchr NULL &lt;915, 961, 945, 953&gt;!)!</text:p>
            <text:p text:style-name="P76">Γραι</text:p>
            <text:p text:style-name="P76">&gt; set chshow [n]:{ echo (joinchr " " &lt;n .. 32+(n)&gt;!)! }</text:p>
            <text:p text:style-name="P76">&gt; chshow 913</text:p>
            <text:p text:style-name="P76">Α Β Γ Δ Ε Ζ Η Θ Ι Κ Λ Μ Ν Ξ Ο Π Ρ ΢ Σ Τ Υ Φ Χ Ψ Ω Ϊ Ϋ ά έ ή ί ΰ α</text:p>
          </table:table-cell>
        </table:table-row>
      </table:table>
      <text:h text:style-name="P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108">Name</text:p>
          </table:table-cell>
          <table:table-cell table:style-name="Table50.B1" office:value-type="string">
            <text:p text:style-name="P60">join</text:p>
          </table:table-cell>
        </table:table-row>
        <table:table-row table:style-name="Table50.1">
          <table:table-cell table:style-name="Table50.A1" office:value-type="string">
            <text:p text:style-name="P108">Kind</text:p>
          </table:table-cell>
          <table:table-cell table:style-name="Table50.B1" office:value-type="string">
            <text:p text:style-name="P27">Function</text:p>
          </table:table-cell>
        </table:table-row>
        <table:table-row table:style-name="Table50.1">
          <table:table-cell table:style-name="Table50.A1" office:value-type="string">
            <text:p text:style-name="P108">Arg syntax</text:p>
          </table:table-cell>
          <table:table-cell table:style-name="Table50.B1" office:value-type="string">
            <text:p text:style-name="P27">&lt;delim:strintnl&gt; &lt;vec:clodir&gt;</text:p>
          </table:table-cell>
        </table:table-row>
        <table:table-row table:style-name="Table50.1">
          <table:table-cell table:style-name="Table50.A1" office:value-type="string">
            <text:p text:style-name="P108">Description</text:p>
          </table:table-cell>
          <table:table-cell table:style-name="Table50.B1" office:value-type="string">
            <text:p text:style-name="P27">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108">Returns</text:p>
          </table:table-cell>
          <table:table-cell table:style-name="Table50.B1" office:value-type="string">
            <text:p text:style-name="P27">returns a string concatenating the items in the vector separated by the delimiter</text:p>
          </table:table-cell>
        </table:table-row>
        <text:soft-page-break/>
        <table:table-row table:style-name="Table50.1">
          <table:table-cell table:style-name="Table50.A1" office:value-type="string">
            <text:p text:style-name="P108">Example</text:p>
          </table:table-cell>
          <table:table-cell table:style-name="Table50.B1" office:value-type="string">
            <text:p text:style-name="P76">&gt; join "/" &lt;"dir", "subdir", "file"&gt;</text:p>
            <text:p text:style-name="P76">"dir/subdir/file"</text:p>
            <text:p text:style-name="P76">&gt; join 0 &lt;"line1", "line2"&gt;</text:p>
            <text:p text:style-name="P76">"line1\0line2"</text:p>
            <text:p text:style-name="P76">&gt; join NULL &lt;0x41, " line", 0x320, "made from", 32, "bytes"&gt;</text:p>
            <text:p text:style-name="P76">"A line made from bytes"</text:p>
          </table:table-cell>
        </table:table-row>
      </table:table>
      <text:h text:style-name="P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108">Name</text:p>
          </table:table-cell>
          <table:table-cell table:style-name="Table51.B1" office:value-type="string">
            <text:p text:style-name="P60">len</text:p>
          </table:table-cell>
        </table:table-row>
        <table:table-row table:style-name="Table51.1">
          <table:table-cell table:style-name="Table51.A1" office:value-type="string">
            <text:p text:style-name="P108">Kind</text:p>
          </table:table-cell>
          <table:table-cell table:style-name="Table51.B1" office:value-type="string">
            <text:p text:style-name="P27">Function</text:p>
          </table:table-cell>
        </table:table-row>
        <table:table-row table:style-name="Table51.1">
          <table:table-cell table:style-name="Table51.A1" office:value-type="string">
            <text:p text:style-name="P108">Arg syntax</text:p>
          </table:table-cell>
          <table:table-cell table:style-name="Table51.B1" office:value-type="string">
            <text:p text:style-name="P27">&lt;obj:clodirstr&gt;</text:p>
          </table:table-cell>
        </table:table-row>
        <table:table-row table:style-name="Table51.1">
          <table:table-cell table:style-name="Table51.A1" office:value-type="string">
            <text:p text:style-name="P108">Description</text:p>
          </table:table-cell>
          <table:table-cell table:style-name="Table51.B1" office:value-type="string">
            <text:p text:style-name="P27">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108">Returns</text:p>
          </table:table-cell>
          <table:table-cell table:style-name="Table51.B1" office:value-type="string">
            <text:p text:style-name="P27">The number of elements in the argument</text:p>
          </table:table-cell>
        </table:table-row>
        <table:table-row table:style-name="Table51.1">
          <table:table-cell table:style-name="Table51.A1" office:value-type="string">
            <text:p text:style-name="P108">Example</text:p>
          </table:table-cell>
          <table:table-cell table:style-name="Table51.B1" office:value-type="string">
            <text:p text:style-name="P76">&gt; len "one\0two"</text:p>
            <text:p text:style-name="P76">7</text:p>
            <text:p text:style-name="P76">&gt; len [a=5,b,c]</text:p>
            <text:p text:style-name="P76">1</text:p>
            <text:p text:style-name="P76">&gt; len &lt;..4&gt;</text:p>
            <text:p text:style-name="P76">4</text:p>
            <text:p text:style-name="P76">&gt; len "£"</text:p>
            <text:p text:style-name="P76">2</text:p>
            <text:p text:style-name="P76">&gt; set stack &lt;&gt;</text:p>
            <text:p text:style-name="P76">&gt; set push [x]: { stack.(len stack!) = x; }</text:p>
            <text:p text:style-name="P76">&gt; push "this"</text:p>
            <text:p text:style-name="P76">&gt; push "that"</text:p>
            <text:p text:style-name="P76">&gt; eval stack</text:p>
            <text:p text:style-name="P76">&lt;"this", "that"&gt;</text:p>
          </table:table-cell>
        </table:table-row>
      </table:table>
      <text:h text:style-name="P6"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108">Name</text:p>
          </table:table-cell>
          <table:table-cell table:style-name="Table52.B1" office:value-type="string">
            <text:p text:style-name="P60">less</text:p>
          </table:table-cell>
        </table:table-row>
        <table:table-row table:style-name="Table52.1">
          <table:table-cell table:style-name="Table52.A1" office:value-type="string">
            <text:p text:style-name="P108">Kind</text:p>
          </table:table-cell>
          <table:table-cell table:style-name="Table52.B1" office:value-type="string">
            <text:p text:style-name="P27">Function</text:p>
          </table:table-cell>
        </table:table-row>
        <table:table-row table:style-name="Table52.1">
          <table:table-cell table:style-name="Table52.A1" office:value-type="string">
            <text:p text:style-name="P108">Arg syntax</text:p>
          </table:table-cell>
          <table:table-cell table:style-name="Table52.B1" office:value-type="string">
            <text:p text:style-name="P27">&lt;val1:any&gt; &lt;val2:any&gt;</text:p>
          </table:table-cell>
        </table:table-row>
        <text:soft-page-break/>
        <table:table-row table:style-name="Table52.1">
          <table:table-cell table:style-name="Table52.A1" office:value-type="string">
            <text:p text:style-name="P108">Description</text:p>
          </table:table-cell>
          <table:table-cell table:style-name="Table52.B1" office:value-type="string">
            <text:p text:style-name="P27">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100">[val1, val2]: { 0 lt (cmp val1 val2!) }</text:p>
            <text:p text:style-name="P27">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108">Returns</text:p>
          </table:table-cell>
          <table:table-cell table:style-name="Table52.B1" office:value-type="string">
            <text:p text:style-name="P27"><text:span text:style-name="T1">TRUE</text:span> or <text:span text:style-name="T1">FALSE</text:span></text:p>
          </table:table-cell>
        </table:table-row>
        <table:table-row table:style-name="Table52.1">
          <table:table-cell table:style-name="Table52.A1" office:value-type="string">
            <text:p text:style-name="P108">Example</text:p>
          </table:table-cell>
          <table:table-cell table:style-name="Table52.B1" office:value-type="string">
            <text:p text:style-name="P76">set min[a,b]:{ if (less a b!){a}{b}! }</text:p>
          </table:table-cell>
        </table:table-row>
      </table:table>
      <text:h text:style-name="P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108">Name</text:p>
          </table:table-cell>
          <table:table-cell table:style-name="Table53.B1" office:value-type="string">
            <text:p text:style-name="P60">lesseq</text:p>
          </table:table-cell>
        </table:table-row>
        <table:table-row table:style-name="Table53.1">
          <table:table-cell table:style-name="Table53.A1" office:value-type="string">
            <text:p text:style-name="P108">Kind</text:p>
          </table:table-cell>
          <table:table-cell table:style-name="Table53.B1" office:value-type="string">
            <text:p text:style-name="P27">Function</text:p>
          </table:table-cell>
        </table:table-row>
        <table:table-row table:style-name="Table53.1">
          <table:table-cell table:style-name="Table53.A1" office:value-type="string">
            <text:p text:style-name="P108">Arg syntax</text:p>
          </table:table-cell>
          <table:table-cell table:style-name="Table53.B1" office:value-type="string">
            <text:p text:style-name="P27">&lt;val1:any&gt; &lt;val2:any&gt;</text:p>
          </table:table-cell>
        </table:table-row>
        <table:table-row table:style-name="Table53.1">
          <table:table-cell table:style-name="Table53.A1" office:value-type="string">
            <text:p text:style-name="P108">Description</text:p>
          </table:table-cell>
          <table:table-cell table:style-name="Table53.B1" office:value-type="string">
            <text:p text:style-name="P27">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100">[val1, val2]: { 0 le (cmp val1 val2!) }</text:p>
            <text:p text:style-name="P27">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108">Returns</text:p>
          </table:table-cell>
          <table:table-cell table:style-name="Table53.B1" office:value-type="string">
            <text:p text:style-name="P27"><text:span text:style-name="T1">TRUE</text:span> or <text:span text:style-name="T1">FALSE</text:span></text:p>
          </table:table-cell>
        </table:table-row>
        <table:table-row table:style-name="Table53.1">
          <table:table-cell table:style-name="Table53.A1" office:value-type="string">
            <text:p text:style-name="P108">Example</text:p>
          </table:table-cell>
          <table:table-cell table:style-name="Table53.B1" office:value-type="string">
            <text:p text:style-name="P76">set inrange[x,low,high]: { 1 and (moreeq x low!) and (lesseq x high!) }</text:p>
          </table:table-cell>
        </table:table-row>
      </table:table>
      <text:h text:style-name="P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108">Name</text:p>
          </table:table-cell>
          <table:table-cell table:style-name="Table54.B1" office:value-type="string">
            <text:p text:style-name="P60">lock</text:p>
          </table:table-cell>
        </table:table-row>
        <table:table-row table:style-name="Table54.1">
          <table:table-cell table:style-name="Table54.A1" office:value-type="string">
            <text:p text:style-name="P108">Kind</text:p>
          </table:table-cell>
          <table:table-cell table:style-name="Table54.B1" office:value-type="string">
            <text:p text:style-name="P27">Function</text:p>
          </table:table-cell>
        </table:table-row>
        <table:table-row table:style-name="Table54.1">
          <table:table-cell table:style-name="Table54.A1" office:value-type="string">
            <text:p text:style-name="P108">Arg syntax</text:p>
          </table:table-cell>
          <table:table-cell table:style-name="Table54.B1" office:value-type="string">
            <text:p text:style-name="P27">&lt;env:clodir&gt;</text:p>
          </table:table-cell>
        </table:table-row>
        <table:table-row table:style-name="Table54.1">
          <table:table-cell table:style-name="Table54.A1" office:value-type="string">
            <text:p text:style-name="P108">Description</text:p>
          </table:table-cell>
          <table:table-cell table:style-name="Table54.B1" office:value-type="string">
            <text:p text:style-name="P27">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108">Returns</text:p>
          </table:table-cell>
          <table:table-cell table:style-name="Table54.B1" office:value-type="string">
            <text:p text:style-name="P27">NULL</text:p>
          </table:table-cell>
        </table:table-row>
        <text:soft-page-break/>
        <table:table-row table:style-name="Table54.1">
          <table:table-cell table:style-name="Table54.A1" office:value-type="string">
            <text:p text:style-name="P108">Example</text:p>
          </table:table-cell>
          <table:table-cell table:style-name="Table54.B1" office:value-type="string">
            <text:p text:style-name="P76">&gt; set milk [mon=4, tue=2, wed=4, thu=3, fri=3, sat=6, sun=0]</text:p>
            <text:p text:style-name="P76">&gt; lock milk</text:p>
            <text:p text:style-name="P76">&gt; set milk.mon 5</text:p>
            <text:p text:style-name="P76">&gt; eval milk.mon</text:p>
            <text:p text:style-name="P76">5</text:p>
            <text:p text:style-name="P76">&gt; set milk.feb 4</text:p>
            <text:p text:style-name="P76">ftl $*console*:6: can't set a value for "feb" here</text:p>
            <text:p text:style-name="P76">&gt; set config_empty []</text:p>
            <text:p text:style-name="P76">&gt; lock config_empty</text:p>
          </table:table-cell>
        </table:table-row>
      </table:table>
      <text:h text:style-name="P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22">Name</text:p>
          </table:table-cell>
          <table:table-cell table:style-name="Table55.B1" office:value-type="string">
            <text:p text:style-name="P60">logand</text:p>
          </table:table-cell>
        </table:table-row>
        <table:table-row table:style-name="Table55.1">
          <table:table-cell table:style-name="Table55.A1" office:value-type="string">
            <text:p text:style-name="P22">Kind</text:p>
          </table:table-cell>
          <table:table-cell table:style-name="Table55.B1" office:value-type="string">
            <text:p text:style-name="P27">Function</text:p>
          </table:table-cell>
        </table:table-row>
        <table:table-row table:style-name="Table55.1">
          <table:table-cell table:style-name="Table55.A1" office:value-type="string">
            <text:p text:style-name="P22">Arg syntax</text:p>
          </table:table-cell>
          <table:table-cell table:style-name="Table55.B1" office:value-type="string">
            <text:p text:style-name="P27">&lt;b1:bool&gt; &lt;b2:bool&gt;</text:p>
          </table:table-cell>
        </table:table-row>
        <table:table-row table:style-name="Table55.1">
          <table:table-cell table:style-name="Table55.A1" office:value-type="string">
            <text:p text:style-name="P22">Description</text:p>
          </table:table-cell>
          <table:table-cell table:style-name="Table55.B1" office:value-type="string">
            <text:p text:style-name="P27">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22">Returns</text:p>
          </table:table-cell>
          <table:table-cell table:style-name="Table55.B1" office:value-type="string">
            <text:p text:style-name="P27">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22">Example</text:p>
          </table:table-cell>
          <table:table-cell table:style-name="Table55.B1" office:value-type="string">
            <text:p text:style-name="P76">&gt; logand TRUE TRUE</text:p>
            <text:p text:style-name="P76">TRUE</text:p>
            <text:p text:style-name="P76">&gt; logand TRUE FALSE</text:p>
            <text:p text:style-name="P76">FALSE</text:p>
            <text:p text:style-name="P76">&gt; logand FALSE TRUE</text:p>
            <text:p text:style-name="P76">FALSE</text:p>
            <text:p text:style-name="P76">&gt; logand FALSE FALSE</text:p>
            <text:p text:style-name="P76">FALSE</text:p>
          </table:table-cell>
        </table:table-row>
      </table:table>
      <text:h text:style-name="P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22">Name</text:p>
          </table:table-cell>
          <table:table-cell table:style-name="Table56.B1" office:value-type="string">
            <text:p text:style-name="P60">logor</text:p>
          </table:table-cell>
        </table:table-row>
        <table:table-row table:style-name="Table56.1">
          <table:table-cell table:style-name="Table56.A1" office:value-type="string">
            <text:p text:style-name="P22">Kind</text:p>
          </table:table-cell>
          <table:table-cell table:style-name="Table56.B1" office:value-type="string">
            <text:p text:style-name="P27">Function</text:p>
          </table:table-cell>
        </table:table-row>
        <table:table-row table:style-name="Table56.1">
          <table:table-cell table:style-name="Table56.A1" office:value-type="string">
            <text:p text:style-name="P22">Arg syntax</text:p>
          </table:table-cell>
          <table:table-cell table:style-name="Table56.B1" office:value-type="string">
            <text:p text:style-name="P27">&lt;b1:bool&gt; &lt;b2:bool&gt;</text:p>
          </table:table-cell>
        </table:table-row>
        <table:table-row table:style-name="Table56.1">
          <table:table-cell table:style-name="Table56.A1" office:value-type="string">
            <text:p text:style-name="P22">Description</text:p>
          </table:table-cell>
          <table:table-cell table:style-name="Table56.B1" office:value-type="string">
            <text:p text:style-name="P27">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22">Returns</text:p>
          </table:table-cell>
          <table:table-cell table:style-name="Table56.B1" office:value-type="string">
            <text:p text:style-name="P27">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ext:soft-page-break/>
        <table:table-row table:style-name="Table56.1">
          <table:table-cell table:style-name="Table56.A1" office:value-type="string">
            <text:p text:style-name="P22">Example</text:p>
          </table:table-cell>
          <table:table-cell table:style-name="Table56.B1" office:value-type="string">
            <text:p text:style-name="P76">&gt; logor TRUE TRUE</text:p>
            <text:p text:style-name="P76">TRUE</text:p>
            <text:p text:style-name="P76">&gt; logor TRUE FALSE</text:p>
            <text:p text:style-name="P76">TRUE</text:p>
            <text:p text:style-name="P76">&gt; logor FALSE TRUE</text:p>
            <text:p text:style-name="P76">TRUE</text:p>
            <text:p text:style-name="P76">&gt; logor FALSE FALSE</text:p>
            <text:p text:style-name="P76">TRUE</text:p>
          </table:table-cell>
        </table:table-row>
      </table:table>
      <text:h text:style-name="P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108">Name</text:p>
          </table:table-cell>
          <table:table-cell table:style-name="Table57.B1" office:value-type="string">
            <text:p text:style-name="P60">more</text:p>
          </table:table-cell>
        </table:table-row>
        <table:table-row table:style-name="Table57.1">
          <table:table-cell table:style-name="Table57.A1" office:value-type="string">
            <text:p text:style-name="P108">Kind</text:p>
          </table:table-cell>
          <table:table-cell table:style-name="Table57.B1" office:value-type="string">
            <text:p text:style-name="P27">Function</text:p>
          </table:table-cell>
        </table:table-row>
        <table:table-row table:style-name="Table57.1">
          <table:table-cell table:style-name="Table57.A1" office:value-type="string">
            <text:p text:style-name="P108">Arg syntax</text:p>
          </table:table-cell>
          <table:table-cell table:style-name="Table57.B1" office:value-type="string">
            <text:p text:style-name="P27">&lt;val1:any&gt; &lt;val2:any&gt;</text:p>
          </table:table-cell>
        </table:table-row>
        <table:table-row table:style-name="Table57.1">
          <table:table-cell table:style-name="Table57.A1" office:value-type="string">
            <text:p text:style-name="P108">Description</text:p>
          </table:table-cell>
          <table:table-cell table:style-name="Table57.B1" office:value-type="string">
            <text:p text:style-name="P27">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100">[val1, val2]: { 0 gt (cmp val1 val2!) }</text:p>
            <text:p text:style-name="P27">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108">Returns</text:p>
          </table:table-cell>
          <table:table-cell table:style-name="Table57.B1" office:value-type="string">
            <text:p text:style-name="P27"><text:span text:style-name="T1">TRUE</text:span> or <text:span text:style-name="T1">FALSE</text:span></text:p>
          </table:table-cell>
        </table:table-row>
        <table:table-row table:style-name="Table57.1">
          <table:table-cell table:style-name="Table57.A1" office:value-type="string">
            <text:p text:style-name="P108">Example</text:p>
          </table:table-cell>
          <table:table-cell table:style-name="Table57.B1" office:value-type="string">
            <text:p text:style-name="P76">set max[a,b]:{ if (more a b!){a}{b}! }</text:p>
          </table:table-cell>
        </table:table-row>
      </table:table>
      <text:h text:style-name="P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108">Name</text:p>
          </table:table-cell>
          <table:table-cell table:style-name="Table58.B1" office:value-type="string">
            <text:p text:style-name="P60">moreeq</text:p>
          </table:table-cell>
        </table:table-row>
        <table:table-row table:style-name="Table58.1">
          <table:table-cell table:style-name="Table58.A1" office:value-type="string">
            <text:p text:style-name="P108">Kind</text:p>
          </table:table-cell>
          <table:table-cell table:style-name="Table58.B1" office:value-type="string">
            <text:p text:style-name="P27">Function</text:p>
          </table:table-cell>
        </table:table-row>
        <table:table-row table:style-name="Table58.1">
          <table:table-cell table:style-name="Table58.A1" office:value-type="string">
            <text:p text:style-name="P108">Arg syntax</text:p>
          </table:table-cell>
          <table:table-cell table:style-name="Table58.B1" office:value-type="string">
            <text:p text:style-name="P27">&lt;val1:any&gt; &lt;val2:any&gt;</text:p>
          </table:table-cell>
        </table:table-row>
        <table:table-row table:style-name="Table58.1">
          <table:table-cell table:style-name="Table58.A1" office:value-type="string">
            <text:p text:style-name="P108">Description</text:p>
          </table:table-cell>
          <table:table-cell table:style-name="Table58.B1" office:value-type="string">
            <text:p text:style-name="P27">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100">[val1, val2]: { 0 ge (cmp val1 val2!) }</text:p>
            <text:p text:style-name="P27">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108">Returns</text:p>
          </table:table-cell>
          <table:table-cell table:style-name="Table58.B1" office:value-type="string">
            <text:p text:style-name="P27"><text:span text:style-name="T1">TRUE</text:span> or <text:span text:style-name="T1">FALSE</text:span></text:p>
          </table:table-cell>
        </table:table-row>
        <table:table-row table:style-name="Table58.1">
          <table:table-cell table:style-name="Table58.A1" office:value-type="string">
            <text:p text:style-name="P108">Example</text:p>
          </table:table-cell>
          <table:table-cell table:style-name="Table58.B1" office:value-type="string">
            <text:p text:style-name="P76">set inrange[x,low,high]: { (moreeq x low!) and (lesseq x high!) }</text:p>
          </table:table-cell>
        </table:table-row>
      </table:table>
      <text:h text:style-name="P6" text:outline-level="3"><text:soft-page-break/>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22">Name</text:p>
          </table:table-cell>
          <table:table-cell table:style-name="Table59.B1" office:value-type="string">
            <text:p text:style-name="P60">mul</text:p>
          </table:table-cell>
        </table:table-row>
        <table:table-row table:style-name="Table59.1">
          <table:table-cell table:style-name="Table59.A1" office:value-type="string">
            <text:p text:style-name="P22">Kind</text:p>
          </table:table-cell>
          <table:table-cell table:style-name="Table59.B1" office:value-type="string">
            <text:p text:style-name="P27">Function</text:p>
          </table:table-cell>
        </table:table-row>
        <table:table-row table:style-name="Table59.1">
          <table:table-cell table:style-name="Table59.A1" office:value-type="string">
            <text:p text:style-name="P22">Arg syntax</text:p>
          </table:table-cell>
          <table:table-cell table:style-name="Table59.B1" office:value-type="string">
            <text:p text:style-name="P27">&lt;n1:int&gt; &lt;n2:int&gt;</text:p>
          </table:table-cell>
        </table:table-row>
        <table:table-row table:style-name="Table59.1">
          <table:table-cell table:style-name="Table59.A1" office:value-type="string">
            <text:p text:style-name="P22">Description</text:p>
          </table:table-cell>
          <table:table-cell table:style-name="Table59.B1" office:value-type="string">
            <text:p text:style-name="P27">Takes two integers and multiplies them together.</text:p>
          </table:table-cell>
        </table:table-row>
        <table:table-row table:style-name="Table59.1">
          <table:table-cell table:style-name="Table59.A1" office:value-type="string">
            <text:p text:style-name="P22">Returns</text:p>
          </table:table-cell>
          <table:table-cell table:style-name="Table59.B1" office:value-type="string">
            <text:p text:style-name="P27">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22">Example</text:p>
          </table:table-cell>
          <table:table-cell table:style-name="Table59.B1" office:value-type="string">
            <text:p text:style-name="P76">&gt; mul 7 24</text:p>
            <text:p text:style-name="P76">168</text:p>
          </table:table-cell>
        </table:table-row>
      </table:table>
      <text:h text:style-name="P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22">Name</text:p>
          </table:table-cell>
          <table:table-cell table:style-name="Table60.B1" office:value-type="string">
            <text:p text:style-name="P60">neg</text:p>
          </table:table-cell>
        </table:table-row>
        <table:table-row table:style-name="Table60.1">
          <table:table-cell table:style-name="Table60.A1" office:value-type="string">
            <text:p text:style-name="P22">Kind</text:p>
          </table:table-cell>
          <table:table-cell table:style-name="Table60.B1" office:value-type="string">
            <text:p text:style-name="P27">Function</text:p>
          </table:table-cell>
        </table:table-row>
        <table:table-row table:style-name="Table60.1">
          <table:table-cell table:style-name="Table60.A1" office:value-type="string">
            <text:p text:style-name="P22">Arg syntax</text:p>
          </table:table-cell>
          <table:table-cell table:style-name="Table60.B1" office:value-type="string">
            <text:p text:style-name="P27">&lt;n:int&gt;</text:p>
          </table:table-cell>
        </table:table-row>
        <table:table-row table:style-name="Table60.1">
          <table:table-cell table:style-name="Table60.A1" office:value-type="string">
            <text:p text:style-name="P22">Description</text:p>
          </table:table-cell>
          <table:table-cell table:style-name="Table60.B1" office:value-type="string">
            <text:p text:style-name="P27">Takes an integer and returns its negated value.</text:p>
          </table:table-cell>
        </table:table-row>
        <table:table-row table:style-name="Table60.1">
          <table:table-cell table:style-name="Table60.A1" office:value-type="string">
            <text:p text:style-name="P22">Returns</text:p>
          </table:table-cell>
          <table:table-cell table:style-name="Table60.B1" office:value-type="string">
            <text:p text:style-name="P27">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22">Example</text:p>
          </table:table-cell>
          <table:table-cell table:style-name="Table60.B1" office:value-type="string">
            <text:p text:style-name="P76">&gt; neg 10</text:p>
            <text:p text:style-name="P76">-10</text:p>
            <text:p text:style-name="P76">&gt; neg -10</text:p>
            <text:p text:style-name="P76">10</text:p>
          </table:table-cell>
        </table:table-row>
      </table:table>
      <text:h text:style-name="P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108">Name</text:p>
          </table:table-cell>
          <table:table-cell table:style-name="Table61.B1" office:value-type="string">
            <text:p text:style-name="P60">new</text:p>
          </table:table-cell>
        </table:table-row>
        <table:table-row table:style-name="Table61.1">
          <table:table-cell table:style-name="Table61.A1" office:value-type="string">
            <text:p text:style-name="P108">Kind</text:p>
          </table:table-cell>
          <table:table-cell table:style-name="Table61.B1" office:value-type="string">
            <text:p text:style-name="P27">Function</text:p>
          </table:table-cell>
        </table:table-row>
        <table:table-row table:style-name="Table61.1">
          <table:table-cell table:style-name="Table61.A1" office:value-type="string">
            <text:p text:style-name="P108">Arg syntax</text:p>
          </table:table-cell>
          <table:table-cell table:style-name="Table61.B1" office:value-type="string">
            <text:p text:style-name="P27">&lt;env:clodir&gt;</text:p>
          </table:table-cell>
        </table:table-row>
        <table:table-row table:style-name="Table61.1">
          <table:table-cell table:style-name="Table61.A1" office:value-type="string">
            <text:p text:style-name="P108">Description</text:p>
          </table:table-cell>
          <table:table-cell table:style-name="Table61.B1" office:value-type="string">
            <text:p text:style-name="P27">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108">Returns</text:p>
          </table:table-cell>
          <table:table-cell table:style-name="Table61.B1" office:value-type="string">
            <text:p text:style-name="P27">NULL</text:p>
          </table:table-cell>
        </table:table-row>
        <text:soft-page-break/>
        <table:table-row table:style-name="Table61.1">
          <table:table-cell table:style-name="Table61.A1" office:value-type="string">
            <text:p text:style-name="P108">Example</text:p>
          </table:table-cell>
          <table:table-cell table:style-name="Table61.B1" office:value-type="string">
            <text:p text:style-name="P76">&gt; set base [val=1]</text:p>
            <text:p text:style-name="P76">&gt; set copy1 base</text:p>
            <text:p text:style-name="P76">&gt; set copy2 (new base!)</text:p>
            <text:p text:style-name="P76">&gt; set base.val 2</text:p>
            <text:p text:style-name="P76">&gt; eval copy1</text:p>
            <text:p text:style-name="P76">[val=2]</text:p>
            <text:p text:style-name="P76">&gt; eval copy2</text:p>
            <text:p text:style-name="P76">[val=1]</text:p>
            <text:p text:style-name="P76">&gt; </text:p>
            <text:p text:style-name="P76">&gt; set class [val=0]:{ [read=[]:{val}, write=[n]:{val=n;}] }</text:p>
            <text:p text:style-name="P76">&gt; set rw1 class!</text:p>
            <text:p text:style-name="P76">&gt; set rw2 class!</text:p>
            <text:p text:style-name="P76">&gt; eval rw1.write 42!</text:p>
            <text:p text:style-name="P76">&gt; eval rw2.read!</text:p>
            <text:p text:style-name="P76">42</text:p>
            <text:p text:style-name="P76">&gt; # oops!</text:p>
            <text:p text:style-name="P76">&gt;</text:p>
            <text:p text:style-name="P76">&gt; set class [val=0]:{ [read=[]:{val}, write=[n]:{val=n;}] }</text:p>
            <text:p text:style-name="P76">&gt; set rw1 (new class!)!</text:p>
            <text:p text:style-name="P76">&gt; set rw2 (new class!)!</text:p>
            <text:p text:style-name="P76">&gt; eval rw1.write 42!</text:p>
            <text:p text:style-name="P76">&gt; eval rw2.read!</text:p>
            <text:p text:style-name="P76">0</text:p>
            <text:p text:style-name="P76">&gt; eval rw1.read!</text:p>
            <text:p text:style-name="P76">42</text:p>
          </table:table-cell>
        </table:table-row>
      </table:table>
      <text:h text:style-name="P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108">Name</text:p>
          </table:table-cell>
          <table:table-cell table:style-name="Table62.B1" office:value-type="string">
            <text:p text:style-name="P60">notequal</text:p>
          </table:table-cell>
        </table:table-row>
        <table:table-row table:style-name="Table62.1">
          <table:table-cell table:style-name="Table62.A1" office:value-type="string">
            <text:p text:style-name="P108">Kind</text:p>
          </table:table-cell>
          <table:table-cell table:style-name="Table62.B1" office:value-type="string">
            <text:p text:style-name="P27">Function</text:p>
          </table:table-cell>
        </table:table-row>
        <table:table-row table:style-name="Table62.1">
          <table:table-cell table:style-name="Table62.A1" office:value-type="string">
            <text:p text:style-name="P108">Arg syntax</text:p>
          </table:table-cell>
          <table:table-cell table:style-name="Table62.B1" office:value-type="string">
            <text:p text:style-name="P27">&lt;val1:any&gt; &lt;val2:any&gt;</text:p>
          </table:table-cell>
        </table:table-row>
        <table:table-row table:style-name="Table62.1">
          <table:table-cell table:style-name="Table62.A1" office:value-type="string">
            <text:p text:style-name="P108">Description</text:p>
          </table:table-cell>
          <table:table-cell table:style-name="Table62.B1" office:value-type="string">
            <text:p text:style-name="P27">Compares its first argument with the second and returns TRUE iff they are not equal and FALSE otherwise. The comparison is made as described in the <text:span text:style-name="T1">cmp</text:span> function.<text:line-break/>This function is identical to </text:p>
            <text:p text:style-name="P100">[val1, val2]: { 0 != (cmp val1 val2!) }</text:p>
            <text:p text:style-name="P27">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108">Returns</text:p>
          </table:table-cell>
          <table:table-cell table:style-name="Table62.B1" office:value-type="string">
            <text:p text:style-name="P27"><text:span text:style-name="T1">TRUE</text:span> or <text:span text:style-name="T1">FALSE</text:span></text:p>
          </table:table-cell>
        </table:table-row>
        <table:table-row table:style-name="Table62.1">
          <table:table-cell table:style-name="Table62.A1" office:value-type="string">
            <text:p text:style-name="P108">Example</text:p>
          </table:table-cell>
          <table:table-cell table:style-name="Table62.B1" office:value-type="string">
            <text:p text:style-name="P76">{ <text:s text:c="2"/>if (notequal var NULL!) { <text:s/></text:p>
            <text:p text:style-name="P76"><text:s text:c="8"/>do_something_with var!</text:p>
            <text:p text:style-name="P76"><text:s text:c="4"/>}{}!</text:p>
            <text:p text:style-name="P76">}</text:p>
          </table:table-cell>
        </table:table-row>
      </table:table>
      <text:h text:style-name="P6"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22">Name</text:p>
          </table:table-cell>
          <table:table-cell table:style-name="Table63.B1" office:value-type="string">
            <text:p text:style-name="P60">NULL</text:p>
          </table:table-cell>
        </table:table-row>
        <table:table-row table:style-name="Table63.1">
          <table:table-cell table:style-name="Table63.A1" office:value-type="string">
            <text:p text:style-name="P22">Kind</text:p>
          </table:table-cell>
          <table:table-cell table:style-name="Table63.B1" office:value-type="string">
            <text:p text:style-name="P27">Value</text:p>
          </table:table-cell>
        </table:table-row>
        <table:table-row table:style-name="Table63.1">
          <table:table-cell table:style-name="Table63.A1" office:value-type="string">
            <text:p text:style-name="P22">Arg syntax</text:p>
          </table:table-cell>
          <table:table-cell table:style-name="Table63.B1" office:value-type="string">
            <text:p text:style-name="P27">(no args)</text:p>
          </table:table-cell>
        </table:table-row>
        <table:table-row table:style-name="Table63.1">
          <table:table-cell table:style-name="Table63.A1" office:value-type="string">
            <text:p text:style-name="P22">Description</text:p>
          </table:table-cell>
          <table:table-cell table:style-name="Table63.B1" office:value-type="string">
            <text:p text:style-name="P27">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22">Returns</text:p>
          </table:table-cell>
          <table:table-cell table:style-name="Table63.B1" office:value-type="string">
            <text:p text:style-name="P27">string of (multi-octet) characters with ordinal <text:span text:style-name="T1">widechar</text:span></text:p>
          </table:table-cell>
        </table:table-row>
        <table:table-row table:style-name="Table63.1">
          <table:table-cell table:style-name="Table63.A1" office:value-type="string">
            <text:p text:style-name="P22">Example</text:p>
          </table:table-cell>
          <table:table-cell table:style-name="Table63.B1" office:value-type="string">
            <text:p text:style-name="P76">&gt; set newobj [name1=NULL, name2=NULL]</text:p>
            <text:p text:style-name="P76">&gt; set lastval NULL</text:p>
            <text:p text:style-name="P76">&gt; set val[n]: { lastval=n }</text:p>
            <text:p text:style-name="P76">&gt; cmp NULL ({}!)</text:p>
            <text:p text:style-name="P76">0</text:p>
            <text:p text:style-name="P76">{ <text:s text:c="2"/>rc = fn!;</text:p>
            <text:p text:style-name="P76"><text:s text:c="4"/>if (rc.error_occured) {NULL} {rc.answer}!</text:p>
            <text:p text:style-name="P76">}</text:p>
          </table:table-cell>
        </table:table-row>
      </table:table>
      <text:h text:style-name="P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108">Name</text:p>
          </table:table-cell>
          <table:table-cell table:style-name="Table64.B1" office:value-type="string">
            <text:p text:style-name="P60">octet</text:p>
          </table:table-cell>
        </table:table-row>
        <table:table-row table:style-name="Table64.1">
          <table:table-cell table:style-name="Table64.A1" office:value-type="string">
            <text:p text:style-name="P108">Kind</text:p>
          </table:table-cell>
          <table:table-cell table:style-name="Table64.B1" office:value-type="string">
            <text:p text:style-name="P27">Function</text:p>
          </table:table-cell>
        </table:table-row>
        <table:table-row table:style-name="Table64.1">
          <table:table-cell table:style-name="Table64.A1" office:value-type="string">
            <text:p text:style-name="P108">Arg syntax</text:p>
          </table:table-cell>
          <table:table-cell table:style-name="Table64.B1" office:value-type="string">
            <text:p text:style-name="P27">&lt;byte:int&gt;</text:p>
          </table:table-cell>
        </table:table-row>
        <table:table-row table:style-name="Table64.1">
          <table:table-cell table:style-name="Table64.A1" office:value-type="string">
            <text:p text:style-name="P108">Description</text:p>
          </table:table-cell>
          <table:table-cell table:style-name="Table64.B1" office:value-type="string">
            <text:p text:style-name="P27">Returns single byte string containing the given octet<text:line-break/>See also: <text:span text:style-name="T1">chr</text:span></text:p>
          </table:table-cell>
        </table:table-row>
        <table:table-row table:style-name="Table64.1">
          <table:table-cell table:style-name="Table64.A1" office:value-type="string">
            <text:p text:style-name="P108">Returns</text:p>
          </table:table-cell>
          <table:table-cell table:style-name="Table64.B1" office:value-type="string">
            <text:p text:style-name="P27">A string of <text:span text:style-name="T1">len</text:span> 1 whose only octet has the ordinal number provided.</text:p>
          </table:table-cell>
        </table:table-row>
        <table:table-row table:style-name="Table64.1">
          <table:table-cell table:style-name="Table64.A1" office:value-type="string">
            <text:p text:style-name="P108">Example</text:p>
          </table:table-cell>
          <table:table-cell table:style-name="Table64.B1" office:value-type="string">
            <text:p text:style-name="P76">&gt; echo Wow${octet 46!}</text:p>
            <text:p text:style-name="P76">Wow.</text:p>
            <text:p text:style-name="P76">&gt; octet 0</text:p>
            <text:p text:style-name="P76">"\0"</text:p>
          </table:table-cell>
        </table:table-row>
      </table:table>
      <text:h text:style-name="P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22">Name</text:p>
          </table:table-cell>
          <table:table-cell table:style-name="Table65.B1" office:value-type="string">
            <text:p text:style-name="P60">octetcode</text:p>
          </table:table-cell>
        </table:table-row>
        <table:table-row table:style-name="Table65.1">
          <table:table-cell table:style-name="Table65.A1" office:value-type="string">
            <text:p text:style-name="P22">Kind</text:p>
          </table:table-cell>
          <table:table-cell table:style-name="Table65.B1" office:value-type="string">
            <text:p text:style-name="P27">Function</text:p>
          </table:table-cell>
        </table:table-row>
        <table:table-row table:style-name="Table65.1">
          <table:table-cell table:style-name="Table65.A1" office:value-type="string">
            <text:p text:style-name="P22">Arg syntax</text:p>
          </table:table-cell>
          <table:table-cell table:style-name="Table65.B1" office:value-type="string">
            <text:p text:style-name="P27">&lt;char:string&gt;</text:p>
          </table:table-cell>
        </table:table-row>
        <table:table-row table:style-name="Table65.1">
          <table:table-cell table:style-name="Table65.A1" office:value-type="string">
            <text:p text:style-name="P22">Description</text:p>
          </table:table-cell>
          <table:table-cell table:style-name="Table65.B1" office:value-type="string">
            <text:p text:style-name="P27">Returns the ordinal position of the first byte (octet) in its argument in the current locale's character set.</text:p>
          </table:table-cell>
        </table:table-row>
        <table:table-row table:style-name="Table65.1">
          <table:table-cell table:style-name="Table65.A1" office:value-type="string">
            <text:p text:style-name="P22">Returns</text:p>
          </table:table-cell>
          <table:table-cell table:style-name="Table65.B1" office:value-type="string">
            <text:p text:style-name="P27">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22">Example</text:p>
          </table:table-cell>
          <table:table-cell table:style-name="Table65.B1" office:value-type="string">
            <text:p text:style-name="P76">&gt; eval "£"</text:p>
            <text:p text:style-name="P76">"\xc2\xa3"</text:p>
            <text:p text:style-name="P76">&gt; octetcode "\xc2\xa3"</text:p>
            <text:p text:style-name="P76">164</text:p>
            <text:p text:style-name="P76">&gt; set dump[a]:{</text:p>
            <text:p text:style-name="P76">&gt; <text:s text:c="4"/>forall (split NULL a!) [x]:{</text:p>
            <text:p text:style-name="P76">&gt; <text:s text:c="8"/>io.write io.out " "+(strf "%02x" (octetcode x!)!)!</text:p>
            <text:p text:style-name="P76">&gt; <text:s text:c="4"/>}!; </text:p>
            <text:p text:style-name="P76">&gt; <text:s text:c="4"/>io.write io.out "\n"!;</text:p>
            <text:p text:style-name="P76">&gt; }</text:p>
            <text:p text:style-name="P76">&gt; dump "hexadecimal"</text:p>
            <text:p text:style-name="P76"><text:s/>68 65 78 61 64 65 63 69 6d 61 6c</text:p>
          </table:table-cell>
        </table:table-row>
      </table:table>
      <text:p text:style-name="P1"/>
      <text:h text:style-name="P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108">Name</text:p>
          </table:table-cell>
          <table:table-cell table:style-name="Table66.B1" office:value-type="string">
            <text:p text:style-name="P60">parse.argv</text:p>
          </table:table-cell>
        </table:table-row>
        <table:table-row table:style-name="Table66.1">
          <table:table-cell table:style-name="Table66.A1" office:value-type="string">
            <text:p text:style-name="P108">Kind</text:p>
          </table:table-cell>
          <table:table-cell table:style-name="Table66.B1" office:value-type="string">
            <text:p text:style-name="P27">Directory</text:p>
          </table:table-cell>
        </table:table-row>
        <table:table-row table:style-name="Table66.1">
          <table:table-cell table:style-name="Table66.A1" office:value-type="string">
            <text:p text:style-name="P108">Arg syntax</text:p>
          </table:table-cell>
          <table:table-cell table:style-name="Table66.B1" office:value-type="string">
            <text:p text:style-name="P27">Not a function</text:p>
          </table:table-cell>
        </table:table-row>
        <table:table-row table:style-name="Table66.1">
          <table:table-cell table:style-name="Table66.A1" office:value-type="string">
            <text:p text:style-name="P108">Description</text:p>
          </table:table-cell>
          <table:table-cell table:style-name="Table66.B1" office:value-type="string">
            <text:p text:style-name="P27">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108">Returns</text:p>
          </table:table-cell>
          <table:table-cell table:style-name="Table66.B1" office:value-type="string">
            <text:p text:style-name="P27">Not a function</text:p>
          </table:table-cell>
        </table:table-row>
        <table:table-row table:style-name="Table66.1">
          <table:table-cell table:style-name="Table66.A1" office:value-type="string">
            <text:p text:style-name="P108">Example</text:p>
          </table:table-cell>
          <table:table-cell table:style-name="Table66.B1" office:value-type="string">
            <text:p text:style-name="P76">% ftl -- one two</text:p>
            <text:p text:style-name="P76">:</text:p>
            <text:p text:style-name="P76">&gt; eval parse.argv</text:p>
            <text:p text:style-name="P76">[0="ftl", 1="one", 2="two"] <text:s text:c="4"/></text:p>
            <text:p text:style-name="P76">/usr/bin/ftl -- --myopt val</text:p>
            <text:p text:style-name="P76">:</text:p>
            <text:p text:style-name="P76">&gt; eval parse.codeid!</text:p>
            <text:p text:style-name="P76">"ftl"</text:p>
            <text:p text:style-name="P76">&gt; eval parse.argv.0</text:p>
            <text:p text:style-name="P76">"/usr/bin/ftl"</text:p>
          </table:table-cell>
        </table:table-row>
      </table:table>
      <text:h text:style-name="P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108">Name</text:p>
          </table:table-cell>
          <table:table-cell table:style-name="Table67.B1" office:value-type="string">
            <text:p text:style-name="P60">parse.codeid</text:p>
          </table:table-cell>
        </table:table-row>
        <table:table-row table:style-name="Table67.1">
          <table:table-cell table:style-name="Table67.A1" office:value-type="string">
            <text:p text:style-name="P108">Kind</text:p>
          </table:table-cell>
          <table:table-cell table:style-name="Table67.B1" office:value-type="string">
            <text:p text:style-name="P27">Function</text:p>
          </table:table-cell>
        </table:table-row>
        <table:table-row table:style-name="Table67.1">
          <table:table-cell table:style-name="Table67.A1" office:value-type="string">
            <text:p text:style-name="P108">Arg syntax</text:p>
          </table:table-cell>
          <table:table-cell table:style-name="Table67.B1" office:value-type="string">
            <text:p text:style-name="P27">None</text:p>
          </table:table-cell>
        </table:table-row>
        <table:table-row table:style-name="Table67.1">
          <table:table-cell table:style-name="Table67.A1" office:value-type="string">
            <text:p text:style-name="P108">Description</text:p>
          </table:table-cell>
          <table:table-cell table:style-name="Table67.B1" office:value-type="string">
            <text:p text:style-name="P27">Returns an identification assigned to the interpreter by the invoker.</text:p>
          </table:table-cell>
        </table:table-row>
        <table:table-row table:style-name="Table67.1">
          <table:table-cell table:style-name="Table67.A1" office:value-type="string">
            <text:p text:style-name="P108">Returns</text:p>
          </table:table-cell>
          <table:table-cell table:style-name="Table67.B1" office:value-type="string">
            <text:p text:style-name="P27">A string containing the name of the interpreter assigned by the library-using application</text:p>
          </table:table-cell>
        </table:table-row>
        <text:soft-page-break/>
        <table:table-row table:style-name="Table67.1">
          <table:table-cell table:style-name="Table67.A1" office:value-type="string">
            <text:p text:style-name="P108">Example</text:p>
          </table:table-cell>
          <table:table-cell table:style-name="Table67.B1" office:value-type="string">
            <text:p text:style-name="P76">&gt; parse codeid</text:p>
            <text:p text:style-name="P76">"ftl"</text:p>
            <text:p text:style-name="P76">&gt; set err[msg]:{</text:p>
            <text:p text:style-name="P76">&gt; <text:s text:c="4"/>io.write io.err ""+(parse.codeid!)+": "+(msg)+"\n"!;</text:p>
            <text:p text:style-name="P76">&gt; }</text:p>
            <text:p text:style-name="P76">&gt; err "something wrong"</text:p>
            <text:p text:style-name="P76">ftl: something wrong</text:p>
          </table:table-cell>
        </table:table-row>
      </table:table>
      <text:h text:style-name="P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108">Name</text:p>
          </table:table-cell>
          <table:table-cell table:style-name="Table68.B1" office:value-type="string">
            <text:p text:style-name="P60">parse.env</text:p>
          </table:table-cell>
        </table:table-row>
        <table:table-row table:style-name="Table68.1">
          <table:table-cell table:style-name="Table68.A1" office:value-type="string">
            <text:p text:style-name="P108">Kind</text:p>
          </table:table-cell>
          <table:table-cell table:style-name="Table68.B1" office:value-type="string">
            <text:p text:style-name="P27">Function</text:p>
          </table:table-cell>
        </table:table-row>
        <table:table-row table:style-name="Table68.1">
          <table:table-cell table:style-name="Table68.A1" office:value-type="string">
            <text:p text:style-name="P108">Arg syntax</text:p>
          </table:table-cell>
          <table:table-cell table:style-name="Table68.B1" office:value-type="string">
            <text:p text:style-name="P27">None</text:p>
          </table:table-cell>
        </table:table-row>
        <table:table-row table:style-name="Table68.1">
          <table:table-cell table:style-name="Table68.A1" office:value-type="string">
            <text:p text:style-name="P108">Description</text:p>
          </table:table-cell>
          <table:table-cell table:style-name="Table68.B1" office:value-type="string">
            <text:p text:style-name="P27">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108">Returns</text:p>
          </table:table-cell>
          <table:table-cell table:style-name="Table68.B1" office:value-type="string">
            <text:p text:style-name="P27">The current invocation environment.</text:p>
          </table:table-cell>
        </table:table-row>
        <table:table-row table:style-name="Table68.1">
          <table:table-cell table:style-name="Table68.A1" office:value-type="string">
            <text:p text:style-name="P108">Example</text:p>
          </table:table-cell>
          <table:table-cell table:style-name="Table68.B1" office:value-type="string">
            <text:p text:style-name="P76">&gt; join " " (sortdom (parse.env!)!)</text:p>
            <text:p text:style-name="P79">"FALSE NULL TRUE chr chrcode cmd cmp collate do domain echo enter equal eval every exit fmt forall help if inenv int io ip join</text:p>
            <text:p text:style-name="P79">joinchr len less lesseq lock mac more moreeq new notequal octet </text:p>
            <text:p text:style-name="P79">octetcode parse range restrict return rnd set sleep sort sortby </text:p>
            <text:p text:style-name="P79">sortdom sortdomby source sourcetext split str strf strlen sys</text:p>
            <text:p text:style-name="P79">tolower toupp</text:p>
            <text:p text:style-name="P76">er type typename typeof while"</text:p>
            <text:p text:style-name="P76">&gt; set extra [val1=1, val2=2]:{ domain (parse.local!)! }</text:p>
            <text:p text:style-name="P76">&gt; extra</text:p>
            <text:p text:style-name="P79">&lt;"val2", "val1", "extra", "push", "stack", "len", "sleep", "eval", </text:p>
            <text:p text:style-name="P79">"echo", "cmd", "every", "sortdomby", "sortby", "sortdom", "sort", </text:p>
            <text:p text:style-name="P79">"range", "domain", "restrict", ...</text:p>
          </table:table-cell>
        </table:table-row>
      </table:table>
      <text:h text:style-name="P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108">Name</text:p>
          </table:table-cell>
          <table:table-cell table:style-name="Table69.B1" office:value-type="string">
            <text:p text:style-name="P60">parse.errors</text:p>
          </table:table-cell>
        </table:table-row>
        <table:table-row table:style-name="Table69.1">
          <table:table-cell table:style-name="Table69.A1" office:value-type="string">
            <text:p text:style-name="P108">Kind</text:p>
          </table:table-cell>
          <table:table-cell table:style-name="Table69.B1" office:value-type="string">
            <text:p text:style-name="P27">Function</text:p>
          </table:table-cell>
        </table:table-row>
        <table:table-row table:style-name="Table69.1">
          <table:table-cell table:style-name="Table69.A1" office:value-type="string">
            <text:p text:style-name="P108">Arg syntax</text:p>
          </table:table-cell>
          <table:table-cell table:style-name="Table69.B1" office:value-type="string">
            <text:p text:style-name="P27">(no argument)</text:p>
          </table:table-cell>
        </table:table-row>
        <table:table-row table:style-name="Table69.1">
          <table:table-cell table:style-name="Table69.A1" office:value-type="string">
            <text:p text:style-name="P108">Description</text:p>
          </table:table-cell>
          <table:table-cell table:style-name="Table69.B1" office:value-type="string">
            <text:p text:style-name="P27">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108">Returns</text:p>
          </table:table-cell>
          <table:table-cell table:style-name="Table69.B1" office:value-type="string">
            <text:p text:style-name="P27">total number of errors encountered by parser</text:p>
          </table:table-cell>
        </table:table-row>
        <text:soft-page-break/>
        <table:table-row table:style-name="Table69.1">
          <table:table-cell table:style-name="Table69.A1" office:value-type="string">
            <text:p text:style-name="P108">Example</text:p>
          </table:table-cell>
          <table:table-cell table:style-name="Table69.B1" office:value-type="string">
            <text:p text:style-name="P76">&gt; parse errors</text:p>
            <text:p text:style-name="P76">5</text:p>
            <text:p text:style-name="P76">if 0 == (parse.errors!) { } { </text:p>
            <text:p text:style-name="P76"><text:s text:c="4"/>echo "Parse failed with "+(str (parse.errors!)!)+"errors"! </text:p>
            <text:p text:style-name="P76">}!</text:p>
          </table:table-cell>
        </table:table-row>
      </table:table>
      <text:h text:style-name="P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108">Name</text:p>
          </table:table-cell>
          <table:table-cell table:style-name="Table70.B1" office:value-type="string">
            <text:p text:style-name="P60">parse.errors_reset</text:p>
          </table:table-cell>
        </table:table-row>
        <table:table-row table:style-name="Table70.1">
          <table:table-cell table:style-name="Table70.A1" office:value-type="string">
            <text:p text:style-name="P108">Kind</text:p>
          </table:table-cell>
          <table:table-cell table:style-name="Table70.B1" office:value-type="string">
            <text:p text:style-name="P27">Function</text:p>
          </table:table-cell>
        </table:table-row>
        <table:table-row table:style-name="Table70.1">
          <table:table-cell table:style-name="Table70.A1" office:value-type="string">
            <text:p text:style-name="P108">Arg syntax</text:p>
          </table:table-cell>
          <table:table-cell table:style-name="Table70.B1" office:value-type="string">
            <text:p text:style-name="P27">&lt;errors:int&gt;</text:p>
          </table:table-cell>
        </table:table-row>
        <table:table-row table:style-name="Table70.1">
          <table:table-cell table:style-name="Table70.A1" office:value-type="string">
            <text:p text:style-name="P108">Description</text:p>
          </table:table-cell>
          <table:table-cell table:style-name="Table70.B1" office:value-type="string">
            <text:p text:style-name="P27">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108">Returns</text:p>
          </table:table-cell>
          <table:table-cell table:style-name="Table70.B1" office:value-type="string">
            <text:p text:style-name="P27">total number of errors encountered by parser</text:p>
          </table:table-cell>
        </table:table-row>
        <table:table-row table:style-name="Table70.1">
          <table:table-cell table:style-name="Table70.A1" office:value-type="string">
            <text:p text:style-name="P108">Example</text:p>
          </table:table-cell>
          <table:table-cell table:style-name="Table70.B1" office:value-type="string">
            <text:p text:style-name="P76">&gt; parse errors_reset</text:p>
            <text:p text:style-name="P76">&gt; parse errors</text:p>
            <text:p text:style-name="P76">0</text:p>
            <text:p text:style-name="P76">{ <text:s text:c="2"/>saved = parse.errors!;</text:p>
            <text:p text:style-name="P76"><text:s text:c="4"/>dodgy_function!;</text:p>
            <text:p text:style-name="P76"><text:s text:c="4"/>parse.errors_reset saved!;</text:p>
            <text:p text:style-name="P76">}!</text:p>
          </table:table-cell>
        </table:table-row>
      </table:table>
      <text:h text:style-name="P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108">Name</text:p>
          </table:table-cell>
          <table:table-cell table:style-name="Table71.B1" office:value-type="string">
            <text:p text:style-name="P60">parse.exec</text:p>
          </table:table-cell>
        </table:table-row>
        <table:table-row table:style-name="Table71.1">
          <table:table-cell table:style-name="Table71.A1" office:value-type="string">
            <text:p text:style-name="P108">Kind</text:p>
          </table:table-cell>
          <table:table-cell table:style-name="Table71.B1" office:value-type="string">
            <text:p text:style-name="P27">Function</text:p>
          </table:table-cell>
        </table:table-row>
        <table:table-row table:style-name="Table71.1">
          <table:table-cell table:style-name="Table71.A1" office:value-type="string">
            <text:p text:style-name="P108">Arg syntax</text:p>
          </table:table-cell>
          <table:table-cell table:style-name="Table71.B1" office:value-type="string">
            <text:p text:style-name="P27">&lt;cmds:string&gt; &lt;in:stream&gt;</text:p>
          </table:table-cell>
        </table:table-row>
        <table:table-row table:style-name="Table71.1">
          <table:table-cell table:style-name="Table71.A1" office:value-type="string">
            <text:p text:style-name="P108">Description</text:p>
          </table:table-cell>
          <table:table-cell table:style-name="Table71.B1" office:value-type="string">
            <text:p text:style-name="P27">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108">Returns</text:p>
          </table:table-cell>
          <table:table-cell table:style-name="Table71.B1" office:value-type="string">
            <text:p text:style-name="P27">The value returned by the last command executed.</text:p>
          </table:table-cell>
        </table:table-row>
        <text:soft-page-break/>
        <table:table-row table:style-name="Table71.1">
          <table:table-cell table:style-name="Table71.A1" office:value-type="string">
            <text:p text:style-name="P108">Example</text:p>
          </table:table-cell>
          <table:table-cell table:style-name="Table71.B1" office:value-type="string">
            <text:p text:style-name="P76">&gt; set script_in io.instring "e restricted; e script; x" "r"!</text:p>
            <text:p text:style-name="P76">&gt; parse exec "restrict [e=echo, x=exit]" script_in</text:p>
            <text:p text:style-name="P76">restricted</text:p>
            <text:p text:style-name="P76">script</text:p>
            <text:p text:style-name="P76">&gt; sys run cat /tmp/1</text:p>
            <text:p text:style-name="P76">"Temporary script"</text:p>
            <text:p text:style-name="P76">&gt; set run[script]:{ parse.exec "" (io.file script "r"!)! }</text:p>
            <text:p text:style-name="P76">&gt; set result run "/tmp/1"!</text:p>
            <text:p text:style-name="P76">"Temporary script"</text:p>
            <text:p text:style-name="P76">&gt; eval result</text:p>
            <text:p text:style-name="P76">"Temporary script"</text:p>
            <text:p text:style-name="P76">&gt; parse exec "echo command line" NULL</text:p>
            <text:p text:style-name="P76">command line</text:p>
          </table:table-cell>
        </table:table-row>
      </table:table>
      <text:h text:style-name="P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108">Name</text:p>
          </table:table-cell>
          <table:table-cell table:style-name="Table72.B1" office:value-type="string">
            <text:p text:style-name="P60">parse.local</text:p>
          </table:table-cell>
        </table:table-row>
        <table:table-row table:style-name="Table72.1">
          <table:table-cell table:style-name="Table72.A1" office:value-type="string">
            <text:p text:style-name="P108">Kind</text:p>
          </table:table-cell>
          <table:table-cell table:style-name="Table72.B1" office:value-type="string">
            <text:p text:style-name="P27">Function</text:p>
          </table:table-cell>
        </table:table-row>
        <table:table-row table:style-name="Table72.1">
          <table:table-cell table:style-name="Table72.A1" office:value-type="string">
            <text:p text:style-name="P108">Arg syntax</text:p>
          </table:table-cell>
          <table:table-cell table:style-name="Table72.B1" office:value-type="string">
            <text:p text:style-name="P27">None</text:p>
          </table:table-cell>
        </table:table-row>
        <table:table-row table:style-name="Table72.1">
          <table:table-cell table:style-name="Table72.A1" office:value-type="string">
            <text:p text:style-name="P108">Description</text:p>
          </table:table-cell>
          <table:table-cell table:style-name="Table72.B1" office:value-type="string">
            <text:p text:style-name="P27">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108">Returns</text:p>
          </table:table-cell>
          <table:table-cell table:style-name="Table72.B1" office:value-type="string">
            <text:p text:style-name="P27">The local invocation environment (in which local variables are created).</text:p>
          </table:table-cell>
        </table:table-row>
        <table:table-row table:style-name="Table72.1">
          <table:table-cell table:style-name="Table72.A1" office:value-type="string">
            <text:p text:style-name="P108">Example</text:p>
          </table:table-cell>
          <table:table-cell table:style-name="Table72.B1" office:value-type="string">
            <text:p text:style-name="P76">&gt; set extra [domain=domain, parse=parse]::{ domain (parse.local!)! }</text:p>
            <text:p text:style-name="P76">&gt; extra</text:p>
            <text:p text:style-name="P76">&lt;"parse", "domain"&gt;</text:p>
            <text:p text:style-name="P76">&gt; set extra [val1=1, val2=2]:{ domain (parse.env!)! }</text:p>
            <text:p text:style-name="P76">&gt; extra</text:p>
            <text:p text:style-name="P80">&lt;"val1", "val2", "help", "set", "exit", "forall", "if", "while", </text:p>
            <text:p text:style-name="P80">"do", "sys", "parse", "io", "source", "sourcetext", "return", </text:p>
            <text:p text:style-name="P80">"typeof", "typename", "cmp", ...</text:p>
          </table:table-cell>
        </table:table-row>
      </table:table>
      <text:h text:style-name="P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108">Name</text:p>
          </table:table-cell>
          <table:table-cell table:style-name="Table73.B1" office:value-type="string">
            <text:p text:style-name="P60">parse.line</text:p>
          </table:table-cell>
        </table:table-row>
        <table:table-row table:style-name="Table73.1">
          <table:table-cell table:style-name="Table73.A1" office:value-type="string">
            <text:p text:style-name="P108">Kind</text:p>
          </table:table-cell>
          <table:table-cell table:style-name="Table73.B1" office:value-type="string">
            <text:p text:style-name="P27">Function</text:p>
          </table:table-cell>
        </table:table-row>
        <table:table-row table:style-name="Table73.1">
          <table:table-cell table:style-name="Table73.A1" office:value-type="string">
            <text:p text:style-name="P108">Arg syntax</text:p>
          </table:table-cell>
          <table:table-cell table:style-name="Table73.B1" office:value-type="string">
            <text:p text:style-name="P27">None</text:p>
          </table:table-cell>
        </table:table-row>
        <table:table-row table:style-name="Table73.1">
          <table:table-cell table:style-name="Table73.A1" office:value-type="string">
            <text:p text:style-name="P108">Description</text:p>
          </table:table-cell>
          <table:table-cell table:style-name="Table73.B1" office:value-type="string">
            <text:p text:style-name="P27">Returns the line number in the current source of characters being interpreted.  The character <text:span text:style-name="T18">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108">Returns</text:p>
          </table:table-cell>
          <table:table-cell table:style-name="Table73.B1" office:value-type="string">
            <text:p text:style-name="P27">The current line number.</text:p>
          </table:table-cell>
        </table:table-row>
        <table:table-row table:style-name="Table73.1">
          <table:table-cell table:style-name="Table73.A1" office:value-type="string">
            <text:p text:style-name="P108">Example</text:p>
          </table:table-cell>
          <table:table-cell table:style-name="Table73.B1" office:value-type="string">
            <text:p text:style-name="P76">&gt; parse line</text:p>
            <text:p text:style-name="P76">27</text:p>
            <text:p text:style-name="P76">&gt; set thisline[]:{ echo "line "+(str (parse.line!)!)! }</text:p>
            <text:p text:style-name="P76">&gt; parse exec "echo init; thisline" (io.instring "thisline" "r"!)</text:p>
            <text:p text:style-name="P76">init</text:p>
            <text:p text:style-name="P76">line 1</text:p>
            <text:p text:style-name="P76">line 2</text:p>
          </table:table-cell>
        </table:table-row>
      </table:table>
      <text:h text:style-name="P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108">Name</text:p>
          </table:table-cell>
          <table:table-cell table:style-name="Table74.B1" office:value-type="string">
            <text:p text:style-name="P60">parse.newerror</text:p>
          </table:table-cell>
        </table:table-row>
        <table:table-row table:style-name="Table74.1">
          <table:table-cell table:style-name="Table74.A1" office:value-type="string">
            <text:p text:style-name="P108">Kind</text:p>
          </table:table-cell>
          <table:table-cell table:style-name="Table74.B1" office:value-type="string">
            <text:p text:style-name="P27">Function</text:p>
          </table:table-cell>
        </table:table-row>
        <table:table-row table:style-name="Table74.1">
          <table:table-cell table:style-name="Table74.A1" office:value-type="string">
            <text:p text:style-name="P108">Arg syntax</text:p>
          </table:table-cell>
          <table:table-cell table:style-name="Table74.B1" office:value-type="string">
            <text:p text:style-name="P27">(no argument)</text:p>
          </table:table-cell>
        </table:table-row>
        <table:table-row table:style-name="Table74.1">
          <table:table-cell table:style-name="Table74.A1" office:value-type="string">
            <text:p text:style-name="P108">Description</text:p>
          </table:table-cell>
          <table:table-cell table:style-name="Table74.B1" office:value-type="string">
            <text:p text:style-name="P27">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108">Returns</text:p>
          </table:table-cell>
          <table:table-cell table:style-name="Table74.B1" office:value-type="string">
            <text:p text:style-name="P27">NULL</text:p>
          </table:table-cell>
        </table:table-row>
        <table:table-row table:style-name="Table74.1">
          <table:table-cell table:style-name="Table74.A1" office:value-type="string">
            <text:p text:style-name="P108">Example</text:p>
          </table:table-cell>
          <table:table-cell table:style-name="Table74.B1" office:value-type="string">
            <text:p text:style-name="P76">&gt; set myerror[msg] {</text:p>
            <text:p text:style-name="P76"><text:s text:c="4"/>echo msg!;</text:p>
            <text:p text:style-name="P76"><text:s text:c="4"/>parse.newerror!; </text:p>
            <text:p text:style-name="P76">}</text:p>
            <text:p text:style-name="P76">&gt; parse errors</text:p>
            <text:p text:style-name="P76">17</text:p>
            <text:p text:style-name="P76">&gt; parse newerror</text:p>
            <text:p text:style-name="P76">&gt; parse errors</text:p>
            <text:p text:style-name="P76">18</text:p>
          </table:table-cell>
        </table:table-row>
      </table:table>
      <text:h text:style-name="P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108">Name</text:p>
          </table:table-cell>
          <table:table-cell table:style-name="Table75.B1" office:value-type="string">
            <text:p text:style-name="P60">parse.assoc</text:p>
          </table:table-cell>
        </table:table-row>
        <table:table-row table:style-name="Table75.1">
          <table:table-cell table:style-name="Table75.A1" office:value-type="string">
            <text:p text:style-name="P108">Kind</text:p>
          </table:table-cell>
          <table:table-cell table:style-name="Table75.B1" office:value-type="string">
            <text:p text:style-name="P27">Directory</text:p>
          </table:table-cell>
        </table:table-row>
        <table:table-row table:style-name="Table75.1">
          <table:table-cell table:style-name="Table75.A1" office:value-type="string">
            <text:p text:style-name="P108">Arg syntax</text:p>
          </table:table-cell>
          <table:table-cell table:style-name="Table75.B1" office:value-type="string">
            <text:p text:style-name="P27">Not a function</text:p>
          </table:table-cell>
        </table:table-row>
        <text:soft-page-break/>
        <table:table-row table:style-name="Table75.1">
          <table:table-cell table:style-name="Table75.A1" office:value-type="string">
            <text:p text:style-name="P108">Description</text:p>
          </table:table-cell>
          <table:table-cell table:style-name="Table75.B1" office:value-type="string">
            <text:p text:style-name="P4">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4">a xfy b xfy c = (a xfy b) xfy c</text:p>
            <text:p text:style-name="P4">and a series of "yfx" operators will associate to the right:</text:p>
            <text:p text:style-name="P4">a yfx b yfx b = a yfx (b yfx b)</text:p>
            <text:p text:style-name="P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108">Returns</text:p>
          </table:table-cell>
          <table:table-cell table:style-name="Table75.B1" office:value-type="string">
            <text:p text:style-name="P27">Not a function</text:p>
          </table:table-cell>
        </table:table-row>
        <table:table-row table:style-name="Table75.1">
          <table:table-cell table:style-name="Table75.A1" office:value-type="string">
            <text:p text:style-name="P108">Example</text:p>
          </table:table-cell>
          <table:table-cell table:style-name="Table75.B1" office:value-type="string">
            <text:p text:style-name="P76">&gt; domain parse.assoc</text:p>
            <text:p text:style-name="P76">&lt;"yfy", "yfx", "xfy", "xfx", "xf", "yf", "fx", "fy"&gt;</text:p>
            <text:p text:style-name="P76">&gt; parse opset parse.op 3 parse.assoc.xfx "eq" equal</text:p>
            <text:p text:style-name="P76">&gt; eval 9 eq 9</text:p>
            <text:p text:style-name="P76">TRUE</text:p>
            <text:p text:style-name="P76">&gt; # xfx is non-associative </text:p>
            <text:p text:style-name="P76">&gt; eval 9 eq 7 eq 5</text:p>
            <text:p text:style-name="P76">ftl $*console*:116: undefined symbol 'eq'</text:p>
            <text:p text:style-name="P76">ftl $*console*:116: trailing text in expression: ...5</text:p>
            <text:p text:style-name="P76">ftl $*console*:116: warning - trailing text '5'</text:p>
            <text:p text:style-name="P76">&gt; set assocstr[as]:{ (domain (select (equal as) parse.assoc!)!).0 }</text:p>
            <text:p text:style-name="P76">&gt; assocstr 2</text:p>
            <text:p text:style-name="P76">"fy"</text:p>
            <text:p text:style-name="P76">&gt; assocstr parse.assoc.xfy</text:p>
            <text:p text:style-name="P76">"xfy"</text:p>
          </table:table-cell>
        </table:table-row>
      </table:table>
      <text:h text:style-name="P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108">Name</text:p>
          </table:table-cell>
          <table:table-cell table:style-name="Table76.B1" office:value-type="string">
            <text:p text:style-name="P60">parse.op</text:p>
          </table:table-cell>
        </table:table-row>
        <table:table-row table:style-name="Table76.2">
          <table:table-cell table:style-name="Table76.A1" office:value-type="string">
            <text:p text:style-name="P108">Kind</text:p>
          </table:table-cell>
          <table:table-cell table:style-name="Table76.B1" office:value-type="string">
            <text:p text:style-name="P27">Directory</text:p>
          </table:table-cell>
        </table:table-row>
        <table:table-row table:style-name="Table76.2">
          <table:table-cell table:style-name="Table76.A1" office:value-type="string">
            <text:p text:style-name="P108">Arg syntax</text:p>
          </table:table-cell>
          <table:table-cell table:style-name="Table76.B1" office:value-type="string">
            <text:p text:style-name="P27">Not a function</text:p>
          </table:table-cell>
        </table:table-row>
        <table:table-row table:style-name="Table76.2">
          <table:table-cell table:style-name="Table76.A1" office:value-type="string">
            <text:p text:style-name="P108">Description</text:p>
          </table:table-cell>
          <table:table-cell table:style-name="Table76.B1" office:value-type="string">
            <text:p text:style-name="P27">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108">Returns</text:p>
          </table:table-cell>
          <table:table-cell table:style-name="Table76.B1" office:value-type="string">
            <text:p text:style-name="P27">Not a function</text:p>
          </table:table-cell>
        </table:table-row>
        <table:table-row table:style-name="Table76.2">
          <table:table-cell table:style-name="Table76.A1" office:value-type="string">
            <text:p text:style-name="P108">Example</text:p>
          </table:table-cell>
          <table:table-cell table:style-name="Table76.B1" office:value-type="string">
            <text:p text:style-name="P76">&gt; set forops[opdefs, fn]:{</text:p>
            <text:p text:style-name="P76">&gt; <text:s text:c="4"/>forall parse.op [precfns, prec]:{</text:p>
            <text:p text:style-name="P76">&gt; <text:s text:c="8"/>forall precfns [precfn, name]:{</text:p>
            <text:p text:style-name="P76">&gt; <text:s text:c="12"/>fn name prec precfn.assoc precfn.fn!</text:p>
            <text:p text:style-name="P76">&gt; <text:s text:c="8"/>}!</text:p>
            <text:p text:style-name="P76">&gt; <text:s text:c="4"/>}!</text:p>
            <text:p text:style-name="P76">&gt; }</text:p>
            <text:p text:style-name="P76">&gt; set assocstr[as]:{ (domain (select (equal as) parse.assoc!)!).0 }</text:p>
            <text:p text:style-name="P76">&gt; set printf io.fprintf io.out</text:p>
            <text:p text:style-name="P76">&gt; forops parse.op [name, prec, assoc, fn]:{</text:p>
            <text:p text:style-name="P76">&gt; <text:s text:c="4"/>printf "%3d: %3s %v\n" &lt;prec, assocstr assoc!, name&gt;!;</text:p>
            <text:p text:style-name="P76">&gt; }</text:p>
            <text:p text:style-name="P76"><text:s text:c="2"/>0: xfy "or"</text:p>
            <text:p text:style-name="P76"><text:s text:c="2"/>1: xfy "and"</text:p>
            <text:p text:style-name="P76"><text:s text:c="2"/>2: <text:s/>fy "not"</text:p>
            <text:p text:style-name="P76"><text:s text:c="2"/>3: xfx "=="</text:p>
            <text:p text:style-name="P76"><text:s text:c="2"/>3: xfx "!="</text:p>
            <text:p text:style-name="P76"><text:s text:c="2"/>3: xfx "lt"</text:p>
            <text:p text:style-name="P76"><text:s text:c="2"/>3: xfx "le"</text:p>
            <text:p text:style-name="P76"><text:s text:c="2"/>3: xfx "gt"</text:p>
            <text:p text:style-name="P76"><text:s text:c="2"/>3: xfx "ge"</text:p>
            <text:p text:style-name="P76"><text:s text:c="2"/>4: xfy "shl"</text:p>
            <text:p text:style-name="P76"><text:s text:c="2"/>4: xfy "shr"</text:p>
            <text:p text:style-name="P76"><text:s text:c="2"/>5: <text:s/>fy "-"</text:p>
            <text:p text:style-name="P76"><text:s text:c="2"/>6: xfy "+"</text:p>
            <text:p text:style-name="P76"><text:s text:c="2"/>6: xfy "-"</text:p>
            <text:p text:style-name="P76"><text:s text:c="2"/>7: xfy "*"</text:p>
            <text:p text:style-name="P76"><text:s text:c="2"/>7: xfy "/"</text:p>
            <text:p text:style-name="P76">&gt; # ignore operators from now on:</text:p>
            <text:p text:style-name="P76">&gt; set parse.op NULL</text:p>
            <text:p text:style-name="P76">&gt; eval parse.op.4.shr</text:p>
            <text:p text:style-name="P76">["fn"=["_help"="&lt;n1&gt; &lt;n2&gt; - return n1 right shifted by n2 bits", "_1", "_2"]::</text:p>
            <text:p text:style-name="P76">&lt;func:0x805c5d9,2&gt;, "assoc"=7]</text:p>
            <text:p text:style-name="P76">&gt; eval parse.op.4.shr.fn 16 2!</text:p>
            <text:p text:style-name="P76">4</text:p>
            <text:p text:style-name="P76">&gt; eval 16 shr 2</text:p>
            <text:p text:style-name="P76"><text:soft-page-break/>4</text:p>
          </table:table-cell>
        </table:table-row>
      </table:table>
      <text:h text:style-name="P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108">Name</text:p>
          </table:table-cell>
          <table:table-cell table:style-name="Table77.B1" office:value-type="string">
            <text:p text:style-name="P60">parse.opset</text:p>
          </table:table-cell>
        </table:table-row>
        <table:table-row table:style-name="Table77.1">
          <table:table-cell table:style-name="Table77.A1" office:value-type="string">
            <text:p text:style-name="P108">Kind</text:p>
          </table:table-cell>
          <table:table-cell table:style-name="Table77.B1" office:value-type="string">
            <text:p text:style-name="P27">Function</text:p>
          </table:table-cell>
        </table:table-row>
        <table:table-row table:style-name="Table77.1">
          <table:table-cell table:style-name="Table77.A1" office:value-type="string">
            <text:p text:style-name="P108">Arg syntax</text:p>
          </table:table-cell>
          <table:table-cell table:style-name="Table77.B1" office:value-type="string">
            <text:p text:style-name="P27">&lt;opdefs:dir&gt; &lt;prec:int&gt; &lt;assoc:int&gt; &lt;name:string&gt; &lt;function:closure&gt;</text:p>
          </table:table-cell>
        </table:table-row>
        <table:table-row table:style-name="Table77.1">
          <table:table-cell table:style-name="Table77.A1" office:value-type="string">
            <text:p text:style-name="P108">Description</text:p>
          </table:table-cell>
          <table:table-cell table:style-name="Table77.B1" office:value-type="string">
            <text:p text:style-name="P27">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108">Returns</text:p>
          </table:table-cell>
          <table:table-cell table:style-name="Table77.B1" office:value-type="string">
            <text:p text:style-name="P27">NULL</text:p>
          </table:table-cell>
        </table:table-row>
        <table:table-row table:style-name="Table77.1">
          <table:table-cell table:style-name="Table77.A1" office:value-type="string">
            <text:p text:style-name="P108">Example</text:p>
          </table:table-cell>
          <table:table-cell table:style-name="Table77.B1" office:value-type="string">
            <text:p text:style-name="P76">&gt; set ops &lt;&gt; <text:s text:c="10"/># op definitions with explicit priorities</text:p>
            <text:p text:style-name="P76">&gt;</text:p>
            <text:p text:style-name="P76">&gt; parse opset ops 6 <text:s/>parse.assoc."fy" <text:s/>"_ng_" <text:s/>neg</text:p>
            <text:p text:style-name="P76">&gt; parse opset ops 8 <text:s/>parse.assoc."xfy" "_sb_" <text:s/>sub</text:p>
            <text:p text:style-name="P76">&gt; parse opset ops 8 <text:s/>parse.assoc."yfx" "_rsb_" [x,y]:{y-x} <text:s/># reverse subtract</text:p>
            <text:p text:style-name="P76">&gt; parse opset ops 10 parse.assoc."fy" <text:s/>"_mi_" <text:s/>neg</text:p>
            <text:p text:style-name="P76">&gt;</text:p>
            <text:p text:style-name="P76">&gt; set opdef range ops! # op definitions with relative priorities</text:p>
            <text:p text:style-name="P76">&gt;</text:p>
            <text:p text:style-name="P76">&gt; parse opeval opdef {20 _sb_ 4}</text:p>
            <text:p text:style-name="P76">16</text:p>
            <text:p text:style-name="P76">&gt; parse opeval opdef {15 _rsb_ 30}</text:p>
            <text:p text:style-name="P76">15</text:p>
            <text:p text:style-name="P76">&gt; parse opeval opdef {20 _rsb_ 15 _rsb_ 30} # 20 _rsb_ (15 _rsb_ 30)</text:p>
            <text:p text:style-name="P76">-5</text:p>
            <text:p text:style-name="P76">&gt; parse opeval opdef {20 _sb_ 4 _sb_ 6} <text:s text:c="4"/># (20 _sb_ 4) _sb_ 6</text:p>
            <text:p text:style-name="P76">10</text:p>
            <text:p text:style-name="P76">&gt; parse opeval opdef {_ng_ 20 _sb_ 4} <text:s text:c="6"/># _ng_ (20 _sb_ 4)</text:p>
            <text:p text:style-name="P76">-16</text:p>
            <text:p text:style-name="P76">&gt; parse opeval opdef {_mi_ 20 _sb_ 4} <text:s text:c="6"/># (_mi_ 20) _sb_ 4</text:p>
            <text:p text:style-name="P76">-24</text:p>
          </table:table-cell>
        </table:table-row>
      </table:table>
      <text:h text:style-name="P6" text:outline-level="3"><text:soft-page-break/>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108">Name</text:p>
          </table:table-cell>
          <table:table-cell table:style-name="Table78.B1" office:value-type="string">
            <text:p text:style-name="P60">parse.opeval &lt;opdefs&gt; &lt;code&gt;</text:p>
          </table:table-cell>
        </table:table-row>
        <table:table-row table:style-name="Table78.2">
          <table:table-cell table:style-name="Table78.A1" office:value-type="string">
            <text:p text:style-name="P108">Kind</text:p>
          </table:table-cell>
          <table:table-cell table:style-name="Table78.B1" office:value-type="string">
            <text:p text:style-name="P27">Function</text:p>
          </table:table-cell>
        </table:table-row>
        <table:table-row table:style-name="Table78.2">
          <table:table-cell table:style-name="Table78.A1" office:value-type="string">
            <text:p text:style-name="P108">Arg syntax</text:p>
          </table:table-cell>
          <table:table-cell table:style-name="Table78.B1" office:value-type="string">
            <text:p text:style-name="P27">&lt;opdefs:dir&gt; &lt;code:code&gt;</text:p>
          </table:table-cell>
        </table:table-row>
        <table:table-row table:style-name="Table78.2">
          <table:table-cell table:style-name="Table78.A1" office:value-type="string">
            <text:p text:style-name="P108">Description</text:p>
          </table:table-cell>
          <table:table-cell table:style-name="Table78.B1" office:value-type="string">
            <text:p text:style-name="P27">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108">Returns</text:p>
          </table:table-cell>
          <table:table-cell table:style-name="Table78.B1" office:value-type="string">
            <text:p text:style-name="P27">The result of evaluating the expression.</text:p>
          </table:table-cell>
        </table:table-row>
        <table:table-row table:style-name="Table78.2">
          <table:table-cell table:style-name="Table78.A1" office:value-type="string">
            <text:p text:style-name="P108">Example</text:p>
          </table:table-cell>
          <table:table-cell table:style-name="Table78.B1" office:value-type="string">
            <text:p text:style-name="P76">&gt; set ops &lt;&gt; <text:s text:c="5"/># op definitions with explicit priorities</text:p>
            <text:p text:style-name="P76">&gt; set opdef NULL <text:s/># op definitions with relative priorities</text:p>
            <text:p text:style-name="P76">&gt;</text:p>
            <text:p text:style-name="P76">&gt; set opset[pri, as, name, fn]:{</text:p>
            <text:p text:style-name="P76">&gt; <text:s text:c="4"/>parse.opset ops pri parse.assoc.(as) name fn!;</text:p>
            <text:p text:style-name="P76">&gt; <text:s text:c="4"/>opdef = range ops!;</text:p>
            <text:p text:style-name="P76">&gt; }</text:p>
            <text:p text:style-name="P76">&gt;</text:p>
            <text:p text:style-name="P76">&gt; # unquoted value format</text:p>
            <text:p text:style-name="P76">&gt; set fmt.t [f,p,v]:{ if (equal "string" (typename v!)!) {v} {str v!}!}</text:p>
            <text:p text:style-name="P76">&gt;</text:p>
            <text:p text:style-name="P76">&gt; set diadic[strf=strf,name,l,r]::{ strf "(%s %t %t)" &lt;name, l, r&gt;! }</text:p>
            <text:p text:style-name="P76">&gt; set monadic[strf=strf,name,lr]::{ strf "(%s %t)" &lt;name, lr&gt;! }</text:p>
            <text:p text:style-name="P76">&gt; opset 6 "fy" "fy" (monadic "fy")</text:p>
            <text:p text:style-name="P76">&gt; opset 6 "fx" "fx" (monadic "fx")</text:p>
            <text:p text:style-name="P76">&gt; opset 6 "yfy" "yfy" (diadic "yfy")</text:p>
            <text:p text:style-name="P76">&gt; opset 6 "xfx" "xfx" (diadic "xfx")</text:p>
            <text:p text:style-name="P76">&gt; opset 6 "xfy" "xfy" (diadic "xfy")</text:p>
            <text:p text:style-name="P76">&gt; opset 6 "yfx" "yfx" (diadic "yfx")</text:p>
            <text:p text:style-name="P76">&gt; opset 6 "yf" "yf" (monadic "yf")</text:p>
            <text:p text:style-name="P76">&gt; opset 6 "xf" "xf" (monadic "xf")</text:p>
            <text:p text:style-name="P76">&gt; opset 8 "fy" "Fy" (monadic "Fy")</text:p>
            <text:p text:style-name="P76">&gt; opset 8 "fx" "Fx" (monadic "Fx")</text:p>
            <text:p text:style-name="P76">&gt; opset 8 "yfy" "yFy" (diadic "yFy")</text:p>
            <text:p text:style-name="P76">&gt; opset 8 "xfx" "xFx" (diadic "xFx")</text:p>
            <text:p text:style-name="P76">&gt; opset 8 "xfy" "xFy" (diadic "xFy")</text:p>
            <text:p text:style-name="P76">&gt; opset 8 "yfx" "yFx" (diadic "yFx")</text:p>
            <text:p text:style-name="P76">&gt; opset 8 "yf" "yF" (monadic "yF")</text:p>
            <text:p text:style-name="P76">&gt; opset 8 "xf" "xF" (monadic "xF")</text:p>
            <text:p text:style-name="P76">&gt;</text:p>
            <text:p text:style-name="P76">&gt; set opeval[expr]: { parse.opeval opdef expr! }</text:p>
            <text:p text:style-name="P76">&gt;</text:p>
            <text:p text:style-name="P76">&gt; opeval {4}</text:p>
            <text:p text:style-name="P76">4</text:p>
            <text:p text:style-name="P76">&gt; opeval {"str"}</text:p>
            <text:p text:style-name="P76">"str"</text:p>
            <text:p text:style-name="P76">&gt; opeval {&lt;3&gt;}</text:p>
            <text:p text:style-name="P76">&lt;3&gt;</text:p>
            <text:p text:style-name="P76"><text:soft-page-break/>&gt; opeval {(4)}</text:p>
            <text:p text:style-name="P76">4</text:p>
            <text:p text:style-name="P76">&gt; opeval {5 xfy 6}</text:p>
            <text:p text:style-name="P76">"(xfy 5 6)"</text:p>
            <text:p text:style-name="P76">&gt; opeval {5 yfx 6}</text:p>
            <text:p text:style-name="P76">"(yfx 5 6)"</text:p>
            <text:p text:style-name="P76">&gt; opeval {5 yfy 6}</text:p>
            <text:p text:style-name="P76">"(yfy 5 6)"</text:p>
            <text:p text:style-name="P76">&gt; opeval {5 xfx 6}</text:p>
            <text:p text:style-name="P76">"(xfx 5 6)"</text:p>
            <text:p text:style-name="P76">&gt; opeval {fx 7}</text:p>
            <text:p text:style-name="P76">"(fx 7)"</text:p>
            <text:p text:style-name="P76">&gt; opeval {fy 7}</text:p>
            <text:p text:style-name="P76">"(fy 7)"</text:p>
            <text:p text:style-name="P76">&gt; opeval {4 xf}</text:p>
            <text:p text:style-name="P76">"(xf 4)"</text:p>
            <text:p text:style-name="P76">&gt; opeval {4 yf}</text:p>
            <text:p text:style-name="P76">"(yf 4)"</text:p>
            <text:p text:style-name="P76">&gt; opeval {5 xfy 6 xfy 7}</text:p>
            <text:p text:style-name="P76">"(xfy (xfy 5 6) 7)"</text:p>
            <text:p text:style-name="P76">&gt; opeval {5 yfx 6 yfx 7}</text:p>
            <text:p text:style-name="P76">"(yfx 5 (yfx 6 7))"</text:p>
            <text:p text:style-name="P76">&gt;</text:p>
            <text:p text:style-name="P76">&gt; opeval {3-4}</text:p>
            <text:p text:style-name="P76">ftl $*console*:131: code has trailing text: ...-4</text:p>
          </table:table-cell>
        </table:table-row>
      </table:table>
      <text:p text:style-name="P1"/>
      <text:h text:style-name="P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108">Name</text:p>
          </table:table-cell>
          <table:table-cell table:style-name="Table79.B1" office:value-type="string">
            <text:p text:style-name="P60">parse.root</text:p>
          </table:table-cell>
        </table:table-row>
        <table:table-row table:style-name="Table79.2">
          <table:table-cell table:style-name="Table79.A1" office:value-type="string">
            <text:p text:style-name="P108">Kind</text:p>
          </table:table-cell>
          <table:table-cell table:style-name="Table79.B1" office:value-type="string">
            <text:p text:style-name="P27">Function</text:p>
          </table:table-cell>
        </table:table-row>
        <table:table-row table:style-name="Table79.2">
          <table:table-cell table:style-name="Table79.A1" office:value-type="string">
            <text:p text:style-name="P108">Arg syntax</text:p>
          </table:table-cell>
          <table:table-cell table:style-name="Table79.B1" office:value-type="string">
            <text:p text:style-name="P27">None</text:p>
          </table:table-cell>
        </table:table-row>
        <table:table-row table:style-name="Table79.2">
          <table:table-cell table:style-name="Table79.A1" office:value-type="string">
            <text:p text:style-name="P108">Description</text:p>
          </table:table-cell>
          <table:table-cell table:style-name="Table79.B1" office:value-type="string">
            <text:p text:style-name="P27">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108">Returns</text:p>
          </table:table-cell>
          <table:table-cell table:style-name="Table79.B1" office:value-type="string">
            <text:p text:style-name="P27">The root directory.</text:p>
          </table:table-cell>
        </table:table-row>
        <table:table-row table:style-name="Table79.2">
          <table:table-cell table:style-name="Table79.A1" office:value-type="string">
            <text:p text:style-name="P108">Example</text:p>
          </table:table-cell>
          <table:table-cell table:style-name="Table79.B1" office:value-type="string">
            <text:p text:style-name="P76">&gt; restrict [exit=exit, help=help, domain=domain, parse=parse, enter=enter]</text:p>
            <text:p text:style-name="P76">&gt; enter [local=parse.local, env=parse.env, root=parse.root]</text:p>
            <text:p text:style-name="P76">&gt; help</text:p>
            <text:p text:style-name="P76">local - return local current invocation directory</text:p>
            <text:p text:style-name="P76">env - return current invocation environment</text:p>
            <text:p text:style-name="P76">root - return current root environment</text:p>
            <text:p text:style-name="P76"><text:soft-page-break/>&gt; domain (parse.local!)</text:p>
            <text:p text:style-name="P76">&lt;"local", "env", "root"&gt;</text:p>
            <text:p text:style-name="P76">&gt; domain (parse.env!)</text:p>
            <text:p text:style-name="P76">&lt;"local", "env", "root", "exit", "help", "domain", "parse", "enter"&gt;</text:p>
            <text:p text:style-name="P76">&gt; domain (parse.root!)</text:p>
            <text:p text:style-name="P76">&lt;"help", "set", "exit", "forall", "if", "while", "do", "sys", "parse", "io", </text:p>
            <text:p text:style-name="P76">"source", "sourcetext", "return", "typeof", "typename", "cmp", "type", "NULL", </text:p>
            <text:p text:style-name="P76">"rnd", "int", "TRUE", "FALSE", "equal", "notequal", "less", "lesseq", "more", </text:p>
            <text:p text:style-name="P76">"moreeq", "fmt", "str", "strf", "collate", "toupper", "tolower", "strlen", </text:p>
            <text:p text:style-name="P76">"octet", "chr", "octetcode", "chrcode", "split", "join", "joinchr", "ip", </text:p>
            <text:p text:style-name="P76">"mac", "new", "lock", "inenv", "enter", "restrict", "domain", "range", "sort", </text:p>
            <text:p text:style-name="P76">"sortdom", "sortby", "sortdomby", "every", "cmd", "echo", "eval", "sleep", </text:p>
            <text:p text:style-name="P76">"len"&gt;</text:p>
            <text:p text:style-name="P76">&gt;</text:p>
            <text:p text:style-name="P76">&gt; # leaving parse.root available gives people access to all the commands:</text:p>
            <text:p text:style-name="P76">&gt; domain (myrun=(parse.root!).sys.run)</text:p>
            <text:p text:style-name="P76">&lt;"_help"&gt;</text:p>
            <text:p text:style-name="P76">&gt; myrun pwd</text:p>
            <text:p text:style-name="P76">/home/cgg/tree/clean/v5/src</text:p>
          </table:table-cell>
        </table:table-row>
      </table:table>
      <text:h text:style-name="P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108">Name</text:p>
          </table:table-cell>
          <table:table-cell table:style-name="Table80.B1" office:value-type="string">
            <text:p text:style-name="P60">parse.scan</text:p>
          </table:table-cell>
        </table:table-row>
        <table:table-row table:style-name="Table80.1">
          <table:table-cell table:style-name="Table80.A1" office:value-type="string">
            <text:p text:style-name="P108">Kind</text:p>
          </table:table-cell>
          <table:table-cell table:style-name="Table80.B1" office:value-type="string">
            <text:p text:style-name="P27">Function</text:p>
          </table:table-cell>
        </table:table-row>
        <table:table-row table:style-name="Table80.1">
          <table:table-cell table:style-name="Table80.A1" office:value-type="string">
            <text:p text:style-name="P108">Arg syntax</text:p>
          </table:table-cell>
          <table:table-cell table:style-name="Table80.B1" office:value-type="string">
            <text:p text:style-name="P27">&lt;cmd:string&gt;</text:p>
          </table:table-cell>
        </table:table-row>
        <table:table-row table:style-name="Table80.1">
          <table:table-cell table:style-name="Table80.A1" office:value-type="string">
            <text:p text:style-name="P108">Description</text:p>
          </table:table-cell>
          <table:table-cell table:style-name="Table80.B1" office:value-type="string">
            <text:p text:style-name="P27">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108">Returns</text:p>
          </table:table-cell>
          <table:table-cell table:style-name="Table80.B1" office:value-type="string">
            <text:p text:style-name="P27">A parse object which can be used as an argument to other <text:span text:style-name="T1">parse.scan*</text:span> functions.</text:p>
          </table:table-cell>
        </table:table-row>
        <text:soft-page-break/>
        <table:table-row table:style-name="Table80.1">
          <table:table-cell table:style-name="Table80.A1" office:value-type="string">
            <text:p text:style-name="P108">Example</text:p>
          </table:table-cell>
          <table:table-cell table:style-name="Table80.B1" office:value-type="string">
            <text:p text:style-name="P76">&gt; set p parse.scan "123 identifier"!</text:p>
            <text:p text:style-name="P76">&gt; parse scanned p</text:p>
            <text:p text:style-name="P76">"123 identifier"</text:p>
            <text:p text:style-name="P76">&gt; parse scanint @n p</text:p>
            <text:p text:style-name="P76">TRUE</text:p>
            <text:p text:style-name="P76">&gt; parse scanned p</text:p>
            <text:p text:style-name="P76">" identifier"</text:p>
          </table:table-cell>
        </table:table-row>
      </table:table>
      <text:h text:style-name="P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108">Name</text:p>
          </table:table-cell>
          <table:table-cell table:style-name="Table81.B1" office:value-type="string">
            <text:p text:style-name="P60">parse.scanned</text:p>
          </table:table-cell>
        </table:table-row>
        <table:table-row table:style-name="Table81.1">
          <table:table-cell table:style-name="Table81.A1" office:value-type="string">
            <text:p text:style-name="P108">Kind</text:p>
          </table:table-cell>
          <table:table-cell table:style-name="Table81.B1" office:value-type="string">
            <text:p text:style-name="P27">Function</text:p>
          </table:table-cell>
        </table:table-row>
        <table:table-row table:style-name="Table81.1">
          <table:table-cell table:style-name="Table81.A1" office:value-type="string">
            <text:p text:style-name="P108">Arg syntax</text:p>
          </table:table-cell>
          <table:table-cell table:style-name="Table81.B1" office:value-type="string">
            <text:p text:style-name="P27">&lt;parseobj:clodir&gt;</text:p>
          </table:table-cell>
        </table:table-row>
        <table:table-row table:style-name="Table81.1">
          <table:table-cell table:style-name="Table81.A1" office:value-type="string">
            <text:p text:style-name="P108">Description</text:p>
          </table:table-cell>
          <table:table-cell table:style-name="Table81.B1" office:value-type="string">
            <text:p text:style-name="P27">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108">Returns</text:p>
          </table:table-cell>
          <table:table-cell table:style-name="Table81.B1" office:value-type="string">
            <text:p text:style-name="P27">This string contained by a parse object that remains to be consumed by parse functions.</text:p>
          </table:table-cell>
        </table:table-row>
        <table:table-row table:style-name="Table81.1">
          <table:table-cell table:style-name="Table81.A1" office:value-type="string">
            <text:p text:style-name="P108">Example</text:p>
          </table:table-cell>
          <table:table-cell table:style-name="Table81.B1" office:value-type="string">
            <text:p text:style-name="P76">&gt; set p parse.scan "123 identifier"!</text:p>
            <text:p text:style-name="P76">&gt; parse scanned p</text:p>
            <text:p text:style-name="P76">"123 identifier"</text:p>
            <text:p text:style-name="P76">&gt; parse scanint @n p</text:p>
            <text:p text:style-name="P76">TRUE</text:p>
            <text:p text:style-name="P76">&gt; parse scanned p</text:p>
            <text:p text:style-name="P76">" identifier"</text:p>
          </table:table-cell>
        </table:table-row>
      </table:table>
      <text:h text:style-name="P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108">Name</text:p>
          </table:table-cell>
          <table:table-cell table:style-name="Table82.B1" office:value-type="string">
            <text:p text:style-name="P60">parse.scanempty</text:p>
          </table:table-cell>
        </table:table-row>
        <table:table-row table:style-name="Table82.1">
          <table:table-cell table:style-name="Table82.A1" office:value-type="string">
            <text:p text:style-name="P108">Kind</text:p>
          </table:table-cell>
          <table:table-cell table:style-name="Table82.B1" office:value-type="string">
            <text:p text:style-name="P27">Function</text:p>
          </table:table-cell>
        </table:table-row>
        <table:table-row table:style-name="Table82.1">
          <table:table-cell table:style-name="Table82.A1" office:value-type="string">
            <text:p text:style-name="P108">Arg syntax</text:p>
          </table:table-cell>
          <table:table-cell table:style-name="Table82.B1" office:value-type="string">
            <text:p text:style-name="P27">&lt;parseobj:clodir&gt;</text:p>
          </table:table-cell>
        </table:table-row>
        <table:table-row table:style-name="Table82.1">
          <table:table-cell table:style-name="Table82.A1" office:value-type="string">
            <text:p text:style-name="P108">Description</text:p>
          </table:table-cell>
          <table:table-cell table:style-name="Table82.B1" office:value-type="string">
            <text:p text:style-name="P27">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108">Returns</text:p>
          </table:table-cell>
          <table:table-cell table:style-name="Table82.B1" office:value-type="string">
            <text:p text:style-name="P27"><text:span text:style-name="T1">TRUE</text:span> if an empty string was parsed, <text:span text:style-name="T1">FALSE</text:span> otherwise.</text:p>
          </table:table-cell>
        </table:table-row>
        <table:table-row table:style-name="Table82.1">
          <table:table-cell table:style-name="Table82.A1" office:value-type="string">
            <text:p text:style-name="P108">Example</text:p>
          </table:table-cell>
          <table:table-cell table:style-name="Table82.B1" office:value-type="string">
            <text:p text:style-name="P69"/>
          </table:table-cell>
        </table:table-row>
      </table:table>
      <text:h text:style-name="P6" text:outline-level="3"><text:soft-page-break/>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108">Name</text:p>
          </table:table-cell>
          <table:table-cell table:style-name="Table83.B1" office:value-type="string">
            <text:p text:style-name="P60">parse.scanwhite</text:p>
          </table:table-cell>
        </table:table-row>
        <table:table-row table:style-name="Table83.1">
          <table:table-cell table:style-name="Table83.A1" office:value-type="string">
            <text:p text:style-name="P108">Kind</text:p>
          </table:table-cell>
          <table:table-cell table:style-name="Table83.B1" office:value-type="string">
            <text:p text:style-name="P27">Function</text:p>
          </table:table-cell>
        </table:table-row>
        <table:table-row table:style-name="Table83.1">
          <table:table-cell table:style-name="Table83.A1" office:value-type="string">
            <text:p text:style-name="P108">Arg syntax</text:p>
          </table:table-cell>
          <table:table-cell table:style-name="Table83.B1" office:value-type="string">
            <text:p text:style-name="P27">&lt;parseobj:clodir&gt;</text:p>
          </table:table-cell>
        </table:table-row>
        <table:table-row table:style-name="Table83.1">
          <table:table-cell table:style-name="Table83.A1" office:value-type="string">
            <text:p text:style-name="P108">Description</text:p>
          </table:table-cell>
          <table:table-cell table:style-name="Table83.B1" office:value-type="string">
            <text:p text:style-name="P27">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108">Returns</text:p>
          </table:table-cell>
          <table:table-cell table:style-name="Table83.B1" office:value-type="string">
            <text:p text:style-name="P27"><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108">Example</text:p>
          </table:table-cell>
          <table:table-cell table:style-name="Table83.B1" office:value-type="string">
            <text:p text:style-name="P69"/>
          </table:table-cell>
        </table:table-row>
      </table:table>
      <text:h text:style-name="P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108">Name</text:p>
          </table:table-cell>
          <table:table-cell table:style-name="Table84.B1" office:value-type="string">
            <text:p text:style-name="P60">parse.scanspace</text:p>
          </table:table-cell>
        </table:table-row>
        <table:table-row table:style-name="Table84.1">
          <table:table-cell table:style-name="Table84.A1" office:value-type="string">
            <text:p text:style-name="P108">Kind</text:p>
          </table:table-cell>
          <table:table-cell table:style-name="Table84.B1" office:value-type="string">
            <text:p text:style-name="P27">Function</text:p>
          </table:table-cell>
        </table:table-row>
        <table:table-row table:style-name="Table84.1">
          <table:table-cell table:style-name="Table84.A1" office:value-type="string">
            <text:p text:style-name="P108">Arg syntax</text:p>
          </table:table-cell>
          <table:table-cell table:style-name="Table84.B1" office:value-type="string">
            <text:p text:style-name="P27">&lt;parseobj:clodir&gt;</text:p>
          </table:table-cell>
        </table:table-row>
        <table:table-row table:style-name="Table84.1">
          <table:table-cell table:style-name="Table84.A1" office:value-type="string">
            <text:p text:style-name="P108">Description</text:p>
          </table:table-cell>
          <table:table-cell table:style-name="Table84.B1" office:value-type="string">
            <text:p text:style-name="P27">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108">Returns</text:p>
          </table:table-cell>
          <table:table-cell table:style-name="Table84.B1" office:value-type="string">
            <text:p text:style-name="P27">TRUE.</text:p>
          </table:table-cell>
        </table:table-row>
        <table:table-row table:style-name="Table84.1">
          <table:table-cell table:style-name="Table84.A1" office:value-type="string">
            <text:p text:style-name="P108">Example</text:p>
          </table:table-cell>
          <table:table-cell table:style-name="Table84.B1" office:value-type="string">
            <text:p text:style-name="P69"/>
          </table:table-cell>
        </table:table-row>
      </table:table>
      <text:h text:style-name="P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108">Name</text:p>
          </table:table-cell>
          <table:table-cell table:style-name="Table85.B1" office:value-type="string">
            <text:p text:style-name="P60">parse.scanwint</text:p>
          </table:table-cell>
        </table:table-row>
        <table:table-row table:style-name="Table85.1">
          <table:table-cell table:style-name="Table85.A1" office:value-type="string">
            <text:p text:style-name="P108">Kind</text:p>
          </table:table-cell>
          <table:table-cell table:style-name="Table85.B1" office:value-type="string">
            <text:p text:style-name="P27">Function</text:p>
          </table:table-cell>
        </table:table-row>
        <table:table-row table:style-name="Table85.1">
          <table:table-cell table:style-name="Table85.A1" office:value-type="string">
            <text:p text:style-name="P108">Arg syntax</text:p>
          </table:table-cell>
          <table:table-cell table:style-name="Table85.B1" office:value-type="string">
            <text:p text:style-name="P27">&lt;ref_int:closure&gt; &lt;parseobj:clodir&gt;</text:p>
          </table:table-cell>
        </table:table-row>
        <text:soft-page-break/>
        <table:table-row table:style-name="Table85.1">
          <table:table-cell table:style-name="Table85.A1" office:value-type="string">
            <text:p text:style-name="P108">Description</text:p>
          </table:table-cell>
          <table:table-cell table:style-name="Table85.B1" office:value-type="string">
            <text:p text:style-name="P27">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108">Returns</text:p>
          </table:table-cell>
          <table:table-cell table:style-name="Table85.B1" office:value-type="string">
            <text:p text:style-name="P27"><text:span text:style-name="T1">TRUE</text:span> if a number is parsed, <text:span text:style-name="T1">FALSE</text:span> otherwise.</text:p>
          </table:table-cell>
        </table:table-row>
        <table:table-row table:style-name="Table85.1">
          <table:table-cell table:style-name="Table85.A1" office:value-type="string">
            <text:p text:style-name="P108">Example</text:p>
          </table:table-cell>
          <table:table-cell table:style-name="Table85.B1" office:value-type="string">
            <text:p text:style-name="P76">&gt; set numid[p,ref_n,ref_id]:{</text:p>
            <text:p text:style-name="P76">&gt; (parse.scanint ref_n p)! (parse.scanwhite p)! </text:p>
            <text:p text:style-name="P76">&gt; (parse.scanid ref_id p)! (parse.scanempty p)!</text:p>
            <text:p text:style-name="P76">&gt; }</text:p>
            <text:p text:style-name="P76">&gt; numid (parse.scan "7 baloons"!) @howmany @what</text:p>
            <text:p text:style-name="P76">TRUE</text:p>
            <text:p text:style-name="P76">&gt; eval howmany</text:p>
            <text:p text:style-name="P76">7</text:p>
            <text:p text:style-name="P76">&gt; eval what</text:p>
            <text:p text:style-name="P76">"baloons"</text:p>
          </table:table-cell>
        </table:table-row>
      </table:table>
      <text:h text:style-name="P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108">Name</text:p>
          </table:table-cell>
          <table:table-cell table:style-name="Table86.B1" office:value-type="string">
            <text:p text:style-name="P60">parse.scanhex</text:p>
          </table:table-cell>
        </table:table-row>
        <table:table-row table:style-name="Table86.1">
          <table:table-cell table:style-name="Table86.A1" office:value-type="string">
            <text:p text:style-name="P108">Kind</text:p>
          </table:table-cell>
          <table:table-cell table:style-name="Table86.B1" office:value-type="string">
            <text:p text:style-name="P27">Function</text:p>
          </table:table-cell>
        </table:table-row>
        <table:table-row table:style-name="Table86.1">
          <table:table-cell table:style-name="Table86.A1" office:value-type="string">
            <text:p text:style-name="P108">Arg syntax</text:p>
          </table:table-cell>
          <table:table-cell table:style-name="Table86.B1" office:value-type="string">
            <text:p text:style-name="P27">&lt;ref_int:closure&gt; &lt;parseobj:clodir&gt;</text:p>
          </table:table-cell>
        </table:table-row>
        <table:table-row table:style-name="Table86.1">
          <table:table-cell table:style-name="Table86.A1" office:value-type="string">
            <text:p text:style-name="P108">Description</text:p>
          </table:table-cell>
          <table:table-cell table:style-name="Table86.B1" office:value-type="string">
            <text:p text:style-name="P27">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108">Returns</text:p>
          </table:table-cell>
          <table:table-cell table:style-name="Table86.B1" office:value-type="string">
            <text:p text:style-name="P27"><text:span text:style-name="T1">TRUE</text:span> if a hexadecimal number were parsed, <text:span text:style-name="T1">FALSE</text:span> otherwise.</text:p>
          </table:table-cell>
        </table:table-row>
        <table:table-row table:style-name="Table86.1">
          <table:table-cell table:style-name="Table86.A1" office:value-type="string">
            <text:p text:style-name="P108">Example</text:p>
          </table:table-cell>
          <table:table-cell table:style-name="Table86.B1" office:value-type="string">
            <text:p text:style-name="P69"/>
          </table:table-cell>
        </table:table-row>
      </table:table>
      <text:h text:style-name="P6"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108">Name</text:p>
          </table:table-cell>
          <table:table-cell table:style-name="Table87.B1" office:value-type="string">
            <text:p text:style-name="P60">parse.scanhexw</text:p>
          </table:table-cell>
        </table:table-row>
        <text:soft-page-break/>
        <table:table-row table:style-name="Table87.1">
          <table:table-cell table:style-name="Table87.A1" office:value-type="string">
            <text:p text:style-name="P108">Kind</text:p>
          </table:table-cell>
          <table:table-cell table:style-name="Table87.B1" office:value-type="string">
            <text:p text:style-name="P27">Function</text:p>
          </table:table-cell>
        </table:table-row>
        <table:table-row table:style-name="Table87.1">
          <table:table-cell table:style-name="Table87.A1" office:value-type="string">
            <text:p text:style-name="P108">Arg syntax</text:p>
          </table:table-cell>
          <table:table-cell table:style-name="Table87.B1" office:value-type="string">
            <text:p text:style-name="P27">&lt;width:int&gt; &lt;ref_int:closure&gt; &lt;parseobj:clodir&gt;</text:p>
          </table:table-cell>
        </table:table-row>
        <table:table-row table:style-name="Table87.1">
          <table:table-cell table:style-name="Table87.A1" office:value-type="string">
            <text:p text:style-name="P108">Description</text:p>
          </table:table-cell>
          <table:table-cell table:style-name="Table87.B1" office:value-type="string">
            <text:p text:style-name="P27">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108">Returns</text:p>
          </table:table-cell>
          <table:table-cell table:style-name="Table87.B1" office:value-type="string">
            <text:p text:style-name="P27"><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108">Example</text:p>
          </table:table-cell>
          <table:table-cell table:style-name="Table87.B1" office:value-type="string">
            <text:p text:style-name="P69"/>
          </table:table-cell>
        </table:table-row>
      </table:table>
      <text:h text:style-name="P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108">Name</text:p>
          </table:table-cell>
          <table:table-cell table:style-name="Table88.B1" office:value-type="string">
            <text:p text:style-name="P60">parse.scanstr</text:p>
          </table:table-cell>
        </table:table-row>
        <table:table-row table:style-name="Table88.1">
          <table:table-cell table:style-name="Table88.A1" office:value-type="string">
            <text:p text:style-name="P108">Kind</text:p>
          </table:table-cell>
          <table:table-cell table:style-name="Table88.B1" office:value-type="string">
            <text:p text:style-name="P27">Function</text:p>
          </table:table-cell>
        </table:table-row>
        <table:table-row table:style-name="Table88.1">
          <table:table-cell table:style-name="Table88.A1" office:value-type="string">
            <text:p text:style-name="P108">Arg syntax</text:p>
          </table:table-cell>
          <table:table-cell table:style-name="Table88.B1" office:value-type="string">
            <text:p text:style-name="P27">&lt;ref_string:closure&gt; &lt;parseobj:clodir&gt;</text:p>
          </table:table-cell>
        </table:table-row>
        <table:table-row table:style-name="Table88.1">
          <table:table-cell table:style-name="Table88.A1" office:value-type="string">
            <text:p text:style-name="P108">Description</text:p>
          </table:table-cell>
          <table:table-cell table:style-name="Table88.B1" office:value-type="string">
            <text:p text:style-name="P27">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108">Returns</text:p>
          </table:table-cell>
          <table:table-cell table:style-name="Table88.B1" office:value-type="string">
            <text:p text:style-name="P27">TRUE if a string is parsed, FALSE otherwise.</text:p>
          </table:table-cell>
        </table:table-row>
        <table:table-row table:style-name="Table88.1">
          <table:table-cell table:style-name="Table88.A1" office:value-type="string">
            <text:p text:style-name="P108">Example</text:p>
          </table:table-cell>
          <table:table-cell table:style-name="Table88.B1" office:value-type="string">
            <text:p text:style-name="P69"/>
          </table:table-cell>
        </table:table-row>
      </table:table>
      <text:h text:style-name="P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108">Name</text:p>
          </table:table-cell>
          <table:table-cell table:style-name="Table89.B1" office:value-type="string">
            <text:p text:style-name="P60">parse.scanid</text:p>
          </table:table-cell>
        </table:table-row>
        <table:table-row table:style-name="Table89.1">
          <table:table-cell table:style-name="Table89.A1" office:value-type="string">
            <text:p text:style-name="P108">Kind</text:p>
          </table:table-cell>
          <table:table-cell table:style-name="Table89.B1" office:value-type="string">
            <text:p text:style-name="P27">Function</text:p>
          </table:table-cell>
        </table:table-row>
        <table:table-row table:style-name="Table89.1">
          <table:table-cell table:style-name="Table89.A1" office:value-type="string">
            <text:p text:style-name="P108">Arg syntax</text:p>
          </table:table-cell>
          <table:table-cell table:style-name="Table89.B1" office:value-type="string">
            <text:p text:style-name="P27">&lt;ref_string:closure&gt; &lt;parseobj:clodir&gt;</text:p>
          </table:table-cell>
        </table:table-row>
        <text:soft-page-break/>
        <table:table-row table:style-name="Table89.1">
          <table:table-cell table:style-name="Table89.A1" office:value-type="string">
            <text:p text:style-name="P108">Description</text:p>
          </table:table-cell>
          <table:table-cell table:style-name="Table89.B1" office:value-type="string">
            <text:p text:style-name="P27">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108">Returns</text:p>
          </table:table-cell>
          <table:table-cell table:style-name="Table89.B1" office:value-type="string">
            <text:p text:style-name="P27">TRUE if an identifier is parsed, FALSE otherwise.</text:p>
          </table:table-cell>
        </table:table-row>
        <table:table-row table:style-name="Table89.1">
          <table:table-cell table:style-name="Table89.A1" office:value-type="string">
            <text:p text:style-name="P108">Example</text:p>
          </table:table-cell>
          <table:table-cell table:style-name="Table89.B1" office:value-type="string">
            <text:p text:style-name="P76">&gt; set numid[p,ref_n,ref_id]:{</text:p>
            <text:p text:style-name="P76">&gt; (parse.scanint ref_n p)! (parse.scanwhite p)! </text:p>
            <text:p text:style-name="P76">&gt; (parse.scanid ref_id p)! (parse.scanempty p)!</text:p>
            <text:p text:style-name="P76">&gt; }</text:p>
            <text:p text:style-name="P76">&gt; numid (parse.scan "7 baloons"!) @howmany @what</text:p>
            <text:p text:style-name="P76">TRUE</text:p>
            <text:p text:style-name="P76">&gt; eval howmany</text:p>
            <text:p text:style-name="P76">7</text:p>
            <text:p text:style-name="P76">&gt; eval what</text:p>
            <text:p text:style-name="P76">"baloons"</text:p>
          </table:table-cell>
        </table:table-row>
      </table:table>
      <text:h text:style-name="P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108">Name</text:p>
          </table:table-cell>
          <table:table-cell table:style-name="Table90.B1" office:value-type="string">
            <text:p text:style-name="P60">parse.scanitem</text:p>
          </table:table-cell>
        </table:table-row>
        <table:table-row table:style-name="Table90.1">
          <table:table-cell table:style-name="Table90.A1" office:value-type="string">
            <text:p text:style-name="P108">Kind</text:p>
          </table:table-cell>
          <table:table-cell table:style-name="Table90.B1" office:value-type="string">
            <text:p text:style-name="P27">Function</text:p>
          </table:table-cell>
        </table:table-row>
        <table:table-row table:style-name="Table90.1">
          <table:table-cell table:style-name="Table90.A1" office:value-type="string">
            <text:p text:style-name="P108">Arg syntax</text:p>
          </table:table-cell>
          <table:table-cell table:style-name="Table90.B1" office:value-type="string">
            <text:p text:style-name="P27">&lt;delims:string&gt; &lt;ref_string:closure&gt; &lt;parseobj:clodir&gt;</text:p>
          </table:table-cell>
        </table:table-row>
        <table:table-row table:style-name="Table90.1">
          <table:table-cell table:style-name="Table90.A1" office:value-type="string">
            <text:p text:style-name="P108">Description</text:p>
          </table:table-cell>
          <table:table-cell table:style-name="Table90.B1" office:value-type="string">
            <text:p text:style-name="P27">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108">Returns</text:p>
          </table:table-cell>
          <table:table-cell table:style-name="Table90.B1" office:value-type="string">
            <text:p text:style-name="P27">TRUE if one or more non-delimiter characters were parsed, FALSE otherwise.</text:p>
          </table:table-cell>
        </table:table-row>
        <table:table-row table:style-name="Table90.1">
          <table:table-cell table:style-name="Table90.A1" office:value-type="string">
            <text:p text:style-name="P108">Example</text:p>
          </table:table-cell>
          <table:table-cell table:style-name="Table90.B1" office:value-type="string">
            <text:p text:style-name="P69"/>
          </table:table-cell>
        </table:table-row>
      </table:table>
      <text:h text:style-name="P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108">Name</text:p>
          </table:table-cell>
          <table:table-cell table:style-name="Table91.B1" office:value-type="string">
            <text:p text:style-name="P60">parse.scanitemstr</text:p>
          </table:table-cell>
        </table:table-row>
        <table:table-row table:style-name="Table91.1">
          <table:table-cell table:style-name="Table91.A1" office:value-type="string">
            <text:p text:style-name="P108">Kind</text:p>
          </table:table-cell>
          <table:table-cell table:style-name="Table91.B1" office:value-type="string">
            <text:p text:style-name="P27">Function</text:p>
          </table:table-cell>
        </table:table-row>
        <table:table-row table:style-name="Table91.1">
          <table:table-cell table:style-name="Table91.A1" office:value-type="string">
            <text:p text:style-name="P108">Arg syntax</text:p>
          </table:table-cell>
          <table:table-cell table:style-name="Table91.B1" office:value-type="string">
            <text:p text:style-name="P27">&lt;ref_string:closure&gt; &lt;parseobj:clodir&gt;</text:p>
          </table:table-cell>
        </table:table-row>
        <table:table-row table:style-name="Table91.1">
          <table:table-cell table:style-name="Table91.A1" office:value-type="string">
            <text:p text:style-name="P108">Description</text:p>
          </table:table-cell>
          <table:table-cell table:style-name="Table91.B1" office:value-type="string">
            <text:p text:style-name="P27">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108">Returns</text:p>
          </table:table-cell>
          <table:table-cell table:style-name="Table91.B1" office:value-type="string">
            <text:p text:style-name="P27">TRUE if an item or a quoted string is parsed, FALSE otherwise.</text:p>
          </table:table-cell>
        </table:table-row>
        <table:table-row table:style-name="Table91.1">
          <table:table-cell table:style-name="Table91.A1" office:value-type="string">
            <text:p text:style-name="P108">Example</text:p>
          </table:table-cell>
          <table:table-cell table:style-name="Table91.B1" office:value-type="string">
            <text:p text:style-name="P69"/>
          </table:table-cell>
        </table:table-row>
      </table:table>
      <text:h text:style-name="P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108">Name</text:p>
          </table:table-cell>
          <table:table-cell table:style-name="Table92.B1" office:value-type="string">
            <text:p text:style-name="P60">parse.scanmatch</text:p>
          </table:table-cell>
        </table:table-row>
        <table:table-row table:style-name="Table92.1">
          <table:table-cell table:style-name="Table92.A1" office:value-type="string">
            <text:p text:style-name="P108">Kind</text:p>
          </table:table-cell>
          <table:table-cell table:style-name="Table92.B1" office:value-type="string">
            <text:p text:style-name="P27">Function</text:p>
          </table:table-cell>
        </table:table-row>
        <table:table-row table:style-name="Table92.1">
          <table:table-cell table:style-name="Table92.A1" office:value-type="string">
            <text:p text:style-name="P108">Arg syntax</text:p>
          </table:table-cell>
          <table:table-cell table:style-name="Table92.B1" office:value-type="string">
            <text:p text:style-name="P27">&lt;prefixes:dir&gt; &lt;ref_val:closure&gt; &lt;parseobj:clodir&gt;</text:p>
          </table:table-cell>
        </table:table-row>
        <table:table-row table:style-name="Table92.1">
          <table:table-cell table:style-name="Table92.A1" office:value-type="string">
            <text:p text:style-name="P108">Description</text:p>
          </table:table-cell>
          <table:table-cell table:style-name="Table92.B1" office:value-type="string">
            <text:p text:style-name="P27">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108">Returns</text:p>
          </table:table-cell>
          <table:table-cell table:style-name="Table92.B1" office:value-type="string">
            <text:p text:style-name="P27"><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108">Example</text:p>
          </table:table-cell>
          <table:table-cell table:style-name="Table92.B1" office:value-type="string">
            <text:p text:style-name="P76">&gt; set cmd "a long line\n"</text:p>
            <text:p text:style-name="P76">&gt; set translations [a=5, line="LINE", long=&lt;99&gt;]</text:p>
            <text:p text:style-name="P76">&gt; set toparse parse.scan cmd!</text:p>
            <text:p text:style-name="P76">&gt; set tran NULL</text:p>
            <text:p text:style-name="P76">&gt; parse scanmatch translations @tran toparse</text:p>
            <text:p text:style-name="P76">TRUE</text:p>
            <text:p text:style-name="P76">&gt; parse scanned toparse</text:p>
            <text:p text:style-name="P76">" long line\n"</text:p>
            <text:p text:style-name="P76">&gt; eval tran</text:p>
            <text:p text:style-name="P76">5</text:p>
            <text:p text:style-name="P76">&gt; parse scanspace toparse</text:p>
            <text:p text:style-name="P76">TRUE</text:p>
            <text:p text:style-name="P76">&gt; parse scanmatch translations @tran toparse</text:p>
            <text:p text:style-name="P76">TRUE</text:p>
            <text:p text:style-name="P76">&gt; parse scanned toparse</text:p>
            <text:p text:style-name="P76">" line\n"</text:p>
            <text:p text:style-name="P76">&gt; eval tran</text:p>
            <text:p text:style-name="P76">&lt;99&gt;</text:p>
            <text:p text:style-name="P76">&gt; parse scanspace toparse</text:p>
            <text:p text:style-name="P76">TRUE</text:p>
            <text:p text:style-name="P76">&gt; parse scanmatch translations @tran toparse</text:p>
            <text:p text:style-name="P76">TRUE</text:p>
            <text:p text:style-name="P76">&gt; parse scanned toparse</text:p>
            <text:p text:style-name="P76">"\n"</text:p>
            <text:p text:style-name="P76">&gt; eval tran</text:p>
            <text:p text:style-name="P76">"LINE"</text:p>
          </table:table-cell>
        </table:table-row>
      </table:table>
      <text:h text:style-name="P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108">Name</text:p>
          </table:table-cell>
          <table:table-cell table:style-name="Table93.B1" office:value-type="string">
            <text:p text:style-name="P60">parse.scanops</text:p>
          </table:table-cell>
        </table:table-row>
        <table:table-row table:style-name="Table93.2">
          <table:table-cell table:style-name="Table93.A1" office:value-type="string">
            <text:p text:style-name="P108">Kind</text:p>
          </table:table-cell>
          <table:table-cell table:style-name="Table93.B1" office:value-type="string">
            <text:p text:style-name="P27">Function</text:p>
          </table:table-cell>
        </table:table-row>
        <table:table-row table:style-name="Table93.2">
          <table:table-cell table:style-name="Table93.A1" office:value-type="string">
            <text:p text:style-name="P108">Arg syntax</text:p>
          </table:table-cell>
          <table:table-cell table:style-name="Table93.B1" office:value-type="string">
            <text:p text:style-name="P27">&lt;baseparse:closure&gt; &lt;opdefs:dir&gt; &lt;ref_val:closure&gt; &lt;parseobj:clodir&gt;</text:p>
          </table:table-cell>
        </table:table-row>
        <table:table-row table:style-name="Table93.2">
          <table:table-cell table:style-name="Table93.A1" office:value-type="string">
            <text:p text:style-name="P108">Description</text:p>
          </table:table-cell>
          <table:table-cell table:style-name="Table93.B1" office:value-type="string">
            <text:p text:style-name="P27">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text:soft-page-break/>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108">Returns</text:p>
          </table:table-cell>
          <table:table-cell table:style-name="Table93.B1" office:value-type="string">
            <text:p text:style-name="P27"><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108">Example</text:p>
          </table:table-cell>
          <table:table-cell table:style-name="Table93.B1" office:value-type="string">
            <text:p text:style-name="P69"/>
          </table:table-cell>
        </table:table-row>
      </table:table>
      <text:h text:style-name="P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108">Name</text:p>
          </table:table-cell>
          <table:table-cell table:style-name="Table94.B1" office:value-type="string">
            <text:p text:style-name="P60">parse.source</text:p>
          </table:table-cell>
        </table:table-row>
        <table:table-row table:style-name="Table94.1">
          <table:table-cell table:style-name="Table94.A1" office:value-type="string">
            <text:p text:style-name="P108">Kind</text:p>
          </table:table-cell>
          <table:table-cell table:style-name="Table94.B1" office:value-type="string">
            <text:p text:style-name="P27">Function</text:p>
          </table:table-cell>
        </table:table-row>
        <table:table-row table:style-name="Table94.1">
          <table:table-cell table:style-name="Table94.A1" office:value-type="string">
            <text:p text:style-name="P108">Arg syntax</text:p>
          </table:table-cell>
          <table:table-cell table:style-name="Table94.B1" office:value-type="string">
            <text:p text:style-name="P27">None</text:p>
          </table:table-cell>
        </table:table-row>
        <table:table-row table:style-name="Table94.1">
          <table:table-cell table:style-name="Table94.A1" office:value-type="string">
            <text:p text:style-name="P108">Description</text:p>
          </table:table-cell>
          <table:table-cell table:style-name="Table94.B1" office:value-type="string">
            <text:p text:style-name="P27">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108">Returns</text:p>
          </table:table-cell>
          <table:table-cell table:style-name="Table94.B1" office:value-type="string">
            <text:p text:style-name="P27">The current interpreted source.</text:p>
          </table:table-cell>
        </table:table-row>
        <table:table-row table:style-name="Table94.1">
          <table:table-cell table:style-name="Table94.A1" office:value-type="string">
            <text:p text:style-name="P108">Example</text:p>
          </table:table-cell>
          <table:table-cell table:style-name="Table94.B1" office:value-type="string">
            <text:p text:style-name="P76">&gt; parse source</text:p>
            <text:p text:style-name="P76">"$*console*"</text:p>
            <text:p text:style-name="P76">&gt; set thissrc[]:{ echo "source "+(str (parse.source!)!)! }</text:p>
            <text:p text:style-name="P76">&gt; parse exec "echo init; thissrc" (io.instring "echo start\n thissrc" "r"!)</text:p>
            <text:p text:style-name="P76">init</text:p>
            <text:p text:style-name="P76">source "\$&lt;INIT&gt;"</text:p>
            <text:p text:style-name="P76">start</text:p>
            <text:p text:style-name="P76">source "\$&lt;string-in&gt;"</text:p>
          </table:table-cell>
        </table:table-row>
      </table:table>
      <text:h text:style-name="P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108">Name</text:p>
          </table:table-cell>
          <table:table-cell table:style-name="Table95.B1" office:value-type="string">
            <text:p text:style-name="P60">range</text:p>
          </table:table-cell>
        </table:table-row>
        <table:table-row table:style-name="Table95.1">
          <table:table-cell table:style-name="Table95.A1" office:value-type="string">
            <text:p text:style-name="P108">Kind</text:p>
          </table:table-cell>
          <table:table-cell table:style-name="Table95.B1" office:value-type="string">
            <text:p text:style-name="P27">Function</text:p>
          </table:table-cell>
        </table:table-row>
        <table:table-row table:style-name="Table95.1">
          <table:table-cell table:style-name="Table95.A1" office:value-type="string">
            <text:p text:style-name="P108">Arg syntax</text:p>
          </table:table-cell>
          <table:table-cell table:style-name="Table95.B1" office:value-type="string">
            <text:p text:style-name="P27">&lt;mapping:dir&gt;</text:p>
          </table:table-cell>
        </table:table-row>
        <table:table-row table:style-name="Table95.1">
          <table:table-cell table:style-name="Table95.A1" office:value-type="string">
            <text:p text:style-name="P108">Description</text:p>
          </table:table-cell>
          <table:table-cell table:style-name="Table95.B1" office:value-type="string">
            <text:p text:style-name="P27">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108">Returns</text:p>
          </table:table-cell>
          <table:table-cell table:style-name="Table95.B1" office:value-type="string">
            <text:p text:style-name="P27">A vector of the values contained in the argument directory,</text:p>
          </table:table-cell>
        </table:table-row>
        <text:soft-page-break/>
        <table:table-row table:style-name="Table95.1">
          <table:table-cell table:style-name="Table95.A1" office:value-type="string">
            <text:p text:style-name="P108">Example</text:p>
          </table:table-cell>
          <table:table-cell table:style-name="Table95.B1" office:value-type="string">
            <text:p text:style-name="P76">&gt; range [mon="eggs", tue="bacon", wed="flour"]</text:p>
            <text:p text:style-name="P76">&lt;"eggs", "bacon", "flour"&gt;</text:p>
            <text:p text:style-name="P76">&gt; echo ${join " == " (range [a="£3", b="€4.5", "c"="$$4"]!)!}</text:p>
            <text:p text:style-name="P76">£3 == €4.5 == $4</text:p>
          </table:table-cell>
        </table:table-row>
      </table:table>
      <text:h text:style-name="P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108">Name</text:p>
          </table:table-cell>
          <table:table-cell table:style-name="Table96.B1" office:value-type="string">
            <text:p text:style-name="P60">restrict</text:p>
          </table:table-cell>
        </table:table-row>
        <table:table-row table:style-name="Table96.1">
          <table:table-cell table:style-name="Table96.A1" office:value-type="string">
            <text:p text:style-name="P108">Kind</text:p>
          </table:table-cell>
          <table:table-cell table:style-name="Table96.B1" office:value-type="string">
            <text:p text:style-name="P27">Function</text:p>
          </table:table-cell>
        </table:table-row>
        <table:table-row table:style-name="Table96.1">
          <table:table-cell table:style-name="Table96.A1" office:value-type="string">
            <text:p text:style-name="P108">Arg syntax</text:p>
          </table:table-cell>
          <table:table-cell table:style-name="Table96.B1" office:value-type="string">
            <text:p text:style-name="P27">&lt;env:dir&gt;</text:p>
          </table:table-cell>
        </table:table-row>
        <table:table-row table:style-name="Table96.1">
          <table:table-cell table:style-name="Table96.A1" office:value-type="string">
            <text:p text:style-name="P108">Description</text:p>
          </table:table-cell>
          <table:table-cell table:style-name="Table96.B1" office:value-type="string">
            <text:p text:style-name="P27">restrict further commands to those in &lt;env&gt;</text:p>
          </table:table-cell>
        </table:table-row>
        <table:table-row table:style-name="Table96.1">
          <table:table-cell table:style-name="Table96.A1" office:value-type="string">
            <text:p text:style-name="P108">Returns</text:p>
          </table:table-cell>
          <table:table-cell table:style-name="Table96.B1" office:value-type="string">
            <text:p text:style-name="P27">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able:table-row table:style-name="Table96.1">
          <table:table-cell table:style-name="Table96.A1" office:value-type="string">
            <text:p text:style-name="P108">Example</text:p>
          </table:table-cell>
          <table:table-cell table:style-name="Table96.B1" office:value-type="string">
            <text:p text:style-name="P76">&gt; restrict [h=help, e=echo, ans=42]</text:p>
            <text:p text:style-name="P76">&gt; h</text:p>
            <text:p text:style-name="P76">ans - int value</text:p>
            <text:p text:style-name="P76">e &lt;whole line&gt; - prints the line out</text:p>
            <text:p text:style-name="P76">h - prints command information</text:p>
            <text:p text:style-name="P76">&gt; eval h <text:s text:c="11"/># we don't have an 'eval' command any more</text:p>
            <text:p text:style-name="P76">ftl $*console*:25: unknown command 'eval h'</text:p>
            <text:p text:style-name="P76">% cat &gt; /tmp/2</text:p>
            <text:p text:style-name="P76">e simple</text:p>
            <text:p text:style-name="P76">e script</text:p>
            <text:p text:style-name="P76">x</text:p>
            <text:p text:style-name="P76">^D</text:p>
            <text:p text:style-name="P76">% SCRIPT=/tmp/2 ftl</text:p>
            <text:p text:style-name="P76">ftl: v1.6</text:p>
            <text:p text:style-name="P76">&gt; set script_in io.file sys.env.SCRIPT "r"!</text:p>
            <text:p text:style-name="P76">&gt; parse exec "restrict [e=echo, x=exit]" script_in</text:p>
            <text:p text:style-name="P76">simple</text:p>
            <text:p text:style-name="P76">script</text:p>
          </table:table-cell>
        </table:table-row>
      </table:table>
      <text:h text:style-name="P6" text:outline-level="3"><text:soft-page-break/>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108">Name</text:p>
          </table:table-cell>
          <table:table-cell table:style-name="Table97.B1" office:value-type="string">
            <text:p text:style-name="P60">return</text:p>
          </table:table-cell>
        </table:table-row>
        <table:table-row table:style-name="Table97.1">
          <table:table-cell table:style-name="Table97.A1" office:value-type="string">
            <text:p text:style-name="P108">Kind</text:p>
          </table:table-cell>
          <table:table-cell table:style-name="Table97.B1" office:value-type="string">
            <text:p text:style-name="P27">Function</text:p>
          </table:table-cell>
        </table:table-row>
        <table:table-row table:style-name="Table97.1">
          <table:table-cell table:style-name="Table97.A1" office:value-type="string">
            <text:p text:style-name="P108">Arg syntax</text:p>
          </table:table-cell>
          <table:table-cell table:style-name="Table97.B1" office:value-type="string">
            <text:p text:style-name="P27">&lt;rc:int&gt;</text:p>
          </table:table-cell>
        </table:table-row>
        <table:table-row table:style-name="Table97.1">
          <table:table-cell table:style-name="Table97.A1" office:value-type="string">
            <text:p text:style-name="P108">Description</text:p>
          </table:table-cell>
          <table:table-cell table:style-name="Table97.B1" office:value-type="string">
            <text:p text:style-name="P27">abandon current command input returning &lt;rc&gt;</text:p>
          </table:table-cell>
        </table:table-row>
        <table:table-row table:style-name="Table97.1">
          <table:table-cell table:style-name="Table97.A1" office:value-type="string">
            <text:p text:style-name="P108">Returns</text:p>
          </table:table-cell>
          <table:table-cell table:style-name="Table97.B1" office:value-type="string">
            <text:p text:style-name="P27">A string containing the name of the interpreter assigned by the library-using application</text:p>
          </table:table-cell>
        </table:table-row>
        <table:table-row table:style-name="Table97.1">
          <table:table-cell table:style-name="Table97.A1" office:value-type="string">
            <text:p text:style-name="P108">Example</text:p>
          </table:table-cell>
          <table:table-cell table:style-name="Table97.B1" office:value-type="string">
            <text:p text:style-name="P76">&gt; set script_in io.instring "echo starting; return 2; echo unreached" "r"!</text:p>
            <text:p text:style-name="P76">&gt; set rc parse.exec "" script_in!</text:p>
            <text:p text:style-name="P76">starting</text:p>
            <text:p text:style-name="P76">2</text:p>
            <text:p text:style-name="P76">&gt; eval rc</text:p>
            <text:p text:style-name="P76">2</text:p>
          </table:table-cell>
        </table:table-row>
      </table:table>
      <text:h text:style-name="P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108">Name</text:p>
          </table:table-cell>
          <table:table-cell table:style-name="Table98.B1" office:value-type="string">
            <text:p text:style-name="P60">rnd</text:p>
          </table:table-cell>
        </table:table-row>
        <table:table-row table:style-name="Table98.1">
          <table:table-cell table:style-name="Table98.A1" office:value-type="string">
            <text:p text:style-name="P108">Kind</text:p>
          </table:table-cell>
          <table:table-cell table:style-name="Table98.B1" office:value-type="string">
            <text:p text:style-name="P27">Function</text:p>
          </table:table-cell>
        </table:table-row>
        <table:table-row table:style-name="Table98.1">
          <table:table-cell table:style-name="Table98.A1" office:value-type="string">
            <text:p text:style-name="P108">Arg syntax</text:p>
          </table:table-cell>
          <table:table-cell table:style-name="Table98.B1" office:value-type="string">
            <text:p text:style-name="P27">&lt;n:int&gt;</text:p>
          </table:table-cell>
        </table:table-row>
        <table:table-row table:style-name="Table98.1">
          <table:table-cell table:style-name="Table98.A1" office:value-type="string">
            <text:p text:style-name="P108">Description</text:p>
          </table:table-cell>
          <table:table-cell table:style-name="Table98.B1" office:value-type="string">
            <text:p text:style-name="P27">Choose <text:span text:style-name="T35">pseudo </text:span>random number less than n and greater or equal to zero.</text:p>
            <text:p text:style-name="P52">The random number generator produces results based on a fixed sequence of random numbers. <text:s/><text:span text:style-name="T36">The sequence of numbers produced is determinstic and will depend on the initial value of a "seed".</text:span></text:p>
            <text:p text:style-name="P39">See also: <text:span text:style-name="T9">rndseed</text:span></text:p>
          </table:table-cell>
        </table:table-row>
        <table:table-row table:style-name="Table98.1">
          <table:table-cell table:style-name="Table98.A1" office:value-type="string">
            <text:p text:style-name="P108">Returns</text:p>
          </table:table-cell>
          <table:table-cell table:style-name="Table98.B1" office:value-type="string">
            <text:p text:style-name="P27">A random integer</text:p>
          </table:table-cell>
        </table:table-row>
        <table:table-row table:style-name="Table98.1">
          <table:table-cell table:style-name="Table98.A1" office:value-type="string">
            <text:p text:style-name="P108">Example</text:p>
          </table:table-cell>
          <table:table-cell table:style-name="Table98.B1" office:value-type="string">
            <text:p text:style-name="P84">&gt; echo ${rnd 256!}.${rnd 256!}.${rnd 256!}.${rnd 256!}</text:p>
            <text:p text:style-name="P84">4.62.35.205</text:p>
            <text:p text:style-name="P84">&gt; set choose[vec]:{ vec.(rnd (len vec!)!) }</text:p>
            <text:p text:style-name="P84">&gt; choose &lt;"red", "white", "blue"&gt;</text:p>
            <text:p text:style-name="P84">"blue"</text:p>
          </table:table-cell>
        </table:table-row>
      </table:table>
      <text:h text:style-name="P11" text:outline-level="3">rnd<text:span text:style-name="T33">seed</text:span> &lt;n&gt;</text:h>
      <table:table table:name="Table140" table:style-name="Table140">
        <table:table-column table:style-name="Table140.A"/>
        <table:table-column table:style-name="Table140.B"/>
        <table:table-row table:style-name="Table140.1">
          <table:table-cell table:style-name="Table140.A1" office:value-type="string">
            <text:p text:style-name="P112">Name</text:p>
          </table:table-cell>
          <table:table-cell table:style-name="Table140.B1" office:value-type="string">
            <text:p text:style-name="P65">rnd<text:span text:style-name="T33">seed</text:span></text:p>
          </table:table-cell>
        </table:table-row>
        <table:table-row table:style-name="Table140.1">
          <table:table-cell table:style-name="Table140.A1" office:value-type="string">
            <text:p text:style-name="P112">Kind</text:p>
          </table:table-cell>
          <table:table-cell table:style-name="Table140.B1" office:value-type="string">
            <text:p text:style-name="P38">Function</text:p>
          </table:table-cell>
        </table:table-row>
        <table:table-row table:style-name="Table140.1">
          <table:table-cell table:style-name="Table140.A1" office:value-type="string">
            <text:p text:style-name="P112">Arg syntax</text:p>
          </table:table-cell>
          <table:table-cell table:style-name="Table140.B1" office:value-type="string">
            <text:p text:style-name="P38">&lt;<text:span text:style-name="T34">seed</text:span>:int&gt; <text:span text:style-name="T34">or &lt;seed:string&gt;</text:span></text:p>
          </table:table-cell>
        </table:table-row>
        <text:soft-page-break/>
        <table:table-row table:style-name="Table140.1">
          <table:table-cell table:style-name="Table140.A1" office:value-type="string">
            <text:p text:style-name="P112">Description</text:p>
          </table:table-cell>
          <table:table-cell table:style-name="Table140.B1" office:value-type="string">
            <text:p text:style-name="P50">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51">If, for example, the random number sequence is used to build test data that same test data can be regenerated in a subsequent run by recording and re-establishing the same rndseed prior to execution.</text:p>
            <text:p text:style-name="P51">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50">See also: <text:span text:style-name="T1">rnd, </text:span><text:span text:style-name="T10">sys.osfamily</text:span></text:p>
          </table:table-cell>
        </table:table-row>
        <table:table-row table:style-name="Table140.1">
          <table:table-cell table:style-name="Table140.A1" office:value-type="string">
            <text:p text:style-name="P112">Returns</text:p>
          </table:table-cell>
          <table:table-cell table:style-name="Table140.B1" office:value-type="string">
            <text:p text:style-name="P50">NULL</text:p>
          </table:table-cell>
        </table:table-row>
        <table:table-row table:style-name="Table140.1">
          <table:table-cell table:style-name="Table140.A1" office:value-type="string">
            <text:p text:style-name="P112">Example</text:p>
          </table:table-cell>
          <table:table-cell table:style-name="Table140.B1" office:value-type="string">
            <text:p text:style-name="P84">&gt; set test[]:{</text:p>
            <text:p text:style-name="P84">&gt; <text:s text:c="4"/>io.fprintf io.out "%d.%d.%d.%d colour " &lt;</text:p>
            <text:p text:style-name="P84"><text:span text:style-name="T36">&gt; <text:s text:c="22"/></text:span>rnd 256!, rnd 256!, </text:p>
            <text:p text:style-name="P84"><text:span text:style-name="T36">&gt; <text:s text:c="22"/></text:span>rnd 256!, rnd 256! &gt;!;</text:p>
            <text:p text:style-name="P84">&gt; <text:s text:c="4"/>echo &lt;"red", "white", "blue"&gt;.(rnd 3!)!;</text:p>
            <text:p text:style-name="P84">&gt; }</text:p>
            <text:p text:style-name="P84">&gt; set myseed sys.time!; echo Using seed $myseed</text:p>
            <text:p text:style-name="P84">Using seed 1555250522</text:p>
            <text:p text:style-name="P84">&gt; rndseed myseed</text:p>
            <text:p text:style-name="P84"><text:span text:style-name="T36">&gt; </text:span>test</text:p>
            <text:p text:style-name="P84">245.32.252.87 colour blue</text:p>
            <text:p text:style-name="P84">&gt; test</text:p>
            <text:p text:style-name="P84">128.151.116.88 colour white</text:p>
            <text:p text:style-name="P84">&gt; rndseed myseed</text:p>
            <text:p text:style-name="P84"><text:span text:style-name="T36">&gt;</text:span> test</text:p>
            <text:p text:style-name="P84">245.32.252.87 colour blue</text:p>
            <text:p text:style-name="P84"/>
            <text:p text:style-name="P84">&gt; rndseed "a longer string to extract a seed from"</text:p>
          </table:table-cell>
        </table:table-row>
      </table:table>
      <text:h text:style-name="P11"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108">Name</text:p>
          </table:table-cell>
          <table:table-cell table:style-name="Table99.B1" office:value-type="string">
            <text:p text:style-name="P60">select</text:p>
          </table:table-cell>
        </table:table-row>
        <table:table-row table:style-name="Table99.1">
          <table:table-cell table:style-name="Table99.A1" office:value-type="string">
            <text:p text:style-name="P108">Kind</text:p>
          </table:table-cell>
          <table:table-cell table:style-name="Table99.B1" office:value-type="string">
            <text:p text:style-name="P27">Function</text:p>
          </table:table-cell>
        </table:table-row>
        <table:table-row table:style-name="Table99.1">
          <table:table-cell table:style-name="Table99.A1" office:value-type="string">
            <text:p text:style-name="P108">Arg syntax</text:p>
          </table:table-cell>
          <table:table-cell table:style-name="Table99.B1" office:value-type="string">
            <text:p text:style-name="P27">&lt;choose:clocode&gt; &lt;set:clodir&gt; </text:p>
          </table:table-cell>
        </table:table-row>
        <text:soft-page-break/>
        <table:table-row table:style-name="Table99.1">
          <table:table-cell table:style-name="Table99.A1" office:value-type="string">
            <text:p text:style-name="P108">Description</text:p>
          </table:table-cell>
          <table:table-cell table:style-name="Table99.B1" office:value-type="string">
            <text:p text:style-name="P27">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108">Returns</text:p>
          </table:table-cell>
          <table:table-cell table:style-name="Table99.B1" office:value-type="string">
            <text:p text:style-name="P27">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108">Example</text:p>
          </table:table-cell>
          <table:table-cell table:style-name="Table99.B1" office:value-type="string">
            <text:p text:style-name="P76">&gt; eval select [v]:{ equal "int" (typename v!)! } &lt;1,2,"this",4,"that"&gt;!</text:p>
            <text:p text:style-name="P76">&lt;1, 2, 3=4&gt;</text:p>
            <text:p text:style-name="P76">&gt; eval select [v]:{ equal "string" (typename v!)! } &lt;1,2,"this",4,"that"&gt;!</text:p>
            <text:p text:style-name="P76">&lt;2="this", 4="that"&gt;</text:p>
            <text:p text:style-name="P76">&gt; set inorder select [max=0,v]:{ if (more v max!) { max=v; TRUE } {FALSE}! }</text:p>
            <text:p text:style-name="P76">&gt; inorder &lt;"ay", "bee", "see", "dee", "ee"&gt;</text:p>
            <text:p text:style-name="P76">&lt;"ay", "bee", "see"&gt;</text:p>
            <text:p text:style-name="P76">&gt; inorder &lt;2,3,4,2,4,0,7&gt;</text:p>
            <text:p text:style-name="P76">&lt;2, 3, 4, 6=7&gt;</text:p>
            <text:p text:style-name="P76">&gt; set start[n, vec]: { select [v,ix]:{ moreeq ix n! } vec! }</text:p>
            <text:p text:style-name="P76">&gt; start 3 &lt;"metis", "adrasthea", "amalthea", "thebe", "io", "europa"&gt;</text:p>
            <text:p text:style-name="P76">&lt;3="thebe", "io", "europa"&gt;</text:p>
            <text:p text:style-name="P76">&gt; set pints [mon=1, tue=3, wed=2, thu=2, fri=6, sat=0, sun=0]</text:p>
            <text:p text:style-name="P76">&gt; select (lesseq 2) pints</text:p>
            <text:p text:style-name="P76">["tue"=3, "wed"=2, "thu"=2, "fri"=6]</text:p>
            <text:p text:style-name="P76">&gt; select (equal 0) pints</text:p>
            <text:p text:style-name="P76">["sat"=0, "sun"=0]</text:p>
          </table:table-cell>
        </table:table-row>
      </table:table>
      <text:h text:style-name="P6"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108">Name</text:p>
          </table:table-cell>
          <table:table-cell table:style-name="Table100.B1" office:value-type="string">
            <text:p text:style-name="P60">set</text:p>
          </table:table-cell>
        </table:table-row>
        <table:table-row table:style-name="Table100.1">
          <table:table-cell table:style-name="Table100.A1" office:value-type="string">
            <text:p text:style-name="P108">Kind</text:p>
          </table:table-cell>
          <table:table-cell table:style-name="Table100.B1" office:value-type="string">
            <text:p text:style-name="P27">Command</text:p>
          </table:table-cell>
        </table:table-row>
        <table:table-row table:style-name="Table100.1">
          <table:table-cell table:style-name="Table100.A1" office:value-type="string">
            <text:p text:style-name="P108">Arg syntax</text:p>
          </table:table-cell>
          <table:table-cell table:style-name="Table100.B1" office:value-type="string">
            <text:p text:style-name="P27">&lt;name:token&gt; &lt;value:any&gt;</text:p>
          </table:table-cell>
        </table:table-row>
        <text:soft-page-break/>
        <table:table-row table:style-name="Table100.1">
          <table:table-cell table:style-name="Table100.A1" office:value-type="string">
            <text:p text:style-name="P108">Description</text:p>
          </table:table-cell>
          <table:table-cell table:style-name="Table100.B1" office:value-type="string">
            <text:p text:style-name="P27">Provide a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ext:p text:style-name="P141">See also: <text:span text:style-name="name">func</text:span></text:p>
          </table:table-cell>
        </table:table-row>
        <table:table-row table:style-name="Table100.1">
          <table:table-cell table:style-name="Table100.A1" office:value-type="string">
            <text:p text:style-name="P108">Returns</text:p>
          </table:table-cell>
          <table:table-cell table:style-name="Table100.B1" office:value-type="string">
            <text:p text:style-name="P27">NULL</text:p>
          </table:table-cell>
        </table:table-row>
        <table:table-row table:style-name="Table100.1">
          <table:table-cell table:style-name="Table100.A1" office:value-type="string">
            <text:p text:style-name="P108">Example</text:p>
          </table:table-cell>
          <table:table-cell table:style-name="Table100.B1" office:value-type="string">
            <text:p text:style-name="P76">&gt; set name "string value"</text:p>
            <text:p text:style-name="P76">&gt; set dir [old=0]</text:p>
            <text:p text:style-name="P76">&gt; set dir.old "new"</text:p>
            <text:p text:style-name="P76">&gt; set dir.(dir.old) 1</text:p>
            <text:p text:style-name="P76">&gt; eval dir</text:p>
            <text:p text:style-name="P76">["old"="new","new"=1]</text:p>
            <text:p text:style-name="P76">&gt; set proc dir:{ echo old! }</text:p>
            <text:p text:style-name="P76">&gt; proc</text:p>
            <text:p text:style-name="P76">new</text:p>
            <text:p text:style-name="P76">&gt; set fn [old]:{ echo old! }</text:p>
            <text:p text:style-name="P76">&gt; fn "this"</text:p>
            <text:p text:style-name="P76">this</text:p>
          </table:table-cell>
        </table:table-row>
      </table:table>
      <text:h text:style-name="P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22">Name</text:p>
          </table:table-cell>
          <table:table-cell table:style-name="Table101.B1" office:value-type="string">
            <text:p text:style-name="P60">shiftl</text:p>
          </table:table-cell>
        </table:table-row>
        <table:table-row table:style-name="Table101.1">
          <table:table-cell table:style-name="Table101.A1" office:value-type="string">
            <text:p text:style-name="P22">Kind</text:p>
          </table:table-cell>
          <table:table-cell table:style-name="Table101.B1" office:value-type="string">
            <text:p text:style-name="P27">Function</text:p>
          </table:table-cell>
        </table:table-row>
        <table:table-row table:style-name="Table101.1">
          <table:table-cell table:style-name="Table101.A1" office:value-type="string">
            <text:p text:style-name="P22">Arg syntax</text:p>
          </table:table-cell>
          <table:table-cell table:style-name="Table101.B1" office:value-type="string">
            <text:p text:style-name="P27">&lt;n1:int&gt; &lt;n2:int&gt;</text:p>
          </table:table-cell>
        </table:table-row>
        <table:table-row table:style-name="Table101.1">
          <table:table-cell table:style-name="Table101.A1" office:value-type="string">
            <text:p text:style-name="P22">Description</text:p>
          </table:table-cell>
          <table:table-cell table:style-name="Table101.B1" office:value-type="string">
            <text:p text:style-name="P27">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22">Returns</text:p>
          </table:table-cell>
          <table:table-cell table:style-name="Table101.B1" office:value-type="string">
            <text:p text:style-name="P27">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22">Example</text:p>
          </table:table-cell>
          <table:table-cell table:style-name="Table101.B1" office:value-type="string">
            <text:p text:style-name="P76">&gt; shiftl 1 3</text:p>
            <text:p text:style-name="P76">8</text:p>
            <text:p text:style-name="P76">&gt; shiftl 1 -3</text:p>
            <text:p text:style-name="P76">8</text:p>
            <text:p text:style-name="P76">&gt; shiftl 1 (-3)</text:p>
            <text:p text:style-name="P76">1</text:p>
          </table:table-cell>
        </table:table-row>
      </table:table>
      <text:h text:style-name="P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22">Name</text:p>
          </table:table-cell>
          <table:table-cell table:style-name="Table102.B1" office:value-type="string">
            <text:p text:style-name="P60">shiftr</text:p>
          </table:table-cell>
        </table:table-row>
        <text:soft-page-break/>
        <table:table-row table:style-name="Table102.1">
          <table:table-cell table:style-name="Table102.A1" office:value-type="string">
            <text:p text:style-name="P22">Kind</text:p>
          </table:table-cell>
          <table:table-cell table:style-name="Table102.B1" office:value-type="string">
            <text:p text:style-name="P27">Function</text:p>
          </table:table-cell>
        </table:table-row>
        <table:table-row table:style-name="Table102.1">
          <table:table-cell table:style-name="Table102.A1" office:value-type="string">
            <text:p text:style-name="P22">Arg syntax</text:p>
          </table:table-cell>
          <table:table-cell table:style-name="Table102.B1" office:value-type="string">
            <text:p text:style-name="P27">&lt;n1:int&gt; &lt;n2:int&gt;</text:p>
          </table:table-cell>
        </table:table-row>
        <table:table-row table:style-name="Table102.1">
          <table:table-cell table:style-name="Table102.A1" office:value-type="string">
            <text:p text:style-name="P22">Description</text:p>
          </table:table-cell>
          <table:table-cell table:style-name="Table102.B1" office:value-type="string">
            <text:p text:style-name="P27">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22">Returns</text:p>
          </table:table-cell>
          <table:table-cell table:style-name="Table102.B1" office:value-type="string">
            <text:p text:style-name="P27">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22">Example</text:p>
          </table:table-cell>
          <table:table-cell table:style-name="Table102.B1" office:value-type="string">
            <text:p text:style-name="P76">&gt; shiftr 16 3</text:p>
            <text:p text:style-name="P76">2</text:p>
            <text:p text:style-name="P76">&gt; shiftr 16 (-3)</text:p>
            <text:p text:style-name="P76">16</text:p>
            <text:p text:style-name="P76">&gt; shiftr -16 3</text:p>
            <text:p text:style-name="P76">2305843009213693950</text:p>
          </table:table-cell>
        </table:table-row>
      </table:table>
      <text:h text:style-name="P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108">Name</text:p>
          </table:table-cell>
          <table:table-cell table:style-name="Table103.B1" office:value-type="string">
            <text:p text:style-name="P60">sleep</text:p>
          </table:table-cell>
        </table:table-row>
        <table:table-row table:style-name="Table103.1">
          <table:table-cell table:style-name="Table103.A1" office:value-type="string">
            <text:p text:style-name="P108">Kind</text:p>
          </table:table-cell>
          <table:table-cell table:style-name="Table103.B1" office:value-type="string">
            <text:p text:style-name="P27">Function</text:p>
          </table:table-cell>
        </table:table-row>
        <table:table-row table:style-name="Table103.1">
          <table:table-cell table:style-name="Table103.A1" office:value-type="string">
            <text:p text:style-name="P108">Arg syntax</text:p>
          </table:table-cell>
          <table:table-cell table:style-name="Table103.B1" office:value-type="string">
            <text:p text:style-name="P27">&lt;milliseconds:int&gt;</text:p>
          </table:table-cell>
        </table:table-row>
        <table:table-row table:style-name="Table103.1">
          <table:table-cell table:style-name="Table103.A1" office:value-type="string">
            <text:p text:style-name="P108">Description</text:p>
          </table:table-cell>
          <table:table-cell table:style-name="Table103.B1" office:value-type="string">
            <text:p text:style-name="P27">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108">Returns</text:p>
          </table:table-cell>
          <table:table-cell table:style-name="Table103.B1" office:value-type="string">
            <text:p text:style-name="P27">NULL</text:p>
          </table:table-cell>
        </table:table-row>
        <table:table-row table:style-name="Table103.1">
          <table:table-cell table:style-name="Table103.A1" office:value-type="string">
            <text:p text:style-name="P108">Example</text:p>
          </table:table-cell>
          <table:table-cell table:style-name="Table103.B1" office:value-type="string">
            <text:p text:style-name="P76">&gt; sleep 500</text:p>
            <text:p text:style-name="P76">&gt;</text:p>
            <text:p text:style-name="P76">&gt; set rpt[ms,fn]:{ while {1} {fn!; sleep ms!;}! }</text:p>
            <text:p text:style-name="P76">&gt; rpt 1000 { echo "tick"! }</text:p>
            <text:p text:style-name="P76">tick</text:p>
            <text:p text:style-name="P76">tick</text:p>
            <text:p text:style-name="P76">tick</text:p>
            <text:p text:style-name="P76">tick</text:p>
            <text:p text:style-name="P76">tick</text:p>
            <text:p text:style-name="P76">tick</text:p>
          </table:table-cell>
        </table:table-row>
      </table:table>
      <text:h text:style-name="P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108">Name</text:p>
          </table:table-cell>
          <table:table-cell table:style-name="Table104.B1" office:value-type="string">
            <text:p text:style-name="P60">sort</text:p>
          </table:table-cell>
        </table:table-row>
        <table:table-row table:style-name="Table104.1">
          <table:table-cell table:style-name="Table104.A1" office:value-type="string">
            <text:p text:style-name="P108">Kind</text:p>
          </table:table-cell>
          <table:table-cell table:style-name="Table104.B1" office:value-type="string">
            <text:p text:style-name="P27">Function</text:p>
          </table:table-cell>
        </table:table-row>
        <text:soft-page-break/>
        <table:table-row table:style-name="Table104.1">
          <table:table-cell table:style-name="Table104.A1" office:value-type="string">
            <text:p text:style-name="P108">Arg syntax</text:p>
          </table:table-cell>
          <table:table-cell table:style-name="Table104.B1" office:value-type="string">
            <text:p text:style-name="P27">&lt;env:clodir&gt;</text:p>
          </table:table-cell>
        </table:table-row>
        <table:table-row table:style-name="Table104.1">
          <table:table-cell table:style-name="Table104.A1" office:value-type="string">
            <text:p text:style-name="P108">Description</text:p>
          </table:table-cell>
          <table:table-cell table:style-name="Table104.B1" office:value-type="string">
            <text:p text:style-name="P27">Provides a vector of names in the provided environment which is ordered by the values each name is associated with in the environment.<text:line-break/>This function is identical to:</text:p>
            <text:p text:style-name="P100">sortby cmp</text:p>
            <text:p text:style-name="P27">(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108">Returns</text:p>
          </table:table-cell>
          <table:table-cell table:style-name="Table104.B1" office:value-type="string">
            <text:p text:style-name="P27">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108">Example</text:p>
          </table:table-cell>
          <table:table-cell table:style-name="Table104.B1" office:value-type="string">
            <text:p text:style-name="P76">&gt; sort &lt;-9,NULL,[a=3],"string",45,&lt;&gt;,3&gt;</text:p>
            <text:p text:style-name="P76">&lt;1, 0, 6, 4, 3, 2, 5&gt;</text:p>
            <text:p text:style-name="P76">&gt; set max[vec]:{ vec.((sort vec!).(-1+(len vec!))) }</text:p>
            <text:p text:style-name="P76">&gt; max &lt;2,6,3,5,6,8,-8&gt;</text:p>
            <text:p text:style-name="P76">8</text:p>
            <text:p text:style-name="P76">&gt; set min[vec]:{ vec.((sort vec!).0) }</text:p>
            <text:p text:style-name="P76">&gt; min &lt;2,6,3,5,6,8,-8&gt;</text:p>
            <text:p text:style-name="P76">-8</text:p>
          </table:table-cell>
        </table:table-row>
      </table:table>
      <text:h text:style-name="P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108">Name</text:p>
          </table:table-cell>
          <table:table-cell table:style-name="Table105.B1" office:value-type="string">
            <text:p text:style-name="P60">sortby</text:p>
          </table:table-cell>
        </table:table-row>
        <table:table-row table:style-name="Table105.1">
          <table:table-cell table:style-name="Table105.A1" office:value-type="string">
            <text:p text:style-name="P108">Kind</text:p>
          </table:table-cell>
          <table:table-cell table:style-name="Table105.B1" office:value-type="string">
            <text:p text:style-name="P27">Function</text:p>
          </table:table-cell>
        </table:table-row>
        <table:table-row table:style-name="Table105.1">
          <table:table-cell table:style-name="Table105.A1" office:value-type="string">
            <text:p text:style-name="P108">Arg syntax</text:p>
          </table:table-cell>
          <table:table-cell table:style-name="Table105.B1" office:value-type="string">
            <text:p text:style-name="P27">&lt;cmpfn:closure&gt; &lt;env:clodir&gt;</text:p>
          </table:table-cell>
        </table:table-row>
        <table:table-row table:style-name="Table105.1">
          <table:table-cell table:style-name="Table105.A1" office:value-type="string">
            <text:p text:style-name="P108">Description</text:p>
          </table:table-cell>
          <table:table-cell table:style-name="Table105.B1" office:value-type="string">
            <text:p text:style-name="P27">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89249425" text:style-name="L10">
              <text:list-item>
                <text:p text:style-name="P148">a negative integer value to indicate that the first argument is less than the second </text:p>
              </text:list-item>
              <text:list-item>
                <text:p text:style-name="P148">a zero integer value to indicate that the first argument is equal to the second </text:p>
              </text:list-item>
              <text:list-item>
                <text:p text:style-name="P131">a positive integer value to indicate that the first argument is more than the second </text:p>
              </text:list-item>
            </text:list>
            <text:p text:style-name="P27">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108">Returns</text:p>
          </table:table-cell>
          <table:table-cell table:style-name="Table105.B1" office:value-type="string">
            <text:p text:style-name="P27">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108">Example</text:p>
          </table:table-cell>
          <table:table-cell table:style-name="Table105.B1" office:value-type="string">
            <text:p text:style-name="P76">&gt; sortby [a,b]:{cmp b a!} &lt;-9,NULL,[a=3],"string",45,&lt;&gt;,3&gt;</text:p>
            <text:p text:style-name="P76">&lt;2, 5, 3, 4, 6, 0, 1&gt;</text:p>
            <text:p text:style-name="P76">&gt; set cmpmin [v1,v2]:{ cmp v1.((sort v1!).0) v2.((sort v2!).0)! }</text:p>
            <text:p text:style-name="P76">&gt; set maxmin[vecvec]:{ sortby cmpmin vecvec! }</text:p>
            <text:p text:style-name="P76">&gt; maxmin &lt;&lt;0,2,3&gt;,&lt;8&gt;,&lt;9,7,-1&gt;,&lt;4,3&gt;&gt;</text:p>
            <text:p text:style-name="P76">&lt;2, 0, 3, 1&gt;</text:p>
          </table:table-cell>
        </table:table-row>
      </table:table>
      <text:h text:style-name="P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108">Name</text:p>
          </table:table-cell>
          <table:table-cell table:style-name="Table106.B1" office:value-type="string">
            <text:p text:style-name="P60">sortmod</text:p>
          </table:table-cell>
        </table:table-row>
        <table:table-row table:style-name="Table106.1">
          <table:table-cell table:style-name="Table106.A1" office:value-type="string">
            <text:p text:style-name="P108">Kind</text:p>
          </table:table-cell>
          <table:table-cell table:style-name="Table106.B1" office:value-type="string">
            <text:p text:style-name="P27">Function</text:p>
          </table:table-cell>
        </table:table-row>
        <table:table-row table:style-name="Table106.1">
          <table:table-cell table:style-name="Table106.A1" office:value-type="string">
            <text:p text:style-name="P108">Arg syntax</text:p>
          </table:table-cell>
          <table:table-cell table:style-name="Table106.B1" office:value-type="string">
            <text:p text:style-name="P27">&lt;env:clodir&gt;</text:p>
          </table:table-cell>
        </table:table-row>
        <table:table-row table:style-name="Table106.1">
          <table:table-cell table:style-name="Table106.A1" office:value-type="string">
            <text:p text:style-name="P108">Description</text:p>
          </table:table-cell>
          <table:table-cell table:style-name="Table106.B1" office:value-type="string">
            <text:p text:style-name="P27">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100">sortmodby cmp</text:p>
            <text:p text:style-name="P27">(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108">Returns</text:p>
          </table:table-cell>
          <table:table-cell table:style-name="Table106.B1" office:value-type="string">
            <text:p text:style-name="P27">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108">Example</text:p>
          </table:table-cell>
          <table:table-cell table:style-name="Table106.B1" office:value-type="string">
            <text:p text:style-name="P76">&gt; sortdom &lt;4,5,67,2&gt;</text:p>
            <text:p text:style-name="P76">&lt;0, 1, 2, 3&gt;</text:p>
            <text:p text:style-name="P76">&gt; sortdom [one=1, two=2, three=3]</text:p>
            <text:p text:style-name="P76">&lt;"one", "three", "two"&gt;</text:p>
            <text:p text:style-name="P76">&gt; set in_order [_vals, _fn]:{</text:p>
            <text:p text:style-name="P76">&gt; <text:s text:c="4"/>forall (sortdom _vals!) [_val]:{ _fn _vals.(_val) _val! }!</text:p>
            <text:p text:style-name="P76">&gt; }</text:p>
            <text:p text:style-name="P76">&gt; in_order [apples=12, pears=8, bananas=7] [n,fruit]:{ </text:p>
            <text:p text:style-name="P76">&gt; <text:s text:c="3"/>io.fprintf io.out "we have %d %s\n" &lt;n,fruit&gt;! </text:p>
            <text:p text:style-name="P76">&gt; }</text:p>
            <text:p text:style-name="P76">we have 12 apples</text:p>
            <text:p text:style-name="P76">we have 7 bananas</text:p>
            <text:p text:style-name="P76">we have 8 pears</text:p>
          </table:table-cell>
        </table:table-row>
      </table:table>
      <text:h text:style-name="P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108">Name</text:p>
          </table:table-cell>
          <table:table-cell table:style-name="Table107.B1" office:value-type="string">
            <text:p text:style-name="P60">sortdomby</text:p>
          </table:table-cell>
        </table:table-row>
        <table:table-row table:style-name="Table107.1">
          <table:table-cell table:style-name="Table107.A1" office:value-type="string">
            <text:p text:style-name="P108">Kind</text:p>
          </table:table-cell>
          <table:table-cell table:style-name="Table107.B1" office:value-type="string">
            <text:p text:style-name="P27">Function</text:p>
          </table:table-cell>
        </table:table-row>
        <table:table-row table:style-name="Table107.1">
          <table:table-cell table:style-name="Table107.A1" office:value-type="string">
            <text:p text:style-name="P108">Arg syntax</text:p>
          </table:table-cell>
          <table:table-cell table:style-name="Table107.B1" office:value-type="string">
            <text:p text:style-name="P27">&lt;cmpfn:closure&gt; &lt;env:clodir&gt;</text:p>
          </table:table-cell>
        </table:table-row>
        <text:soft-page-break/>
        <table:table-row table:style-name="Table107.1">
          <table:table-cell table:style-name="Table107.A1" office:value-type="string">
            <text:p text:style-name="P108">Description</text:p>
          </table:table-cell>
          <table:table-cell table:style-name="Table107.B1" office:value-type="string">
            <text:p text:style-name="P27">Provides a vector of names in the provided environment which is ordered by the names in the environment.  The ordering is dictated by the <text:span text:style-name="T1">cmpfn</text:span> function which is executed with two arguments to be compared, and must return </text:p>
            <text:list xml:id="list3155603367" text:style-name="L11">
              <text:list-item>
                <text:p text:style-name="P149">a negative integer value to indicate that the first argument is less than the second </text:p>
              </text:list-item>
              <text:list-item>
                <text:p text:style-name="P149">a zero integer value to indicate that the first argument is equal to the second </text:p>
              </text:list-item>
              <text:list-item>
                <text:p text:style-name="P132">a positive integer value to indicate that the first argument is more than the second </text:p>
              </text:list-item>
            </text:list>
            <text:p text:style-name="P27">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108">Returns</text:p>
          </table:table-cell>
          <table:table-cell table:style-name="Table107.B1" office:value-type="string">
            <text:p text:style-name="P27">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108">Example</text:p>
          </table:table-cell>
          <table:table-cell table:style-name="Table107.B1" office:value-type="string">
            <text:p text:style-name="P76">&gt; sortdomby [a,b]:{cmp b a!} [one=1, two=2, three=3]</text:p>
            <text:p text:style-name="P76">&lt;"two", "three", "one"&gt;</text:p>
            <text:p text:style-name="P76">&gt; sortdomby collate ["fred"=7, "£"=99, "FORMER"=2, "104"=77]</text:p>
            <text:p text:style-name="P76">&lt;"104", "FORMER", "fred", "\xc2\xa3"&gt;</text:p>
          </table:table-cell>
        </table:table-row>
      </table:table>
      <text:h text:style-name="P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108">Name</text:p>
          </table:table-cell>
          <table:table-cell table:style-name="Table108.B1" office:value-type="string">
            <text:p text:style-name="P60">source</text:p>
          </table:table-cell>
        </table:table-row>
        <table:table-row table:style-name="Table108.1">
          <table:table-cell table:style-name="Table108.A1" office:value-type="string">
            <text:p text:style-name="P108">Kind</text:p>
          </table:table-cell>
          <table:table-cell table:style-name="Table108.B1" office:value-type="string">
            <text:p text:style-name="P27">Command</text:p>
          </table:table-cell>
        </table:table-row>
        <table:table-row table:style-name="Table108.1">
          <table:table-cell table:style-name="Table108.A1" office:value-type="string">
            <text:p text:style-name="P108">Arg syntax</text:p>
          </table:table-cell>
          <table:table-cell table:style-name="Table108.B1" office:value-type="string">
            <text:p text:style-name="P27">&lt;tokstring:filename&gt;</text:p>
          </table:table-cell>
        </table:table-row>
        <table:table-row table:style-name="Table108.1">
          <table:table-cell table:style-name="Table108.A1" office:value-type="string">
            <text:p text:style-name="P108">Description</text:p>
          </table:table-cell>
          <table:table-cell table:style-name="Table108.B1" office:value-type="string">
            <text:p text:style-name="P27">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108">Returns</text:p>
          </table:table-cell>
          <table:table-cell table:style-name="Table108.B1" office:value-type="string">
            <text:p text:style-name="P27">NULL</text:p>
          </table:table-cell>
        </table:table-row>
        <table:table-row table:style-name="Table108.1">
          <table:table-cell table:style-name="Table108.A1" office:value-type="string">
            <text:p text:style-name="P108">Example</text:p>
          </table:table-cell>
          <table:table-cell table:style-name="Table108.B1" office:value-type="string">
            <text:p text:style-name="P69">When c:\\extra-commands contains:</text:p>
            <text:p text:style-name="P76">echo executing...</text:p>
            <text:p text:style-name="P76">&gt; source c:\\extra-commands</text:p>
            <text:p text:style-name="P76">executing...</text:p>
            <text:p text:style-name="P69">This feature is not working correctly:</text:p>
            <text:p text:style-name="P76">set test[]:{ source "/tmp/extra-commands"!; echo "Started"! }</text:p>
            <text:p text:style-name="P76">test</text:p>
            <text:p text:style-name="P76">&lt;Segmentation fault&gt;</text:p>
          </table:table-cell>
        </table:table-row>
      </table:table>
      <text:p text:style-name="P1"><text:soft-page-break/></text:p>
      <text:h text:style-name="P6"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108">Name</text:p>
          </table:table-cell>
          <table:table-cell table:style-name="Table109.B1" office:value-type="string">
            <text:p text:style-name="P60">sourcetext</text:p>
          </table:table-cell>
        </table:table-row>
        <table:table-row table:style-name="Table109.1">
          <table:table-cell table:style-name="Table109.A1" office:value-type="string">
            <text:p text:style-name="P108">Kind</text:p>
          </table:table-cell>
          <table:table-cell table:style-name="Table109.B1" office:value-type="string">
            <text:p text:style-name="P27">Function</text:p>
          </table:table-cell>
        </table:table-row>
        <table:table-row table:style-name="Table109.1">
          <table:table-cell table:style-name="Table109.A1" office:value-type="string">
            <text:p text:style-name="P108">Arg syntax</text:p>
          </table:table-cell>
          <table:table-cell table:style-name="Table109.B1" office:value-type="string">
            <text:p text:style-name="P27">&lt;text:string&gt;</text:p>
          </table:table-cell>
        </table:table-row>
        <table:table-row table:style-name="Table109.1">
          <table:table-cell table:style-name="Table109.A1" office:value-type="string">
            <text:p text:style-name="P108">Description</text:p>
          </table:table-cell>
          <table:table-cell table:style-name="Table109.B1" office:value-type="string">
            <text:p text:style-name="P27">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108">Returns</text:p>
          </table:table-cell>
          <table:table-cell table:style-name="Table109.B1" office:value-type="string">
            <text:p text:style-name="P27">NULL</text:p>
          </table:table-cell>
        </table:table-row>
        <table:table-row table:style-name="Table109.1">
          <table:table-cell table:style-name="Table109.A1" office:value-type="string">
            <text:p text:style-name="P108">Example</text:p>
          </table:table-cell>
          <table:table-cell table:style-name="Table109.B1" office:value-type="string">
            <text:p text:style-name="P76">&gt; sourcetext "echo executing...\n"</text:p>
            <text:p text:style-name="P76">executing...</text:p>
            <text:p text:style-name="P76">&gt; sourcetext "echo "</text:p>
            <text:p text:style-name="P76">&gt; mycommand wont work</text:p>
            <text:p text:style-name="P76">mycommand wont work</text:p>
            <text:p text:style-name="P69">This feature is not working correctly:</text:p>
            <text:p text:style-name="P76">&gt; set test[]:{ sourcetext "echo executing...\n"; echo "Started"! }</text:p>
            <text:p text:style-name="P76">&gt; test</text:p>
            <text:p text:style-name="P76">Started</text:p>
            <text:p text:style-name="P76">&gt;</text:p>
          </table:table-cell>
        </table:table-row>
      </table:table>
      <text:h text:style-name="P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108">Name</text:p>
          </table:table-cell>
          <table:table-cell table:style-name="Table110.B1" office:value-type="string">
            <text:p text:style-name="P60">split</text:p>
          </table:table-cell>
        </table:table-row>
        <table:table-row table:style-name="Table110.1">
          <table:table-cell table:style-name="Table110.A1" office:value-type="string">
            <text:p text:style-name="P108">Kind</text:p>
          </table:table-cell>
          <table:table-cell table:style-name="Table110.B1" office:value-type="string">
            <text:p text:style-name="P27">Function</text:p>
          </table:table-cell>
        </table:table-row>
        <table:table-row table:style-name="Table110.1">
          <table:table-cell table:style-name="Table110.A1" office:value-type="string">
            <text:p text:style-name="P108">Arg syntax</text:p>
          </table:table-cell>
          <table:table-cell table:style-name="Table110.B1" office:value-type="string">
            <text:p text:style-name="P27">&lt;delimiter:stringnl&gt; &lt;arg:string&gt;</text:p>
          </table:table-cell>
        </table:table-row>
        <table:table-row table:style-name="Table110.1">
          <table:table-cell table:style-name="Table110.A1" office:value-type="string">
            <text:p text:style-name="P108">Description</text:p>
          </table:table-cell>
          <table:table-cell table:style-name="Table110.B1" office:value-type="string">
            <text:p text:style-name="P27">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108">Returns</text:p>
          </table:table-cell>
          <table:table-cell table:style-name="Table110.B1" office:value-type="string">
            <text:p text:style-name="P27">A string containing the name of the interpreter assigned by the library-using application</text:p>
          </table:table-cell>
        </table:table-row>
        <text:soft-page-break/>
        <table:table-row table:style-name="Table110.1">
          <table:table-cell table:style-name="Table110.A1" office:value-type="string">
            <text:p text:style-name="P108">Example</text:p>
          </table:table-cell>
          <table:table-cell table:style-name="Table110.B1" office:value-type="string">
            <text:p text:style-name="P76">&gt; split "/" "dir/subdir/file"</text:p>
            <text:p text:style-name="P76">&lt;"dir", "subdir", "file"&gt;</text:p>
            <text:p text:style-name="P76">&gt; split "\0" "line1\0line2"</text:p>
            <text:p text:style-name="P76">&lt;"line1", "line2"&gt;</text:p>
            <text:p text:style-name="P76">&gt; split "" "£€¢"</text:p>
            <text:p text:style-name="P76">&lt;"\xc2\xa3", "\xe2\x82\xac", "\xc2\xa2"&gt;</text:p>
            <text:p text:style-name="P76">&gt; split NULL "£€¢"</text:p>
            <text:p text:style-name="P76">&lt;"\xc2", "\xa3", "\xe2", "\x82", "\xac", "\xc2", "\xa2"&gt;</text:p>
            <text:p text:style-name="P76">&gt; split NULL "ascii"</text:p>
            <text:p text:style-name="P76">&lt;"a", "s", "c", "i", "i"&gt;</text:p>
            <text:p text:style-name="P76">&gt; set spaceout[s]: { join " - " (split "" s!)! }</text:p>
            <text:p text:style-name="P76">&gt; echo ${spaceout "£€¢"!}</text:p>
            <text:p text:style-name="P76">£ - € - ¢</text:p>
            <text:p text:style-name="P76">&gt; set args[str]: { range (select (notequal "") (split " " str!)!)! }</text:p>
            <text:p text:style-name="P76">&gt; args " a <text:s text:c="2"/>badly <text:s/>spaced <text:s text:c="4"/>command line"</text:p>
            <text:p text:style-name="P76">&lt;"a", "badly", "spaced", "command", "line"&gt;</text:p>
          </table:table-cell>
        </table:table-row>
      </table:table>
      <text:h text:style-name="P6"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108">Name</text:p>
          </table:table-cell>
          <table:table-cell table:style-name="Table111.B1" office:value-type="string">
            <text:p text:style-name="P60">str</text:p>
          </table:table-cell>
        </table:table-row>
        <table:table-row table:style-name="Table111.1">
          <table:table-cell table:style-name="Table111.A1" office:value-type="string">
            <text:p text:style-name="P108">Kind</text:p>
          </table:table-cell>
          <table:table-cell table:style-name="Table111.B1" office:value-type="string">
            <text:p text:style-name="P27">Function</text:p>
          </table:table-cell>
        </table:table-row>
        <table:table-row table:style-name="Table111.1">
          <table:table-cell table:style-name="Table111.A1" office:value-type="string">
            <text:p text:style-name="P108">Arg syntax</text:p>
          </table:table-cell>
          <table:table-cell table:style-name="Table111.B1" office:value-type="string">
            <text:p text:style-name="P27">&lt;value:any&gt;</text:p>
          </table:table-cell>
        </table:table-row>
        <table:table-row table:style-name="Table111.1">
          <table:table-cell table:style-name="Table111.A1" office:value-type="string">
            <text:p text:style-name="P108">Description</text:p>
          </table:table-cell>
          <table:table-cell table:style-name="Table111.B1" office:value-type="string">
            <text:p text:style-name="P27">Generate a string representation of the value provided.  The string representation is one that, if read as a value should (where possible) regenerate the value.  This function is equivalent to </text:p>
            <text:p text:style-name="P100">[val]: { io.outstring [out]:{ io.stringify out val! }! }</text:p>
            <text:p text:style-name="P27">See also: <text:span text:style-name="T1">io.stringify</text:span>, <text:span text:style-name="T1">io.strf</text:span></text:p>
          </table:table-cell>
        </table:table-row>
        <table:table-row table:style-name="Table111.1">
          <table:table-cell table:style-name="Table111.A1" office:value-type="string">
            <text:p text:style-name="P108">Returns</text:p>
          </table:table-cell>
          <table:table-cell table:style-name="Table111.B1" office:value-type="string">
            <text:p text:style-name="P27">A string containing the name of the interpreter assigned by the library-using application</text:p>
          </table:table-cell>
        </table:table-row>
        <text:soft-page-break/>
        <table:table-row table:style-name="Table111.1">
          <table:table-cell table:style-name="Table111.A1" office:value-type="string">
            <text:p text:style-name="P108">Example</text:p>
          </table:table-cell>
          <table:table-cell table:style-name="Table111.B1" office:value-type="string">
            <text:p text:style-name="P76">&gt; set showstr[val]: { io.write io.out "value: "+(str val!)+"\n"!; }</text:p>
            <text:p text:style-name="P76">&gt; set show[val]: { io.write io.out "value: "+(val)+"\n"!; }</text:p>
            <text:p text:style-name="P76">&gt; show "shaln't"</text:p>
            <text:p text:style-name="P76">value: shaln't</text:p>
            <text:p text:style-name="P76">&gt; showstr "shaln't"</text:p>
            <text:p text:style-name="P76">value: "shaln\'t"</text:p>
            <text:p text:style-name="P76">&gt; showstr 100</text:p>
            <text:p text:style-name="P76">value: 100</text:p>
            <text:p text:style-name="P76">&gt; show 100</text:p>
            <text:p text:style-name="P76">ftl: value has wrong type - type is int, expected string</text:p>
            <text:p text:style-name="P76">ftl $*console*:49: string expected after '+'</text:p>
            <text:p text:style-name="P76">ftl $*console*:49: error in '+(val)+"\n"!; '</text:p>
            <text:p text:style-name="P76">["_1"=&lt;-EOF-&gt;,"_help"="&lt;stream&gt; &lt;string&gt; - write string to stream", "_2"]::&lt;func:0x8053ff4,2&gt;</text:p>
            <text:p text:style-name="P76">&gt; set s str "that's \"£££\"s\n"!</text:p>
            <text:p text:style-name="P76">&gt; echo $s</text:p>
            <text:p text:style-name="P76">"that\'s \"\xc2\xa3\xc2\xa3\xc2\xa3\"s\n"</text:p>
            <text:p text:style-name="P76">&gt; eval s</text:p>
            <text:p text:style-name="P76">"\"that\\\'s \\\"\\xc2\\xa3\\xc2\\xa3\\xc2\\xa3\\\"s\\n\""</text:p>
            <text:p text:style-name="P76">&gt; eval str [a=3, b="this", c=&lt;"one", 2, 3&gt;, d=&lt;7..99&gt;]!</text:p>
            <text:p text:style-name="P76">"[\"a\"=3,\"b\"=\"this\",\"c\"=&lt;\"one\", 2, 3&gt;,\"d\"=&lt;7 .. 9&gt;]"</text:p>
          </table:table-cell>
        </table:table-row>
      </table:table>
      <text:h text:style-name="P14"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108">Name</text:p>
          </table:table-cell>
          <table:table-cell table:style-name="Table112.B1" office:value-type="string">
            <text:p text:style-name="P60">strf</text:p>
          </table:table-cell>
        </table:table-row>
        <table:table-row table:style-name="Table112.1">
          <table:table-cell table:style-name="Table112.A1" office:value-type="string">
            <text:p text:style-name="P108">Kind</text:p>
          </table:table-cell>
          <table:table-cell table:style-name="Table112.B1" office:value-type="string">
            <text:p text:style-name="P27">Function</text:p>
          </table:table-cell>
        </table:table-row>
        <table:table-row table:style-name="Table112.1">
          <table:table-cell table:style-name="Table112.A1" office:value-type="string">
            <text:p text:style-name="P108">Arg syntax</text:p>
          </table:table-cell>
          <table:table-cell table:style-name="Table112.B1" office:value-type="string">
            <text:p text:style-name="P27">&lt;format:string&gt; &lt;values:clodir&gt;</text:p>
          </table:table-cell>
        </table:table-row>
        <table:table-row table:style-name="Table112.1">
          <table:table-cell table:style-name="Table112.A1" office:value-type="string">
            <text:p text:style-name="P108">Description</text:p>
          </table:table-cell>
          <table:table-cell table:style-name="Table112.B1" office:value-type="string">
            <text:p text:style-name="P4">Generate a string according to the format provided from the values given in the values directory. <text:line-break/>The format string must conform to the following syntax: </text:p>
            <text:p text:style-name="P4">[ &lt;text&gt; | %% | %[&lt;fieldname&gt;]&lt;format&gt; ]*</text:p>
            <text:p text:style-name="P4">where &lt;text&gt; is simply a sequence of non '<text:span text:style-name="T1">%</text:span>' characters, the optional &lt;fieldname&gt; is alphanumeric text enclosed by '<text:span text:style-name="T1">[</text:span>' and '<text:span text:style-name="T1">]</text:span>' and the &lt;format&gt; is</text:p>
            <text:p text:style-name="P4">[-][+][0][ ][#][&lt;digits&gt;+][.&lt;digits&gt;+][&lt;fmtchar&gt; | {&lt;fmtstr&gt;}]</text:p>
            <text:p text:style-name="P4">in which the optional prefixes have these uses:</text:p>
            <table:table table:name="Table143" table:style-name="Table143">
              <table:table-column table:style-name="Table143.A"/>
              <table:table-column table:style-name="Table143.B"/>
              <table:table-row>
                <table:table-cell table:style-name="Table143.A1" office:value-type="string">
                  <text:p text:style-name="P113">prefix</text:p>
                </table:table-cell>
                <table:table-cell table:style-name="Table143.A1" office:value-type="string">
                  <text:p text:style-name="P113">meaning</text:p>
                </table:table-cell>
              </table:table-row>
              <table:table-row>
                <table:table-cell table:style-name="Table143.A1" office:value-type="string">
                  <text:p text:style-name="P27">-</text:p>
                </table:table-cell>
                <table:table-cell table:style-name="Table143.A1" office:value-type="string">
                  <text:p text:style-name="P27">left justify the string in the specified width, otherwise right justify it.</text:p>
                </table:table-cell>
              </table:table-row>
              <table:table-row>
                <table:table-cell table:style-name="Table143.A1" office:value-type="string">
                  <text:p text:style-name="P56">+</text:p>
                </table:table-cell>
                <table:table-cell table:style-name="Table143.A1" office:value-type="string">
                  <text:p text:style-name="P27">include a sign (if relevant to the value) both when negative and when positive.</text:p>
                </table:table-cell>
              </table:table-row>
              <table:table-row>
                <table:table-cell table:style-name="Table143.A1" office:value-type="string">
                  <text:p text:style-name="P56">0</text:p>
                </table:table-cell>
                <table:table-cell table:style-name="Table143.A1" office:value-type="string">
                  <text:p text:style-name="P27">when right justified pad leading positions with zeros to accommodate the specified width (taking  any place for a sign into account).</text:p>
                </table:table-cell>
              </table:table-row>
              <table:table-row>
                <table:table-cell table:style-name="Table143.A1" office:value-type="string">
                  <text:p text:style-name="P56">(space)</text:p>
                </table:table-cell>
                <table:table-cell table:style-name="Table143.A1" office:value-type="string">
                  <text:p text:style-name="P27">leave a blank in place of a positive sign (if relevant to the value) when positive</text:p>
                </table:table-cell>
              </table:table-row>
              <table:table-row>
                <table:table-cell table:style-name="Table143.A1" office:value-type="string">
                  <text:p text:style-name="P56"><text:soft-page-break/>#</text:p>
                </table:table-cell>
                <table:table-cell table:style-name="Table143.A1" office:value-type="string">
                  <text:p text:style-name="P27">use an alternative form of the format.</text:p>
                </table:table-cell>
              </table:table-row>
              <table:table-row>
                <table:table-cell table:style-name="Table143.A1" office:value-type="string">
                  <text:p text:style-name="P56">&lt;digits&gt;+</text:p>
                </table:table-cell>
                <table:table-cell table:style-name="Table143.A1" office:value-type="string">
                  <text:p text:style-name="P27">specifies the minimum width of the field, more characters than this may be printed if the format requires it.</text:p>
                </table:table-cell>
              </table:table-row>
              <table:table-row>
                <table:table-cell table:style-name="Table143.A1" office:value-type="string">
                  <text:p text:style-name="P27">.<text:span text:style-name="T42">&lt;digits&gt;+</text:span></text:p>
                </table:table-cell>
                <table:table-cell table:style-name="Table143.A1" office:value-type="string">
                  <text:p text:style-name="P27">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4"/>
            <text:p text:style-name="P27">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27">fmt.&lt;name&gt; &lt;flags&gt; &lt;precision&gt; &lt;value&gt;!</text:p>
            <text:p text:style-name="P4">This location (<text:span text:style-name="T1">fmt</text:span>) may be altered in future versions.<text:line-break/><text:lin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113">Format name</text:p>
                </table:table-cell>
                <table:table-cell table:style-name="Table114.A1" office:value-type="string">
                  <text:p text:style-name="P113">Value type required</text:p>
                </table:table-cell>
                <table:table-cell table:style-name="Table114.A1" office:value-type="string">
                  <text:p text:style-name="P113">String produced</text:p>
                </table:table-cell>
              </table:table-row>
              <table:table-row>
                <table:table-cell table:style-name="Table114.A1" office:value-type="string">
                  <text:p text:style-name="P27">v</text:p>
                </table:table-cell>
                <table:table-cell table:style-name="Table114.A1" office:value-type="string">
                  <text:p text:style-name="P27">any type</text:p>
                </table:table-cell>
                <table:table-cell table:style-name="Table114.A1" office:value-type="string">
                  <text:p text:style-name="P27">the string representation of the type (as generated by the <text:span text:style-name="T1">str</text:span> function)</text:p>
                </table:table-cell>
              </table:table-row>
              <table:table-row>
                <table:table-cell table:style-name="Table114.A1" office:value-type="string">
                  <text:p text:style-name="P27">s</text:p>
                </table:table-cell>
                <table:table-cell table:style-name="Table114.A1" office:value-type="string">
                  <text:p text:style-name="P27">string</text:p>
                </table:table-cell>
                <table:table-cell table:style-name="Table114.A1" office:value-type="string">
                  <text:p text:style-name="P27">the string</text:p>
                </table:table-cell>
              </table:table-row>
              <table:table-row>
                <table:table-cell table:style-name="Table114.A1" office:value-type="string">
                  <text:p text:style-name="P58">S</text:p>
                </table:table-cell>
                <table:table-cell table:style-name="Table114.A1" office:value-type="string">
                  <text:p text:style-name="P58">string</text:p>
                </table:table-cell>
                <table:table-cell table:style-name="Table114.A1" office:value-type="string">
                  <text:p text:style-name="P58">the whole string or the initial part that is terminated with a NUL character ("\0")</text:p>
                </table:table-cell>
              </table:table-row>
              <table:table-row>
                <table:table-cell table:style-name="Table114.A1" office:value-type="string">
                  <text:p text:style-name="P27">x</text:p>
                </table:table-cell>
                <table:table-cell table:style-name="Table114.A1" office:value-type="string">
                  <text:p text:style-name="P27">(unsigned) integer</text:p>
                </table:table-cell>
                <table:table-cell table:style-name="Table114.A1" office:value-type="string">
                  <text:p text:style-name="P27">lower case hexadecimal</text:p>
                </table:table-cell>
              </table:table-row>
              <table:table-row>
                <table:table-cell table:style-name="Table114.A1" office:value-type="string">
                  <text:p text:style-name="P27">X</text:p>
                </table:table-cell>
                <table:table-cell table:style-name="Table114.A1" office:value-type="string">
                  <text:p text:style-name="P27">(unsigned) integer</text:p>
                </table:table-cell>
                <table:table-cell table:style-name="Table114.A1" office:value-type="string">
                  <text:p text:style-name="P27">upper case hexadecimal</text:p>
                </table:table-cell>
              </table:table-row>
              <table:table-row>
                <table:table-cell table:style-name="Table114.A1" office:value-type="string">
                  <text:p text:style-name="P27">d</text:p>
                </table:table-cell>
                <table:table-cell table:style-name="Table114.A1" office:value-type="string">
                  <text:p text:style-name="P27">integer</text:p>
                </table:table-cell>
                <table:table-cell table:style-name="Table114.A1" office:value-type="string">
                  <text:p text:style-name="P27">decimal</text:p>
                </table:table-cell>
              </table:table-row>
              <table:table-row>
                <table:table-cell table:style-name="Table114.A1" office:value-type="string">
                  <text:p text:style-name="P27">u</text:p>
                </table:table-cell>
                <table:table-cell table:style-name="Table114.A1" office:value-type="string">
                  <text:p text:style-name="P27">(unsigned) integer</text:p>
                </table:table-cell>
                <table:table-cell table:style-name="Table114.A1" office:value-type="string">
                  <text:p text:style-name="P27">decimal</text:p>
                </table:table-cell>
              </table:table-row>
              <table:table-row>
                <table:table-cell table:style-name="Table114.A1" office:value-type="string">
                  <text:p text:style-name="P57">b</text:p>
                </table:table-cell>
                <table:table-cell table:style-name="Table114.A1" office:value-type="string">
                  <text:p text:style-name="P57">integer</text:p>
                </table:table-cell>
                <table:table-cell table:style-name="Table114.A1" office:value-type="string">
                  <text:p text:style-name="P57">binary encoded little endian</text:p>
                </table:table-cell>
              </table:table-row>
              <table:table-row>
                <table:table-cell table:style-name="Table114.A1" office:value-type="string">
                  <text:p text:style-name="P57">B</text:p>
                </table:table-cell>
                <table:table-cell table:style-name="Table114.A1" office:value-type="string">
                  <text:p text:style-name="P57">Integer</text:p>
                </table:table-cell>
                <table:table-cell table:style-name="Table114.A1" office:value-type="string">
                  <text:p text:style-name="P57">binary encoded big endian</text:p>
                </table:table-cell>
              </table:table-row>
              <table:table-row>
                <table:table-cell table:style-name="Table114.A1" office:value-type="string">
                  <text:p text:style-name="P58">j</text:p>
                </table:table-cell>
                <table:table-cell table:style-name="Table114.A1" office:value-type="string">
                  <text:p text:style-name="P58">any type</text:p>
                </table:table-cell>
                <table:table-cell table:style-name="Table114.A1" office:value-type="string">
                  <text:p text:style-name="P58">the JSON representation of the value<text:note text:id="ftn1" text:note-class="footnote"><text:note-citation>1</text:note-citation><text:note-body><text:p text:style-name="P123">Only when compiled with the JSON FTL extension</text:p></text:note-body></text:note></text:p>
                </table:table-cell>
              </table:table-row>
              <table:table-row>
                <table:table-cell table:style-name="Table114.A1" office:value-type="string">
                  <text:p text:style-name="P58">J</text:p>
                </table:table-cell>
                <table:table-cell table:style-name="Table114.A1" office:value-type="string">
                  <text:p text:style-name="P58">any value</text:p>
                </table:table-cell>
                <table:table-cell table:style-name="Table114.A1" office:value-type="string">
                  <text:p text:style-name="P59">a "pretty printed" JSON representation of the<text:note text:id="ftn2" text:note-class="footnote"><text:note-citation>2</text:note-citation><text:note-body><text:p text:style-name="P123">Only when compiled with the JSON FTL extension</text:p></text:note-body></text:note> value (contains additional white space)</text:p>
                </table:table-cell>
              </table:table-row>
            </table:table>
            <text:p text:style-name="P27"><text:line-break/><text:soft-pag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27">See also: <text:span text:style-name="T1">str</text:span>, <text:span text:style-name="T1">io.fprintf</text:span></text:p>
          </table:table-cell>
        </table:table-row>
        <table:table-row table:style-name="Table112.1">
          <table:table-cell table:style-name="Table112.A1" office:value-type="string">
            <text:p text:style-name="P108">Returns</text:p>
          </table:table-cell>
          <table:table-cell table:style-name="Table112.B1" office:value-type="string">
            <text:p text:style-name="P27">A string containing the formatted representation of the arguments provided in the given environment.</text:p>
          </table:table-cell>
        </table:table-row>
        <table:table-row table:style-name="Table112.1">
          <table:table-cell table:style-name="Table112.A1" office:value-type="string">
            <text:p text:style-name="P108">Example</text:p>
          </table:table-cell>
          <table:table-cell table:style-name="Table112.B1" office:value-type="string">
            <text:p text:style-name="P95">&gt; set on_1line[val]:{io.write io.out (strf "%-.79v" <text:span text:style-name="T43">&lt;</text:span>val<text:span text:style-name="T43">&gt;</text:span>!)!;io.write io.out "\n"!;}</text:p>
            <text:p text:style-name="P95">&gt; on_1line 3</text:p>
            <text:p text:style-name="P95">3</text:p>
            <text:p text:style-name="P95">&gt; on_1line fmt</text:p>
            <text:p text:style-name="P95">[d=[_1, _2, _3]::&lt;func:0x55e8c0516e8d,3&gt;, u=[_1, _2, _3]::&lt;func:0x55e8c0516eb9,</text:p>
            <text:p text:style-name="P95"/>
            <text:p text:style-name="P97">&gt; fmt help</text:p>
            <text:p text:style-name="P95">d &lt;f&gt; &lt;p&gt; &lt;val&gt; - %d integer format</text:p>
            <text:p text:style-name="P95">u &lt;f&gt; &lt;p&gt; &lt;val&gt; - %u unsinged format</text:p>
            <text:p text:style-name="P95">x &lt;f&gt; &lt;p&gt; &lt;val&gt; - %x hex format</text:p>
            <text:p text:style-name="P95">X &lt;f&gt; &lt;p&gt; &lt;val&gt; - %X hex format</text:p>
            <text:p text:style-name="P95">s &lt;f&gt; &lt;p&gt; &lt;val&gt; - %s string format</text:p>
            <text:p text:style-name="P95">S &lt;f&gt; &lt;p&gt; &lt;val&gt; - %s zero terminated string format</text:p>
            <text:p text:style-name="P95">c &lt;f&gt; &lt;p&gt; &lt;val&gt; - %c character format</text:p>
            <text:p text:style-name="P95">b &lt;f&gt; &lt;p&gt; &lt;val&gt; - %b little endian binary format</text:p>
            <text:p text:style-name="P95">B &lt;f&gt; &lt;p&gt; &lt;val&gt; - %B big endian binary format</text:p>
            <text:p text:style-name="P95">v &lt;f&gt; &lt;p&gt; &lt;val&gt; - %v value format</text:p>
            <text:p text:style-name="P95">j &lt;f&gt; &lt;p&gt; &lt;val&gt; - %j (JSON) value format</text:p>
            <text:p text:style-name="P95">J &lt;f&gt; &lt;p&gt; &lt;val&gt; - %J (pretty JSON) value format</text:p>
            <text:p text:style-name="P95"/>
            <text:p text:style-name="P95">&gt; set hdump[str]:{</text:p>
            <text:p text:style-name="P95">&gt; <text:s text:c="4"/>forall (split NULL str!) [h]:{</text:p>
            <text:p text:style-name="P95">&gt; <text:s text:c="8"/>io.write io.out (strf "%02X" h!)!;</text:p>
            <text:p text:style-name="P95">&gt; <text:s text:c="5"/>}!</text:p>
            <text:p text:style-name="P95">&gt; } </text:p>
            <text:p text:style-name="P95"/>
            <text:p text:style-name="P98">&gt; set printf io.fprintf io.out</text:p>
            <text:p text:style-name="P95">&gt; printf "tokens %[one]t (not %[one]v) and %[two]t\n" [one="string", two=9]</text:p>
            <text:p text:style-name="P95">tokens string (not "string") and 9</text:p>
            <text:p text:style-name="P95">35</text:p>
            <text:p text:style-name="P95"/>
            <text:p text:style-name="P96">&gt; set show[fmt,val]:{</text:p>
            <text:p text:style-name="P96"><text:span text:style-name="T44">&gt; <text:s text:c="2"/></text:span>.chrs=<text:span text:style-name="T44">printf</text:span> fmt &lt;val&gt;!; </text:p>
            <text:p text:style-name="P96"><text:span text:style-name="T44">&gt; <text:s text:c="2"/>printf</text:span> "\n(%d characters)\n"&lt;chrs&gt;!;</text:p>
            <text:p text:style-name="P96"><text:span text:style-name="T44">&gt; </text:span>}</text:p>
            <text:p text:style-name="P96">&gt; show "%J" [a=10, b=&lt;3,5,7&gt;, c="this"]</text:p>
            <text:p text:style-name="P96">{</text:p>
            <text:p text:style-name="P96"><text:s text:c="4"/>"a" : 10, </text:p>
            <text:p text:style-name="P96"><text:s text:c="4"/>"b" : [3, 5, 7], </text:p>
            <text:p text:style-name="P96"><text:soft-page-break/><text:s text:c="4"/>"c" : "this"</text:p>
            <text:p text:style-name="P96">}</text:p>
            <text:p text:style-name="P96">(57 characters)</text:p>
            <text:p text:style-name="P96"/>
            <text:p text:style-name="P98">&gt; set packet[op,dest,data]:{</text:p>
            <text:p text:style-name="P98">&gt; <text:s text:c="3"/>outstring [s]:{</text:p>
            <text:p text:style-name="P98">&gt; <text:s text:c="7"/>printf "%.1b%.4b%s" &lt;op, dest, data&gt;!;</text:p>
            <text:p text:style-name="P98">&gt; <text:s text:c="3"/>}!</text:p>
            <text:p text:style-name="P98">&gt; }</text:p>
            <text:p text:style-name="P96">&gt; packet 2 0x12131415 "somedata"</text:p>
            <text:p text:style-name="P96">"\x02\x15\x14\x13\x12somedata"</text:p>
            <text:p text:style-name="P70">Currently there is a bug in integer formats that occurs when the 0 and the + prefixes are provided together.</text:p>
          </table:table-cell>
        </table:table-row>
      </table:table>
      <text:h text:style-name="P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108">Name</text:p>
          </table:table-cell>
          <table:table-cell table:style-name="Table115.B1" office:value-type="string">
            <text:p text:style-name="P60">strlen</text:p>
          </table:table-cell>
        </table:table-row>
        <table:table-row table:style-name="Table115.1">
          <table:table-cell table:style-name="Table115.A1" office:value-type="string">
            <text:p text:style-name="P108">Kind</text:p>
          </table:table-cell>
          <table:table-cell table:style-name="Table115.B1" office:value-type="string">
            <text:p text:style-name="P27">Function</text:p>
          </table:table-cell>
        </table:table-row>
        <table:table-row table:style-name="Table115.1">
          <table:table-cell table:style-name="Table115.A1" office:value-type="string">
            <text:p text:style-name="P108">Arg syntax</text:p>
          </table:table-cell>
          <table:table-cell table:style-name="Table115.B1" office:value-type="string">
            <text:p text:style-name="P27">&lt;chars:string&gt;</text:p>
          </table:table-cell>
        </table:table-row>
        <table:table-row table:style-name="Table115.1">
          <table:table-cell table:style-name="Table115.A1" office:value-type="string">
            <text:p text:style-name="P108">Description</text:p>
          </table:table-cell>
          <table:table-cell table:style-name="Table115.B1" office:value-type="string">
            <text:p text:style-name="P27">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108">Returns</text:p>
          </table:table-cell>
          <table:table-cell table:style-name="Table115.B1" office:value-type="string">
            <text:p text:style-name="P27">The number of characters held in a string</text:p>
          </table:table-cell>
        </table:table-row>
        <table:table-row table:style-name="Table115.1">
          <table:table-cell table:style-name="Table115.A1" office:value-type="string">
            <text:p text:style-name="P108">Example</text:p>
          </table:table-cell>
          <table:table-cell table:style-name="Table115.B1" office:value-type="string">
            <text:p text:style-name="P76">&gt; len "£€¢"</text:p>
            <text:p text:style-name="P76">7</text:p>
            <text:p text:style-name="P76">&gt; strlen "£€¢"</text:p>
            <text:p text:style-name="P76">3</text:p>
            <text:p text:style-name="P76">&gt; strlen "ascii"</text:p>
            <text:p text:style-name="P76">5</text:p>
          </table:table-cell>
        </table:table-row>
      </table:table>
      <text:h text:style-name="P6"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22">Name</text:p>
          </table:table-cell>
          <table:table-cell table:style-name="Table116.B1" office:value-type="string">
            <text:p text:style-name="P60">sub</text:p>
          </table:table-cell>
        </table:table-row>
        <table:table-row table:style-name="Table116.1">
          <table:table-cell table:style-name="Table116.A1" office:value-type="string">
            <text:p text:style-name="P22">Kind</text:p>
          </table:table-cell>
          <table:table-cell table:style-name="Table116.B1" office:value-type="string">
            <text:p text:style-name="P27">Function</text:p>
          </table:table-cell>
        </table:table-row>
        <table:table-row table:style-name="Table116.1">
          <table:table-cell table:style-name="Table116.A1" office:value-type="string">
            <text:p text:style-name="P22">Arg syntax</text:p>
          </table:table-cell>
          <table:table-cell table:style-name="Table116.B1" office:value-type="string">
            <text:p text:style-name="P27">&lt;n1:int&gt; &lt;n2:int&gt;</text:p>
          </table:table-cell>
        </table:table-row>
        <table:table-row table:style-name="Table116.1">
          <table:table-cell table:style-name="Table116.A1" office:value-type="string">
            <text:p text:style-name="P22">Description</text:p>
          </table:table-cell>
          <table:table-cell table:style-name="Table116.B1" office:value-type="string">
            <text:p text:style-name="P27">Takes two integers and subtracts the second from the first.</text:p>
          </table:table-cell>
        </table:table-row>
        <table:table-row table:style-name="Table116.1">
          <table:table-cell table:style-name="Table116.A1" office:value-type="string">
            <text:p text:style-name="P22">Returns</text:p>
          </table:table-cell>
          <table:table-cell table:style-name="Table116.B1" office:value-type="string">
            <text:p text:style-name="P31">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ext:soft-page-break/>
        <table:table-row table:style-name="Table116.1">
          <table:table-cell table:style-name="Table116.A1" office:value-type="string">
            <text:p text:style-name="P22">Example</text:p>
          </table:table-cell>
          <table:table-cell table:style-name="Table116.B1" office:value-type="string">
            <text:p text:style-name="P76">&gt; sub 0x100 12</text:p>
            <text:p text:style-name="P76">244</text:p>
            <text:p text:style-name="P76">&gt; sys localtimef "%T" (sub (sys.time!) 600!)</text:p>
            <text:p text:style-name="P76">"17:10:14"</text:p>
          </table:table-cell>
        </table:table-row>
      </table:table>
      <text:h text:style-name="P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108">Name</text:p>
          </table:table-cell>
          <table:table-cell table:style-name="Table117.B1" office:value-type="string">
            <text:p text:style-name="P60">sys.env</text:p>
          </table:table-cell>
        </table:table-row>
        <table:table-row table:style-name="Table117.1">
          <table:table-cell table:style-name="Table117.A1" office:value-type="string">
            <text:p text:style-name="P108">Kind</text:p>
          </table:table-cell>
          <table:table-cell table:style-name="Table117.B1" office:value-type="string">
            <text:p text:style-name="P27">Directory</text:p>
          </table:table-cell>
        </table:table-row>
        <table:table-row table:style-name="Table117.1">
          <table:table-cell table:style-name="Table117.A1" office:value-type="string">
            <text:p text:style-name="P108">Arg syntax</text:p>
          </table:table-cell>
          <table:table-cell table:style-name="Table117.B1" office:value-type="string">
            <text:p text:style-name="P27">Not a function</text:p>
          </table:table-cell>
        </table:table-row>
        <table:table-row table:style-name="Table117.1">
          <table:table-cell table:style-name="Table117.A1" office:value-type="string">
            <text:p text:style-name="P108">Description</text:p>
          </table:table-cell>
          <table:table-cell table:style-name="Table117.B1" office:value-type="string">
            <text:p text:style-name="P27">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108">Returns</text:p>
          </table:table-cell>
          <table:table-cell table:style-name="Table117.B1" office:value-type="string">
            <text:p text:style-name="P27">Not a function</text:p>
          </table:table-cell>
        </table:table-row>
        <table:table-row table:style-name="Table117.1">
          <table:table-cell table:style-name="Table117.A1" office:value-type="string">
            <text:p text:style-name="P108">Example</text:p>
          </table:table-cell>
          <table:table-cell table:style-name="Table117.B1" office:value-type="string">
            <text:p text:style-name="P76">&gt; sys env USER</text:p>
            <text:p text:style-name="P76">"gray"</text:p>
            <text:p text:style-name="P76">&gt; set sys.env.new str [a=4, b=7]!</text:p>
            <text:p text:style-name="P76">&gt; eval ${sys.env.new}</text:p>
            <text:p text:style-name="P76">["a"=4,"b"=7]</text:p>
          </table:table-cell>
        </table:table-row>
      </table:table>
      <text:h text:style-name="P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108">Name</text:p>
          </table:table-cell>
          <table:table-cell table:style-name="Table118.B1" office:value-type="string">
            <text:p text:style-name="P60">sys.localtime</text:p>
          </table:table-cell>
        </table:table-row>
        <table:table-row table:style-name="Table118.1">
          <table:table-cell table:style-name="Table118.A1" office:value-type="string">
            <text:p text:style-name="P108">Kind</text:p>
          </table:table-cell>
          <table:table-cell table:style-name="Table118.B1" office:value-type="string">
            <text:p text:style-name="P27">Function</text:p>
          </table:table-cell>
        </table:table-row>
        <table:table-row table:style-name="Table118.1">
          <table:table-cell table:style-name="Table118.A1" office:value-type="string">
            <text:p text:style-name="P108">Arg syntax</text:p>
          </table:table-cell>
          <table:table-cell table:style-name="Table118.B1" office:value-type="string">
            <text:p text:style-name="P27">&lt;time:int&gt;</text:p>
          </table:table-cell>
        </table:table-row>
        <table:table-row table:style-name="Table118.1">
          <table:table-cell table:style-name="Table118.A1" office:value-type="string">
            <text:p text:style-name="P108">Description</text:p>
          </table:table-cell>
          <table:table-cell table:style-name="Table118.B1" office:value-type="string">
            <text:p text:style-name="P27">Takes a number of seconds representing a calendar time (e.g. as returned by sys.time) and breaks it down into components representing elements of the local time relative to the current timezone in a returned directory with fields:</text:p>
            <text:list xml:id="list4173257540" text:style-name="L12">
              <text:list-item>
                <text:p text:style-name="P150">sec - number of seconds past the minute (0 .. 61 - normally up to 59) </text:p>
              </text:list-item>
              <text:list-item>
                <text:p text:style-name="P150">min - number of minutes pas the hour (0 .. 59) </text:p>
              </text:list-item>
              <text:list-item>
                <text:p text:style-name="P150">hour - number of hours into the identified date (0 .. 23) </text:p>
              </text:list-item>
              <text:list-item>
                <text:p text:style-name="P150">mday - day in the month (1 .. 31) </text:p>
              </text:list-item>
              <text:list-item>
                <text:p text:style-name="P150">mon - month in the year (1 .. 12) </text:p>
              </text:list-item>
              <text:list-item>
                <text:p text:style-name="P150">year - year number (e.g. 2006) </text:p>
              </text:list-item>
              <text:list-item>
                <text:p text:style-name="P150">wday - number of days since Sunday (0 .. 6) </text:p>
              </text:list-item>
              <text:list-item>
                <text:p text:style-name="P150">yday - number of days since 1 January (0 .. 365) </text:p>
              </text:list-item>
              <text:list-item>
                <text:p text:style-name="P133">isdst - whether daylight savings time is in force (=0  no, &gt;0 yes, &lt;0 unknown) </text:p>
              </text:list-item>
            </text:list>
            <text:p text:style-name="P27">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108">Returns</text:p>
          </table:table-cell>
          <table:table-cell table:style-name="Table118.B1" office:value-type="string">
            <text:p text:style-name="P27">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ext:soft-page-break/>
        <table:table-row table:style-name="Table118.1">
          <table:table-cell table:style-name="Table118.A1" office:value-type="string">
            <text:p text:style-name="P108">Example</text:p>
          </table:table-cell>
          <table:table-cell table:style-name="Table118.B1" office:value-type="string">
            <text:p text:style-name="P76">&gt; sys localtime (sys.time!)</text:p>
            <text:p text:style-name="P76">["sec"=39, "min"=46, "hour"=12, "mday"=21, "mon"=5, "year"=2006, "wday"=3, </text:p>
            <text:p text:style-name="P76">"yday"=171, "isdst"=1]</text:p>
            <text:p text:style-name="P76">set logrec[out, when, rec]:{</text:p>
            <text:p text:style-name="P76"><text:s text:c="4"/>t = sys.localtime when!;</text:p>
            <text:p text:style-name="P76"><text:s text:c="4"/>io.write out (octet 0+(t.year)-2000!)!;</text:p>
            <text:p text:style-name="P76"><text:s text:c="4"/>io.write out (octet t.mon!)!;</text:p>
            <text:p text:style-name="P76"><text:s text:c="4"/>io.write out (octet t.mday!)!;</text:p>
            <text:p text:style-name="P76"><text:s text:c="4"/>io.write out (octet t.hour!)!;</text:p>
            <text:p text:style-name="P76"><text:s text:c="4"/>io.write out (octet t.min!)!;</text:p>
            <text:p text:style-name="P76"><text:s text:c="4"/>io.write out (octet (len rec!)!)!;</text:p>
            <text:p text:style-name="P76"><text:s text:c="4"/>io.write out rec!;</text:p>
            <text:p text:style-name="P76">}</text:p>
          </table:table-cell>
        </table:table-row>
      </table:table>
      <text:h text:style-name="P6"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108">Name</text:p>
          </table:table-cell>
          <table:table-cell table:style-name="Table119.B1" office:value-type="string">
            <text:p text:style-name="P60">sys.localtimef</text:p>
          </table:table-cell>
        </table:table-row>
        <table:table-row table:style-name="Table119.2">
          <table:table-cell table:style-name="Table119.A1" office:value-type="string">
            <text:p text:style-name="P108">Kind</text:p>
          </table:table-cell>
          <table:table-cell table:style-name="Table119.B1" office:value-type="string">
            <text:p text:style-name="P27">Function</text:p>
          </table:table-cell>
        </table:table-row>
        <table:table-row table:style-name="Table119.2">
          <table:table-cell table:style-name="Table119.A1" office:value-type="string">
            <text:p text:style-name="P108">Arg syntax</text:p>
          </table:table-cell>
          <table:table-cell table:style-name="Table119.B1" office:value-type="string">
            <text:p text:style-name="P27">&lt;format:string&gt; &lt;time:int&gt;</text:p>
          </table:table-cell>
        </table:table-row>
        <table:table-row table:style-name="Table119.2">
          <table:table-cell table:style-name="Table119.A1" office:value-type="string">
            <text:p text:style-name="P108">Description</text:p>
          </table:table-cell>
          <table:table-cell table:style-name="Table119.B1" office:value-type="string">
            <text:p text:style-name="P27">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3283333268" text:style-name="L13">
              <text:list-item>
                <text:p text:style-name="P151">%a is replaced by the locale’s abbreviated weekday name </text:p>
              </text:list-item>
              <text:list-item>
                <text:p text:style-name="P151">%A is replaced by the locale’s full weekday name </text:p>
              </text:list-item>
              <text:list-item>
                <text:p text:style-name="P151">%b is replaced by the locale’s abbreviated month name </text:p>
              </text:list-item>
              <text:list-item>
                <text:p text:style-name="P151">%B is replaced by the locale’s full month name </text:p>
              </text:list-item>
              <text:list-item>
                <text:p text:style-name="P151">%c is replaced by the locale’s appropriate date and time representation </text:p>
              </text:list-item>
              <text:list-item>
                <text:p text:style-name="P151">%C is replaced by the year divided by 100 and truncated to an integer, as a decimal number (00−99) </text:p>
              </text:list-item>
              <text:list-item>
                <text:p text:style-name="P151">%d is replaced by the day of the month as a decimal number (01−31) </text:p>
              </text:list-item>
              <text:list-item>
                <text:p text:style-name="P151">%D is equivalent to ‘‘%m/%d/%y’’ </text:p>
              </text:list-item>
              <text:list-item>
                <text:p text:style-name="P151">%e is replaced by the day of the month as a decimal number (1−31); a single digit is preceded by a space </text:p>
              </text:list-item>
              <text:list-item>
                <text:p text:style-name="P151">%F is equivalent to ‘‘%Y−%m−%d’’ (the ISO 8601 date format) </text:p>
              </text:list-item>
              <text:list-item>
                <text:p text:style-name="P151">%g is replaced by the last 2 digits of the week-based year (see below) as a decimal number (00−99) </text:p>
              </text:list-item>
              <text:list-item>
                <text:p text:style-name="P151">%G is replaced by the week-based year (see below) as a decimal number (e.g., 1997) </text:p>
              </text:list-item>
              <text:list-item>
                <text:p text:style-name="P151">%h is equivalent to ‘‘%b’’ </text:p>
              </text:list-item>
              <text:list-item>
                <text:p text:style-name="P151">%H is replaced by the hour (24-hour clock) as a decimal number (00−23) </text:p>
              </text:list-item>
              <text:list-item>
                <text:p text:style-name="P151">%I is replaced by the hour (12-hour clock) as a decimal number (01−12) </text:p>
              </text:list-item>
              <text:list-item>
                <text:p text:style-name="P151">%j is replaced by the day of the year as a decimal number (001−366) </text:p>
              </text:list-item>
              <text:list-item>
                <text:p text:style-name="P151">%m is replaced by the month as a decimal number (01−12) </text:p>
              </text:list-item>
              <text:list-item>
                <text:p text:style-name="P151"><text:soft-page-break/>%M is replaced by the minute as a decimal number (00−59) </text:p>
              </text:list-item>
              <text:list-item>
                <text:p text:style-name="P151">%n is replaced by a new-line character </text:p>
              </text:list-item>
              <text:list-item>
                <text:p text:style-name="P151">%p is replaced by the locale’s equivalent of the AM/PM designations associated </text:p>
              </text:list-item>
              <text:list-item>
                <text:p text:style-name="P151">with a 12-hour clock </text:p>
              </text:list-item>
              <text:list-item>
                <text:p text:style-name="P151">%r is replaced by the locale’s 12-hour clock time </text:p>
              </text:list-item>
              <text:list-item>
                <text:p text:style-name="P151">%R is equivalent to ‘‘%H:%M’’ </text:p>
              </text:list-item>
              <text:list-item>
                <text:p text:style-name="P151">%S is replaced by the second as a decimal number (00−60) </text:p>
              </text:list-item>
              <text:list-item>
                <text:p text:style-name="P151">%t is replaced by a horizontal-tab character. </text:p>
              </text:list-item>
              <text:list-item>
                <text:p text:style-name="P151">%T is equivalent to ‘‘%H:%M:%S’’ (the ISO 8601 time format) </text:p>
              </text:list-item>
              <text:list-item>
                <text:p text:style-name="P151">%u is replaced by the ISO 8601 weekday as a decimal number (1−7), where Monday is 1 </text:p>
              </text:list-item>
              <text:list-item>
                <text:p text:style-name="P151">%U is replaced by the week number of the year (the first Sunday as the first day of week 1) as a decimal number (00−53) </text:p>
              </text:list-item>
              <text:list-item>
                <text:p text:style-name="P151">%V is replaced by the ISO 8601 week number (see below) as a decimal number (01−53) </text:p>
              </text:list-item>
              <text:list-item>
                <text:p text:style-name="P151">%w is replaced by the weekday as a decimal number (0−6), where Sunday is 0 </text:p>
              </text:list-item>
              <text:list-item>
                <text:p text:style-name="P151">%W is replaced by the week number of the year (the first Monday as the first day of week 1) as a decimal number (00−53) </text:p>
              </text:list-item>
              <text:list-item>
                <text:p text:style-name="P151">%x is replaced by the locale’s appropriate date representation </text:p>
              </text:list-item>
              <text:list-item>
                <text:p text:style-name="P151">%X is replaced by the locale’s appropriate time representation </text:p>
              </text:list-item>
              <text:list-item>
                <text:p text:style-name="P151">%y is replaced by the last 2 digits of the year as a decimal number (00−99) </text:p>
              </text:list-item>
              <text:list-item>
                <text:p text:style-name="P151">%Y is replaced by the year as a decimal number (e.g., 1997) </text:p>
              </text:list-item>
              <text:list-item>
                <text:p text:style-name="P151">%z is replaced by the offset from UTC in the ISO 8601 format ‘‘−0430’’ (meaning 4 hours 30 minutes behind UTC, west of Greenwich), or by no characters if no time zone is determinable </text:p>
              </text:list-item>
              <text:list-item>
                <text:p text:style-name="P151">%Z is replaced by the locale’s time zone name or abbreviation, or by no characters if no time zone is determinable </text:p>
              </text:list-item>
              <text:list-item>
                <text:p text:style-name="P134">%% is replaced by % </text:p>
              </text:list-item>
            </text:list>
            <text:p text:style-name="P27">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108">Returns</text:p>
          </table:table-cell>
          <table:table-cell table:style-name="Table119.B1" office:value-type="string">
            <text:p text:style-name="P27">A string containing the local time formatted as requested.</text:p>
          </table:table-cell>
        </table:table-row>
        <table:table-row table:style-name="Table119.2">
          <table:table-cell table:style-name="Table119.A1" office:value-type="string">
            <text:p text:style-name="P108">Example</text:p>
          </table:table-cell>
          <table:table-cell table:style-name="Table119.B1" office:value-type="string">
            <text:p text:style-name="P76">&gt; set timestr sys.localtimef "%H~%M"</text:p>
            <text:p text:style-name="P76">&gt; timestr (sys.time!)</text:p>
            <text:p text:style-name="P76">"11~58"</text:p>
          </table:table-cell>
        </table:table-row>
      </table:table>
      <text:h text:style-name="P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108">Name</text:p>
          </table:table-cell>
          <table:table-cell table:style-name="Table120.B1" office:value-type="string">
            <text:p text:style-name="P60">sys.osfamily</text:p>
          </table:table-cell>
        </table:table-row>
        <table:table-row table:style-name="Table120.1">
          <table:table-cell table:style-name="Table120.A1" office:value-type="string">
            <text:p text:style-name="P108">Kind</text:p>
          </table:table-cell>
          <table:table-cell table:style-name="Table120.B1" office:value-type="string">
            <text:p text:style-name="P27">Read only variable</text:p>
          </table:table-cell>
        </table:table-row>
        <table:table-row table:style-name="Table120.1">
          <table:table-cell table:style-name="Table120.A1" office:value-type="string">
            <text:p text:style-name="P108">Arg syntax</text:p>
          </table:table-cell>
          <table:table-cell table:style-name="Table120.B1" office:value-type="string">
            <text:p text:style-name="P27">Not a function</text:p>
          </table:table-cell>
        </table:table-row>
        <text:soft-page-break/>
        <table:table-row table:style-name="Table120.1">
          <table:table-cell table:style-name="Table120.A1" office:value-type="string">
            <text:p text:style-name="P108">Description</text:p>
          </table:table-cell>
          <table:table-cell table:style-name="Table120.B1" office:value-type="string">
            <text:p text:style-name="P27">Returns a string classifying the category of operating system running. Currently supported possible values are:</text:p>
            <text:list xml:id="list556441178" text:style-name="L14">
              <text:list-item>
                <text:p text:style-name="P152">"linux" </text:p>
              </text:list-item>
              <text:list-item>
                <text:p text:style-name="P152">"windows" </text:p>
              </text:list-item>
              <text:list-item>
                <text:p text:style-name="P135">"sunos" </text:p>
              </text:list-item>
            </text:list>
          </table:table-cell>
        </table:table-row>
        <table:table-row table:style-name="Table120.1">
          <table:table-cell table:style-name="Table120.A1" office:value-type="string">
            <text:p text:style-name="P108">Returns</text:p>
          </table:table-cell>
          <table:table-cell table:style-name="Table120.B1" office:value-type="string">
            <text:p text:style-name="P27">Not a function.</text:p>
          </table:table-cell>
        </table:table-row>
        <table:table-row table:style-name="Table120.1">
          <table:table-cell table:style-name="Table120.A1" office:value-type="string">
            <text:p text:style-name="P108">Example</text:p>
          </table:table-cell>
          <table:table-cell table:style-name="Table120.B1" office:value-type="string">
            <text:p text:style-name="P76">&gt; sys osfamily</text:p>
            <text:p text:style-name="P76">"linux"</text:p>
            <text:p text:style-name="P76">set osfile[path]: {</text:p>
            <text:p text:style-name="P76">    sep = if (equal sys.osfamily "windows"!) {"\\"}{"/"}!;</text:p>
            <text:p text:style-name="P76">    join sep path!</text:p>
            <text:p text:style-name="P76">}</text:p>
            <text:p text:style-name="P76">&gt; osfile &lt;"dir","subdir","file"&gt;</text:p>
            <text:p text:style-name="P76">"dir/subdir/file"</text:p>
          </table:table-cell>
        </table:table-row>
      </table:table>
      <text:h text:style-name="P6"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108">Name</text:p>
          </table:table-cell>
          <table:table-cell table:style-name="Table121.B1" office:value-type="string">
            <text:p text:style-name="P60">sys.run</text:p>
          </table:table-cell>
        </table:table-row>
        <table:table-row table:style-name="Table121.1">
          <table:table-cell table:style-name="Table121.A1" office:value-type="string">
            <text:p text:style-name="P108">Kind</text:p>
          </table:table-cell>
          <table:table-cell table:style-name="Table121.B1" office:value-type="string">
            <text:p text:style-name="P27">Command</text:p>
          </table:table-cell>
        </table:table-row>
        <table:table-row table:style-name="Table121.1">
          <table:table-cell table:style-name="Table121.A1" office:value-type="string">
            <text:p text:style-name="P108">Arg syntax</text:p>
          </table:table-cell>
          <table:table-cell table:style-name="Table121.B1" office:value-type="string">
            <text:p text:style-name="P27">&lt;line:string&gt;</text:p>
          </table:table-cell>
        </table:table-row>
        <table:table-row table:style-name="Table121.1">
          <table:table-cell table:style-name="Table121.A1" office:value-type="string">
            <text:p text:style-name="P108">Description</text:p>
          </table:table-cell>
          <table:table-cell table:style-name="Table121.B1" office:value-type="string">
            <text:p text:style-name="P27">Executes the system command held on the line.</text:p>
          </table:table-cell>
        </table:table-row>
        <table:table-row table:style-name="Table121.1">
          <table:table-cell table:style-name="Table121.A1" office:value-type="string">
            <text:p text:style-name="P108">Returns</text:p>
          </table:table-cell>
          <table:table-cell table:style-name="Table121.B1" office:value-type="string">
            <text:p text:style-name="P27">NULL if the execution was successful otherwise a string describing the error</text:p>
          </table:table-cell>
        </table:table-row>
        <table:table-row table:style-name="Table121.1">
          <table:table-cell table:style-name="Table121.A1" office:value-type="string">
            <text:p text:style-name="P108">Example</text:p>
          </table:table-cell>
          <table:table-cell table:style-name="Table121.B1" office:value-type="string">
            <text:p text:style-name="P76">&gt; set rc sys.run "asfd"!</text:p>
            <text:p text:style-name="P76">sh: asfd: command not found</text:p>
            <text:p text:style-name="P76">&gt; eval rc</text:p>
            <text:p text:style-name="P76">"ftl \$*console*:63: system command failed - \'asfd\' (rc 32512)\n"</text:p>
            <text:p text:style-name="P76">&gt; sys run arp -a</text:p>
            <text:p text:style-name="P76">? (10.17.20.254) at 00:06:5B:00:F9:60 [ether] on eth0</text:p>
          </table:table-cell>
        </table:table-row>
      </table:table>
      <text:h text:style-name="P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108">Name</text:p>
          </table:table-cell>
          <table:table-cell table:style-name="Table122.B1" office:value-type="string">
            <text:p text:style-name="P60">sys.time</text:p>
          </table:table-cell>
        </table:table-row>
        <table:table-row table:style-name="Table122.1">
          <table:table-cell table:style-name="Table122.A1" office:value-type="string">
            <text:p text:style-name="P108">Kind</text:p>
          </table:table-cell>
          <table:table-cell table:style-name="Table122.B1" office:value-type="string">
            <text:p text:style-name="P27">Function</text:p>
          </table:table-cell>
        </table:table-row>
        <table:table-row table:style-name="Table122.1">
          <table:table-cell table:style-name="Table122.A1" office:value-type="string">
            <text:p text:style-name="P108">Arg syntax</text:p>
          </table:table-cell>
          <table:table-cell table:style-name="Table122.B1" office:value-type="string">
            <text:p text:style-name="P27">No argument</text:p>
          </table:table-cell>
        </table:table-row>
        <table:table-row table:style-name="Table122.1">
          <table:table-cell table:style-name="Table122.A1" office:value-type="string">
            <text:p text:style-name="P108">Description</text:p>
          </table:table-cell>
          <table:table-cell table:style-name="Table122.B1" office:value-type="string">
            <text:p text:style-name="P27">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108">Returns</text:p>
          </table:table-cell>
          <table:table-cell table:style-name="Table122.B1" office:value-type="string">
            <text:p text:style-name="P27">An integer number of seconds.</text:p>
          </table:table-cell>
        </table:table-row>
        <text:soft-page-break/>
        <table:table-row table:style-name="Table122.1">
          <table:table-cell table:style-name="Table122.A1" office:value-type="string">
            <text:p text:style-name="P108">Example</text:p>
          </table:table-cell>
          <table:table-cell table:style-name="Table122.B1" office:value-type="string">
            <text:p text:style-name="P76">&gt; sys localtimef "%X" (sys.time!)</text:p>
            <text:p text:style-name="P76">"10:49:07"</text:p>
            <text:p text:style-name="P76">&gt; set timeit[fn]: {</text:p>
            <text:p text:style-name="P76">&gt; <text:s text:c="3"/>start = sys.time!;</text:p>
            <text:p text:style-name="P76">&gt; <text:s text:c="3"/>fn!;</text:p>
            <text:p text:style-name="P76">&gt; <text:s text:c="3"/>0+(sys.time!)-(start)</text:p>
            <text:p text:style-name="P76">&gt; }</text:p>
            <text:p text:style-name="P76">&gt; timeit (sleep 2000)</text:p>
            <text:p text:style-name="P76">2</text:p>
          </table:table-cell>
        </table:table-row>
      </table:table>
      <text:h text:style-name="P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108">Name</text:p>
          </table:table-cell>
          <table:table-cell table:style-name="Table123.B1" office:value-type="string">
            <text:p text:style-name="P60">sys.uid</text:p>
          </table:table-cell>
        </table:table-row>
        <table:table-row table:style-name="Table123.1">
          <table:table-cell table:style-name="Table123.A1" office:value-type="string">
            <text:p text:style-name="P108">Kind</text:p>
          </table:table-cell>
          <table:table-cell table:style-name="Table123.B1" office:value-type="string">
            <text:p text:style-name="P27">Command</text:p>
          </table:table-cell>
        </table:table-row>
        <table:table-row table:style-name="Table123.1">
          <table:table-cell table:style-name="Table123.A1" office:value-type="string">
            <text:p text:style-name="P108">Arg syntax</text:p>
          </table:table-cell>
          <table:table-cell table:style-name="Table123.B1" office:value-type="string">
            <text:p text:style-name="P27">&lt;user:string&gt;</text:p>
          </table:table-cell>
        </table:table-row>
        <table:table-row table:style-name="Table123.1">
          <table:table-cell table:style-name="Table123.A1" office:value-type="string">
            <text:p text:style-name="P108">Description</text:p>
          </table:table-cell>
          <table:table-cell table:style-name="Table123.B1" office:value-type="string">
            <text:p text:style-name="P27">return a unique identifier for the named user as an integer, or NULL if there is no such user.</text:p>
          </table:table-cell>
        </table:table-row>
        <table:table-row table:style-name="Table123.1">
          <table:table-cell table:style-name="Table123.A1" office:value-type="string">
            <text:p text:style-name="P108">Returns</text:p>
          </table:table-cell>
          <table:table-cell table:style-name="Table123.B1" office:value-type="string">
            <text:p text:style-name="P27">UID of a user.</text:p>
          </table:table-cell>
        </table:table-row>
        <table:table-row table:style-name="Table123.1">
          <table:table-cell table:style-name="Table123.A1" office:value-type="string">
            <text:p text:style-name="P108">Example</text:p>
          </table:table-cell>
          <table:table-cell table:style-name="Table123.B1" office:value-type="string">
            <text:p text:style-name="P76">&gt; sys uid gray</text:p>
            <text:p text:style-name="P76">&gt; set isroot[id]: { 0 == (cmp id (sys.uid "root"!)!) }</text:p>
            <text:p text:style-name="P76">&gt; isroot 500</text:p>
            <text:p text:style-name="P76">FALSE</text:p>
            <text:p text:style-name="P76">&gt; isroot 0</text:p>
            <text:p text:style-name="P76">TRUE</text:p>
          </table:table-cell>
        </table:table-row>
      </table:table>
      <text:h text:style-name="P6"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108">Name</text:p>
          </table:table-cell>
          <table:table-cell table:style-name="Table124.B1" office:value-type="string">
            <text:p text:style-name="P60">sys.utctime</text:p>
          </table:table-cell>
        </table:table-row>
        <table:table-row table:style-name="Table124.1">
          <table:table-cell table:style-name="Table124.A1" office:value-type="string">
            <text:p text:style-name="P108">Kind</text:p>
          </table:table-cell>
          <table:table-cell table:style-name="Table124.B1" office:value-type="string">
            <text:p text:style-name="P27">Function</text:p>
          </table:table-cell>
        </table:table-row>
        <table:table-row table:style-name="Table124.1">
          <table:table-cell table:style-name="Table124.A1" office:value-type="string">
            <text:p text:style-name="P108">Arg syntax</text:p>
          </table:table-cell>
          <table:table-cell table:style-name="Table124.B1" office:value-type="string">
            <text:p text:style-name="P27">&lt;time:int&gt;</text:p>
          </table:table-cell>
        </table:table-row>
        <table:table-row table:style-name="Table124.1">
          <table:table-cell table:style-name="Table124.A1" office:value-type="string">
            <text:p text:style-name="P108">Description</text:p>
          </table:table-cell>
          <table:table-cell table:style-name="Table124.B1" office:value-type="string">
            <text:p text:style-name="P27">Takes a number of seconds representing a calendar time (e.g. as returned by sys.time) and breaks it down into components representing elements of the Coordinated Universal Time (UTC) in a returned directory with fields:</text:p>
            <text:list xml:id="list1243151422" text:style-name="L15">
              <text:list-item>
                <text:p text:style-name="P153">sec - number of seconds past the minute (0 .. 61 - normally up to 59) </text:p>
              </text:list-item>
              <text:list-item>
                <text:p text:style-name="P153">min - number of minutes pas the hour (0 .. 59) </text:p>
              </text:list-item>
              <text:list-item>
                <text:p text:style-name="P153">hour - number of hours into the identified date (0 .. 23) </text:p>
              </text:list-item>
              <text:list-item>
                <text:p text:style-name="P153">mday - day in the month (1 .. 31) </text:p>
              </text:list-item>
              <text:list-item>
                <text:p text:style-name="P153">mon - month in the year (1 .. 12) </text:p>
              </text:list-item>
              <text:list-item>
                <text:p text:style-name="P153">year - year number (e.g. 2006) </text:p>
              </text:list-item>
              <text:list-item>
                <text:p text:style-name="P153">wday - number of days since Sunday (0 .. 6) </text:p>
              </text:list-item>
              <text:list-item>
                <text:p text:style-name="P153">yday - number of days since 1 January (0 .. 365) </text:p>
              </text:list-item>
              <text:list-item>
                <text:p text:style-name="P136">isdst - whether daylight savings time is in force (=0  no, &gt;0 yes, &lt;0 unknown) </text:p>
              </text:list-item>
            </text:list>
            <text:p text:style-name="P27">See also: <text:span text:style-name="T1">sys.utctimef</text:span>, <text:span text:style-name="T1">sys.localtime</text:span>, <text:span text:style-name="T1">sys.time</text:span></text:p>
          </table:table-cell>
        </table:table-row>
        <text:soft-page-break/>
        <table:table-row table:style-name="Table124.1">
          <table:table-cell table:style-name="Table124.A1" office:value-type="string">
            <text:p text:style-name="P108">Returns</text:p>
          </table:table-cell>
          <table:table-cell table:style-name="Table124.B1" office:value-type="string">
            <text:p text:style-name="P27">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108">Example</text:p>
          </table:table-cell>
          <table:table-cell table:style-name="Table124.B1" office:value-type="string">
            <text:p text:style-name="P76">&gt; sys utctime (sys.time!)</text:p>
            <text:p text:style-name="P76">["sec"=41, "min"=47, "hour"=11, "mday"=21, "mon"=5, "year"=2006, </text:p>
            <text:p text:style-name="P76">"wday"=3, "yday"=171, "isdst"=0]</text:p>
            <text:p text:style-name="P76">set logrec[out, when, rec]:{</text:p>
            <text:p text:style-name="P76"><text:s text:c="4"/>t = sys.utctime when!;</text:p>
            <text:p text:style-name="P76"><text:s text:c="4"/>io.write out (octet 0+(t.year)-2000!)!;</text:p>
            <text:p text:style-name="P76"><text:s text:c="4"/>io.write out (octet t.mon!)!;</text:p>
            <text:p text:style-name="P76"><text:s text:c="4"/>io.write out (octet t.mday!)!;</text:p>
            <text:p text:style-name="P76"><text:s text:c="4"/>io.write out (octet t.hour!)!;</text:p>
            <text:p text:style-name="P76"><text:s text:c="4"/>io.write out (octet t.min!)!;</text:p>
            <text:p text:style-name="P76"><text:s text:c="4"/>io.write out (octet (len rec!)!)!;</text:p>
            <text:p text:style-name="P76"><text:s text:c="4"/>io.write out rec!;</text:p>
            <text:p text:style-name="P76">}</text:p>
          </table:table-cell>
        </table:table-row>
      </table:table>
      <text:h text:style-name="P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108">Name</text:p>
          </table:table-cell>
          <table:table-cell table:style-name="Table125.B1" office:value-type="string">
            <text:p text:style-name="P60">sys.utctimef</text:p>
          </table:table-cell>
        </table:table-row>
        <table:table-row table:style-name="Table125.1">
          <table:table-cell table:style-name="Table125.A1" office:value-type="string">
            <text:p text:style-name="P108">Kind</text:p>
          </table:table-cell>
          <table:table-cell table:style-name="Table125.B1" office:value-type="string">
            <text:p text:style-name="P27">Function</text:p>
          </table:table-cell>
        </table:table-row>
        <table:table-row table:style-name="Table125.1">
          <table:table-cell table:style-name="Table125.A1" office:value-type="string">
            <text:p text:style-name="P108">Arg syntax</text:p>
          </table:table-cell>
          <table:table-cell table:style-name="Table125.B1" office:value-type="string">
            <text:p text:style-name="P27">&lt;format:string&gt; &lt;time:int&gt;</text:p>
          </table:table-cell>
        </table:table-row>
        <table:table-row table:style-name="Table125.1">
          <table:table-cell table:style-name="Table125.A1" office:value-type="string">
            <text:p text:style-name="P108">Description</text:p>
          </table:table-cell>
          <table:table-cell table:style-name="Table125.B1" office:value-type="string">
            <text:p text:style-name="P27">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108">Returns</text:p>
          </table:table-cell>
          <table:table-cell table:style-name="Table125.B1" office:value-type="string">
            <text:p text:style-name="P27">A string containing the UTC time formatted as requested.</text:p>
          </table:table-cell>
        </table:table-row>
        <table:table-row table:style-name="Table125.1">
          <table:table-cell table:style-name="Table125.A1" office:value-type="string">
            <text:p text:style-name="P108">Example</text:p>
          </table:table-cell>
          <table:table-cell table:style-name="Table125.B1" office:value-type="string">
            <text:p text:style-name="P76">&gt; set stamp {sys.utctimef "%T%z" (sys.time!)!}</text:p>
            <text:p text:style-name="P76">&gt; stamp</text:p>
            <text:p text:style-name="P76">"00:06:52+0000"</text:p>
          </table:table-cell>
        </table:table-row>
      </table:table>
      <text:h text:style-name="P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22">Name</text:p>
          </table:table-cell>
          <table:table-cell table:style-name="Table126.B1" office:value-type="string">
            <text:p text:style-name="P60">TRUE</text:p>
          </table:table-cell>
        </table:table-row>
        <table:table-row table:style-name="Table126.1">
          <table:table-cell table:style-name="Table126.A1" office:value-type="string">
            <text:p text:style-name="P22">Kind</text:p>
          </table:table-cell>
          <table:table-cell table:style-name="Table126.B1" office:value-type="string">
            <text:p text:style-name="P27">Value</text:p>
          </table:table-cell>
        </table:table-row>
        <table:table-row table:style-name="Table126.1">
          <table:table-cell table:style-name="Table126.A1" office:value-type="string">
            <text:p text:style-name="P22">Arg syntax</text:p>
          </table:table-cell>
          <table:table-cell table:style-name="Table126.B1" office:value-type="string">
            <text:p text:style-name="P27">(no args)</text:p>
          </table:table-cell>
        </table:table-row>
        <table:table-row table:style-name="Table126.1">
          <table:table-cell table:style-name="Table126.A1" office:value-type="string">
            <text:p text:style-name="P22">Description</text:p>
          </table:table-cell>
          <table:table-cell table:style-name="Table126.B1" office:value-type="string">
            <text:p text:style-name="P27">Provides a <text:span text:style-name="T1">TRUE</text:span> value which can be used in boolean expressions.<text:line-break/>Note that the value used for TRUE behaves as if it were defined as follows:</text:p>
            <text:p text:style-name="P100">[code]:{code!}</text:p>
            <text:p text:style-name="P27">See also: <text:span text:style-name="T1">TRUE</text:span>, the section about Boolean Values above.</text:p>
          </table:table-cell>
        </table:table-row>
        <text:soft-page-break/>
        <table:table-row table:style-name="Table126.1">
          <table:table-cell table:style-name="Table126.A1" office:value-type="string">
            <text:p text:style-name="P22">Returns</text:p>
          </table:table-cell>
          <table:table-cell table:style-name="Table126.B1" office:value-type="string">
            <text:p text:style-name="P27">An value that is not the one used for FALSE.</text:p>
          </table:table-cell>
        </table:table-row>
        <table:table-row table:style-name="Table126.1">
          <table:table-cell table:style-name="Table126.A1" office:value-type="string">
            <text:p text:style-name="P22">Example</text:p>
          </table:table-cell>
          <table:table-cell table:style-name="Table126.B1" office:value-type="string">
            <text:p text:style-name="P76">&gt; set done FALSE</text:p>
            <text:p text:style-name="P76">&gt; set once[fn]: { if (done) { done=TRUE; fn! } {}! } </text:p>
            <text:p text:style-name="P76">{ <text:s text:c="2"/>rc = fn!;</text:p>
            <text:p text:style-name="P76"><text:s text:c="4"/>if (rc.error_occured) {echo "ERROR"!; FALSE} {TRUE}!</text:p>
            <text:p text:style-name="P76">}</text:p>
          </table:table-cell>
        </table:table-row>
      </table:table>
      <text:h text:style-name="P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108">Name</text:p>
          </table:table-cell>
          <table:table-cell table:style-name="Table127.B1" office:value-type="string">
            <text:p text:style-name="P60">type</text:p>
          </table:table-cell>
        </table:table-row>
        <table:table-row table:style-name="Table127.1">
          <table:table-cell table:style-name="Table127.A1" office:value-type="string">
            <text:p text:style-name="P108">Kind</text:p>
          </table:table-cell>
          <table:table-cell table:style-name="Table127.B1" office:value-type="string">
            <text:p text:style-name="P27">Command</text:p>
          </table:table-cell>
        </table:table-row>
        <table:table-row table:style-name="Table127.1">
          <table:table-cell table:style-name="Table127.A1" office:value-type="string">
            <text:p text:style-name="P108">Arg syntax</text:p>
          </table:table-cell>
          <table:table-cell table:style-name="Table127.B1" office:value-type="string">
            <text:p text:style-name="P27">&lt;typename&gt;</text:p>
          </table:table-cell>
        </table:table-row>
        <table:table-row table:style-name="Table127.1">
          <table:table-cell table:style-name="Table127.A1" office:value-type="string">
            <text:p text:style-name="P108">Description</text:p>
          </table:table-cell>
          <table:table-cell table:style-name="Table127.B1" office:value-type="string">
            <text:p text:style-name="P27">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108">Returns</text:p>
          </table:table-cell>
          <table:table-cell table:style-name="Table127.B1" office:value-type="string">
            <text:p text:style-name="P27">A type value</text:p>
          </table:table-cell>
        </table:table-row>
        <table:table-row table:style-name="Table127.1">
          <table:table-cell table:style-name="Table127.A1" office:value-type="string">
            <text:p text:style-name="P108">Example</text:p>
          </table:table-cell>
          <table:table-cell table:style-name="Table127.B1" office:value-type="string">
            <text:p text:style-name="P76">&gt; type string</text:p>
            <text:p text:style-name="P76">string</text:p>
            <text:p text:style-name="P76">&gt; set isdir[x]: { 0 == (cmp (type{dir}!) (typeof x!)!) }</text:p>
          </table:table-cell>
        </table:table-row>
      </table:table>
      <text:h text:style-name="P6"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108">Name</text:p>
          </table:table-cell>
          <table:table-cell table:style-name="Table128.B1" office:value-type="string">
            <text:p text:style-name="P60">typename</text:p>
          </table:table-cell>
        </table:table-row>
        <table:table-row table:style-name="Table128.1">
          <table:table-cell table:style-name="Table128.A1" office:value-type="string">
            <text:p text:style-name="P108">Kind</text:p>
          </table:table-cell>
          <table:table-cell table:style-name="Table128.B1" office:value-type="string">
            <text:p text:style-name="P27">Command</text:p>
          </table:table-cell>
        </table:table-row>
        <table:table-row table:style-name="Table128.1">
          <table:table-cell table:style-name="Table128.A1" office:value-type="string">
            <text:p text:style-name="P108">Arg syntax</text:p>
          </table:table-cell>
          <table:table-cell table:style-name="Table128.B1" office:value-type="string">
            <text:p text:style-name="P27">&lt;expr:any&gt;</text:p>
          </table:table-cell>
        </table:table-row>
        <table:table-row table:style-name="Table128.1">
          <table:table-cell table:style-name="Table128.A1" office:value-type="string">
            <text:p text:style-name="P108">Description</text:p>
          </table:table-cell>
          <table:table-cell table:style-name="Table128.B1" office:value-type="string">
            <text:p text:style-name="P27">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108">Returns</text:p>
          </table:table-cell>
          <table:table-cell table:style-name="Table128.B1" office:value-type="string">
            <text:p text:style-name="P27">A type value</text:p>
          </table:table-cell>
        </table:table-row>
        <table:table-row table:style-name="Table128.1">
          <table:table-cell table:style-name="Table128.A1" office:value-type="string">
            <text:p text:style-name="P108">Example</text:p>
          </table:table-cell>
          <table:table-cell table:style-name="Table128.B1" office:value-type="string">
            <text:p text:style-name="P76">&gt; typeof "string"</text:p>
            <text:p text:style-name="P76">string</text:p>
            <text:p text:style-name="P76">&gt; set isdir[x]: { 0 == (cmp "dir" (typename x!)!) }</text:p>
          </table:table-cell>
        </table:table-row>
      </table:table>
      <text:h text:style-name="P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108">Name</text:p>
          </table:table-cell>
          <table:table-cell table:style-name="Table129.B1" office:value-type="string">
            <text:p text:style-name="P60">typename</text:p>
          </table:table-cell>
        </table:table-row>
        <table:table-row table:style-name="Table129.1">
          <table:table-cell table:style-name="Table129.A1" office:value-type="string">
            <text:p text:style-name="P108">Kind</text:p>
          </table:table-cell>
          <table:table-cell table:style-name="Table129.B1" office:value-type="string">
            <text:p text:style-name="P27">Function</text:p>
          </table:table-cell>
        </table:table-row>
        <table:table-row table:style-name="Table129.1">
          <table:table-cell table:style-name="Table129.A1" office:value-type="string">
            <text:p text:style-name="P108">Arg syntax</text:p>
          </table:table-cell>
          <table:table-cell table:style-name="Table129.B1" office:value-type="string">
            <text:p text:style-name="P27">&lt;expr:any&gt;</text:p>
          </table:table-cell>
        </table:table-row>
        <text:soft-page-break/>
        <table:table-row table:style-name="Table129.1">
          <table:table-cell table:style-name="Table129.A1" office:value-type="string">
            <text:p text:style-name="P108">Description</text:p>
          </table:table-cell>
          <table:table-cell table:style-name="Table129.B1" office:value-type="string">
            <text:p text:style-name="P27">Returns a type value representing the type that <text:span text:style-name="T1">expr</text:span> evaluates to.  When displayed these types display as the following:</text:p>
            <text:list xml:id="list337331482" text:style-name="L16">
              <text:list-item>
                <text:p text:style-name="P154"><text:span text:style-name="T1">nul</text:span> </text:p>
              </text:list-item>
              <text:list-item>
                <text:p text:style-name="P154"><text:span text:style-name="T1">type</text:span> </text:p>
              </text:list-item>
              <text:list-item>
                <text:p text:style-name="P154"><text:span text:style-name="T1">string</text:span> </text:p>
              </text:list-item>
              <text:list-item>
                <text:p text:style-name="P154"><text:span text:style-name="T1">code</text:span> </text:p>
              </text:list-item>
              <text:list-item>
                <text:p text:style-name="P154"><text:span text:style-name="T1">closure</text:span> </text:p>
              </text:list-item>
              <text:list-item>
                <text:p text:style-name="P154"><text:span text:style-name="T1">int</text:span> </text:p>
              </text:list-item>
              <text:list-item>
                <text:p text:style-name="P154"><text:span text:style-name="T1">dir</text:span> </text:p>
              </text:list-item>
              <text:list-item>
                <text:p text:style-name="P154"><text:span text:style-name="T1">cmd</text:span> </text:p>
              </text:list-item>
              <text:list-item>
                <text:p text:style-name="P154"><text:span text:style-name="T1">function</text:span> </text:p>
              </text:list-item>
              <text:list-item>
                <text:p text:style-name="P154"><text:span text:style-name="T1">stream</text:span> </text:p>
              </text:list-item>
              <text:list-item>
                <text:p text:style-name="P154"><text:span text:style-name="T1">ipaddr</text:span> </text:p>
              </text:list-item>
              <text:list-item>
                <text:p text:style-name="P137"><text:span text:style-name="T1">macaddr</text:span> </text:p>
              </text:list-item>
            </text:list>
            <text:p text:style-name="P27">See also: <text:span text:style-name="T1">type</text:span> </text:p>
          </table:table-cell>
        </table:table-row>
        <table:table-row table:style-name="Table129.1">
          <table:table-cell table:style-name="Table129.A1" office:value-type="string">
            <text:p text:style-name="P108">Returns</text:p>
          </table:table-cell>
          <table:table-cell table:style-name="Table129.B1" office:value-type="string">
            <text:p text:style-name="P27">A type value</text:p>
          </table:table-cell>
        </table:table-row>
        <table:table-row table:style-name="Table129.1">
          <table:table-cell table:style-name="Table129.A1" office:value-type="string">
            <text:p text:style-name="P108">Example</text:p>
          </table:table-cell>
          <table:table-cell table:style-name="Table129.B1" office:value-type="string">
            <text:p text:style-name="P76">&gt; typeof typeof</text:p>
            <text:p text:style-name="P76">closure</text:p>
            <text:p text:style-name="P76">&gt; typeof []</text:p>
            <text:p text:style-name="P76">dir</text:p>
            <text:p text:style-name="P76">&gt; typeof {}</text:p>
            <text:p text:style-name="P76">code</text:p>
            <text:p text:style-name="P76">&gt; typeof ""</text:p>
            <text:p text:style-name="P76">string</text:p>
            <text:p text:style-name="P76">&gt; typeof 0</text:p>
            <text:p text:style-name="P76">int</text:p>
            <text:p text:style-name="P76">&gt; typeof NULL</text:p>
            <text:p text:style-name="P76">nul</text:p>
            <text:p text:style-name="P76">&gt; typeof (typeof NULL!)</text:p>
            <text:p text:style-name="P76">type</text:p>
            <text:p text:style-name="P76">&gt; eval str (typeof &lt;&gt;!)!</text:p>
            <text:p text:style-name="P76">"dir"</text:p>
            <text:p text:style-name="P76">set output [msg]: {</text:p>
            <text:p text:style-name="P76"><text:s text:c="4"/>if (equal (type "string"!) (typeof msg!)!) {</text:p>
            <text:p text:style-name="P76"><text:s text:c="8"/>echo msg!</text:p>
            <text:p text:style-name="P76"><text:s text:c="4"/>}{</text:p>
            <text:p text:style-name="P76"><text:s text:c="8"/>echo (str msg!)!</text:p>
            <text:p text:style-name="P76"><text:s text:c="4"/>}!</text:p>
            <text:p text:style-name="P76">}</text:p>
            <text:p text:style-name="P76">&gt; output "this"</text:p>
            <text:p text:style-name="P76">this</text:p>
            <text:p text:style-name="P76">&gt; output 34</text:p>
            <text:p text:style-name="P76">34</text:p>
          </table:table-cell>
        </table:table-row>
      </table:table>
      <text:h text:style-name="P6"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108">Name</text:p>
          </table:table-cell>
          <table:table-cell table:style-name="Table130.B1" office:value-type="string">
            <text:p text:style-name="P60">tolower</text:p>
          </table:table-cell>
        </table:table-row>
        <text:soft-page-break/>
        <table:table-row table:style-name="Table130.1">
          <table:table-cell table:style-name="Table130.A1" office:value-type="string">
            <text:p text:style-name="P108">Kind</text:p>
          </table:table-cell>
          <table:table-cell table:style-name="Table130.B1" office:value-type="string">
            <text:p text:style-name="P27">Function</text:p>
          </table:table-cell>
        </table:table-row>
        <table:table-row table:style-name="Table130.1">
          <table:table-cell table:style-name="Table130.A1" office:value-type="string">
            <text:p text:style-name="P108">Arg syntax</text:p>
          </table:table-cell>
          <table:table-cell table:style-name="Table130.B1" office:value-type="string">
            <text:p text:style-name="P27">&lt;chars:string&gt;</text:p>
          </table:table-cell>
        </table:table-row>
        <table:table-row table:style-name="Table130.1">
          <table:table-cell table:style-name="Table130.A1" office:value-type="string">
            <text:p text:style-name="P108">Description</text:p>
          </table:table-cell>
          <table:table-cell table:style-name="Table130.B1" office:value-type="string">
            <text:p text:style-name="P27">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108">Returns</text:p>
          </table:table-cell>
          <table:table-cell table:style-name="Table130.B1" office:value-type="string">
            <text:p text:style-name="P27">An upper-case string</text:p>
          </table:table-cell>
        </table:table-row>
        <table:table-row table:style-name="Table130.1">
          <table:table-cell table:style-name="Table130.A1" office:value-type="string">
            <text:p text:style-name="P108">Example</text:p>
          </table:table-cell>
          <table:table-cell table:style-name="Table130.B1" office:value-type="string">
            <text:p text:style-name="P76">&gt; echo ${toupper "ægis - ProtechT10N"!}</text:p>
            <text:p text:style-name="P76">ÆGIS - PROTECHT10N</text:p>
          </table:table-cell>
        </table:table-row>
      </table:table>
      <text:h text:style-name="P6"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108">Name</text:p>
          </table:table-cell>
          <table:table-cell table:style-name="Table131.B1" office:value-type="string">
            <text:p text:style-name="P60">toupper</text:p>
          </table:table-cell>
        </table:table-row>
        <table:table-row table:style-name="Table131.1">
          <table:table-cell table:style-name="Table131.A1" office:value-type="string">
            <text:p text:style-name="P108">Kind</text:p>
          </table:table-cell>
          <table:table-cell table:style-name="Table131.B1" office:value-type="string">
            <text:p text:style-name="P27">Function</text:p>
          </table:table-cell>
        </table:table-row>
        <table:table-row table:style-name="Table131.1">
          <table:table-cell table:style-name="Table131.A1" office:value-type="string">
            <text:p text:style-name="P108">Arg syntax</text:p>
          </table:table-cell>
          <table:table-cell table:style-name="Table131.B1" office:value-type="string">
            <text:p text:style-name="P27">&lt;chars:string&gt;</text:p>
          </table:table-cell>
        </table:table-row>
        <table:table-row table:style-name="Table131.1">
          <table:table-cell table:style-name="Table131.A1" office:value-type="string">
            <text:p text:style-name="P108">Description</text:p>
          </table:table-cell>
          <table:table-cell table:style-name="Table131.B1" office:value-type="string">
            <text:p text:style-name="P27">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108">Returns</text:p>
          </table:table-cell>
          <table:table-cell table:style-name="Table131.B1" office:value-type="string">
            <text:p text:style-name="P27">An upper-case string</text:p>
          </table:table-cell>
        </table:table-row>
        <table:table-row table:style-name="Table131.1">
          <table:table-cell table:style-name="Table131.A1" office:value-type="string">
            <text:p text:style-name="P108">Example</text:p>
          </table:table-cell>
          <table:table-cell table:style-name="Table131.B1" office:value-type="string">
            <text:p text:style-name="P76">&gt; echo ${tolower "ÆGIS - ProTechT10N"!}</text:p>
            <text:p text:style-name="P76">ægis - protecht10n</text:p>
          </table:table-cell>
        </table:table-row>
      </table:table>
      <text:h text:style-name="P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108">Name</text:p>
          </table:table-cell>
          <table:table-cell table:style-name="Table132.B1" office:value-type="string">
            <text:p text:style-name="P60">while</text:p>
          </table:table-cell>
        </table:table-row>
        <table:table-row table:style-name="Table132.1">
          <table:table-cell table:style-name="Table132.A1" office:value-type="string">
            <text:p text:style-name="P108">Kind</text:p>
          </table:table-cell>
          <table:table-cell table:style-name="Table132.B1" office:value-type="string">
            <text:p text:style-name="P27">Function</text:p>
          </table:table-cell>
        </table:table-row>
        <table:table-row table:style-name="Table132.1">
          <table:table-cell table:style-name="Table132.A1" office:value-type="string">
            <text:p text:style-name="P108">Arg syntax</text:p>
          </table:table-cell>
          <table:table-cell table:style-name="Table132.B1" office:value-type="string">
            <text:p text:style-name="P27">&lt;test:code&gt; &lt;body:code&gt;</text:p>
          </table:table-cell>
        </table:table-row>
        <table:table-row table:style-name="Table132.1">
          <table:table-cell table:style-name="Table132.A1" office:value-type="string">
            <text:p text:style-name="P108">Description</text:p>
          </table:table-cell>
          <table:table-cell table:style-name="Table132.B1" office:value-type="string">
            <text:p text:style-name="P27">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108">Returns</text:p>
          </table:table-cell>
          <table:table-cell table:style-name="Table132.B1" office:value-type="string">
            <text:p text:style-name="P27">Returns the value of the last &lt;code&gt; executed, or <text:span text:style-name="T1">NULL</text:span> otherwise.</text:p>
          </table:table-cell>
        </table:table-row>
        <text:soft-page-break/>
        <table:table-row table:style-name="Table132.1">
          <table:table-cell table:style-name="Table132.A1" office:value-type="string">
            <text:p text:style-name="P108">Example</text:p>
          </table:table-cell>
          <table:table-cell table:style-name="Table132.B1" office:value-type="string">
            <text:p text:style-name="P76">set which[app]: {</text:p>
            <text:p text:style-name="P76"><text:s text:c="4"/>.path = split ":" sys.env.PATH!;</text:p>
            <text:p text:style-name="P76">    .fname = NULL;</text:p>
            <text:p text:style-name="P76">    .n = 0;</text:p>
            <text:p text:style-name="P76">    while { 0 == (cmp NULL fname!) and (inenv path n!) } {</text:p>
            <text:p text:style-name="P76">        .fn = ""+(path.(n))+"/"+(app);</text:p>
            <text:p text:style-name="P76">        .out = io.file fn "r"!;</text:p>
            <text:p text:style-name="P76">        n = 1+(n);</text:p>
            <text:p text:style-name="P76">        if 0 == (cmp NULL out!) {} {</text:p>
            <text:p text:style-name="P76">            fname = fn; io.close out!;</text:p>
            <text:p text:style-name="P76">        }!</text:p>
            <text:p text:style-name="P76">    }!;</text:p>
            <text:p text:style-name="P76">    fname</text:p>
            <text:p text:style-name="P76">}</text:p>
          </table:table-cell>
        </table:table-row>
      </table:table>
      <text:p text:style-name="P1"/>
      <text:h text:style-name="P6"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22">Name</text:p>
          </table:table-cell>
          <table:table-cell table:style-name="Table133.B1" office:value-type="string">
            <text:p text:style-name="P60">chop</text:p>
          </table:table-cell>
        </table:table-row>
        <table:table-row table:style-name="Table133.1">
          <table:table-cell table:style-name="Table133.A1" office:value-type="string">
            <text:p text:style-name="P22">Kind</text:p>
          </table:table-cell>
          <table:table-cell table:style-name="Table133.B1" office:value-type="string">
            <text:p text:style-name="P27">Function</text:p>
          </table:table-cell>
        </table:table-row>
        <table:table-row table:style-name="Table133.1">
          <table:table-cell table:style-name="Table133.A1" office:value-type="string">
            <text:p text:style-name="P22">Arg syntax</text:p>
          </table:table-cell>
          <table:table-cell table:style-name="Table133.B1" office:value-type="string">
            <text:p text:style-name="P27">&lt;dom:dir&gt; &lt;range:dir&gt;</text:p>
          </table:table-cell>
        </table:table-row>
        <table:table-row table:style-name="Table133.1">
          <table:table-cell table:style-name="Table133.A1" office:value-type="string">
            <text:p text:style-name="P22">Description</text:p>
          </table:table-cell>
          <table:table-cell table:style-name="Table133.B1" office:value-type="string">
            <text:p text:style-name="P27">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22">Returns</text:p>
          </table:table-cell>
          <table:table-cell table:style-name="Table133.B1" office:value-type="string">
            <text:p text:style-name="P27">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22">Example</text:p>
          </table:table-cell>
          <table:table-cell table:style-name="Table133.B1" office:value-type="string">
            <text:p text:style-name="P76">&gt; zip &lt;0..6&gt; &lt;"even", "odd"&gt;</text:p>
            <text:p text:style-name="P76">&lt;"even", "odd", "even", "odd", "even", "odd", "even"&gt;</text:p>
            <text:p text:style-name="P76">&gt; zip &lt;3..0&gt; &lt;"abc", "def", "ghi", "jk"&gt;</text:p>
            <text:p text:style-name="P76">&lt;"jk", "ghi", "def", "abc"&gt;</text:p>
            <text:p text:style-name="P76">&gt; zip &lt;0..9&gt; 0</text:p>
            <text:p text:style-name="P76">&lt;0, 0, 0, 0, 0, 0, 0, 0, 0, 0&gt;</text:p>
            <text:p text:style-name="P76">&gt; zip &lt;"c","c#","d","d#","e","f","f#","g","g#","a","a#","b"&gt; &lt;0..11&gt;</text:p>
            <text:p text:style-name="P76">&gt; [c=0, "c#"=1, d=2, "d#"=3, e=4, f=5, "f#"=6, g=7, "g#"=8, a=9, "a#"=10, b=11]</text:p>
            <text:p text:style-name="P76">set invert[x]:{zip (range x!) (domain x!)!}</text:p>
            <text:p text:style-name="P76">&gt; invert [c=0, "c#"=1, d=2, "d#"=3, e=4, f=5, "f#"=6, g=7, "g#"=8, a=9, "a#"=10, b=11]</text:p>
            <text:p text:style-name="P76">&lt;"c", "c#", "d", "d#", "e", "f", "f#", "g", "g#", "a", "a#", "b"&gt;</text:p>
            <text:p text:style-name="P76">&gt; invert [a=4,b=3,c=9,d=2]</text:p>
            <text:p text:style-name="P76">&lt;2="d", "b", "a", 9="c"&gt;</text:p>
          </table:table-cell>
        </table:table-row>
      </table:table>
      <text:h text:style-name="P72" text:outline-level="2">Implementation Notes</text:h>
      <text:h text:style-name="P6"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6" text:outline-level="3">Garbage Collection</text:h>
      <text:p text:style-name="P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When parsing a block of text between ‘{‘ and ‘}’ there is no escape mechanism to allow ‘}’ to be inserted into the text without a matching ‘{‘. <text:s/>For example ‘{ echo “end}”! }’ will parse as the block ‘{ echo “end}’ followed by stray characters ‘! }’. <text:s/>When the brace occurs in a string this limitation can be overcome by using the <text:span text:style-name="T25">in-string escape sequence ‘\x7d’.</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199cm" loext:contextual-spacing="false" fo:line-height="106%" fo:orphans="2" fo:widows="2" style:page-number="auto"/>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style:master-page-name="">
      <loext:graphic-properties draw:fill="solid" draw:fill-color="#e6e6e6" draw:fill-image-width="0cm" draw:fill-image-height="0cm"/>
      <style:paragraph-properties fo:margin-left="0cm" fo:margin-right="0cm" fo:margin-top="0.049cm" fo:margin-bottom="0.15cm" loext:contextual-spacing="true" fo:line-height="109%" fo:orphans="2" fo:widows="2" fo:text-indent="0cm" style:auto-text-indent="false" style:page-number="auto"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top="0.212cm" fo:margin-bottom="0.212cm" loext:contextual-spacing="false" style:page-number="auto"/>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6.2.8.2$Windows_X86_64 LibreOffice_project/f82ddfca21ebc1e222a662a32b25c0c9d20169ee</meta:generator>
    <dc:date>2020-02-28T12:31:31.133000000</dc:date>
    <meta:editing-duration>P4DT3H4M25S</meta:editing-duration>
    <meta:editing-cycles>41</meta:editing-cycles>
    <meta:document-statistic meta:table-count="143" meta:image-count="0" meta:object-count="0" meta:page-count="98" meta:paragraph-count="3695" meta:word-count="23434" meta:character-count="139419" meta:non-whitespace-character-count="118327"/>
  </office:meta>
</office:document-meta>
</file>